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00F0000000E443DCD33.png" manifest:media-type=""/>
  <manifest:file-entry manifest:full-path="Pictures/1000020100000427000001D8328612BC.png" manifest:media-type=""/>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Courier New2" svg:font-family="'Courier New'" style:font-family-generic="roman"/>
    <style:font-face style:name="Verdana" svg:font-family="Verdana" style:font-family-generic="roman"/>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70" style:family="table">
      <style:table-properties style:width="7in" table:align="margins" style:writing-mode="lr-tb"/>
    </style:style>
    <style:style style:name="Table70.A" style:family="table-column">
      <style:table-column-properties style:column-width="3.5in" style:rel-column-width="32767*"/>
    </style:style>
    <style:style style:name="Table70.B" style:family="table-column">
      <style:table-column-properties style:column-width="3.5in" style:rel-column-width="32768*"/>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padding="0.0382in" fo:border="0.05pt solid #000000"/>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2" style:family="table">
      <style:table-properties style:width="7.0576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67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71" style:family="table">
      <style:table-properties style:width="7.0576in" fo:margin-left="0.0104in" fo:margin-right="0.0208in" table:align="margins" style:writing-mode="lr-tb"/>
    </style:style>
    <style:style style:name="Table71.A" style:family="table-column">
      <style:table-column-properties style:column-width="0.791in" style:rel-column-width="7346*"/>
    </style:style>
    <style:style style:name="Table71.B" style:family="table-column">
      <style:table-column-properties style:column-width="6.2667in" style:rel-column-width="58189*"/>
    </style:style>
    <style:style style:name="Table71.1" style:family="table-row">
      <style:table-row-properties fo:keep-together="auto"/>
    </style:style>
    <style:style style:name="Table7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1.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7.0896in" fo:margin-left="0in" fo:margin-top="0in" fo:margin-bottom="0in" table:align="left"/>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fo:keep-together="auto"/>
    </style:style>
    <style:style style:name="Table3.A1" style:family="table-cell">
      <style:table-cell-properties style:vertical-align="middle" fo:background-color="#ccccff" fo:padding="0in" fo:border="0.5pt solid #000001">
        <style:background-image/>
      </style:table-cell-properties>
    </style:style>
    <style:style style:name="Table3.A2" style:family="table-cell">
      <style:table-cell-properties style:vertical-align="middle" fo:padding="0in" fo:border="0.5pt solid #000001"/>
    </style:style>
    <style:style style:name="Table3.B2" style:family="table-cell">
      <style:table-cell-properties style:vertical-align="middle" fo:padding="0in" fo:border="0.5pt solid #000001"/>
    </style:style>
    <style:style style:name="Table3.C2" style:family="table-cell">
      <style:table-cell-properties style:vertical-align="middle" fo:padding="0in" fo:border="0.5pt solid #000001"/>
    </style:style>
    <style:style style:name="Table3.A3" style:family="table-cell">
      <style:table-cell-properties style:vertical-align="middle" fo:padding="0in" fo:border="0.5pt solid #000001"/>
    </style:style>
    <style:style style:name="Table3.B3" style:family="table-cell">
      <style:table-cell-properties style:vertical-align="middle" fo:padding="0in" fo:border="0.5pt solid #000001"/>
    </style:style>
    <style:style style:name="Table3.C3" style:family="table-cell">
      <style:table-cell-properties style:vertical-align="middle" fo:padding="0in" fo:border="0.5pt solid #000001"/>
    </style:style>
    <style:style style:name="Table3.A4" style:family="table-cell">
      <style:table-cell-properties style:vertical-align="middle" fo:padding="0in" fo:border="0.5pt solid #000001"/>
    </style:style>
    <style:style style:name="Table3.B4" style:family="table-cell">
      <style:table-cell-properties style:vertical-align="middle" fo:padding="0in" fo:border="0.5pt solid #000001"/>
    </style:style>
    <style:style style:name="Table3.C4" style:family="table-cell">
      <style:table-cell-properties style:vertical-align="middle" fo:padding="0in" fo:border="0.5pt solid #000001"/>
    </style:style>
    <style:style style:name="Table3.A5" style:family="table-cell">
      <style:table-cell-properties style:vertical-align="middle" fo:padding="0in" fo:border="0.5pt solid #000001"/>
    </style:style>
    <style:style style:name="Table3.B5" style:family="table-cell">
      <style:table-cell-properties style:vertical-align="middle" fo:padding="0in" fo:border="0.5pt solid #000001"/>
    </style:style>
    <style:style style:name="Table3.C5" style:family="table-cell">
      <style:table-cell-properties style:vertical-align="middle" fo:padding="0in" fo:border="0.5pt solid #000001"/>
    </style:style>
    <style:style style:name="Table3.A6" style:family="table-cell">
      <style:table-cell-properties style:vertical-align="middle" fo:padding="0in" fo:border="0.5pt solid #000001"/>
    </style:style>
    <style:style style:name="Table3.B6" style:family="table-cell">
      <style:table-cell-properties style:vertical-align="middle" fo:padding="0in" fo:border="0.5pt solid #000001"/>
    </style:style>
    <style:style style:name="Table3.C6" style:family="table-cell">
      <style:table-cell-properties style:vertical-align="middle" fo:padding="0in" fo:border="0.5pt solid #000001"/>
    </style:style>
    <style:style style:name="Table5" style:family="table">
      <style:table-properties style:width="7.0896in" fo:margin-left="0in" fo:margin-top="0in" fo:margin-bottom="0in" table:align="left"/>
    </style:style>
    <style:style style:name="Table5.A" style:family="table-column">
      <style:table-column-properties style:column-width="1.0847in"/>
    </style:style>
    <style:style style:name="Table5.B" style:family="table-column">
      <style:table-column-properties style:column-width="5.6in"/>
    </style:style>
    <style:style style:name="Table5.C" style:family="table-column">
      <style:table-column-properties style:column-width="0.4049in"/>
    </style:style>
    <style:style style:name="Table5.1" style:family="table-row">
      <style:table-row-properties fo:keep-together="always"/>
    </style:style>
    <style:style style:name="Table5.A1" style:family="table-cell">
      <style:table-cell-properties style:vertical-align="middle" fo:background-color="#ccccff" fo:padding="0in" fo:border="0.5pt solid #000001">
        <style:background-image/>
      </style:table-cell-properties>
    </style:style>
    <style:style style:name="Table5.A2" style:family="table-cell">
      <style:table-cell-properties style:vertical-align="middle" fo:padding="0in" fo:border="0.5pt solid #000001"/>
    </style:style>
    <style:style style:name="Table5.B2" style:family="table-cell">
      <style:table-cell-properties style:vertical-align="middle" fo:padding="0in" fo:border="0.5pt solid #000001"/>
    </style:style>
    <style:style style:name="Table5.C2" style:family="table-cell">
      <style:table-cell-properties style:vertical-align="middle" fo:padding="0in" fo:border="0.5pt solid #000001"/>
    </style:style>
    <style:style style:name="Table6" style:family="table">
      <style:table-properties style:width="7.0896in" fo:margin-left="0in" fo:margin-top="0in" fo:margin-bottom="0in" table:align="left"/>
    </style:style>
    <style:style style:name="Table6.A" style:family="table-column">
      <style:table-column-properties style:column-width="6.7167in"/>
    </style:style>
    <style:style style:name="Table6.B" style:family="table-column">
      <style:table-column-properties style:column-width="0.3722in"/>
    </style:style>
    <style:style style:name="Table6.1" style:family="table-row">
      <style:table-row-properties fo:keep-together="always"/>
    </style:style>
    <style:style style:name="Table6.A1" style:family="table-cell">
      <style:table-cell-properties style:vertical-align="middle" fo:background-color="#ccccff" fo:padding="0in" fo:border="0.5pt solid #000001">
        <style:background-image/>
      </style:table-cell-properties>
    </style:style>
    <style:style style:name="Table6.A2" style:family="table-cell">
      <style:table-cell-properties style:vertical-align="" fo:padding="0in" fo:border="0.5pt solid #000001"/>
    </style:style>
    <style:style style:name="Table6.B2" style:family="table-cell">
      <style:table-cell-properties style:vertical-align="middle" fo:padding="0in" fo:border="0.5pt solid #000001"/>
    </style:style>
    <style:style style:name="Table9" style:family="table">
      <style:table-properties style:width="7.0896in" fo:margin-left="0in" fo:margin-top="0in" fo:margin-bottom="0in" table:align="left"/>
    </style:style>
    <style:style style:name="Table9.A" style:family="table-column">
      <style:table-column-properties style:column-width="0.6701in"/>
    </style:style>
    <style:style style:name="Table9.B" style:family="table-column">
      <style:table-column-properties style:column-width="6.0465in"/>
    </style:style>
    <style:style style:name="Table9.C" style:family="table-column">
      <style:table-column-properties style:column-width="0.3729in"/>
    </style:style>
    <style:style style:name="Table9.1" style:family="table-row">
      <style:table-row-properties fo:keep-together="always"/>
    </style:style>
    <style:style style:name="Table9.A1" style:family="table-cell">
      <style:table-cell-properties style:vertical-align="middle" fo:background-color="#ccccff" fo:padding="0in" fo:border="0.5pt solid #000001">
        <style:background-image/>
      </style:table-cell-properties>
    </style:style>
    <style:style style:name="Table9.A2" style:family="table-cell">
      <style:table-cell-properties style:vertical-align="" fo:padding="0in" fo:border="0.5pt solid #000001"/>
    </style:style>
    <style:style style:name="Table9.B2" style:family="table-cell">
      <style:table-cell-properties style:vertical-align="" fo:padding="0in" fo:border="0.5pt solid #000001"/>
    </style:style>
    <style:style style:name="Table9.C2" style:family="table-cell">
      <style:table-cell-properties style:vertical-align="middle" fo:padding="0in" fo:border="0.5pt solid #000001"/>
    </style:style>
    <style:style style:name="Table10" style:family="table">
      <style:table-properties style:width="7.0896in" fo:margin-left="0in" fo:margin-top="0in" fo:margin-bottom="0in" table:align="left"/>
    </style:style>
    <style:style style:name="Table10.A" style:family="table-column">
      <style:table-column-properties style:column-width="1.0847in"/>
    </style:style>
    <style:style style:name="Table10.B" style:family="table-column">
      <style:table-column-properties style:column-width="5.6in"/>
    </style:style>
    <style:style style:name="Table10.C" style:family="table-column">
      <style:table-column-properties style:column-width="0.4049in"/>
    </style:style>
    <style:style style:name="Table10.1" style:family="table-row">
      <style:table-row-properties fo:keep-together="always"/>
    </style:style>
    <style:style style:name="Table10.A1" style:family="table-cell">
      <style:table-cell-properties style:vertical-align="middle" fo:background-color="#ccccff" fo:padding="0in" fo:border="0.5pt solid #000001">
        <style:background-image/>
      </style:table-cell-properties>
    </style:style>
    <style:style style:name="Table10.A2" style:family="table-cell">
      <style:table-cell-properties style:vertical-align="middle" fo:padding="0in" fo:border="0.5pt solid #000001"/>
    </style:style>
    <style:style style:name="Table10.B2" style:family="table-cell">
      <style:table-cell-properties style:vertical-align="middle" fo:padding="0in" fo:border="0.5pt solid #000001"/>
    </style:style>
    <style:style style:name="Table10.C2" style:family="table-cell">
      <style:table-cell-properties style:vertical-align="middle" fo:padding="0in" fo:border="0.5pt solid #000001"/>
    </style:style>
    <style:style style:name="Table10.A3" style:family="table-cell">
      <style:table-cell-properties style:vertical-align="middle" fo:padding="0in" fo:border="0.5pt solid #000001"/>
    </style:style>
    <style:style style:name="Table10.B3" style:family="table-cell">
      <style:table-cell-properties style:vertical-align="middle" fo:padding="0in" fo:border="0.5pt solid #000001"/>
    </style:style>
    <style:style style:name="Table10.C3" style:family="table-cell">
      <style:table-cell-properties style:vertical-align="middle" fo:padding="0in" fo:border="0.5pt solid #000001"/>
    </style:style>
    <style:style style:name="Table10.A4" style:family="table-cell">
      <style:table-cell-properties style:vertical-align="middle" fo:padding="0in" fo:border="0.5pt solid #000001"/>
    </style:style>
    <style:style style:name="Table10.B4" style:family="table-cell">
      <style:table-cell-properties style:vertical-align="middle" fo:padding="0in" fo:border="0.5pt solid #000001"/>
    </style:style>
    <style:style style:name="Table10.C4" style:family="table-cell">
      <style:table-cell-properties style:vertical-align="middle" fo:padding="0in" fo:border="0.5pt solid #000001"/>
    </style:style>
    <style:style style:name="Table12" style:family="table">
      <style:table-properties style:width="7.0896in" fo:margin-left="0in" fo:margin-top="0in" fo:margin-bottom="0in" table:align="left"/>
    </style:style>
    <style:style style:name="Table12.A" style:family="table-column">
      <style:table-column-properties style:column-width="0.6701in"/>
    </style:style>
    <style:style style:name="Table12.B" style:family="table-column">
      <style:table-column-properties style:column-width="6.0465in"/>
    </style:style>
    <style:style style:name="Table12.C" style:family="table-column">
      <style:table-column-properties style:column-width="0.3729in"/>
    </style:style>
    <style:style style:name="Table12.1" style:family="table-row">
      <style:table-row-properties fo:keep-together="always"/>
    </style:style>
    <style:style style:name="Table12.A1" style:family="table-cell">
      <style:table-cell-properties style:vertical-align="middle" fo:background-color="#ccccff" fo:padding="0in" fo:border="0.5pt solid #000001">
        <style:background-image/>
      </style:table-cell-properties>
    </style:style>
    <style:style style:name="Table12.A2" style:family="table-cell">
      <style:table-cell-properties style:vertical-align="" fo:padding="0in" fo:border="0.5pt solid #000001"/>
    </style:style>
    <style:style style:name="Table12.B2" style:family="table-cell">
      <style:table-cell-properties style:vertical-align="" fo:padding="0in" fo:border="0.5pt solid #000001"/>
    </style:style>
    <style:style style:name="Table12.C2" style:family="table-cell">
      <style:table-cell-properties style:vertical-align="middle" fo:padding="0in" fo:border="0.5pt solid #000001"/>
    </style:style>
    <style:style style:name="Table12.A3" style:family="table-cell">
      <style:table-cell-properties style:vertical-align="" fo:padding="0in" fo:border="0.5pt solid #000001"/>
    </style:style>
    <style:style style:name="Table12.B3" style:family="table-cell">
      <style:table-cell-properties style:vertical-align="" fo:padding="0in" fo:border="0.5pt solid #000001"/>
    </style:style>
    <style:style style:name="Table12.C3" style:family="table-cell">
      <style:table-cell-properties style:vertical-align="middle" fo:padding="0in" fo:border="0.5pt solid #000001"/>
    </style:style>
    <style:style style:name="Table12.A4" style:family="table-cell">
      <style:table-cell-properties style:vertical-align="" fo:padding="0in" fo:border="0.5pt solid #000001"/>
    </style:style>
    <style:style style:name="Table12.B4" style:family="table-cell">
      <style:table-cell-properties style:vertical-align="" fo:padding="0in" fo:border="0.5pt solid #000001"/>
    </style:style>
    <style:style style:name="Table12.C4" style:family="table-cell">
      <style:table-cell-properties style:vertical-align="middle" fo:padding="0in" fo:border="0.5pt solid #000001"/>
    </style:style>
    <style:style style:name="Table12.A5" style:family="table-cell">
      <style:table-cell-properties style:vertical-align="" fo:padding="0in" fo:border="0.5pt solid #000001"/>
    </style:style>
    <style:style style:name="Table12.B5" style:family="table-cell">
      <style:table-cell-properties style:vertical-align="" fo:padding="0in" fo:border="0.5pt solid #000001"/>
    </style:style>
    <style:style style:name="Table12.C5" style:family="table-cell">
      <style:table-cell-properties style:vertical-align="middle" fo:padding="0in" fo:border="0.5pt solid #000001"/>
    </style:style>
    <style:style style:name="Table12.A6" style:family="table-cell">
      <style:table-cell-properties style:vertical-align="" fo:padding="0in" fo:border="0.5pt solid #000001"/>
    </style:style>
    <style:style style:name="Table12.B6" style:family="table-cell">
      <style:table-cell-properties style:vertical-align="" fo:padding="0in" fo:border="0.5pt solid #000001"/>
    </style:style>
    <style:style style:name="Table12.C6" style:family="table-cell">
      <style:table-cell-properties style:vertical-align="middle" fo:padding="0in" fo:border="0.5pt solid #000001"/>
    </style:style>
    <style:style style:name="Table13" style:family="table">
      <style:table-properties style:width="7.0896in" fo:margin-left="0in" fo:margin-top="0in" fo:margin-bottom="0in" table:align="left"/>
    </style:style>
    <style:style style:name="Table13.A" style:family="table-column">
      <style:table-column-properties style:column-width="6.7167in"/>
    </style:style>
    <style:style style:name="Table13.B" style:family="table-column">
      <style:table-column-properties style:column-width="0.3722in"/>
    </style:style>
    <style:style style:name="Table13.1" style:family="table-row">
      <style:table-row-properties fo:keep-together="always"/>
    </style:style>
    <style:style style:name="Table13.A1" style:family="table-cell">
      <style:table-cell-properties style:vertical-align="middle" fo:background-color="#ccccff" fo:padding="0in" fo:border="0.5pt solid #000001">
        <style:background-image/>
      </style:table-cell-properties>
    </style:style>
    <style:style style:name="Table13.A2" style:family="table-cell">
      <style:table-cell-properties style:vertical-align="" fo:padding="0in" fo:border="0.5pt solid #000001"/>
    </style:style>
    <style:style style:name="Table13.B2" style:family="table-cell">
      <style:table-cell-properties style:vertical-align="middle" fo:padding="0in" fo:border="0.5pt solid #000001"/>
    </style:style>
    <style:style style:name="Table15" style:family="table">
      <style:table-properties style:width="7.0896in" fo:margin-left="0in" fo:margin-top="0in" fo:margin-bottom="0in" table:align="left"/>
    </style:style>
    <style:style style:name="Table15.A" style:family="table-column">
      <style:table-column-properties style:column-width="7.0896in"/>
    </style:style>
    <style:style style:name="Table15.1" style:family="table-row">
      <style:table-row-properties fo:keep-together="always"/>
    </style:style>
    <style:style style:name="Table15.A1" style:family="table-cell">
      <style:table-cell-properties style:vertical-align="middle" fo:background-color="#eeeeff" fo:padding="0in" fo:border="0.5pt solid #000001">
        <style:background-image/>
      </style:table-cell-properties>
    </style:style>
    <style:style style:name="Table15.2" style:family="table-row">
      <style:table-row-properties fo:keep-together="auto"/>
    </style:style>
    <style:style style:name="Table15.A2" style:family="table-cell">
      <style:table-cell-properties style:vertical-align="middle" fo:padding="0in" fo:border="0.5pt solid #000001"/>
    </style:style>
    <style:style style:name="Table17" style:family="table">
      <style:table-properties style:width="7.0896in" fo:margin-left="0in" fo:margin-top="0in" fo:margin-bottom="0in" table:align="left"/>
    </style:style>
    <style:style style:name="Table17.A" style:family="table-column">
      <style:table-column-properties style:column-width="0.6701in"/>
    </style:style>
    <style:style style:name="Table17.B" style:family="table-column">
      <style:table-column-properties style:column-width="6.0465in"/>
    </style:style>
    <style:style style:name="Table17.C" style:family="table-column">
      <style:table-column-properties style:column-width="0.3729in"/>
    </style:style>
    <style:style style:name="Table17.1" style:family="table-row">
      <style:table-row-properties fo:keep-together="always"/>
    </style:style>
    <style:style style:name="Table17.A1" style:family="table-cell">
      <style:table-cell-properties style:vertical-align="middle" fo:background-color="#ccccff" fo:padding="0in" fo:border="0.5pt solid #000001">
        <style:background-image/>
      </style:table-cell-properties>
    </style:style>
    <style:style style:name="Table17.A2" style:family="table-cell">
      <style:table-cell-properties style:vertical-align="" fo:padding="0in" fo:border="0.5pt solid #000001"/>
    </style:style>
    <style:style style:name="Table17.B2" style:family="table-cell">
      <style:table-cell-properties style:vertical-align="" fo:padding="0in" fo:border="0.5pt solid #000001"/>
    </style:style>
    <style:style style:name="Table17.C2" style:family="table-cell">
      <style:table-cell-properties style:vertical-align="middle" fo:padding="0in" fo:border="0.5pt solid #000001"/>
    </style:style>
    <style:style style:name="Table17.A3" style:family="table-cell">
      <style:table-cell-properties style:vertical-align="" fo:padding="0in" fo:border="0.5pt solid #000001"/>
    </style:style>
    <style:style style:name="Table17.B3" style:family="table-cell">
      <style:table-cell-properties style:vertical-align="" fo:padding="0in" fo:border="0.5pt solid #000001"/>
    </style:style>
    <style:style style:name="Table17.C3" style:family="table-cell">
      <style:table-cell-properties style:vertical-align="middle" fo:padding="0in" fo:border="0.5pt solid #000001"/>
    </style:style>
    <style:style style:name="Table17.A4" style:family="table-cell">
      <style:table-cell-properties style:vertical-align="" fo:padding="0in" fo:border="0.5pt solid #000001"/>
    </style:style>
    <style:style style:name="Table17.B4" style:family="table-cell">
      <style:table-cell-properties style:vertical-align="" fo:padding="0in" fo:border="0.5pt solid #000001"/>
    </style:style>
    <style:style style:name="Table17.C4" style:family="table-cell">
      <style:table-cell-properties style:vertical-align="middle" fo:padding="0in" fo:border="0.5pt solid #000001"/>
    </style:style>
    <style:style style:name="Table18" style:family="table">
      <style:table-properties style:width="7.0896in" fo:margin-left="0in" fo:margin-top="0in" fo:margin-bottom="0in" table:align="left"/>
    </style:style>
    <style:style style:name="Table18.A" style:family="table-column">
      <style:table-column-properties style:column-width="6.7167in"/>
    </style:style>
    <style:style style:name="Table18.B" style:family="table-column">
      <style:table-column-properties style:column-width="0.3722in"/>
    </style:style>
    <style:style style:name="Table18.1" style:family="table-row">
      <style:table-row-properties fo:keep-together="always"/>
    </style:style>
    <style:style style:name="Table18.A1" style:family="table-cell">
      <style:table-cell-properties style:vertical-align="middle" fo:background-color="#ccccff" fo:padding="0in" fo:border="0.5pt solid #000001">
        <style:background-image/>
      </style:table-cell-properties>
    </style:style>
    <style:style style:name="Table18.A2" style:family="table-cell">
      <style:table-cell-properties style:vertical-align="" fo:padding="0in" fo:border="0.5pt solid #000001"/>
    </style:style>
    <style:style style:name="Table18.B2" style:family="table-cell">
      <style:table-cell-properties style:vertical-align="middle" fo:padding="0in" fo:border="0.5pt solid #000001"/>
    </style:style>
    <style:style style:name="Table20" style:family="table">
      <style:table-properties style:width="7.0896in" fo:margin-left="0in" fo:margin-top="0in" fo:margin-bottom="0in" table:align="left"/>
    </style:style>
    <style:style style:name="Table20.A" style:family="table-column">
      <style:table-column-properties style:column-width="7.0896in"/>
    </style:style>
    <style:style style:name="Table20.1" style:family="table-row">
      <style:table-row-properties fo:keep-together="always"/>
    </style:style>
    <style:style style:name="Table20.A1" style:family="table-cell">
      <style:table-cell-properties style:vertical-align="middle" fo:background-color="#eeeeff" fo:padding="0in" fo:border="0.5pt solid #000001">
        <style:background-image/>
      </style:table-cell-properties>
    </style:style>
    <style:style style:name="Table20.2" style:family="table-row">
      <style:table-row-properties fo:keep-together="auto"/>
    </style:style>
    <style:style style:name="Table20.A2" style:family="table-cell">
      <style:table-cell-properties style:vertical-align="middle" fo:padding="0in" fo:border="0.5pt solid #000001"/>
    </style:style>
    <style:style style:name="Table21" style:family="table">
      <style:table-properties style:width="7.0896in" fo:margin-left="0in" fo:margin-top="0in" fo:margin-bottom="0in" table:align="left"/>
    </style:style>
    <style:style style:name="Table21.A" style:family="table-column">
      <style:table-column-properties style:column-width="0.6701in"/>
    </style:style>
    <style:style style:name="Table21.B" style:family="table-column">
      <style:table-column-properties style:column-width="6.0465in"/>
    </style:style>
    <style:style style:name="Table21.C" style:family="table-column">
      <style:table-column-properties style:column-width="0.3729in"/>
    </style:style>
    <style:style style:name="Table21.1" style:family="table-row">
      <style:table-row-properties fo:keep-together="always"/>
    </style:style>
    <style:style style:name="Table21.A1" style:family="table-cell">
      <style:table-cell-properties style:vertical-align="middle" fo:background-color="#ccccff" fo:padding="0in" fo:border="0.5pt solid #000001">
        <style:background-image/>
      </style:table-cell-properties>
    </style:style>
    <style:style style:name="Table21.A2" style:family="table-cell">
      <style:table-cell-properties style:vertical-align="" fo:padding="0in" fo:border="0.5pt solid #000001"/>
    </style:style>
    <style:style style:name="Table21.B2" style:family="table-cell">
      <style:table-cell-properties style:vertical-align="" fo:padding="0in" fo:border="0.5pt solid #000001"/>
    </style:style>
    <style:style style:name="Table21.C2" style:family="table-cell">
      <style:table-cell-properties style:vertical-align="middle" fo:padding="0in" fo:border="0.5pt solid #000001"/>
    </style:style>
    <style:style style:name="Table21.A3" style:family="table-cell">
      <style:table-cell-properties style:vertical-align="" fo:padding="0in" fo:border="0.5pt solid #000001"/>
    </style:style>
    <style:style style:name="Table21.B3" style:family="table-cell">
      <style:table-cell-properties style:vertical-align="" fo:padding="0in" fo:border="0.5pt solid #000001"/>
    </style:style>
    <style:style style:name="Table21.C3" style:family="table-cell">
      <style:table-cell-properties style:vertical-align="middle" fo:padding="0in" fo:border="0.5pt solid #000001"/>
    </style:style>
    <style:style style:name="Table21.A4" style:family="table-cell">
      <style:table-cell-properties style:vertical-align="" fo:padding="0in" fo:border="0.5pt solid #000001"/>
    </style:style>
    <style:style style:name="Table21.B4" style:family="table-cell">
      <style:table-cell-properties style:vertical-align="" fo:padding="0in" fo:border="0.5pt solid #000001"/>
    </style:style>
    <style:style style:name="Table21.C4" style:family="table-cell">
      <style:table-cell-properties style:vertical-align="middle" fo:padding="0in" fo:border="0.5pt solid #000001"/>
    </style:style>
    <style:style style:name="Table23" style:family="table">
      <style:table-properties style:width="7.0896in" fo:margin-left="0in" fo:margin-top="0in" fo:margin-bottom="0in" table:align="left"/>
    </style:style>
    <style:style style:name="Table23.A" style:family="table-column">
      <style:table-column-properties style:column-width="6.7167in"/>
    </style:style>
    <style:style style:name="Table23.B" style:family="table-column">
      <style:table-column-properties style:column-width="0.3722in"/>
    </style:style>
    <style:style style:name="Table23.1" style:family="table-row">
      <style:table-row-properties fo:keep-together="always"/>
    </style:style>
    <style:style style:name="Table23.A1" style:family="table-cell">
      <style:table-cell-properties style:vertical-align="middle" fo:background-color="#ccccff" fo:padding="0in" fo:border="0.5pt solid #000001">
        <style:background-image/>
      </style:table-cell-properties>
    </style:style>
    <style:style style:name="Table23.A2" style:family="table-cell">
      <style:table-cell-properties style:vertical-align="" fo:padding="0in" fo:border="0.5pt solid #000001"/>
    </style:style>
    <style:style style:name="Table23.B2" style:family="table-cell">
      <style:table-cell-properties style:vertical-align="middle" fo:padding="0in" fo:border="0.5pt solid #000001"/>
    </style:style>
    <style:style style:name="Table24" style:family="table">
      <style:table-properties style:width="7.0896in" fo:margin-left="0in" fo:margin-top="0in" fo:margin-bottom="0in" table:align="left"/>
    </style:style>
    <style:style style:name="Table24.A" style:family="table-column">
      <style:table-column-properties style:column-width="7.0896in"/>
    </style:style>
    <style:style style:name="Table24.1" style:family="table-row">
      <style:table-row-properties fo:keep-together="always"/>
    </style:style>
    <style:style style:name="Table24.A1" style:family="table-cell">
      <style:table-cell-properties style:vertical-align="middle" fo:background-color="#eeeeff" fo:padding="0in" fo:border="0.5pt solid #000001">
        <style:background-image/>
      </style:table-cell-properties>
    </style:style>
    <style:style style:name="Table24.2" style:family="table-row">
      <style:table-row-properties fo:keep-together="auto"/>
    </style:style>
    <style:style style:name="Table24.A2" style:family="table-cell">
      <style:table-cell-properties style:vertical-align="middle" fo:padding="0in" fo:border="0.5pt solid #000001"/>
    </style:style>
    <style:style style:name="Table26" style:family="table">
      <style:table-properties style:width="7.0896in" fo:margin-left="0in" fo:margin-top="0in" fo:margin-bottom="0in" table:align="left"/>
    </style:style>
    <style:style style:name="Table26.A" style:family="table-column">
      <style:table-column-properties style:column-width="1.0847in"/>
    </style:style>
    <style:style style:name="Table26.B" style:family="table-column">
      <style:table-column-properties style:column-width="5.6in"/>
    </style:style>
    <style:style style:name="Table26.C" style:family="table-column">
      <style:table-column-properties style:column-width="0.4049in"/>
    </style:style>
    <style:style style:name="Table26.1" style:family="table-row">
      <style:table-row-properties fo:keep-together="always"/>
    </style:style>
    <style:style style:name="Table26.A1" style:family="table-cell">
      <style:table-cell-properties style:vertical-align="middle" fo:background-color="#ccccff" fo:padding="0in" fo:border="0.5pt solid #000001">
        <style:background-image/>
      </style:table-cell-properties>
    </style:style>
    <style:style style:name="Table26.A2" style:family="table-cell">
      <style:table-cell-properties style:vertical-align="middle" fo:padding="0in" fo:border="0.5pt solid #000001"/>
    </style:style>
    <style:style style:name="Table26.B2" style:family="table-cell">
      <style:table-cell-properties style:vertical-align="middle" fo:padding="0in" fo:border="0.5pt solid #000001"/>
    </style:style>
    <style:style style:name="Table26.C2" style:family="table-cell">
      <style:table-cell-properties style:vertical-align="middle" fo:padding="0in" fo:border="0.5pt solid #000001"/>
    </style:style>
    <style:style style:name="Table26.A3" style:family="table-cell">
      <style:table-cell-properties style:vertical-align="middle" fo:padding="0in" fo:border="0.5pt solid #000001"/>
    </style:style>
    <style:style style:name="Table26.B3" style:family="table-cell">
      <style:table-cell-properties style:vertical-align="middle" fo:padding="0in" fo:border="0.5pt solid #000001"/>
    </style:style>
    <style:style style:name="Table26.C3" style:family="table-cell">
      <style:table-cell-properties style:vertical-align="middle" fo:padding="0in" fo:border="0.5pt solid #000001"/>
    </style:style>
    <style:style style:name="Table28" style:family="table">
      <style:table-properties style:width="7.0896in" fo:margin-left="0in" fo:margin-top="0in" fo:margin-bottom="0in" table:align="left"/>
    </style:style>
    <style:style style:name="Table28.A" style:family="table-column">
      <style:table-column-properties style:column-width="0.6701in"/>
    </style:style>
    <style:style style:name="Table28.B" style:family="table-column">
      <style:table-column-properties style:column-width="6.0465in"/>
    </style:style>
    <style:style style:name="Table28.C" style:family="table-column">
      <style:table-column-properties style:column-width="0.3729in"/>
    </style:style>
    <style:style style:name="Table28.1" style:family="table-row">
      <style:table-row-properties fo:keep-together="always"/>
    </style:style>
    <style:style style:name="Table28.A1" style:family="table-cell">
      <style:table-cell-properties style:vertical-align="middle" fo:background-color="#ccccff" fo:padding="0in" fo:border="0.5pt solid #000001">
        <style:background-image/>
      </style:table-cell-properties>
    </style:style>
    <style:style style:name="Table28.A2" style:family="table-cell">
      <style:table-cell-properties style:vertical-align="" fo:padding="0in" fo:border="0.5pt solid #000001"/>
    </style:style>
    <style:style style:name="Table28.B2" style:family="table-cell">
      <style:table-cell-properties style:vertical-align="" fo:padding="0in" fo:border="0.5pt solid #000001"/>
    </style:style>
    <style:style style:name="Table28.C2" style:family="table-cell">
      <style:table-cell-properties style:vertical-align="middle" fo:padding="0in" fo:border="0.5pt solid #000001"/>
    </style:style>
    <style:style style:name="Table28.A3" style:family="table-cell">
      <style:table-cell-properties style:vertical-align="" fo:padding="0in" fo:border="0.5pt solid #000001"/>
    </style:style>
    <style:style style:name="Table28.B3" style:family="table-cell">
      <style:table-cell-properties style:vertical-align="" fo:padding="0in" fo:border="0.5pt solid #000001"/>
    </style:style>
    <style:style style:name="Table28.C3" style:family="table-cell">
      <style:table-cell-properties style:vertical-align="middle" fo:padding="0in" fo:border="0.5pt solid #000001"/>
    </style:style>
    <style:style style:name="Table28.A4" style:family="table-cell">
      <style:table-cell-properties style:vertical-align="" fo:padding="0in" fo:border="0.5pt solid #000001"/>
    </style:style>
    <style:style style:name="Table28.B4" style:family="table-cell">
      <style:table-cell-properties style:vertical-align="" fo:padding="0in" fo:border="0.5pt solid #000001"/>
    </style:style>
    <style:style style:name="Table28.C4" style:family="table-cell">
      <style:table-cell-properties style:vertical-align="middle" fo:padding="0in" fo:border="0.5pt solid #000001"/>
    </style:style>
    <style:style style:name="Table29" style:family="table">
      <style:table-properties style:width="7.0896in" fo:margin-left="0in" fo:margin-top="0in" fo:margin-bottom="0in" table:align="left"/>
    </style:style>
    <style:style style:name="Table29.A" style:family="table-column">
      <style:table-column-properties style:column-width="6.7167in"/>
    </style:style>
    <style:style style:name="Table29.B" style:family="table-column">
      <style:table-column-properties style:column-width="0.3722in"/>
    </style:style>
    <style:style style:name="Table29.1" style:family="table-row">
      <style:table-row-properties fo:keep-together="always"/>
    </style:style>
    <style:style style:name="Table29.A1" style:family="table-cell">
      <style:table-cell-properties style:vertical-align="middle" fo:background-color="#ccccff" fo:padding="0in" fo:border="0.5pt solid #000001">
        <style:background-image/>
      </style:table-cell-properties>
    </style:style>
    <style:style style:name="Table29.A2" style:family="table-cell">
      <style:table-cell-properties style:vertical-align="" fo:padding="0in" fo:border="0.5pt solid #000001"/>
    </style:style>
    <style:style style:name="Table29.B2" style:family="table-cell">
      <style:table-cell-properties style:vertical-align="middle" fo:padding="0in" fo:border="0.5pt solid #000001"/>
    </style:style>
    <style:style style:name="Table31" style:family="table">
      <style:table-properties style:width="7.0896in" fo:margin-left="0in" fo:margin-top="0in" fo:margin-bottom="0in" table:align="left"/>
    </style:style>
    <style:style style:name="Table31.A" style:family="table-column">
      <style:table-column-properties style:column-width="7.0896in"/>
    </style:style>
    <style:style style:name="Table31.1" style:family="table-row">
      <style:table-row-properties fo:keep-together="always"/>
    </style:style>
    <style:style style:name="Table31.A1" style:family="table-cell">
      <style:table-cell-properties style:vertical-align="middle" fo:background-color="#eeeeff" fo:padding="0in" fo:border="0.5pt solid #000001">
        <style:background-image/>
      </style:table-cell-properties>
    </style:style>
    <style:style style:name="Table31.2" style:family="table-row">
      <style:table-row-properties fo:keep-together="auto"/>
    </style:style>
    <style:style style:name="Table31.A2" style:family="table-cell">
      <style:table-cell-properties style:vertical-align="middle" fo:padding="0in" fo:border="0.5pt solid #000001"/>
    </style:style>
    <style:style style:name="Table32" style:family="table">
      <style:table-properties style:width="7.0896in" fo:margin-left="0in" fo:margin-top="0in" fo:margin-bottom="0in" table:align="left"/>
    </style:style>
    <style:style style:name="Table32.A" style:family="table-column">
      <style:table-column-properties style:column-width="0.6701in"/>
    </style:style>
    <style:style style:name="Table32.B" style:family="table-column">
      <style:table-column-properties style:column-width="6.0465in"/>
    </style:style>
    <style:style style:name="Table32.C" style:family="table-column">
      <style:table-column-properties style:column-width="0.3729in"/>
    </style:style>
    <style:style style:name="Table32.1" style:family="table-row">
      <style:table-row-properties fo:keep-together="always"/>
    </style:style>
    <style:style style:name="Table32.A1" style:family="table-cell">
      <style:table-cell-properties style:vertical-align="middle" fo:background-color="#ccccff" fo:padding="0in" fo:border="0.5pt solid #000001">
        <style:background-image/>
      </style:table-cell-properties>
    </style:style>
    <style:style style:name="Table32.A2" style:family="table-cell">
      <style:table-cell-properties style:vertical-align="" fo:padding="0in" fo:border="0.5pt solid #000001"/>
    </style:style>
    <style:style style:name="Table32.B2" style:family="table-cell">
      <style:table-cell-properties style:vertical-align="" fo:padding="0in" fo:border="0.5pt solid #000001"/>
    </style:style>
    <style:style style:name="Table32.C2" style:family="table-cell">
      <style:table-cell-properties style:vertical-align="middle" fo:padding="0in" fo:border="0.5pt solid #000001"/>
    </style:style>
    <style:style style:name="Table32.A3" style:family="table-cell">
      <style:table-cell-properties style:vertical-align="" fo:padding="0in" fo:border="0.5pt solid #000001"/>
    </style:style>
    <style:style style:name="Table32.B3" style:family="table-cell">
      <style:table-cell-properties style:vertical-align="" fo:padding="0in" fo:border="0.5pt solid #000001"/>
    </style:style>
    <style:style style:name="Table32.C3" style:family="table-cell">
      <style:table-cell-properties style:vertical-align="middle" fo:padding="0in" fo:border="0.5pt solid #000001"/>
    </style:style>
    <style:style style:name="Table34" style:family="table">
      <style:table-properties style:width="7.0896in" fo:margin-left="0in" fo:margin-top="0in" fo:margin-bottom="0in" table:align="left"/>
    </style:style>
    <style:style style:name="Table34.A" style:family="table-column">
      <style:table-column-properties style:column-width="6.7167in"/>
    </style:style>
    <style:style style:name="Table34.B" style:family="table-column">
      <style:table-column-properties style:column-width="0.3722in"/>
    </style:style>
    <style:style style:name="Table34.1" style:family="table-row">
      <style:table-row-properties fo:keep-together="always"/>
    </style:style>
    <style:style style:name="Table34.A1" style:family="table-cell">
      <style:table-cell-properties style:vertical-align="middle" fo:background-color="#ccccff" fo:padding="0in" fo:border="0.5pt solid #000001">
        <style:background-image/>
      </style:table-cell-properties>
    </style:style>
    <style:style style:name="Table34.A2" style:family="table-cell">
      <style:table-cell-properties style:vertical-align="" fo:padding="0in" fo:border="0.5pt solid #000001"/>
    </style:style>
    <style:style style:name="Table34.B2" style:family="table-cell">
      <style:table-cell-properties style:vertical-align="middle" fo:padding="0in" fo:border="0.5pt solid #000001"/>
    </style:style>
    <style:style style:name="Table36" style:family="table">
      <style:table-properties style:width="7.0896in" fo:margin-left="0in" fo:margin-top="0in" fo:margin-bottom="0in" table:align="left"/>
    </style:style>
    <style:style style:name="Table36.A" style:family="table-column">
      <style:table-column-properties style:column-width="7.0896in"/>
    </style:style>
    <style:style style:name="Table36.1" style:family="table-row">
      <style:table-row-properties fo:keep-together="always"/>
    </style:style>
    <style:style style:name="Table36.A1" style:family="table-cell">
      <style:table-cell-properties style:vertical-align="middle" fo:background-color="#eeeeff" fo:padding="0in" fo:border="0.5pt solid #000001">
        <style:background-image/>
      </style:table-cell-properties>
    </style:style>
    <style:style style:name="Table36.2" style:family="table-row">
      <style:table-row-properties fo:keep-together="auto"/>
    </style:style>
    <style:style style:name="Table36.A2" style:family="table-cell">
      <style:table-cell-properties style:vertical-align="middle" fo:padding="0in" fo:border="0.5pt solid #000001"/>
    </style:style>
    <style:style style:name="Table37" style:family="table">
      <style:table-properties style:width="7.0896in" fo:margin-left="0in" fo:margin-top="0in" fo:margin-bottom="0in" table:align="left"/>
    </style:style>
    <style:style style:name="Table37.A" style:family="table-column">
      <style:table-column-properties style:column-width="1.0847in"/>
    </style:style>
    <style:style style:name="Table37.B" style:family="table-column">
      <style:table-column-properties style:column-width="5.6in"/>
    </style:style>
    <style:style style:name="Table37.C" style:family="table-column">
      <style:table-column-properties style:column-width="0.4049in"/>
    </style:style>
    <style:style style:name="Table37.1" style:family="table-row">
      <style:table-row-properties fo:keep-together="always"/>
    </style:style>
    <style:style style:name="Table37.A1" style:family="table-cell">
      <style:table-cell-properties style:vertical-align="middle" fo:background-color="#ccccff" fo:padding="0in" fo:border="0.5pt solid #000001">
        <style:background-image/>
      </style:table-cell-properties>
    </style:style>
    <style:style style:name="Table37.A2" style:family="table-cell">
      <style:table-cell-properties style:vertical-align="middle" fo:padding="0in" fo:border="0.5pt solid #000001"/>
    </style:style>
    <style:style style:name="Table37.B2" style:family="table-cell">
      <style:table-cell-properties style:vertical-align="middle" fo:padding="0in" fo:border="0.5pt solid #000001"/>
    </style:style>
    <style:style style:name="Table37.C2" style:family="table-cell">
      <style:table-cell-properties style:vertical-align="middle" fo:padding="0in" fo:border="0.5pt solid #000001"/>
    </style:style>
    <style:style style:name="Table37.A3" style:family="table-cell">
      <style:table-cell-properties style:vertical-align="middle" fo:padding="0in" fo:border="0.5pt solid #000001"/>
    </style:style>
    <style:style style:name="Table37.B3" style:family="table-cell">
      <style:table-cell-properties style:vertical-align="middle" fo:padding="0in" fo:border="0.5pt solid #000001"/>
    </style:style>
    <style:style style:name="Table37.C3" style:family="table-cell">
      <style:table-cell-properties style:vertical-align="middle" fo:padding="0in" fo:border="0.5pt solid #000001"/>
    </style:style>
    <style:style style:name="Table37.A4" style:family="table-cell">
      <style:table-cell-properties style:vertical-align="middle" fo:padding="0in" fo:border="0.5pt solid #000001"/>
    </style:style>
    <style:style style:name="Table37.B4" style:family="table-cell">
      <style:table-cell-properties style:vertical-align="middle" fo:padding="0in" fo:border="0.5pt solid #000001"/>
    </style:style>
    <style:style style:name="Table37.C4" style:family="table-cell">
      <style:table-cell-properties style:vertical-align="middle" fo:padding="0in" fo:border="0.5pt solid #000001"/>
    </style:style>
    <style:style style:name="Table37.A5" style:family="table-cell">
      <style:table-cell-properties style:vertical-align="middle" fo:padding="0in" fo:border="0.5pt solid #000001"/>
    </style:style>
    <style:style style:name="Table37.B5" style:family="table-cell">
      <style:table-cell-properties style:vertical-align="middle" fo:padding="0in" fo:border="0.5pt solid #000001"/>
    </style:style>
    <style:style style:name="Table37.C5" style:family="table-cell">
      <style:table-cell-properties style:vertical-align="middle" fo:padding="0in" fo:border="0.5pt solid #000001"/>
    </style:style>
    <style:style style:name="Table37.A6" style:family="table-cell">
      <style:table-cell-properties style:vertical-align="middle" fo:padding="0in" fo:border="0.5pt solid #000001"/>
    </style:style>
    <style:style style:name="Table37.B6" style:family="table-cell">
      <style:table-cell-properties style:vertical-align="middle" fo:padding="0in" fo:border="0.5pt solid #000001"/>
    </style:style>
    <style:style style:name="Table37.C6" style:family="table-cell">
      <style:table-cell-properties style:vertical-align="middle" fo:padding="0in" fo:border="0.5pt solid #000001"/>
    </style:style>
    <style:style style:name="Table38" style:family="table">
      <style:table-properties style:width="7.0896in" fo:margin-left="0in" fo:margin-top="0in" fo:margin-bottom="0in" table:align="left"/>
    </style:style>
    <style:style style:name="Table38.A" style:family="table-column">
      <style:table-column-properties style:column-width="0.6701in"/>
    </style:style>
    <style:style style:name="Table38.B" style:family="table-column">
      <style:table-column-properties style:column-width="6.0465in"/>
    </style:style>
    <style:style style:name="Table38.C" style:family="table-column">
      <style:table-column-properties style:column-width="0.3729in"/>
    </style:style>
    <style:style style:name="Table38.1" style:family="table-row">
      <style:table-row-properties fo:keep-together="always"/>
    </style:style>
    <style:style style:name="Table38.A1" style:family="table-cell">
      <style:table-cell-properties style:vertical-align="middle" fo:background-color="#ccccff" fo:padding="0in" fo:border="0.5pt solid #000001">
        <style:background-image/>
      </style:table-cell-properties>
    </style:style>
    <style:style style:name="Table38.A2" style:family="table-cell">
      <style:table-cell-properties style:vertical-align="" fo:padding="0in" fo:border="0.5pt solid #000001"/>
    </style:style>
    <style:style style:name="Table38.B2" style:family="table-cell">
      <style:table-cell-properties style:vertical-align="" fo:padding="0in" fo:border="0.5pt solid #000001"/>
    </style:style>
    <style:style style:name="Table38.C2" style:family="table-cell">
      <style:table-cell-properties style:vertical-align="middle" fo:padding="0in" fo:border="0.5pt solid #000001"/>
    </style:style>
    <style:style style:name="Table38.A3" style:family="table-cell">
      <style:table-cell-properties style:vertical-align="" fo:padding="0in" fo:border="0.5pt solid #000001"/>
    </style:style>
    <style:style style:name="Table38.B3" style:family="table-cell">
      <style:table-cell-properties style:vertical-align="" fo:padding="0in" fo:border="0.5pt solid #000001"/>
    </style:style>
    <style:style style:name="Table38.C3" style:family="table-cell">
      <style:table-cell-properties style:vertical-align="middle" fo:padding="0in" fo:border="0.5pt solid #000001"/>
    </style:style>
    <style:style style:name="Table38.A4" style:family="table-cell">
      <style:table-cell-properties style:vertical-align="" fo:padding="0in" fo:border="0.5pt solid #000001"/>
    </style:style>
    <style:style style:name="Table38.B4" style:family="table-cell">
      <style:table-cell-properties style:vertical-align="" fo:padding="0in" fo:border="0.5pt solid #000001"/>
    </style:style>
    <style:style style:name="Table38.C4" style:family="table-cell">
      <style:table-cell-properties style:vertical-align="middle" fo:padding="0in" fo:border="0.5pt solid #000001"/>
    </style:style>
    <style:style style:name="Table38.A5" style:family="table-cell">
      <style:table-cell-properties style:vertical-align="" fo:padding="0in" fo:border="0.5pt solid #000001"/>
    </style:style>
    <style:style style:name="Table38.B5" style:family="table-cell">
      <style:table-cell-properties style:vertical-align="" fo:padding="0in" fo:border="0.5pt solid #000001"/>
    </style:style>
    <style:style style:name="Table38.C5" style:family="table-cell">
      <style:table-cell-properties style:vertical-align="middle" fo:padding="0in" fo:border="0.5pt solid #000001"/>
    </style:style>
    <style:style style:name="Table40" style:family="table">
      <style:table-properties style:width="7.0896in" fo:margin-left="0in" fo:margin-top="0in" fo:margin-bottom="0in" table:align="left"/>
    </style:style>
    <style:style style:name="Table40.A" style:family="table-column">
      <style:table-column-properties style:column-width="7.0896in"/>
    </style:style>
    <style:style style:name="Table40.1" style:family="table-row">
      <style:table-row-properties fo:keep-together="always"/>
    </style:style>
    <style:style style:name="Table40.A1" style:family="table-cell">
      <style:table-cell-properties style:vertical-align="middle" fo:background-color="#eeeeff" fo:padding="0in" fo:border="0.5pt solid #000001">
        <style:background-image/>
      </style:table-cell-properties>
    </style:style>
    <style:style style:name="Table40.2" style:family="table-row">
      <style:table-row-properties fo:keep-together="auto"/>
    </style:style>
    <style:style style:name="Table40.A2" style:family="table-cell">
      <style:table-cell-properties style:vertical-align="middle" fo:padding="0in" fo:border="0.5pt solid #000001"/>
    </style:style>
    <style:style style:name="Table41" style:family="table">
      <style:table-properties style:width="7.0896in" fo:margin-left="0in" fo:margin-top="0in" fo:margin-bottom="0in" table:align="left"/>
    </style:style>
    <style:style style:name="Table41.A" style:family="table-column">
      <style:table-column-properties style:column-width="6.7167in"/>
    </style:style>
    <style:style style:name="Table41.B" style:family="table-column">
      <style:table-column-properties style:column-width="0.3722in"/>
    </style:style>
    <style:style style:name="Table41.1" style:family="table-row">
      <style:table-row-properties fo:keep-together="always"/>
    </style:style>
    <style:style style:name="Table41.A1" style:family="table-cell">
      <style:table-cell-properties style:vertical-align="middle" fo:background-color="#ccccff" fo:padding="0in" fo:border="0.5pt solid #000001">
        <style:background-image/>
      </style:table-cell-properties>
    </style:style>
    <style:style style:name="Table41.A2" style:family="table-cell">
      <style:table-cell-properties style:vertical-align="" fo:padding="0in" fo:border="0.5pt solid #000001"/>
    </style:style>
    <style:style style:name="Table41.B2" style:family="table-cell">
      <style:table-cell-properties style:vertical-align="middle" fo:padding="0in" fo:border="0.5pt solid #000001"/>
    </style:style>
    <style:style style:name="Table43" style:family="table">
      <style:table-properties style:width="7.0896in" fo:margin-left="0in" fo:margin-top="0in" fo:margin-bottom="0in" table:align="left"/>
    </style:style>
    <style:style style:name="Table43.A" style:family="table-column">
      <style:table-column-properties style:column-width="7.0896in"/>
    </style:style>
    <style:style style:name="Table43.1" style:family="table-row">
      <style:table-row-properties fo:keep-together="always"/>
    </style:style>
    <style:style style:name="Table43.A1" style:family="table-cell">
      <style:table-cell-properties style:vertical-align="middle" fo:background-color="#eeeeff" fo:padding="0in" fo:border="0.5pt solid #000001">
        <style:background-image/>
      </style:table-cell-properties>
    </style:style>
    <style:style style:name="Table43.2" style:family="table-row">
      <style:table-row-properties fo:keep-together="auto"/>
    </style:style>
    <style:style style:name="Table43.A2" style:family="table-cell">
      <style:table-cell-properties style:vertical-align="middle" fo:padding="0in" fo:border="0.5pt solid #000001"/>
    </style:style>
    <style:style style:name="Table44" style:family="table">
      <style:table-properties style:width="7.0896in" fo:margin-left="0in" fo:margin-top="0in" fo:margin-bottom="0in" table:align="left"/>
    </style:style>
    <style:style style:name="Table44.A" style:family="table-column">
      <style:table-column-properties style:column-width="0.6701in"/>
    </style:style>
    <style:style style:name="Table44.B" style:family="table-column">
      <style:table-column-properties style:column-width="6.0465in"/>
    </style:style>
    <style:style style:name="Table44.C" style:family="table-column">
      <style:table-column-properties style:column-width="0.3729in"/>
    </style:style>
    <style:style style:name="Table44.1" style:family="table-row">
      <style:table-row-properties fo:keep-together="always"/>
    </style:style>
    <style:style style:name="Table44.A1" style:family="table-cell">
      <style:table-cell-properties style:vertical-align="middle" fo:background-color="#ccccff" fo:padding="0in" fo:border="0.5pt solid #000001">
        <style:background-image/>
      </style:table-cell-properties>
    </style:style>
    <style:style style:name="Table44.A2" style:family="table-cell">
      <style:table-cell-properties style:vertical-align="" fo:padding="0in" fo:border="0.5pt solid #000001"/>
    </style:style>
    <style:style style:name="Table44.B2" style:family="table-cell">
      <style:table-cell-properties style:vertical-align="" fo:padding="0in" fo:border="0.5pt solid #000001"/>
    </style:style>
    <style:style style:name="Table44.C2" style:family="table-cell">
      <style:table-cell-properties style:vertical-align="middle" fo:padding="0in" fo:border="0.5pt solid #000001"/>
    </style:style>
    <style:style style:name="Table45" style:family="table">
      <style:table-properties style:width="7.0896in" fo:margin-left="0in" fo:margin-top="0in" fo:margin-bottom="0in" table:align="left"/>
    </style:style>
    <style:style style:name="Table45.A" style:family="table-column">
      <style:table-column-properties style:column-width="6.7167in"/>
    </style:style>
    <style:style style:name="Table45.B" style:family="table-column">
      <style:table-column-properties style:column-width="0.3722in"/>
    </style:style>
    <style:style style:name="Table45.1" style:family="table-row">
      <style:table-row-properties fo:keep-together="always"/>
    </style:style>
    <style:style style:name="Table45.A1" style:family="table-cell">
      <style:table-cell-properties style:vertical-align="middle" fo:background-color="#ccccff" fo:padding="0in" fo:border="0.5pt solid #000001">
        <style:background-image/>
      </style:table-cell-properties>
    </style:style>
    <style:style style:name="Table45.A2" style:family="table-cell">
      <style:table-cell-properties style:vertical-align="" fo:padding="0in" fo:border="0.5pt solid #000001"/>
    </style:style>
    <style:style style:name="Table45.B2" style:family="table-cell">
      <style:table-cell-properties style:vertical-align="middle" fo:padding="0in" fo:border="0.5pt solid #000001"/>
    </style:style>
    <style:style style:name="Table47" style:family="table">
      <style:table-properties style:width="7.0896in" fo:margin-left="0in" fo:margin-top="0in" fo:margin-bottom="0in" table:align="left"/>
    </style:style>
    <style:style style:name="Table47.A" style:family="table-column">
      <style:table-column-properties style:column-width="7.0896in"/>
    </style:style>
    <style:style style:name="Table47.1" style:family="table-row">
      <style:table-row-properties fo:keep-together="always"/>
    </style:style>
    <style:style style:name="Table47.A1" style:family="table-cell">
      <style:table-cell-properties style:vertical-align="middle" fo:background-color="#eeeeff" fo:padding="0in" fo:border="0.5pt solid #000001">
        <style:background-image/>
      </style:table-cell-properties>
    </style:style>
    <style:style style:name="Table47.2" style:family="table-row">
      <style:table-row-properties fo:keep-together="auto"/>
    </style:style>
    <style:style style:name="Table47.A2" style:family="table-cell">
      <style:table-cell-properties style:vertical-align="middle" fo:padding="0in" fo:border="0.5pt solid #000001"/>
    </style:style>
    <style:style style:name="Table48" style:family="table">
      <style:table-properties style:width="7.0896in" fo:margin-left="0in" fo:margin-top="0in" fo:margin-bottom="0in" table:align="left"/>
    </style:style>
    <style:style style:name="Table48.A" style:family="table-column">
      <style:table-column-properties style:column-width="0.6701in"/>
    </style:style>
    <style:style style:name="Table48.B" style:family="table-column">
      <style:table-column-properties style:column-width="6.0465in"/>
    </style:style>
    <style:style style:name="Table48.C" style:family="table-column">
      <style:table-column-properties style:column-width="0.3729in"/>
    </style:style>
    <style:style style:name="Table48.1" style:family="table-row">
      <style:table-row-properties fo:keep-together="always"/>
    </style:style>
    <style:style style:name="Table48.A1" style:family="table-cell">
      <style:table-cell-properties style:vertical-align="middle" fo:background-color="#ccccff" fo:padding="0in" fo:border="0.5pt solid #000001">
        <style:background-image/>
      </style:table-cell-properties>
    </style:style>
    <style:style style:name="Table48.A2" style:family="table-cell">
      <style:table-cell-properties style:vertical-align="" fo:padding="0in" fo:border="0.5pt solid #000001"/>
    </style:style>
    <style:style style:name="Table48.B2" style:family="table-cell">
      <style:table-cell-properties style:vertical-align="" fo:padding="0in" fo:border="0.5pt solid #000001"/>
    </style:style>
    <style:style style:name="Table48.C2" style:family="table-cell">
      <style:table-cell-properties style:vertical-align="middle" fo:padding="0in" fo:border="0.5pt solid #000001"/>
    </style:style>
    <style:style style:name="Table48.A3" style:family="table-cell">
      <style:table-cell-properties style:vertical-align="" fo:padding="0in" fo:border="0.5pt solid #000001"/>
    </style:style>
    <style:style style:name="Table48.B3" style:family="table-cell">
      <style:table-cell-properties style:vertical-align="" fo:padding="0in" fo:border="0.5pt solid #000001"/>
    </style:style>
    <style:style style:name="Table48.C3" style:family="table-cell">
      <style:table-cell-properties style:vertical-align="middle" fo:padding="0in" fo:border="0.5pt solid #000001"/>
    </style:style>
    <style:style style:name="Table49" style:family="table">
      <style:table-properties style:width="7.0896in" fo:margin-left="0in" fo:margin-top="0in" fo:margin-bottom="0in" table:align="left"/>
    </style:style>
    <style:style style:name="Table49.A" style:family="table-column">
      <style:table-column-properties style:column-width="7.0896in"/>
    </style:style>
    <style:style style:name="Table49.1" style:family="table-row">
      <style:table-row-properties fo:keep-together="always"/>
    </style:style>
    <style:style style:name="Table49.A1" style:family="table-cell">
      <style:table-cell-properties style:vertical-align="middle" fo:background-color="#eeeeff" fo:padding="0in" fo:border="0.5pt solid #000001">
        <style:background-image/>
      </style:table-cell-properties>
    </style:style>
    <style:style style:name="Table49.2" style:family="table-row">
      <style:table-row-properties fo:keep-together="auto"/>
    </style:style>
    <style:style style:name="Table49.A2" style:family="table-cell">
      <style:table-cell-properties style:vertical-align="middle" fo:padding="0in" fo:border="0.5pt solid #000001"/>
    </style:style>
    <style:style style:name="Table51" style:family="table">
      <style:table-properties style:width="7.0896in" fo:margin-left="0in" fo:margin-top="0in" fo:margin-bottom="0in" table:align="left"/>
    </style:style>
    <style:style style:name="Table51.A" style:family="table-column">
      <style:table-column-properties style:column-width="6.7167in"/>
    </style:style>
    <style:style style:name="Table51.B" style:family="table-column">
      <style:table-column-properties style:column-width="0.3722in"/>
    </style:style>
    <style:style style:name="Table51.1" style:family="table-row">
      <style:table-row-properties fo:keep-together="always"/>
    </style:style>
    <style:style style:name="Table51.A1" style:family="table-cell">
      <style:table-cell-properties style:vertical-align="middle" fo:background-color="#ccccff" fo:padding="0in" fo:border="0.5pt solid #000001">
        <style:background-image/>
      </style:table-cell-properties>
    </style:style>
    <style:style style:name="Table51.A2" style:family="table-cell">
      <style:table-cell-properties style:vertical-align="" fo:padding="0in" fo:border="0.5pt solid #000001"/>
    </style:style>
    <style:style style:name="Table51.B2" style:family="table-cell">
      <style:table-cell-properties style:vertical-align="middle" fo:padding="0in" fo:border="0.5pt solid #000001"/>
    </style:style>
    <style:style style:name="Table52" style:family="table">
      <style:table-properties style:width="7.0896in" fo:margin-left="0in" fo:margin-top="0in" fo:margin-bottom="0in" table:align="left"/>
    </style:style>
    <style:style style:name="Table52.A" style:family="table-column">
      <style:table-column-properties style:column-width="7.0896in"/>
    </style:style>
    <style:style style:name="Table52.1" style:family="table-row">
      <style:table-row-properties fo:keep-together="always"/>
    </style:style>
    <style:style style:name="Table52.A1" style:family="table-cell">
      <style:table-cell-properties style:vertical-align="middle" fo:background-color="#eeeeff" fo:padding="0in" fo:border="0.5pt solid #000001">
        <style:background-image/>
      </style:table-cell-properties>
    </style:style>
    <style:style style:name="Table52.2" style:family="table-row">
      <style:table-row-properties fo:keep-together="auto"/>
    </style:style>
    <style:style style:name="Table52.A2" style:family="table-cell">
      <style:table-cell-properties style:vertical-align="middle" fo:padding="0in" fo:border="0.5pt solid #000001"/>
    </style:style>
    <style:style style:name="Table54" style:family="table">
      <style:table-properties style:width="7.0896in" fo:margin-left="0in" fo:margin-top="0in" fo:margin-bottom="0in" table:align="left"/>
    </style:style>
    <style:style style:name="Table54.A" style:family="table-column">
      <style:table-column-properties style:column-width="0.6701in"/>
    </style:style>
    <style:style style:name="Table54.B" style:family="table-column">
      <style:table-column-properties style:column-width="6.0465in"/>
    </style:style>
    <style:style style:name="Table54.C" style:family="table-column">
      <style:table-column-properties style:column-width="0.3729in"/>
    </style:style>
    <style:style style:name="Table54.1" style:family="table-row">
      <style:table-row-properties fo:keep-together="always"/>
    </style:style>
    <style:style style:name="Table54.A1" style:family="table-cell">
      <style:table-cell-properties style:vertical-align="middle" fo:background-color="#ccccff" fo:padding="0in" fo:border="0.5pt solid #000001">
        <style:background-image/>
      </style:table-cell-properties>
    </style:style>
    <style:style style:name="Table54.A2" style:family="table-cell">
      <style:table-cell-properties style:vertical-align="" fo:padding="0in" fo:border="0.5pt solid #000001"/>
    </style:style>
    <style:style style:name="Table54.B2" style:family="table-cell">
      <style:table-cell-properties style:vertical-align="" fo:padding="0in" fo:border="0.5pt solid #000001"/>
    </style:style>
    <style:style style:name="Table54.C2" style:family="table-cell">
      <style:table-cell-properties style:vertical-align="middle" fo:padding="0in" fo:border="0.5pt solid #000001"/>
    </style:style>
    <style:style style:name="Table54.A3" style:family="table-cell">
      <style:table-cell-properties style:vertical-align="" fo:padding="0in" fo:border="0.5pt solid #000001"/>
    </style:style>
    <style:style style:name="Table54.B3" style:family="table-cell">
      <style:table-cell-properties style:vertical-align="" fo:padding="0in" fo:border="0.5pt solid #000001"/>
    </style:style>
    <style:style style:name="Table54.C3" style:family="table-cell">
      <style:table-cell-properties style:vertical-align="middle" fo:padding="0in" fo:border="0.5pt solid #000001"/>
    </style:style>
    <style:style style:name="Table56" style:family="table">
      <style:table-properties style:width="7.0896in" fo:margin-left="0in" fo:margin-top="0in" fo:margin-bottom="0in" table:align="left"/>
    </style:style>
    <style:style style:name="Table56.A" style:family="table-column">
      <style:table-column-properties style:column-width="7.0896in"/>
    </style:style>
    <style:style style:name="Table56.1" style:family="table-row">
      <style:table-row-properties fo:keep-together="always"/>
    </style:style>
    <style:style style:name="Table56.A1" style:family="table-cell">
      <style:table-cell-properties style:vertical-align="middle" fo:background-color="#eeeeff" fo:padding="0in" fo:border="0.5pt solid #000001">
        <style:background-image/>
      </style:table-cell-properties>
    </style:style>
    <style:style style:name="Table56.2" style:family="table-row">
      <style:table-row-properties fo:keep-together="auto"/>
    </style:style>
    <style:style style:name="Table56.A2" style:family="table-cell">
      <style:table-cell-properties style:vertical-align="middle" fo:padding="0in" fo:border="0.5pt solid #000001"/>
    </style:style>
    <style:style style:name="Table57" style:family="table">
      <style:table-properties style:width="7.0896in" fo:margin-left="0in" fo:margin-top="0in" fo:margin-bottom="0in" table:align="left"/>
    </style:style>
    <style:style style:name="Table57.A" style:family="table-column">
      <style:table-column-properties style:column-width="6.7167in"/>
    </style:style>
    <style:style style:name="Table57.B" style:family="table-column">
      <style:table-column-properties style:column-width="0.3722in"/>
    </style:style>
    <style:style style:name="Table57.1" style:family="table-row">
      <style:table-row-properties fo:keep-together="always"/>
    </style:style>
    <style:style style:name="Table57.A1" style:family="table-cell">
      <style:table-cell-properties style:vertical-align="middle" fo:background-color="#ccccff" fo:padding="0in" fo:border="0.5pt solid #000001">
        <style:background-image/>
      </style:table-cell-properties>
    </style:style>
    <style:style style:name="Table57.A2" style:family="table-cell">
      <style:table-cell-properties style:vertical-align="" fo:padding="0in" fo:border="0.5pt solid #000001"/>
    </style:style>
    <style:style style:name="Table57.B2" style:family="table-cell">
      <style:table-cell-properties style:vertical-align="middle" fo:padding="0in" fo:border="0.5pt solid #000001"/>
    </style:style>
    <style:style style:name="Table59" style:family="table">
      <style:table-properties style:width="7.0896in" fo:margin-left="0in" fo:margin-top="0in" fo:margin-bottom="0in" table:align="left"/>
    </style:style>
    <style:style style:name="Table59.A" style:family="table-column">
      <style:table-column-properties style:column-width="7.0896in"/>
    </style:style>
    <style:style style:name="Table59.1" style:family="table-row">
      <style:table-row-properties fo:keep-together="always"/>
    </style:style>
    <style:style style:name="Table59.A1" style:family="table-cell">
      <style:table-cell-properties style:vertical-align="middle" fo:background-color="#eeeeff" fo:padding="0in" fo:border="0.5pt solid #000001">
        <style:background-image/>
      </style:table-cell-properties>
    </style:style>
    <style:style style:name="Table59.2" style:family="table-row">
      <style:table-row-properties fo:keep-together="auto"/>
    </style:style>
    <style:style style:name="Table59.A2" style:family="table-cell">
      <style:table-cell-properties style:vertical-align="middle" fo:padding="0in" fo:border="0.5pt solid #000001"/>
    </style:style>
    <style:style style:name="Table60" style:family="table">
      <style:table-properties style:width="7.0896in" fo:margin-left="0in" fo:margin-top="0in" fo:margin-bottom="0in" table:align="left"/>
    </style:style>
    <style:style style:name="Table60.A" style:family="table-column">
      <style:table-column-properties style:column-width="0.6701in"/>
    </style:style>
    <style:style style:name="Table60.B" style:family="table-column">
      <style:table-column-properties style:column-width="6.0465in"/>
    </style:style>
    <style:style style:name="Table60.C" style:family="table-column">
      <style:table-column-properties style:column-width="0.3729in"/>
    </style:style>
    <style:style style:name="Table60.1" style:family="table-row">
      <style:table-row-properties fo:keep-together="always"/>
    </style:style>
    <style:style style:name="Table60.A1" style:family="table-cell">
      <style:table-cell-properties style:vertical-align="middle" fo:background-color="#ccccff" fo:padding="0in" fo:border="0.5pt solid #000001">
        <style:background-image/>
      </style:table-cell-properties>
    </style:style>
    <style:style style:name="Table60.A2" style:family="table-cell">
      <style:table-cell-properties style:vertical-align="" fo:padding="0in" fo:border="0.5pt solid #000001"/>
    </style:style>
    <style:style style:name="Table60.B2" style:family="table-cell">
      <style:table-cell-properties style:vertical-align="" fo:padding="0in" fo:border="0.5pt solid #000001"/>
    </style:style>
    <style:style style:name="Table60.C2" style:family="table-cell">
      <style:table-cell-properties style:vertical-align="middle" fo:padding="0in" fo:border="0.5pt solid #000001"/>
    </style:style>
    <style:style style:name="Table62" style:family="table">
      <style:table-properties style:width="7.0896in" fo:margin-left="0in" fo:margin-top="0in" fo:margin-bottom="0in" table:align="left"/>
    </style:style>
    <style:style style:name="Table62.A" style:family="table-column">
      <style:table-column-properties style:column-width="6.7167in"/>
    </style:style>
    <style:style style:name="Table62.B" style:family="table-column">
      <style:table-column-properties style:column-width="0.3722in"/>
    </style:style>
    <style:style style:name="Table62.1" style:family="table-row">
      <style:table-row-properties fo:keep-together="always"/>
    </style:style>
    <style:style style:name="Table62.A1" style:family="table-cell">
      <style:table-cell-properties style:vertical-align="middle" fo:background-color="#ccccff" fo:padding="0in" fo:border="0.5pt solid #000001">
        <style:background-image/>
      </style:table-cell-properties>
    </style:style>
    <style:style style:name="Table62.A2" style:family="table-cell">
      <style:table-cell-properties style:vertical-align="" fo:padding="0in" fo:border="0.5pt solid #000001"/>
    </style:style>
    <style:style style:name="Table62.B2" style:family="table-cell">
      <style:table-cell-properties style:vertical-align="middle" fo:padding="0in" fo:border="0.5pt solid #000001"/>
    </style:style>
    <style:style style:name="Table63" style:family="table">
      <style:table-properties style:width="7.0896in" fo:margin-left="0in" fo:margin-top="0in" fo:margin-bottom="0in" table:align="left"/>
    </style:style>
    <style:style style:name="Table63.A" style:family="table-column">
      <style:table-column-properties style:column-width="7.0896in"/>
    </style:style>
    <style:style style:name="Table63.1" style:family="table-row">
      <style:table-row-properties fo:keep-together="always"/>
    </style:style>
    <style:style style:name="Table63.A1" style:family="table-cell">
      <style:table-cell-properties style:vertical-align="middle" fo:background-color="#eeeeff" fo:padding="0in" fo:border="0.5pt solid #000001">
        <style:background-image/>
      </style:table-cell-properties>
    </style:style>
    <style:style style:name="Table63.2" style:family="table-row">
      <style:table-row-properties fo:keep-together="auto"/>
    </style:style>
    <style:style style:name="Table63.A2" style:family="table-cell">
      <style:table-cell-properties style:vertical-align="middle" fo:padding="0in" fo:border="0.5pt solid #000001"/>
    </style:style>
    <style:style style:name="Table65" style:family="table">
      <style:table-properties style:width="7.0896in" fo:margin-left="0in" fo:margin-top="0in" fo:margin-bottom="0in" table:align="left"/>
    </style:style>
    <style:style style:name="Table65.A" style:family="table-column">
      <style:table-column-properties style:column-width="1.0847in"/>
    </style:style>
    <style:style style:name="Table65.B" style:family="table-column">
      <style:table-column-properties style:column-width="5.6in"/>
    </style:style>
    <style:style style:name="Table65.C" style:family="table-column">
      <style:table-column-properties style:column-width="0.4049in"/>
    </style:style>
    <style:style style:name="Table65.1" style:family="table-row">
      <style:table-row-properties fo:keep-together="always"/>
    </style:style>
    <style:style style:name="Table65.A1" style:family="table-cell">
      <style:table-cell-properties style:vertical-align="middle" fo:background-color="#ccccff" fo:padding="0in" fo:border="0.5pt solid #000001">
        <style:background-image/>
      </style:table-cell-properties>
    </style:style>
    <style:style style:name="Table65.A2" style:family="table-cell">
      <style:table-cell-properties style:vertical-align="middle" fo:padding="0in" fo:border="0.5pt solid #000001"/>
    </style:style>
    <style:style style:name="Table65.B2" style:family="table-cell">
      <style:table-cell-properties style:vertical-align="middle" fo:padding="0in" fo:border="0.5pt solid #000001"/>
    </style:style>
    <style:style style:name="Table65.C2" style:family="table-cell">
      <style:table-cell-properties style:vertical-align="middle" fo:padding="0in" fo:border="0.5pt solid #000001"/>
    </style:style>
    <style:style style:name="Table65.A3" style:family="table-cell">
      <style:table-cell-properties style:vertical-align="middle" fo:padding="0in" fo:border="0.5pt solid #000001"/>
    </style:style>
    <style:style style:name="Table65.B3" style:family="table-cell">
      <style:table-cell-properties style:vertical-align="middle" fo:padding="0in" fo:border="0.5pt solid #000001"/>
    </style:style>
    <style:style style:name="Table65.C3" style:family="table-cell">
      <style:table-cell-properties style:vertical-align="middle" fo:padding="0in" fo:border="0.5pt solid #000001"/>
    </style:style>
    <style:style style:name="Table65.A4" style:family="table-cell">
      <style:table-cell-properties style:vertical-align="middle" fo:padding="0in" fo:border="0.5pt solid #000001"/>
    </style:style>
    <style:style style:name="Table65.B4" style:family="table-cell">
      <style:table-cell-properties style:vertical-align="middle" fo:padding="0in" fo:border="0.5pt solid #000001"/>
    </style:style>
    <style:style style:name="Table65.C4" style:family="table-cell">
      <style:table-cell-properties style:vertical-align="middle" fo:padding="0in" fo:border="0.5pt solid #000001"/>
    </style:style>
    <style:style style:name="Table65.A5" style:family="table-cell">
      <style:table-cell-properties style:vertical-align="middle" fo:padding="0in" fo:border="0.5pt solid #000001"/>
    </style:style>
    <style:style style:name="Table65.B5" style:family="table-cell">
      <style:table-cell-properties style:vertical-align="middle" fo:padding="0in" fo:border="0.5pt solid #000001"/>
    </style:style>
    <style:style style:name="Table65.C5" style:family="table-cell">
      <style:table-cell-properties style:vertical-align="middle" fo:padding="0in" fo:border="0.5pt solid #000001"/>
    </style:style>
    <style:style style:name="Table65.A6" style:family="table-cell">
      <style:table-cell-properties style:vertical-align="middle" fo:padding="0in" fo:border="0.5pt solid #000001"/>
    </style:style>
    <style:style style:name="Table65.B6" style:family="table-cell">
      <style:table-cell-properties style:vertical-align="middle" fo:padding="0in" fo:border="0.5pt solid #000001"/>
    </style:style>
    <style:style style:name="Table65.C6" style:family="table-cell">
      <style:table-cell-properties style:vertical-align="middle" fo:padding="0in" fo:border="0.5pt solid #000001"/>
    </style:style>
    <style:style style:name="Table66" style:family="table">
      <style:table-properties style:width="7.0896in" fo:margin-left="0in" fo:margin-top="0in" fo:margin-bottom="0in" table:align="left"/>
    </style:style>
    <style:style style:name="Table66.A" style:family="table-column">
      <style:table-column-properties style:column-width="0.6701in"/>
    </style:style>
    <style:style style:name="Table66.B" style:family="table-column">
      <style:table-column-properties style:column-width="6.0465in"/>
    </style:style>
    <style:style style:name="Table66.C" style:family="table-column">
      <style:table-column-properties style:column-width="0.3729in"/>
    </style:style>
    <style:style style:name="Table66.1" style:family="table-row">
      <style:table-row-properties fo:keep-together="always"/>
    </style:style>
    <style:style style:name="Table66.A1" style:family="table-cell">
      <style:table-cell-properties style:vertical-align="middle" fo:background-color="#ccccff" fo:padding="0in" fo:border="0.5pt solid #000001">
        <style:background-image/>
      </style:table-cell-properties>
    </style:style>
    <style:style style:name="Table66.A2" style:family="table-cell">
      <style:table-cell-properties style:vertical-align="" fo:padding="0in" fo:border="0.5pt solid #000001"/>
    </style:style>
    <style:style style:name="Table66.B2" style:family="table-cell">
      <style:table-cell-properties style:vertical-align="" fo:padding="0in" fo:border="0.5pt solid #000001"/>
    </style:style>
    <style:style style:name="Table66.C2" style:family="table-cell">
      <style:table-cell-properties style:vertical-align="middle" fo:padding="0in" fo:border="0.5pt solid #000001"/>
    </style:style>
    <style:style style:name="Table66.A3" style:family="table-cell">
      <style:table-cell-properties style:vertical-align="" fo:padding="0in" fo:border="0.5pt solid #000001"/>
    </style:style>
    <style:style style:name="Table66.B3" style:family="table-cell">
      <style:table-cell-properties style:vertical-align="" fo:padding="0in" fo:border="0.5pt solid #000001"/>
    </style:style>
    <style:style style:name="Table66.C3" style:family="table-cell">
      <style:table-cell-properties style:vertical-align="middle" fo:padding="0in" fo:border="0.5pt solid #000001"/>
    </style:style>
    <style:style style:name="Table66.A4" style:family="table-cell">
      <style:table-cell-properties style:vertical-align="" fo:padding="0in" fo:border="0.5pt solid #000001"/>
    </style:style>
    <style:style style:name="Table66.B4" style:family="table-cell">
      <style:table-cell-properties style:vertical-align="" fo:padding="0in" fo:border="0.5pt solid #000001"/>
    </style:style>
    <style:style style:name="Table66.C4" style:family="table-cell">
      <style:table-cell-properties style:vertical-align="middle" fo:padding="0in" fo:border="0.5pt solid #000001"/>
    </style:style>
    <style:style style:name="Table66.A5" style:family="table-cell">
      <style:table-cell-properties style:vertical-align="" fo:padding="0in" fo:border="0.5pt solid #000001"/>
    </style:style>
    <style:style style:name="Table66.B5" style:family="table-cell">
      <style:table-cell-properties style:vertical-align="" fo:padding="0in" fo:border="0.5pt solid #000001"/>
    </style:style>
    <style:style style:name="Table66.C5" style:family="table-cell">
      <style:table-cell-properties style:vertical-align="middle" fo:padding="0in" fo:border="0.5pt solid #000001"/>
    </style:style>
    <style:style style:name="Table68" style:family="table">
      <style:table-properties style:width="7.0896in" fo:margin-left="0in" fo:margin-top="0in" fo:margin-bottom="0in" table:align="left"/>
    </style:style>
    <style:style style:name="Table68.A" style:family="table-column">
      <style:table-column-properties style:column-width="6.7167in"/>
    </style:style>
    <style:style style:name="Table68.B" style:family="table-column">
      <style:table-column-properties style:column-width="0.3722in"/>
    </style:style>
    <style:style style:name="Table68.1" style:family="table-row">
      <style:table-row-properties fo:keep-together="always"/>
    </style:style>
    <style:style style:name="Table68.A1" style:family="table-cell">
      <style:table-cell-properties style:vertical-align="middle" fo:background-color="#ccccff" fo:padding="0in" fo:border="0.5pt solid #000001">
        <style:background-image/>
      </style:table-cell-properties>
    </style:style>
    <style:style style:name="Table68.A2" style:family="table-cell">
      <style:table-cell-properties style:vertical-align="" fo:padding="0in" fo:border="0.5pt solid #000001"/>
    </style:style>
    <style:style style:name="Table68.B2" style:family="table-cell">
      <style:table-cell-properties style:vertical-align="middle" fo:padding="0in" fo:border="0.5pt solid #000001"/>
    </style:style>
    <style:style style:name="Table69" style:family="table">
      <style:table-properties style:width="7.0896in" fo:margin-left="0in" fo:margin-top="0in" fo:margin-bottom="0in" table:align="left"/>
    </style:style>
    <style:style style:name="Table69.A" style:family="table-column">
      <style:table-column-properties style:column-width="7.0896in"/>
    </style:style>
    <style:style style:name="Table69.1" style:family="table-row">
      <style:table-row-properties fo:keep-together="always"/>
    </style:style>
    <style:style style:name="Table69.A1" style:family="table-cell">
      <style:table-cell-properties style:vertical-align="middle" fo:background-color="#eeeeff" fo:padding="0in" fo:border="0.5pt solid #000001">
        <style:background-image/>
      </style:table-cell-properties>
    </style:style>
    <style:style style:name="Table69.2" style:family="table-row">
      <style:table-row-properties fo:keep-together="auto"/>
    </style:style>
    <style:style style:name="Table69.A2" style:family="table-cell">
      <style:table-cell-properties style:vertical-align="middle" fo:padding="0in" fo:border="0.5pt solid #000001"/>
    </style:style>
    <style:style style:name="Table72" style:family="table">
      <style:table-properties style:width="7.0896in" fo:margin-left="0in" fo:margin-top="0in" fo:margin-bottom="0in" table:align="left"/>
    </style:style>
    <style:style style:name="Table72.A" style:family="table-column">
      <style:table-column-properties style:column-width="0.6701in"/>
    </style:style>
    <style:style style:name="Table72.B" style:family="table-column">
      <style:table-column-properties style:column-width="6.0465in"/>
    </style:style>
    <style:style style:name="Table72.C" style:family="table-column">
      <style:table-column-properties style:column-width="0.3729in"/>
    </style:style>
    <style:style style:name="Table72.1" style:family="table-row">
      <style:table-row-properties fo:keep-together="always"/>
    </style:style>
    <style:style style:name="Table72.A1" style:family="table-cell">
      <style:table-cell-properties style:vertical-align="middle" fo:background-color="#ccccff" fo:padding="0in" fo:border="0.5pt solid #000001">
        <style:background-image/>
      </style:table-cell-properties>
    </style:style>
    <style:style style:name="Table72.A2" style:family="table-cell">
      <style:table-cell-properties style:vertical-align="" fo:padding="0in" fo:border="0.5pt solid #000001"/>
    </style:style>
    <style:style style:name="Table72.B2" style:family="table-cell">
      <style:table-cell-properties style:vertical-align="" fo:padding="0in" fo:border="0.5pt solid #000001"/>
    </style:style>
    <style:style style:name="Table72.C2" style:family="table-cell">
      <style:table-cell-properties style:vertical-align="middle" fo:padding="0in" fo:border="0.5pt solid #000001"/>
    </style:style>
    <style:style style:name="Table72.A3" style:family="table-cell">
      <style:table-cell-properties style:vertical-align="" fo:padding="0in" fo:border="0.5pt solid #000001"/>
    </style:style>
    <style:style style:name="Table72.B3" style:family="table-cell">
      <style:table-cell-properties style:vertical-align="" fo:padding="0in" fo:border="0.5pt solid #000001"/>
    </style:style>
    <style:style style:name="Table72.C3" style:family="table-cell">
      <style:table-cell-properties style:vertical-align="middle" fo:padding="0in" fo:border="0.5pt solid #000001"/>
    </style:style>
    <style:style style:name="Table72.A4" style:family="table-cell">
      <style:table-cell-properties style:vertical-align="" fo:padding="0in" fo:border="0.5pt solid #000001"/>
    </style:style>
    <style:style style:name="Table72.B4" style:family="table-cell">
      <style:table-cell-properties style:vertical-align="" fo:padding="0in" fo:border="0.5pt solid #000001"/>
    </style:style>
    <style:style style:name="Table72.C4" style:family="table-cell">
      <style:table-cell-properties style:vertical-align="middle" fo:padding="0in" fo:border="0.5pt solid #000001"/>
    </style:style>
    <style:style style:name="Table72.A5" style:family="table-cell">
      <style:table-cell-properties style:vertical-align="" fo:padding="0in" fo:border="0.5pt solid #000001"/>
    </style:style>
    <style:style style:name="Table72.B5" style:family="table-cell">
      <style:table-cell-properties style:vertical-align="" fo:padding="0in" fo:border="0.5pt solid #000001"/>
    </style:style>
    <style:style style:name="Table72.C5" style:family="table-cell">
      <style:table-cell-properties style:vertical-align="middle" fo:padding="0in" fo:border="0.5pt solid #000001"/>
    </style:style>
    <style:style style:name="Table73" style:family="table">
      <style:table-properties style:width="7.0896in" fo:margin-left="0in" fo:margin-top="0in" fo:margin-bottom="0in" table:align="left"/>
    </style:style>
    <style:style style:name="Table73.A" style:family="table-column">
      <style:table-column-properties style:column-width="6.7167in"/>
    </style:style>
    <style:style style:name="Table73.B" style:family="table-column">
      <style:table-column-properties style:column-width="0.3722in"/>
    </style:style>
    <style:style style:name="Table73.1" style:family="table-row">
      <style:table-row-properties fo:keep-together="always"/>
    </style:style>
    <style:style style:name="Table73.A1" style:family="table-cell">
      <style:table-cell-properties style:vertical-align="middle" fo:background-color="#ccccff" fo:padding="0in" fo:border="0.5pt solid #000001">
        <style:background-image/>
      </style:table-cell-properties>
    </style:style>
    <style:style style:name="Table73.A2" style:family="table-cell">
      <style:table-cell-properties style:vertical-align="" fo:padding="0in" fo:border="0.5pt solid #000001"/>
    </style:style>
    <style:style style:name="Table73.B2" style:family="table-cell">
      <style:table-cell-properties style:vertical-align="middle" fo:padding="0in" fo:border="0.5pt solid #000001"/>
    </style:style>
    <style:style style:name="Table74" style:family="table">
      <style:table-properties style:width="7.0896in" fo:margin-left="0in" fo:margin-top="0in" fo:margin-bottom="0in" table:align="left"/>
    </style:style>
    <style:style style:name="Table74.A" style:family="table-column">
      <style:table-column-properties style:column-width="7.0896in"/>
    </style:style>
    <style:style style:name="Table74.1" style:family="table-row">
      <style:table-row-properties fo:keep-together="always"/>
    </style:style>
    <style:style style:name="Table74.A1" style:family="table-cell">
      <style:table-cell-properties style:vertical-align="middle" fo:background-color="#eeeeff" fo:padding="0in" fo:border="0.5pt solid #000001">
        <style:background-image/>
      </style:table-cell-properties>
    </style:style>
    <style:style style:name="Table74.2" style:family="table-row">
      <style:table-row-properties fo:keep-together="auto"/>
    </style:style>
    <style:style style:name="Table74.A2" style:family="table-cell">
      <style:table-cell-properties style:vertical-align="middle" fo:padding="0in" fo:border="0.5pt solid #000001"/>
    </style:style>
    <style:style style:name="Table75" style:family="table">
      <style:table-properties style:width="7.0896in" fo:margin-left="0in" fo:margin-top="0in" fo:margin-bottom="0in" table:align="left"/>
    </style:style>
    <style:style style:name="Table75.A" style:family="table-column">
      <style:table-column-properties style:column-width="0.6701in"/>
    </style:style>
    <style:style style:name="Table75.B" style:family="table-column">
      <style:table-column-properties style:column-width="6.0465in"/>
    </style:style>
    <style:style style:name="Table75.C" style:family="table-column">
      <style:table-column-properties style:column-width="0.3729in"/>
    </style:style>
    <style:style style:name="Table75.1" style:family="table-row">
      <style:table-row-properties fo:keep-together="always"/>
    </style:style>
    <style:style style:name="Table75.A1" style:family="table-cell">
      <style:table-cell-properties style:vertical-align="middle" fo:background-color="#ccccff" fo:padding="0in" fo:border="0.5pt solid #000001">
        <style:background-image/>
      </style:table-cell-properties>
    </style:style>
    <style:style style:name="Table75.A2" style:family="table-cell">
      <style:table-cell-properties style:vertical-align="" fo:padding="0in" fo:border="0.5pt solid #000001"/>
    </style:style>
    <style:style style:name="Table75.B2" style:family="table-cell">
      <style:table-cell-properties style:vertical-align="" fo:padding="0in" fo:border="0.5pt solid #000001"/>
    </style:style>
    <style:style style:name="Table75.C2" style:family="table-cell">
      <style:table-cell-properties style:vertical-align="middle" fo:padding="0in" fo:border="0.5pt solid #000001"/>
    </style:style>
    <style:style style:name="Table75.A3" style:family="table-cell">
      <style:table-cell-properties style:vertical-align="" fo:padding="0in" fo:border="0.5pt solid #000001"/>
    </style:style>
    <style:style style:name="Table75.B3" style:family="table-cell">
      <style:table-cell-properties style:vertical-align="" fo:padding="0in" fo:border="0.5pt solid #000001"/>
    </style:style>
    <style:style style:name="Table75.C3" style:family="table-cell">
      <style:table-cell-properties style:vertical-align="middle" fo:padding="0in" fo:border="0.5pt solid #000001"/>
    </style:style>
    <style:style style:name="Table76" style:family="table">
      <style:table-properties style:width="7.0896in" fo:margin-left="0in" fo:margin-top="0in" fo:margin-bottom="0in" table:align="left"/>
    </style:style>
    <style:style style:name="Table76.A" style:family="table-column">
      <style:table-column-properties style:column-width="6.7167in"/>
    </style:style>
    <style:style style:name="Table76.B" style:family="table-column">
      <style:table-column-properties style:column-width="0.3722in"/>
    </style:style>
    <style:style style:name="Table76.1" style:family="table-row">
      <style:table-row-properties fo:keep-together="always"/>
    </style:style>
    <style:style style:name="Table76.A1" style:family="table-cell">
      <style:table-cell-properties style:vertical-align="middle" fo:background-color="#ccccff" fo:padding="0in" fo:border="0.5pt solid #000001">
        <style:background-image/>
      </style:table-cell-properties>
    </style:style>
    <style:style style:name="Table76.A2" style:family="table-cell">
      <style:table-cell-properties style:vertical-align="" fo:padding="0in" fo:border="0.5pt solid #000001"/>
    </style:style>
    <style:style style:name="Table76.B2" style:family="table-cell">
      <style:table-cell-properties style:vertical-align="middle" fo:padding="0in" fo:border="0.5pt solid #000001"/>
    </style:style>
    <style:style style:name="Table77" style:family="table">
      <style:table-properties style:width="7.0896in" fo:margin-left="0in" fo:margin-top="0in" fo:margin-bottom="0in" table:align="left"/>
    </style:style>
    <style:style style:name="Table77.A" style:family="table-column">
      <style:table-column-properties style:column-width="7.0896in"/>
    </style:style>
    <style:style style:name="Table77.1" style:family="table-row">
      <style:table-row-properties fo:keep-together="always"/>
    </style:style>
    <style:style style:name="Table77.A1" style:family="table-cell">
      <style:table-cell-properties style:vertical-align="middle" fo:background-color="#eeeeff" fo:padding="0in" fo:border="0.5pt solid #000001">
        <style:background-image/>
      </style:table-cell-properties>
    </style:style>
    <style:style style:name="Table77.2" style:family="table-row">
      <style:table-row-properties fo:keep-together="auto"/>
    </style:style>
    <style:style style:name="Table77.A2" style:family="table-cell">
      <style:table-cell-properties style:vertical-align="middle" fo:padding="0in" fo:border="0.5pt solid #000001"/>
    </style:style>
    <style:style style:name="Table78" style:family="table">
      <style:table-properties style:width="7.0896in" fo:margin-left="0in" fo:margin-top="0in" fo:margin-bottom="0in" table:align="left"/>
    </style:style>
    <style:style style:name="Table78.A" style:family="table-column">
      <style:table-column-properties style:column-width="0.6701in"/>
    </style:style>
    <style:style style:name="Table78.B" style:family="table-column">
      <style:table-column-properties style:column-width="6.0465in"/>
    </style:style>
    <style:style style:name="Table78.C" style:family="table-column">
      <style:table-column-properties style:column-width="0.3729in"/>
    </style:style>
    <style:style style:name="Table78.1" style:family="table-row">
      <style:table-row-properties fo:keep-together="always"/>
    </style:style>
    <style:style style:name="Table78.A1" style:family="table-cell">
      <style:table-cell-properties style:vertical-align="middle" fo:background-color="#ccccff" fo:padding="0in" fo:border="0.5pt solid #000001">
        <style:background-image/>
      </style:table-cell-properties>
    </style:style>
    <style:style style:name="Table78.A2" style:family="table-cell">
      <style:table-cell-properties style:vertical-align="" fo:padding="0in" fo:border="0.5pt solid #000001"/>
    </style:style>
    <style:style style:name="Table78.B2" style:family="table-cell">
      <style:table-cell-properties style:vertical-align="" fo:padding="0in" fo:border="0.5pt solid #000001"/>
    </style:style>
    <style:style style:name="Table78.C2" style:family="table-cell">
      <style:table-cell-properties style:vertical-align="middle" fo:padding="0in" fo:border="0.5pt solid #000001"/>
    </style:style>
    <style:style style:name="Table78.A3" style:family="table-cell">
      <style:table-cell-properties style:vertical-align="" fo:padding="0in" fo:border="0.5pt solid #000001"/>
    </style:style>
    <style:style style:name="Table78.B3" style:family="table-cell">
      <style:table-cell-properties style:vertical-align="" fo:padding="0in" fo:border="0.5pt solid #000001"/>
    </style:style>
    <style:style style:name="Table78.C3" style:family="table-cell">
      <style:table-cell-properties style:vertical-align="middle" fo:padding="0in" fo:border="0.5pt solid #000001"/>
    </style:style>
    <style:style style:name="Table78.A4" style:family="table-cell">
      <style:table-cell-properties style:vertical-align="" fo:padding="0in" fo:border="0.5pt solid #000001"/>
    </style:style>
    <style:style style:name="Table78.B4" style:family="table-cell">
      <style:table-cell-properties style:vertical-align="" fo:padding="0in" fo:border="0.5pt solid #000001"/>
    </style:style>
    <style:style style:name="Table78.C4" style:family="table-cell">
      <style:table-cell-properties style:vertical-align="middle" fo:padding="0in" fo:border="0.5pt solid #000001"/>
    </style:style>
    <style:style style:name="Table78.A5" style:family="table-cell">
      <style:table-cell-properties style:vertical-align="" fo:padding="0in" fo:border="0.5pt solid #000001"/>
    </style:style>
    <style:style style:name="Table78.B5" style:family="table-cell">
      <style:table-cell-properties style:vertical-align="" fo:padding="0in" fo:border="0.5pt solid #000001"/>
    </style:style>
    <style:style style:name="Table78.C5" style:family="table-cell">
      <style:table-cell-properties style:vertical-align="middle" fo:padding="0in" fo:border="0.5pt solid #000001"/>
    </style:style>
    <style:style style:name="Table79" style:family="table">
      <style:table-properties style:width="7.0896in" fo:margin-left="0in" fo:margin-top="0in" fo:margin-bottom="0in" table:align="left"/>
    </style:style>
    <style:style style:name="Table79.A" style:family="table-column">
      <style:table-column-properties style:column-width="6.7167in"/>
    </style:style>
    <style:style style:name="Table79.B" style:family="table-column">
      <style:table-column-properties style:column-width="0.3722in"/>
    </style:style>
    <style:style style:name="Table79.1" style:family="table-row">
      <style:table-row-properties fo:keep-together="always"/>
    </style:style>
    <style:style style:name="Table79.A1" style:family="table-cell">
      <style:table-cell-properties style:vertical-align="middle" fo:background-color="#ccccff" fo:padding="0in" fo:border="0.5pt solid #000001">
        <style:background-image/>
      </style:table-cell-properties>
    </style:style>
    <style:style style:name="Table79.A2" style:family="table-cell">
      <style:table-cell-properties style:vertical-align="" fo:padding="0in" fo:border="0.5pt solid #000001"/>
    </style:style>
    <style:style style:name="Table79.B2" style:family="table-cell">
      <style:table-cell-properties style:vertical-align="middle" fo:padding="0in" fo:border="0.5pt solid #000001"/>
    </style:style>
    <style:style style:name="Table80" style:family="table">
      <style:table-properties style:width="7.0896in" fo:margin-left="0in" fo:margin-top="0in" fo:margin-bottom="0in" table:align="left"/>
    </style:style>
    <style:style style:name="Table80.A" style:family="table-column">
      <style:table-column-properties style:column-width="7.0896in"/>
    </style:style>
    <style:style style:name="Table80.1" style:family="table-row">
      <style:table-row-properties fo:keep-together="always"/>
    </style:style>
    <style:style style:name="Table80.A1" style:family="table-cell">
      <style:table-cell-properties style:vertical-align="middle" fo:background-color="#eeeeff" fo:padding="0in" fo:border="0.5pt solid #000001">
        <style:background-image/>
      </style:table-cell-properties>
    </style:style>
    <style:style style:name="Table80.2" style:family="table-row">
      <style:table-row-properties fo:keep-together="auto"/>
    </style:style>
    <style:style style:name="Table80.A2" style:family="table-cell">
      <style:table-cell-properties style:vertical-align="middle" fo:padding="0in" fo:border="0.5pt solid #000001"/>
    </style:style>
    <style:style style:name="Table81" style:family="table">
      <style:table-properties style:width="7.0896in" fo:margin-left="0in" fo:margin-top="0in" fo:margin-bottom="0in" table:align="left"/>
    </style:style>
    <style:style style:name="Table81.A" style:family="table-column">
      <style:table-column-properties style:column-width="0.6701in"/>
    </style:style>
    <style:style style:name="Table81.B" style:family="table-column">
      <style:table-column-properties style:column-width="6.0465in"/>
    </style:style>
    <style:style style:name="Table81.C" style:family="table-column">
      <style:table-column-properties style:column-width="0.3729in"/>
    </style:style>
    <style:style style:name="Table81.1" style:family="table-row">
      <style:table-row-properties fo:keep-together="always"/>
    </style:style>
    <style:style style:name="Table81.A1" style:family="table-cell">
      <style:table-cell-properties style:vertical-align="middle" fo:background-color="#ccccff" fo:padding="0in" fo:border="0.5pt solid #000001">
        <style:background-image/>
      </style:table-cell-properties>
    </style:style>
    <style:style style:name="Table81.A2" style:family="table-cell">
      <style:table-cell-properties style:vertical-align="" fo:padding="0in" fo:border="0.5pt solid #000001"/>
    </style:style>
    <style:style style:name="Table81.B2" style:family="table-cell">
      <style:table-cell-properties style:vertical-align="" fo:padding="0in" fo:border="0.5pt solid #000001"/>
    </style:style>
    <style:style style:name="Table81.C2" style:family="table-cell">
      <style:table-cell-properties style:vertical-align="middle" fo:padding="0in" fo:border="0.5pt solid #000001"/>
    </style:style>
    <style:style style:name="Table81.A3" style:family="table-cell">
      <style:table-cell-properties style:vertical-align="" fo:padding="0in" fo:border="0.5pt solid #000001"/>
    </style:style>
    <style:style style:name="Table81.B3" style:family="table-cell">
      <style:table-cell-properties style:vertical-align="" fo:padding="0in" fo:border="0.5pt solid #000001"/>
    </style:style>
    <style:style style:name="Table81.C3" style:family="table-cell">
      <style:table-cell-properties style:vertical-align="middle" fo:padding="0in" fo:border="0.5pt solid #000001"/>
    </style:style>
    <style:style style:name="Table81.A4" style:family="table-cell">
      <style:table-cell-properties style:vertical-align="" fo:padding="0in" fo:border="0.5pt solid #000001"/>
    </style:style>
    <style:style style:name="Table81.B4" style:family="table-cell">
      <style:table-cell-properties style:vertical-align="" fo:padding="0in" fo:border="0.5pt solid #000001"/>
    </style:style>
    <style:style style:name="Table81.C4" style:family="table-cell">
      <style:table-cell-properties style:vertical-align="middle" fo:padding="0in" fo:border="0.5pt solid #000001"/>
    </style:style>
    <style:style style:name="Table81.A5" style:family="table-cell">
      <style:table-cell-properties style:vertical-align="" fo:padding="0in" fo:border="0.5pt solid #000001"/>
    </style:style>
    <style:style style:name="Table81.B5" style:family="table-cell">
      <style:table-cell-properties style:vertical-align="" fo:padding="0in" fo:border="0.5pt solid #000001"/>
    </style:style>
    <style:style style:name="Table81.C5" style:family="table-cell">
      <style:table-cell-properties style:vertical-align="middle" fo:padding="0in" fo:border="0.5pt solid #000001"/>
    </style:style>
    <style:style style:name="Table81.A6" style:family="table-cell">
      <style:table-cell-properties style:vertical-align="" fo:padding="0in" fo:border="0.5pt solid #000001"/>
    </style:style>
    <style:style style:name="Table81.B6" style:family="table-cell">
      <style:table-cell-properties style:vertical-align="" fo:padding="0in" fo:border="0.5pt solid #000001"/>
    </style:style>
    <style:style style:name="Table81.C6" style:family="table-cell">
      <style:table-cell-properties style:vertical-align="middle" fo:padding="0in" fo:border="0.5pt solid #000001"/>
    </style:style>
    <style:style style:name="Table82" style:family="table">
      <style:table-properties style:width="7.0896in" fo:margin-left="0in" fo:margin-top="0in" fo:margin-bottom="0in" table:align="left"/>
    </style:style>
    <style:style style:name="Table82.A" style:family="table-column">
      <style:table-column-properties style:column-width="6.7167in"/>
    </style:style>
    <style:style style:name="Table82.B" style:family="table-column">
      <style:table-column-properties style:column-width="0.3722in"/>
    </style:style>
    <style:style style:name="Table82.1" style:family="table-row">
      <style:table-row-properties fo:keep-together="always"/>
    </style:style>
    <style:style style:name="Table82.A1" style:family="table-cell">
      <style:table-cell-properties style:vertical-align="middle" fo:background-color="#ccccff" fo:padding="0in" fo:border="0.5pt solid #000001">
        <style:background-image/>
      </style:table-cell-properties>
    </style:style>
    <style:style style:name="Table82.A2" style:family="table-cell">
      <style:table-cell-properties style:vertical-align="" fo:padding="0in" fo:border="0.5pt solid #000001"/>
    </style:style>
    <style:style style:name="Table82.B2" style:family="table-cell">
      <style:table-cell-properties style:vertical-align="middle" fo:padding="0in" fo:border="0.5pt solid #000001"/>
    </style:style>
    <style:style style:name="Table83" style:family="table">
      <style:table-properties style:width="7.0896in" fo:margin-left="0in" fo:margin-top="0in" fo:margin-bottom="0in" table:align="left"/>
    </style:style>
    <style:style style:name="Table83.A" style:family="table-column">
      <style:table-column-properties style:column-width="7.0896in"/>
    </style:style>
    <style:style style:name="Table83.1" style:family="table-row">
      <style:table-row-properties fo:keep-together="always"/>
    </style:style>
    <style:style style:name="Table83.A1" style:family="table-cell">
      <style:table-cell-properties style:vertical-align="middle" fo:background-color="#eeeeff" fo:padding="0in" fo:border="0.5pt solid #000001">
        <style:background-image/>
      </style:table-cell-properties>
    </style:style>
    <style:style style:name="Table83.2" style:family="table-row">
      <style:table-row-properties fo:keep-together="auto"/>
    </style:style>
    <style:style style:name="Table83.A2" style:family="table-cell">
      <style:table-cell-properties style:vertical-align="middle" fo:padding="0in" fo:border="0.5pt solid #000001"/>
    </style:style>
    <style:style style:name="P1" style:family="paragraph" style:parent-style-name="Standard">
      <style:paragraph-properties fo:margin-top="0.111in" fo:margin-bottom="0in" style:contextual-spacing="false"/>
    </style:style>
    <style:style style:name="P2"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language="en" fo:country="US" fo:font-style="italic" style:font-size-asian="10pt" style:font-style-asian="italic"/>
    </style:style>
    <style:style style:name="P3" style:family="paragraph" style:parent-style-name="Standard">
      <style:paragraph-properties fo:margin-top="0.0236in" fo:margin-bottom="0.0236in" style:contextual-spacing="false" fo:text-align="start" style:justify-single-word="false" fo:orphans="2" fo:widows="2"/>
      <style:text-properties fo:color="#000000" style:font-name="Arial1" fo:font-size="10pt" fo:language="en" fo:country="US" fo:font-style="italic" style:font-size-asian="10pt" style:font-style-asian="italic"/>
    </style:style>
    <style:style style:name="P4" style:family="paragraph" style:parent-style-name="Standard">
      <style:paragraph-properties fo:margin-top="0.0236in" fo:margin-bottom="0.0236in" style:contextual-spacing="false" fo:text-align="start" style:justify-single-word="false"/>
      <style:text-properties fo:color="#000000" fo:font-size="10pt" fo:font-style="italic" style:font-size-asian="10pt" style:font-style-asian="italic" style:font-size-complex="10pt" style:font-style-complex="italic"/>
    </style:style>
    <style:style style:name="P5" style:family="paragraph" style:parent-style-name="Standard">
      <style:paragraph-properties fo:margin-top="0.0236in" fo:margin-bottom="0.0236in" style:contextual-spacing="false" fo:text-align="end" style:justify-single-word="false" fo:orphans="2" fo:widows="2"/>
    </style:style>
    <style:style style:name="P6" style:family="paragraph" style:parent-style-name="Standard">
      <style:paragraph-properties fo:padding="0in" fo:border-left="none" fo:border-right="none" fo:border-top="none" fo:border-bottom="0.06pt solid #000000"/>
      <style:text-properties fo:font-size="10pt" fo:font-style="italic" style:font-size-asian="10pt" style:font-style-asian="italic" style:font-size-complex="10pt" style:font-style-complex="italic"/>
    </style:style>
    <style:style style:name="P7" style:family="paragraph" style:parent-style-name="Standard">
      <style:paragraph-properties fo:margin-left="0in" fo:margin-right="0in" fo:margin-top="0.0236in" fo:margin-bottom="0.0236in" style:contextual-spacing="false"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 style:family="paragraph" style:parent-style-name="Standard">
      <style:paragraph-properties fo:margin-left="0in" fo:margin-right="0in" fo:orphans="2" fo:widows="2" fo:text-indent="0in" style:auto-text-indent="false" style:writing-mode="lr-tb"/>
      <style:text-properties style:font-name="Monaco" fo:font-size="10pt" style:font-name-asian="Monaco" style:font-size-asian="10pt" style:font-name-complex="Monaco" style:font-size-complex="10pt"/>
    </style:style>
    <style:style style:name="P9" style:family="paragraph" style:parent-style-name="Standard">
      <style:paragraph-properties fo:margin-left="0in" fo:margin-right="0in" fo:orphans="2" fo:widows="2" fo:text-indent="0in" style:auto-text-indent="false" style:writing-mode="lr-tb"/>
      <style:text-properties fo:color="#000000" style:font-name="Monaco" fo:font-size="10pt" style:font-name-asian="Monaco" style:font-size-asian="10pt" style:font-name-complex="Monaco" style:font-size-complex="10pt"/>
    </style:style>
    <style:style style:name="P10" style:family="paragraph" style:parent-style-name="Body">
      <style:paragraph-properties fo:margin-left="0in" fo:margin-right="0in" fo:orphans="2" fo:widows="2" fo:text-indent="0in" style:auto-text-indent="false" style:writing-mode="lr-tb"/>
    </style:style>
    <style:style style:name="P11" style:family="paragraph" style:parent-style-name="Body">
      <style:paragraph-properties fo:margin-left="0in" fo:margin-right="0in" fo:text-align="start" style:justify-single-word="false" fo:orphans="2" fo:widows="2" fo:text-indent="0in" style:auto-text-indent="false" style:writing-mode="lr-tb"/>
      <style:text-properties style:font-name="Monaco"/>
    </style:style>
    <style:style style:name="P12" style:family="paragraph" style:parent-style-name="Body">
      <style:paragraph-properties fo:margin-left="0in" fo:margin-right="0in" fo:orphans="2" fo:widows="2" fo:text-indent="0in" style:auto-text-indent="false" style:writing-mode="lr-tb"/>
      <style:text-properties style:font-name="Monaco"/>
    </style:style>
    <style:style style:name="P13" style:family="paragraph" style:parent-style-name="Body">
      <style:paragraph-properties fo:margin-left="0in" fo:margin-right="0in" fo:text-align="start" style:justify-single-word="false" fo:orphans="2" fo:widows="2" fo:text-indent="0in" style:auto-text-indent="false" style:writing-mode="lr-tb"/>
    </style:style>
    <style:style style:name="P14" style:family="paragraph" style:parent-style-name="Body">
      <style:paragraph-properties fo:margin-left="0in" fo:margin-right="0in" fo:orphans="2" fo:widows="2" fo:text-indent="0in" style:auto-text-indent="false" style:writing-mode="lr-tb"/>
      <style:text-properties fo:font-size="12pt" fo:font-style="normal" fo:font-weight="bold" style:font-size-asian="12pt" style:font-style-asian="normal" style:font-weight-asian="bold" style:font-size-complex="12pt" style:font-style-complex="normal" style:font-weight-complex="bold"/>
    </style:style>
    <style:style style:name="P15" style:family="paragraph" style:parent-style-name="Body">
      <style:paragraph-properties fo:margin-left="0in" fo:margin-right="0in" fo:orphans="2" fo:widows="2" fo:text-indent="0in" style:auto-text-indent="false" style:writing-mode="lr-tb"/>
      <style:text-properties fo:font-size="12pt" fo:font-weight="bold" style:font-size-asian="12pt" style:font-weight-asian="bold" style:font-size-complex="12pt" style:font-weight-complex="bold"/>
    </style:style>
    <style:style style:name="P16" style:family="paragraph" style:parent-style-name="Standard">
      <style:paragraph-properties fo:margin-left="0in" fo:margin-right="0in" fo:text-align="start" style:justify-single-word="false" fo:text-indent="0in" style:auto-text-indent="false" style:text-autospace="none"/>
      <style:text-properties style:font-name="Monaco" fo:font-size="10pt" style:font-name-asian="Monaco" style:font-size-asian="10pt" style:font-name-complex="Monaco" style:font-size-complex="10pt"/>
    </style:style>
    <style:style style:name="P17"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10pt" style:font-name-asian="Monaco" style:font-size-asian="10pt" style:font-name-complex="Monaco" style:font-size-complex="10pt"/>
    </style:style>
    <style:style style:name="P18" style:family="paragraph" style:parent-style-name="Abstract">
      <style:text-properties fo:language="en" fo:country="US" style:language-complex="ar" style:country-complex="SA"/>
    </style:style>
    <style:style style:name="P19" style:family="paragraph" style:parent-style-name="Abstract">
      <style:text-properties fo:font-size="16pt" fo:language="en" fo:country="US" fo:font-weight="bold" style:font-size-asian="16pt" style:font-weight-asian="bold" style:language-complex="ar" style:country-complex="SA"/>
    </style:style>
    <style:style style:name="P20" style:family="paragraph" style:parent-style-name="Body">
      <style:text-properties fo:language="en" fo:country="US" style:language-complex="ar" style:country-complex="SA"/>
    </style:style>
    <style:style style:name="P21" style:family="paragraph" style:parent-style-name="Body">
      <style:paragraph-properties fo:text-align="start" style:justify-single-word="false"/>
      <style:text-properties fo:language="en" fo:country="US" style:language-complex="ar" style:country-complex="SA"/>
    </style:style>
    <style:style style:name="P22" style:family="paragraph" style:parent-style-name="Body">
      <style:paragraph-properties fo:text-align="start" style:justify-single-word="false"/>
      <style:text-properties style:font-name="Monaco" fo:language="en" fo:country="US" style:language-complex="ar" style:country-complex="SA"/>
    </style:style>
    <style:style style:name="P23" style:family="paragraph" style:parent-style-name="Body">
      <style:text-properties fo:color="#ff0000" fo:font-size="10pt" fo:language="en" fo:country="US" style:font-name-asian="Times New Roman" style:font-size-asian="10pt" style:font-name-complex="Times New Roman" style:font-size-complex="10pt" style:language-complex="ar" style:country-complex="SA"/>
    </style:style>
    <style:style style:name="P24" style:family="paragraph" style:parent-style-name="CellBody">
      <style:paragraph-properties fo:keep-with-next="always" style:snap-to-layout-grid="false"/>
      <style:text-properties fo:language="en" fo:country="US" style:language-complex="ar" style:country-complex="SA"/>
    </style:style>
    <style:style style:name="P2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6" style:family="paragraph" style:parent-style-name="Document_20_Title">
      <style:text-properties fo:language="en" fo:country="US" style:language-complex="ar" style:country-complex="SA"/>
    </style:style>
    <style:style style:name="P27" style:family="paragraph" style:parent-style-name="CellBody">
      <style:text-properties fo:language="en" fo:country="US" style:language-complex="ar" style:country-complex="SA"/>
    </style:style>
    <style:style style:name="P28" style:family="paragraph" style:parent-style-name="CellBody">
      <style:paragraph-properties style:snap-to-layout-grid="false"/>
      <style:text-properties fo:language="en" fo:country="US" style:language-complex="ar" style:country-complex="SA"/>
    </style:style>
    <style:style style:name="P29" style:family="paragraph" style:parent-style-name="CellBody">
      <style:paragraph-properties style:snap-to-layout-grid="false"/>
      <style:text-properties fo:language="en" fo:country="US" officeooo:rsid="00078181" officeooo:paragraph-rsid="00078181" style:language-complex="ar" style:country-complex="SA"/>
    </style:style>
    <style:style style:name="P30" style:family="paragraph" style:parent-style-name="CellBody">
      <style:text-properties fo:language="en" fo:country="US" officeooo:rsid="00078181" officeooo:paragraph-rsid="00078181" style:language-complex="ar" style:country-complex="SA"/>
    </style:style>
    <style:style style:name="P31" style:family="paragraph" style:parent-style-name="Standard">
      <style:text-properties fo:language="en" fo:country="US" style:language-complex="ar" style:country-complex="SA"/>
    </style:style>
    <style:style style:name="P32" style:family="paragraph" style:parent-style-name="Table_20_Contents">
      <style:text-properties fo:font-style="italic" fo:font-weight="bold" style:font-style-asian="italic" style:font-weight-asian="bold" style:font-style-complex="italic" style:font-weight-complex="bold"/>
    </style:style>
    <style:style style:name="P33" style:family="paragraph" style:parent-style-name="Heading_20_2">
      <style:text-properties fo:language="en" fo:country="US" style:language-complex="ar" style:country-complex="SA"/>
    </style:style>
    <style:style style:name="P34" style:family="paragraph" style:parent-style-name="Heading_20_2">
      <style:text-properties fo:language="en" fo:country="US" officeooo:rsid="0021c380" officeooo:paragraph-rsid="000e8e54" style:language-complex="ar" style:country-complex="SA"/>
    </style:style>
    <style:style style:name="P35" style:family="paragraph" style:parent-style-name="Heading_20_2">
      <style:text-properties fo:language="en" fo:country="US" officeooo:rsid="001febee" officeooo:paragraph-rsid="000e8e54" style:language-complex="ar" style:country-complex="SA"/>
    </style:style>
    <style:style style:name="P36"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37" style:family="paragraph" style:parent-style-name="Definition_20_Term">
      <style:text-properties fo:language="en" fo:country="US" style:language-complex="ar" style:country-complex="SA"/>
    </style:style>
    <style:style style:name="P38" style:family="paragraph" style:parent-style-name="Body" style:list-style-name="L1">
      <style:text-properties fo:language="en" fo:country="US" style:language-complex="ar" style:country-complex="SA"/>
    </style:style>
    <style:style style:name="P39" style:family="paragraph" style:parent-style-name="Body">
      <style:text-properties fo:language="en" fo:country="US" officeooo:rsid="001febee" officeooo:paragraph-rsid="000e8e54" style:language-complex="ar" style:country-complex="SA"/>
    </style:style>
    <style:style style:name="P40" style:family="paragraph" style:parent-style-name="Body">
      <style:paragraph-properties fo:text-align="start" style:justify-single-word="false"/>
      <style:text-properties fo:font-size="12pt" fo:language="en" fo:country="US" fo:font-weight="bold" officeooo:rsid="001febee" officeooo:paragraph-rsid="000e8e54" style:font-size-asian="12pt" style:font-weight-asian="bold" style:font-size-complex="12pt" style:language-complex="ar" style:country-complex="SA"/>
    </style:style>
    <style:style style:name="P41" style:family="paragraph" style:parent-style-name="Body">
      <style:text-properties officeooo:paragraph-rsid="000e8e54"/>
    </style:style>
    <style:style style:name="P42"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43"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44" style:family="paragraph" style:parent-style-name="Standard">
      <style:paragraph-properties fo:text-align="start" style:justify-single-word="false" fo:orphans="2" fo:widows="2"/>
    </style:style>
    <style:style style:name="P45" style:family="paragraph" style:parent-style-name="Standard">
      <style:paragraph-properties fo:keep-together="always"/>
    </style:style>
    <style:style style:name="P46" style:family="paragraph" style:parent-style-name="Standard">
      <style:paragraph-properties fo:line-height="0.1846in"/>
      <style:text-properties style:font-name="Arial1" fo:language="en" fo:country="US"/>
    </style:style>
    <style:style style:name="P47" style:family="paragraph" style:parent-style-name="Standard">
      <style:paragraph-properties fo:line-height="0.0008in"/>
      <style:text-properties style:font-name="Arial1" fo:language="en" fo:country="US"/>
    </style:style>
    <style:style style:name="P48" style:family="paragraph" style:parent-style-name="Standard">
      <style:paragraph-properties fo:line-height="0.0008in" fo:keep-together="always"/>
      <style:text-properties style:font-name="Arial1" fo:language="en" fo:country="US"/>
    </style:style>
    <style:style style:name="P49" style:family="paragraph" style:parent-style-name="Standard">
      <style:paragraph-properties fo:text-align="end" style:justify-single-word="false" fo:orphans="2" fo:widows="2"/>
    </style:style>
    <style:style style:name="P50" style:family="paragraph" style:parent-style-name="Standard">
      <style:text-properties style:font-name="Arial" fo:font-size="9pt" fo:language="en" fo:country="US" officeooo:paragraph-rsid="000e8e54" style:font-size-asian="9pt" style:font-size-complex="9pt" style:language-complex="ar" style:country-complex="SA"/>
    </style:style>
    <style:style style:name="P51" style:family="paragraph" style:parent-style-name="Standard">
      <style:text-properties style:font-name="Arial" fo:language="en" fo:country="US" officeooo:rsid="001febee" officeooo:paragraph-rsid="000e8e54" style:language-complex="ar" style:country-complex="SA"/>
    </style:style>
    <style:style style:name="P52" style:family="paragraph" style:parent-style-name="Standard">
      <style:text-properties style:font-name="Arial" fo:language="en" fo:country="US" officeooo:paragraph-rsid="000e8e54" style:language-complex="ar" style:country-complex="SA"/>
    </style:style>
    <style:style style:name="P53" style:family="paragraph" style:parent-style-name="Standard" style:master-page-name="Standard">
      <style:paragraph-properties style:page-number="auto"/>
    </style:style>
    <style:style style:name="P54" style:family="paragraph" style:parent-style-name="Standard">
      <style:paragraph-properties fo:margin-top="0.0374in" fo:margin-bottom="0.0374in" style:contextual-spacing="false" fo:text-align="center" style:justify-single-word="false" fo:orphans="2" fo:widows="2"/>
    </style:style>
    <style:style style:name="P55" style:family="paragraph" style:parent-style-name="Standard">
      <style:paragraph-properties fo:margin-top="0.0374in" fo:margin-bottom="0.0374in" style:contextual-spacing="false" fo:text-align="start" style:justify-single-word="false" fo:orphans="2" fo:widows="2"/>
    </style:style>
    <style:style style:name="P56" style:family="paragraph" style:parent-style-name="Standard" style:master-page-name="Converted1">
      <style:paragraph-properties style:page-number="auto"/>
    </style:style>
    <style:style style:name="P57" style:family="paragraph" style:parent-style-name="Standard">
      <style:paragraph-properties fo:margin-top="0.1945in" fo:margin-bottom="0in" style:contextual-spacing="false"/>
    </style:style>
    <style:style style:name="P58" style:family="paragraph" style:parent-style-name="Standard">
      <style:paragraph-properties fo:margin-top="0in" fo:margin-bottom="0.1665in" style:contextual-spacing="false"/>
    </style:style>
    <style:style style:name="P59" style:family="paragraph" style:parent-style-name="Standard" style:master-page-name="Converted2">
      <style:paragraph-properties style:page-number="auto"/>
    </style:style>
    <style:style style:name="P60" style:family="paragraph" style:parent-style-name="Standard">
      <style:paragraph-properties fo:margin-left="0in" fo:margin-right="0in" fo:margin-top="0.028in" fo:margin-bottom="0.0319in" style:contextual-spacing="false" fo:text-align="start" style:justify-single-word="false" fo:orphans="2" fo:widows="2" fo:text-indent="0.4165in" style:auto-text-indent="false"/>
    </style:style>
    <style:style style:name="P61" style:family="paragraph" style:parent-style-name="Standard">
      <style:paragraph-properties fo:margin-left="0in" fo:margin-right="0in" fo:text-align="start" style:justify-single-word="false" fo:orphans="2" fo:widows="2" fo:text-indent="0.4165in" style:auto-text-indent="false"/>
    </style:style>
    <style:style style:name="P62" style:family="paragraph" style:parent-style-name="Standard">
      <style:paragraph-properties fo:margin-left="0in" fo:margin-right="0in" fo:margin-top="0.0319in" fo:margin-bottom="0.0319in" style:contextual-spacing="false" fo:text-align="center" style:justify-single-word="false" fo:orphans="2" fo:widows="2" fo:text-indent="0.4165in" style:auto-text-indent="false"/>
    </style:style>
    <style:style style:name="P63" style:family="paragraph" style:parent-style-name="Standard">
      <style:paragraph-properties fo:margin-left="0.5in" fo:margin-right="0in" fo:text-indent="0in" style:auto-text-indent="false"/>
    </style:style>
    <style:style style:name="P64" style:family="paragraph" style:parent-style-name="Standard">
      <style:paragraph-properties fo:margin-left="0.5in" fo:margin-right="0in" fo:margin-top="0in" fo:margin-bottom="0.1945in" style:contextual-spacing="false" fo:text-indent="0in" style:auto-text-indent="false"/>
    </style:style>
    <style:style style:name="P65" style:family="paragraph" style:parent-style-name="Standard">
      <style:paragraph-properties fo:margin-left="1in" fo:margin-right="0in" fo:text-indent="0in" style:auto-text-indent="false"/>
    </style:style>
    <style:style style:name="P66" style:family="paragraph" style:parent-style-name="Standard" style:master-page-name="Converted3">
      <style:paragraph-properties fo:margin-left="1in" fo:margin-right="0in" fo:text-indent="0in" style:auto-text-indent="false" style:page-number="auto"/>
    </style:style>
    <style:style style:name="P67" style:family="paragraph" style:parent-style-name="Standard" style:master-page-name="Converted4">
      <style:paragraph-properties style:page-number="auto"/>
    </style:style>
    <style:style style:name="P68" style:family="paragraph" style:parent-style-name="Standard">
      <style:paragraph-properties fo:line-height="0.0008in" fo:padding="0in" fo:border-left="none" fo:border-right="none" fo:border-top="1.5pt solid #808080" fo:border-bottom="none"/>
      <style:text-properties style:font-name="Arial1" fo:language="en" fo:country="US"/>
    </style:style>
    <style:style style:name="P69" style:family="paragraph" style:parent-style-name="Standard">
      <style:paragraph-properties fo:line-height="0.0008in" fo:keep-together="always" fo:padding="0in" fo:border-left="none" fo:border-right="none" fo:border-top="1.5pt solid #808080" fo:border-bottom="none"/>
      <style:text-properties style:font-name="Arial1" fo:language="en" fo:country="US"/>
    </style:style>
    <style:style style:name="P70" style:family="paragraph" style:parent-style-name="Standard">
      <style:paragraph-properties fo:line-height="0.0008in" fo:padding="0in" fo:border-left="none" fo:border-right="none" fo:border-top="1.5pt solid #808080" fo:border-bottom="none"/>
    </style:style>
    <style:style style:name="P71" style:family="paragraph" style:parent-style-name="Standard" style:master-page-name="Converted5">
      <style:paragraph-properties fo:keep-together="always" style:page-number="auto"/>
    </style:style>
    <style:style style:name="P72" style:family="paragraph" style:parent-style-name="Standard" style:master-page-name="Converted6">
      <style:paragraph-properties fo:keep-together="always" style:page-number="auto"/>
    </style:style>
    <style:style style:name="P73" style:family="paragraph" style:parent-style-name="Standard" style:master-page-name="Converted7">
      <style:paragraph-properties fo:keep-together="always" style:page-number="auto"/>
    </style:style>
    <style:style style:name="P74" style:family="paragraph" style:parent-style-name="Standard" style:master-page-name="Converted8">
      <style:paragraph-properties style:page-number="auto"/>
    </style:style>
    <style:style style:name="P75" style:family="paragraph" style:parent-style-name="Standard" style:master-page-name="Converted9">
      <style:paragraph-properties fo:keep-together="always" style:page-number="auto"/>
    </style:style>
    <style:style style:name="P76" style:family="paragraph" style:parent-style-name="Standard" style:master-page-name="Converted10">
      <style:paragraph-properties fo:keep-together="always" style:page-number="auto"/>
    </style:style>
    <style:style style:name="P77" style:family="paragraph" style:parent-style-name="Standard" style:master-page-name="Converted11">
      <style:paragraph-properties style:page-number="auto"/>
    </style:style>
    <style:style style:name="P78" style:family="paragraph" style:parent-style-name="Standard" style:master-page-name="Converted12">
      <style:paragraph-properties fo:keep-together="always" style:page-number="auto"/>
    </style:style>
    <style:style style:name="P79" style:family="paragraph" style:parent-style-name="Standard" style:master-page-name="Converted13">
      <style:paragraph-properties fo:keep-together="always" style:page-number="auto"/>
    </style:style>
    <style:style style:name="P80" style:family="paragraph" style:parent-style-name="Standard" style:master-page-name="Converted14">
      <style:paragraph-properties fo:keep-together="always" style:page-number="auto"/>
    </style:style>
    <style:style style:name="P81" style:family="paragraph" style:parent-style-name="Standard" style:master-page-name="Converted15">
      <style:paragraph-properties fo:keep-together="always" style:page-number="auto"/>
    </style:style>
    <style:style style:name="P82" style:family="paragraph" style:parent-style-name="Standard" style:master-page-name="Converted16">
      <style:paragraph-properties fo:keep-together="always" style:page-number="auto"/>
    </style:style>
    <style:style style:name="P83" style:family="paragraph" style:parent-style-name="Standard" style:master-page-name="Converted17">
      <style:paragraph-properties style:page-number="auto"/>
    </style:style>
    <style:style style:name="P84" style:family="paragraph" style:parent-style-name="Standard" style:master-page-name="Converted18">
      <style:paragraph-properties fo:keep-together="always" style:page-number="auto"/>
    </style:style>
    <style:style style:name="P85" style:family="paragraph" style:parent-style-name="Standard" style:master-page-name="Converted19">
      <style:paragraph-properties fo:keep-together="always" style:page-number="auto"/>
    </style:style>
    <style:style style:name="P86" style:family="paragraph" style:parent-style-name="Standard" style:master-page-name="Converted20">
      <style:paragraph-properties fo:keep-together="always" style:page-number="auto"/>
    </style:style>
    <style:style style:name="P87" style:family="paragraph" style:parent-style-name="Standard" style:master-page-name="Converted21">
      <style:paragraph-properties fo:keep-together="always" style:page-number="auto"/>
    </style:style>
    <style:style style:name="P88" style:family="paragraph" style:parent-style-name="Standard">
      <style:paragraph-properties fo:margin-top="0.0319in" fo:margin-bottom="0.0319in" style:contextual-spacing="false" fo:text-align="center" style:justify-single-word="false" fo:orphans="2" fo:widows="2"/>
    </style:style>
    <style:style style:name="P89" style:family="paragraph" style:parent-style-name="Standard">
      <style:paragraph-properties fo:margin-top="0.0319in" fo:margin-bottom="0.0319in" style:contextual-spacing="false" fo:text-align="end" style:justify-single-word="false" fo:orphans="2" fo:widows="2"/>
    </style:style>
    <style:style style:name="P90" style:family="paragraph" style:parent-style-name="Standard">
      <style:paragraph-properties fo:margin-top="0.0319in" fo:margin-bottom="0in" style:contextual-spacing="false" fo:text-align="start" style:justify-single-word="false" fo:orphans="2" fo:widows="2"/>
    </style:style>
    <style:style style:name="P91" style:family="paragraph" style:parent-style-name="Standard">
      <style:paragraph-properties fo:padding-left="0in" fo:padding-right="0in" fo:padding-top="0.028in" fo:padding-bottom="0in" fo:border-left="none" fo:border-right="none" fo:border-top="0.51pt solid #808080" fo:border-bottom="none"/>
    </style:style>
    <style:style style:name="P92" style:family="paragraph" style:parent-style-name="Heading_20_1">
      <style:text-properties fo:language="en" fo:country="US" style:language-complex="ar" style:country-complex="SA"/>
    </style:style>
    <style:style style:name="P93" style:family="paragraph" style:parent-style-name="Heading_20_1">
      <style:paragraph-properties fo:break-before="page"/>
      <style:text-properties fo:language="en" fo:country="US" style:language-complex="ar" style:country-complex="SA"/>
    </style:style>
    <style:style style:name="P94"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T1" style:family="text">
      <style:text-properties officeooo:rsid="00074bcb"/>
    </style:style>
    <style:style style:name="T2" style:family="text">
      <style:text-properties fo:color="#000000"/>
    </style:style>
    <style:style style:name="T3" style:family="text">
      <style:text-properties fo:color="#000000" style:font-name="Arial1" fo:font-size="10pt" fo:language="en" fo:country="US" fo:font-style="italic" style:font-size-asian="10pt" style:font-style-asian="italic"/>
    </style:style>
    <style:style style:name="T4" style:family="text">
      <style:text-properties fo:color="#000000" fo:language="en" fo:country="US" style:language-complex="ar" style:country-complex="SA"/>
    </style:style>
    <style:style style:name="T5" style:family="text">
      <style:text-properties fo:color="#000000" style:font-name="Arial1" fo:font-size="9pt" fo:language="en" fo:country="US" style:font-size-asian="9pt"/>
    </style:style>
    <style:style style:name="T6" style:family="text">
      <style:text-properties fo:color="#000000" style:font-name="Arial1" fo:font-size="9pt" fo:language="en" fo:country="US" fo:font-style="italic" fo:font-weight="bold" style:font-size-asian="9pt" style:font-style-asian="italic" style:font-weight-asian="bold"/>
    </style:style>
    <style:style style:name="T7" style:family="text">
      <style:text-properties fo:color="#000000" style:font-name="Arial1" fo:font-size="12pt" fo:language="en" fo:country="US" fo:font-weight="bold" style:font-size-asian="12pt" style:font-weight-asian="bold"/>
    </style:style>
    <style:style style:name="T8" style:family="text">
      <style:text-properties fo:color="#000000" style:font-name="Arial1" fo:font-size="10pt" fo:language="en" fo:country="US" style:font-size-asian="10pt"/>
    </style:style>
    <style:style style:name="T9" style:family="text">
      <style:text-properties fo:color="#000000" style:font-name="Arial1" fo:font-size="10pt" fo:language="en" fo:country="US" style:text-underline-style="none" style:font-size-asian="10pt"/>
    </style:style>
    <style:style style:name="T10" style:family="text">
      <style:text-properties fo:color="#000000" style:font-name="Arial1" fo:font-size="10pt" fo:language="en" fo:country="US" fo:font-weight="bold" style:font-size-asian="10pt" style:font-weight-asian="bold"/>
    </style:style>
    <style:style style:name="T11" style:family="text">
      <style:text-properties fo:color="#000000" style:font-name="Arial1" fo:language="en" fo:country="US"/>
    </style:style>
    <style:style style:name="T12" style:family="text">
      <style:text-properties fo:color="#000000" style:font-name="Courier New2" fo:font-size="9pt" fo:language="en" fo:country="US" style:font-size-asian="9pt"/>
    </style:style>
    <style:style style:name="T13" style:family="text">
      <style:text-properties fo:color="#000000" style:font-name="Courier New2" fo:font-size="9pt" fo:language="en" fo:country="US" style:text-underline-style="none" fo:font-weight="normal" style:font-size-asian="9pt" style:font-weight-asian="normal"/>
    </style:style>
    <style:style style:name="T14" style:family="text">
      <style:text-properties fo:color="#000000" style:font-name="Courier New2" fo:font-size="9pt" fo:language="en" fo:country="US" style:text-underline-style="none" style:font-size-asian="9pt"/>
    </style:style>
    <style:style style:name="T15" style:family="text">
      <style:text-properties fo:color="#000000" style:font-name="Courier New2" fo:font-size="9pt" fo:language="en" fo:country="US" fo:font-weight="normal" style:font-size-asian="9pt" style:font-weight-asian="normal"/>
    </style:style>
    <style:style style:name="T16" style:family="text">
      <style:text-properties fo:color="#000000" style:font-name="Courier New2" fo:font-size="7pt" fo:language="en" fo:country="US" style:font-size-asian="7pt"/>
    </style:style>
    <style:style style:name="T17" style:family="text">
      <style:text-properties fo:color="#000000" style:font-name="Courier New2" fo:font-size="7pt" fo:language="en" fo:country="US" style:text-underline-style="none" style:font-size-asian="7pt"/>
    </style:style>
    <style:style style:name="T18" style:family="text">
      <style:text-properties style:font-name="Monaco"/>
    </style:style>
    <style:style style:name="T19" style:family="text">
      <style:text-properties style:font-name="Monaco" fo:language="en" fo:country="US" style:language-complex="ar" style:country-complex="SA"/>
    </style:style>
    <style:style style:name="T20" style:family="text">
      <style:text-properties fo:language="en" fo:country="US" style:language-complex="ar" style:country-complex="SA"/>
    </style:style>
    <style:style style:name="T21" style:family="text">
      <style:text-properties fo:language="en" fo:country="US" officeooo:rsid="001febee" style:language-complex="ar" style:country-complex="SA"/>
    </style:style>
    <style:style style:name="T22" style:family="text">
      <style:text-properties fo:font-size="14pt" fo:font-weight="normal" style:font-size-asian="14pt" style:font-weight-asian="normal"/>
    </style:style>
    <style:style style:name="T23" style:family="text">
      <style:text-properties fo:font-size="14pt" fo:font-weight="normal" officeooo:rsid="00074bcb" style:font-size-asian="14pt" style:font-weight-asian="normal"/>
    </style:style>
    <style:style style:name="T24"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25" style:family="text">
      <style:text-properties style:font-name="Courier New"/>
    </style:style>
    <style:style style:name="T26" style:family="text">
      <style:text-properties fo:color="#0000ff" style:font-name="Arial1" fo:font-size="10pt" fo:language="en" fo:country="US" style:text-underline-style="solid" style:text-underline-width="auto" style:text-underline-color="font-color" fo:font-weight="bold" style:font-size-asian="10pt" style:font-weight-asian="bold"/>
    </style:style>
    <style:style style:name="T27" style:family="text">
      <style:text-properties fo:color="#0000ff" style:font-name="Arial1" fo:font-size="10pt" fo:language="en" fo:country="US" style:text-underline-style="solid" style:text-underline-width="auto" style:text-underline-color="font-color" style:font-size-asian="10pt"/>
    </style:style>
    <style:style style:name="T28" style:family="text">
      <style:text-properties fo:color="#0000ff" style:font-name="Arial1" fo:font-size="9pt" fo:language="en" fo:country="US" style:text-underline-style="solid" style:text-underline-width="auto" style:text-underline-color="font-color" style:font-size-asian="9pt"/>
    </style:style>
    <style:style style:name="T29" style:family="text">
      <style:text-properties fo:color="#0000ff" style:font-name="Courier New2" fo:font-size="9pt" fo:language="en" fo:country="US" style:text-underline-style="solid" style:text-underline-width="auto" style:text-underline-color="font-color" fo:font-weight="bold" style:font-size-asian="9pt" style:font-weight-asian="bold"/>
    </style:style>
    <style:style style:name="T30" style:family="text">
      <style:text-properties fo:color="#0000ff" style:font-name="Courier New2" fo:font-size="9pt" fo:language="en" fo:country="US" style:text-underline-style="solid" style:text-underline-width="auto" style:text-underline-color="font-color" style:font-size-asian="9pt"/>
    </style:style>
    <style:style style:name="T31" style:family="text">
      <style:text-properties fo:color="#0000ff" style:font-name="Courier New2" fo:font-size="7pt" fo:language="en" fo:country="US" style:text-underline-style="solid" style:text-underline-width="auto" style:text-underline-color="font-color" style:font-size-asian="7pt"/>
    </style:style>
    <style:style style:name="T32" style:family="text">
      <style:text-properties fo:color="#0000ff" style:font-name="Verdana" fo:font-size="7pt" fo:language="en" fo:country="US" style:text-underline-style="solid" style:text-underline-width="auto" style:text-underline-color="font-color" style:font-size-asian="7pt"/>
    </style:style>
    <style:style style:name="T33" style:family="text">
      <style:text-properties fo:color="#808080" style:font-name="Verdana" fo:font-size="7pt" fo:language="en" fo:country="US" style:font-size-asian="7pt"/>
    </style:style>
    <style:style style:name="T34" style:family="text">
      <style:text-properties fo:color="#808080" style:font-name="Verdana" fo:font-size="7pt" fo:language="en" fo:country="US" style:text-underline-style="none" style:font-size-asian="7pt"/>
    </style:style>
    <style:style style:name="T35" style:family="text">
      <style:text-properties style:text-position="super 58%"/>
    </style:style>
    <style:style style:name="T36" style:family="text">
      <style:text-properties fo:color="#7f0055" fo:font-weight="bold" style:font-weight-asian="bold" style:font-weight-complex="bold"/>
    </style:style>
    <style:style style:name="T37" style:family="text">
      <style:text-properties fo:color="#0000c0" style:font-name="Arial" fo:font-size="10pt" fo:font-style="normal" style:text-underline-style="none" fo:font-weight="normal" style:font-name-asian="Monaco" style:font-size-asian="10pt" style:font-style-asian="normal" style:font-weight-asian="normal" style:font-name-complex="Monaco" style:font-size-complex="10pt" style:font-style-complex="normal" style:font-weight-complex="normal"/>
    </style:style>
    <style:style style:name="T38" style:family="text">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T39" style:family="text">
      <style:text-properties style:font-name="Arial1" fo:language="en" fo:country="US"/>
    </style:style>
    <style:style style:name="T40" style:family="text">
      <style:text-properties officeooo:rsid="000e8e5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fo:background-color="#ffffff" style:background-transparency="100%" draw:ole-draw-aspect="1">
        <style:background-image/>
      </style:graphic-properties>
    </style:style>
    <style:style style:name="fr5"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39in" fo:text-indent="-0.25in" fo:margin-left="0.5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9in" fo:text-indent="-0.25in" fo:margin-left="0.7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9in" fo:text-indent="-0.25in" fo:margin-left="1.0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in" fo:text-indent="-0.25in" fo:margin-left="1.2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9in" fo:text-indent="-0.25in" fo:margin-left="1.5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9in" fo:text-indent="-0.25in" fo:margin-left="1.7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9in" fo:text-indent="-0.25in" fo:margin-left="2.0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9in" fo:text-indent="-0.25in" fo:margin-left="2.2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9in" fo:text-indent="-0.25in" fo:margin-left="2.5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9in" fo:text-indent="-0.25in" fo:margin-left="2.789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2" draw:name="graphics3" text:anchor-type="paragraph" svg:width="7in" svg:height="3.1075in" draw:z-index="0"><draw:image xlink:href="Pictures/1000020100000427000001D8328612BC.png" xlink:type="simple" xlink:show="embed" xlink:actuate="onLoad"/></draw:frame></text:p>
      <text:p text:style-name="P26"><text:user-defined style:data-style-name="N0" text:name="RFC Title">RFC 185 Data Transfer Objects</text:user-defined></text:p>
      <text:p text:style-name="P26"><text:span text:style-name="T23">Final</text:span><text:span text:style-name="T22"><text:line-break/><text:line-break/></text:span><text:span text:style-name="T22"><text:page-count style:num-format="1">43</text:page-count></text:span><text:span text:style-name="T22"> Pages</text:span></text:p>
      <text:p text:style-name="P19">Abstract</text:p>
      <text:p text:style-name="P18">Define a set of data-only objects to represent runtime objects. The types will have limited behavior to support easy serialization and use by management agents to communicate with external systems.</text:p>
      <text:h text:style-name="P93" text:outline-level="1" text:restart-numbering="true" text:start-value="-1">Document Information</text:h>
      <text:h text:style-name="P34" text:outline-level="2">License</text:h>
      <text:p text:style-name="P40">DISTRIBUTION AND FEEDBACK LICENSE, Version 2.0</text:p>
      <text:p text:style-name="P5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50"/>
      <text:p text:style-name="P5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50"/>
      <text:p text:style-name="P5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50">NEITHER THE OSGi ALLIANCE NOR ANY THIRD PARTY WILL BE LIABLE FOR ANY DIRECT, INDIRECT, SPECIAL, INCIDENTAL OR CONSEQUENTIAL DAMAGES ARISING OUT OF OR RELATING TO ANY USE OR DISTRIBUTION OF THE DISTRIBUTION. </text:p>
      <text:p text:style-name="P50"/>
      <text:p text:style-name="P5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50"/>
      <text:p text:style-name="P5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50"/>
      <text:p text:style-name="P5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52"/>
      <text:p text:style-name="P51">I HEREBY ACKNOWLEDGE AND AGREE TO THE TERMS AND CONDITIONS DELINEATED ABOVE.</text:p>
      <text:h text:style-name="P35" text:outline-level="2">Trademarks</text:h>
      <text:p text:style-name="P3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5" text:outline-level="2">Feedback</text:h>
      <text:p text:style-name="P41"><text:span text:style-name="T21">This document can be downloaded from the OSGi Alliance design repository at </text:span><text:a xlink:type="simple" xlink:href="https://github.com/osgi/design"><text:span text:style-name="T21">https://github.com/osgi/design</text:span></text:a><text:span text:style-name="T21"> The public can provide feedback about this document by opening a bug at https://www.osgi.org/bugzilla/.</text:span></text:p>
      <text:h text:style-name="P3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94">0 Document Information<text:tab/>2</text:p>
          <text:p text:style-name="P43">0.1 License<text:tab/>2</text:p>
          <text:p text:style-name="P43">0.2 Trademarks<text:tab/>3</text:p>
          <text:p text:style-name="P43">0.3 Feedback<text:tab/>3</text:p>
          <text:p text:style-name="P43">0.4 Table of Contents<text:tab/>3</text:p>
          <text:p text:style-name="P43">0.5 Terminology and Document Conventions<text:tab/>4</text:p>
          <text:p text:style-name="P43">0.6 Revision History<text:tab/>4</text:p>
          <text:p text:style-name="P94">1 Introduction<text:tab/>5</text:p>
          <text:p text:style-name="P94">2 Application Domain<text:tab/>5</text:p>
          <text:p text:style-name="P94">3 Problem Description<text:tab/>6</text:p>
          <text:p text:style-name="P94">4 Requirements<text:tab/>6</text:p>
          <text:p text:style-name="P94">5 Technical Solution<text:tab/>7</text:p>
          <text:p text:style-name="P43">5.1 Data Transfer Object Design<text:tab/>7</text:p>
          <text:p text:style-name="P42">5.1.1 DTO Naming Conventions<text:tab/>7</text:p>
          <text:p text:style-name="P42">5.1.2 Core DTOs<text:tab/>7</text:p>
          <text:p text:style-name="P43">5.2 Obtaining Data Transfer Objects<text:tab/>9</text:p>
          <text:p text:style-name="P42">5.2.1 Core DTOs<text:tab/>9</text:p>
          <text:p text:style-name="P43">5.3 Examples of DTO usage<text:tab/>10</text:p>
          <text:p text:style-name="P42">5.3.1 REST<text:tab/>10</text:p>
          <text:p text:style-name="P42">5.3.2 JMX<text:tab/>10</text:p>
          <text:p text:style-name="P42"><text:soft-page-break/>5.3.3 Residential DMT<text:tab/>11</text:p>
          <text:p text:style-name="P94">6 Javadoc<text:tab/>11</text:p>
          <text:p text:style-name="P94">7 Considered Alternatives<text:tab/>42</text:p>
          <text:p text:style-name="P43">7.1 Compendium DTOs<text:tab/>42</text:p>
          <text:p text:style-name="P94">8 Security Considerations<text:tab/>42</text:p>
          <text:p text:style-name="P94">9 Document Support<text:tab/>43</text:p>
          <text:p text:style-name="P43">9.1 References<text:tab/>43</text:p>
          <text:p text:style-name="P43">9.2 Author’s Address<text:tab/>43</text:p>
          <text:p text:style-name="P43">9.3 Acronyms and Abbreviations<text:tab/>43</text:p>
          <text:p text:style-name="P43">9.4 End of Document<text:tab/>43</text:p>
        </text:index-body>
      </text:table-of-content>
      <text:p text:style-name="P20"/>
      <text:h text:style-name="P33" text:outline-level="2">Terminology and Document Conventions</text:h>
      <text:p text:style-name="P20">The key words "MUST", "MUST NOT", "REQUIRED", "SHALL", "SHALL NOT", "SHOULD", "SHOULD NOT", "RECOMMENDED", "NOT RECOMMENDED", "MAY" and "OPTIONAL" in this document are to be interpreted as described in <text:bookmark-ref text:reference-format="chapter" text:ref-name="_Ref493020620">9.1</text:bookmark-ref>.</text:p>
      <text:p text:style-name="P20"><text:span text:style-name="T25">Source code is shown in this typeface</text:span>.</text:p>
      <text:h text:style-name="P33" text:outline-level="2">Revision History</text:h>
      <text:p text:style-name="P20">The last named individual in this history is currently responsible for this document.</text:p>
      <text:p text:style-name="P20"/>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5">Revision</text:p>
            </table:table-cell>
            <table:table-cell table:style-name="Table1.A1" office:value-type="string">
              <text:p text:style-name="P25">Date</text:p>
            </table:table-cell>
            <table:table-cell table:style-name="Table1.C1" office:value-type="string">
              <text:p text:style-name="P25">Comments</text:p>
            </table:table-cell>
          </table:table-row>
        </table:table-header-rows>
        <table:table-row table:style-name="Table1.2">
          <table:table-cell table:style-name="Table1.A1" office:value-type="string">
            <text:p text:style-name="P28">Initial</text:p>
          </table:table-cell>
          <table:table-cell table:style-name="Table1.A1" office:value-type="string">
            <text:p text:style-name="P27">9 Jun 2012</text:p>
          </table:table-cell>
          <table:table-cell table:style-name="Table1.C1" office:value-type="string">
            <text:p text:style-name="P27">Initial draft.</text:p>
          </table:table-cell>
        </table:table-row>
        <table:table-row table:style-name="Table1.2">
          <table:table-cell table:style-name="Table1.A3" office:value-type="string">
            <text:p text:style-name="P28">2<text:span text:style-name="T35">nd</text:span> draft</text:p>
          </table:table-cell>
          <table:table-cell table:style-name="Table1.A3" office:value-type="string">
            <text:p text:style-name="P27">13 Jun 2012</text:p>
          </table:table-cell>
          <table:table-cell table:style-name="Table1.C3" office:value-type="string">
            <text:p text:style-name="P27">Updated after CPEG f2f in NYC</text:p>
          </table:table-cell>
        </table:table-row>
        <table:table-row table:style-name="Table1.2">
          <table:table-cell table:style-name="Table1.A3" office:value-type="string">
            <text:p text:style-name="P28">3<text:span text:style-name="T35">rd</text:span> draft</text:p>
          </table:table-cell>
          <table:table-cell table:style-name="Table1.A3" office:value-type="string">
            <text:p text:style-name="P27">11 Sep 2012</text:p>
          </table:table-cell>
          <table:table-cell table:style-name="Table1.C3" office:value-type="string">
            <text:p text:style-name="P27">Added new DTOs to complete the DTOs for the Core framework.</text:p>
          </table:table-cell>
        </table:table-row>
        <table:table-row table:style-name="Table1.2">
          <table:table-cell table:style-name="Table1.A3" office:value-type="string">
            <text:p text:style-name="P28">4<text:span text:style-name="T35">th</text:span> draft</text:p>
          </table:table-cell>
          <table:table-cell table:style-name="Table1.A3" office:value-type="string">
            <text:p text:style-name="P27">24 Oct 2012</text:p>
          </table:table-cell>
          <table:table-cell table:style-name="Table1.C3" office:value-type="string">
            <text:p text:style-name="P27">Updated based upon comments from Basel F2F.</text:p>
          </table:table-cell>
        </table:table-row>
        <table:table-row table:style-name="Table1.2">
          <table:table-cell table:style-name="Table1.A3" office:value-type="string">
            <text:p text:style-name="P28">5<text:span text:style-name="T35">th</text:span> draft</text:p>
          </table:table-cell>
          <table:table-cell table:style-name="Table1.A3" office:value-type="string">
            <text:p text:style-name="P27">29 Oct 2012</text:p>
          </table:table-cell>
          <table:table-cell table:style-name="Table1.C3" office:value-type="string">
            <text:p text:style-name="P27">Updated based upon comments from 25 Oct 2012 CPEG call.</text:p>
          </table:table-cell>
        </table:table-row>
        <table:table-row table:style-name="Table1.2">
          <table:table-cell table:style-name="Table1.A3" office:value-type="string">
            <text:p text:style-name="P28">6<text:span text:style-name="T35">th</text:span> draft</text:p>
          </table:table-cell>
          <table:table-cell table:style-name="Table1.A3" office:value-type="string">
            <text:p text:style-name="P27">5 Nov 2012</text:p>
          </table:table-cell>
          <table:table-cell table:style-name="Table1.C3" office:value-type="string">
            <text:p text:style-name="P27">David Bosschaert (Red Hat) adding JMX section.</text:p>
          </table:table-cell>
        </table:table-row>
        <table:table-row table:style-name="Table1.2">
          <table:table-cell table:style-name="Table1.A3" office:value-type="string">
            <text:p text:style-name="P28">7<text:span text:style-name="T35">th</text:span> draft</text:p>
          </table:table-cell>
          <table:table-cell table:style-name="Table1.A3" office:value-type="string">
            <text:p text:style-name="P27">9 Nov 2012</text:p>
          </table:table-cell>
          <table:table-cell table:style-name="Table1.C3" office:value-type="string">
            <text:p text:style-name="P27">Updates from 6 Nov Orlando F2F.</text:p>
          </table:table-cell>
        </table:table-row>
        <table:table-row table:style-name="Table1.2">
          <table:table-cell table:style-name="Table1.A3" office:value-type="string">
            <text:p text:style-name="P28">8<text:span text:style-name="T35">th</text:span> draft</text:p>
          </table:table-cell>
          <table:table-cell table:style-name="Table1.A3" office:value-type="string">
            <text:p text:style-name="P27">5 Dec 2012</text:p>
          </table:table-cell>
          <table:table-cell table:style-name="Table1.C3" office:value-type="string">
            <text:p text:style-name="P27">Updates for bugs 2474 (toString) and 2475 (List, Set and Map). DTO is now an abstract class with toString behavior. Serializable is also removed since it cannot be supported in the base class alone. See bug 2475.</text:p>
          </table:table-cell>
        </table:table-row>
        <text:soft-page-break/>
        <table:table-row table:style-name="Table1.2">
          <table:table-cell table:style-name="Table1.A3" office:value-type="string">
            <text:p text:style-name="P28">9<text:span text:style-name="T35">th</text:span> draft</text:p>
          </table:table-cell>
          <table:table-cell table:style-name="Table1.A3" office:value-type="string">
            <text:p text:style-name="P27">12 Dec 2012</text:p>
          </table:table-cell>
          <table:table-cell table:style-name="Table1.C3" office:value-type="string">
            <text:p text:style-name="P27">While implementing, it became clear that FrameworkDTO needed to be adapted from the system bundle (instead of any bundle). This because a bundle context is needed to get services. Random bundles may not have valid contexts. Also there is the issue of hooks filtering services and bundles. Limiting this to the system bundles simplifies things and ensure the same DTO view rather than an empty or filtered one.</text:p>
            <text:p text:style-name="P27">Javadoc also updated to indicate that some adaptations don't apply after the bundle is uninstalled.</text:p>
          </table:table-cell>
        </table:table-row>
        <table:table-row table:style-name="Table1.2">
          <table:table-cell table:style-name="Table1.A3" office:value-type="string">
            <text:p text:style-name="P29">Final</text:p>
          </table:table-cell>
          <table:table-cell table:style-name="Table1.A3" office:value-type="string">
            <text:p text:style-name="P30">26 Feb 2013</text:p>
          </table:table-cell>
          <table:table-cell table:style-name="Table1.C3" office:value-type="string">
            <text:p text:style-name="P30">Marked Final.</text:p>
          </table:table-cell>
        </table:table-row>
      </table:table>
      <text:p text:style-name="P20"/>
      <text:h text:style-name="P92" text:outline-level="1">Introduction</text:h>
      <text:p text:style-name="P20">The OSGi API is rich and introspective. Since the API has a lot of behavior and is not designed for serialization, each management model must design its own representation of the relevant OSGi objects for transport to the remote management system. We see this in JMX, DMT and also in REST. Having standard, simple, easy to serialize and deserialize objects which represent the relevant OSGi object will make it easier for the management model to keep up with changes in the OSGi API.</text:p>
      <text:h text:style-name="P92" text:outline-level="1">Application Domain</text:h>
      <text:p text:style-name="P20">While OSGi has a rich API for local management of bundles, services, etc., each management model must define how this OSGi objects are represented for communication with remote management systems. JMX must define the Mbeans, DMT must define the tree representation, REST must define the request/response payload. </text:p>
      <text:p text:style-name="P20">The OSGi API continues to evolve and at each update of the OSGi API, the management systems will all need to update their representation of the OSGi objects. </text:p>
      <text:h text:style-name="P92" text:outline-level="1"><text:soft-page-break/>Problem Description</text:h>
      <text:p text:style-name="P20">Since each management model defines its own representation of the OSGi objects, each management model specification will need to be updated whenever some new feature is added to the OSGi API. A common, shared representation will reduce the effort needed by each management model specification to track changes the OSGi API.</text:p>
      <text:h text:style-name="P92" text:outline-level="1">Requirements</text:h>
      <text:p text:style-name="P20"/>
      <text:p text:style-name="P20">DTO-0001 – DTOs must be easily serializable. That is, no special serialization/deserialization logic must be required. Serialization must be possible simply by introspecting the DTO objects.</text:p>
      <text:p text:style-name="P20">DTO-0002 – DTOs must have no behavior. That is, no methods other than the default public constructor.</text:p>
      <text:p text:style-name="P20">DTO-0003 – DTOs must have only public fields.</text:p>
      <text:p text:style-name="P20">DTO-0004 – The types of the fields in a DTO must be one of:</text:p>
      <text:list xml:id="list4041946324304352749" text:style-name="L1">
        <text:list-item>
          <text:p text:style-name="P38">primitive numerical types or their wrapper classes (e.g. int, Long)</text:p>
        </text:list-item>
        <text:list-item>
          <text:p text:style-name="P38">boolean or Boolean</text:p>
        </text:list-item>
        <text:list-item>
          <text:p text:style-name="P38">String</text:p>
        </text:list-item>
        <text:list-item>
          <text:p text:style-name="P38">a DTO</text:p>
        </text:list-item>
        <text:list-item>
          <text:p text:style-name="P38">Arrays</text:p>
        </text:list-item>
        <text:list-item>
          <text:p text:style-name="P38">Lists</text:p>
        </text:list-item>
        <text:list-item>
          <text:p text:style-name="P38">Sets</text:p>
        </text:list-item>
        <text:list-item>
          <text:p text:style-name="P38">Maps</text:p>
        </text:list-item>
      </text:list>
      <text:p text:style-name="Body"><text:span text:style-name="T20">No other types are permitted. </text:span><text:span text:style-name="T20">The aggregates (arrays, Lists, Sets and Maps) may only contain any of the allowed types including aggregates.</text:span></text:p>
      <text:p text:style-name="Body"><text:span text:style-name="T20">DTO-0005 </text:span><text:span text:style-name="T20">–</text:span><text:span text:style-name="T20"> A </text:span><text:span text:style-name="T20">DTO may extend another DTO.</text:span></text:p>
      <text:p text:style-name="P20"><text:soft-page-break/>DTO-0006 – A mechanism must be provided to create DTO objects for the real objects they represent.</text:p>
      <text:h text:style-name="P92" text:outline-level="1">Technical Solution</text:h>
      <text:p text:style-name="P20">There are two main parts to Data Transfer Objects: the design of the data structures and how to obtain instances of the data structures from the framework or other OSGi service.</text:p>
      <text:h text:style-name="Heading_20_2" text:outline-level="2">Data Transfer Object Design</text:h>
      <text:p text:style-name="Body">A Data Transfer Object <text:bookmark-ref text:reference-format="number" text:ref-name="__RefNumPara__11341_816260861">[3].</text:bookmark-ref> is used to capture the state of a related object in a form suitable for easy transfer to some receiver. The receiver can be in the same JVM but is more likely in another process or on another system that is remote.</text:p>
      <text:p text:style-name="P20">All DTOs are easily serializable <text:s/>having only public fields of primitive types and their wrapper classes, Strings, and DTOs. List, Set, Map and array aggregates may also be used. The aggregates must only hold objects of the listed types or aggregates. All DTOs must extend the <text:span text:style-name="T18">org.osgi.dto.DTO</text:span> abstract base class. DTOs are public classes with no methods (other than the compiler supplied default constructor) having only public fields limited to the easily serializable types mentioned above.</text:p>
      <text:p text:style-name="P20">The <text:span text:style-name="T18">org.osgi.dto</text:span> package defines the basic rules and base DTO type which is extended by other DTOs.</text:p>
      <text:h text:style-name="Heading_20_3" text:outline-level="3">DTO Naming Conventions</text:h>
      <text:p text:style-name="Body">DTOs should follow a naming convention for the package containing the DTO as well as the DTO type.</text:p>
      <text:p text:style-name="Body">For the package name, DTOs should be in a package that starts with <text:span text:style-name="T18">org.osgi.dto</text:span> [In our build, these packages are all part of the org.osgi.dto project] and finishes with the remainder of the package name containing the type for which the DTO provides state after removing the leading <text:span text:style-name="T18">org.osgi</text:span>. So for a DTO for a type in the <text:span text:style-name="T18">org.osgi.service.foo</text:span> package, the proper DTO package name is <text:span text:style-name="T18">org.osgi.dto.service.foo</text:span>. In other words, the segment “<text:span text:style-name="T18">dto</text:span>” is inserted right after <text:span text:style-name="T18">org.osgi</text:span>.</text:p>
      <text:p text:style-name="Body">The name of the DTO type should be the name of the type for which the DTO provides a snapshot of the state followed by “<text:span text:style-name="T18">DTO</text:span>”. So for a type <text:span text:style-name="T18">Widget</text:span>, the DTO for that type should be <text:span text:style-name="T18">WidgetDTO</text:span>. Sometime the entity for which the DTO provides state is not represented by a type; for example, Framework. In this case, the name of entity with a DTO suffix should be used: <text:span text:style-name="T18">FrameworkDTO</text:span>.</text:p>
      <text:p text:style-name="Body">Putting both the package and type DTO naming conventions together: The DTO for <text:span text:style-name="T18">org.osgi.service.foo.Widget</text:span> would be <text:span text:style-name="T18">org.osgi.dto.service.foo.WidgetDTO</text:span>.</text:p>
      <text:h text:style-name="Heading_20_3" text:outline-level="3">Core DTOs</text:h>
      <text:p text:style-name="P20">DTOs are defined for the key framework objects: Bundle, “framework”, ServiceReference, resource types, startlevel types and wiring types.</text:p>
      <text:p text:style-name="P20"><text:soft-page-break/>BundleDTO provides information about a single bundle. FrameworkDTO provides the list of installed bundles, the registered services and the launch properties of a single framework. ServiceReferenceDTO provides, for a single service, the service properties, the bundle which registered the service and the bundles using the service.</text:p>
      <text:p text:style-name="P20">BundleStartLevelDTO provides the start level information about a single bundle. FrameworkStartLevelDTO provides the start level information about a single framework.</text:p>
      <text:p text:style-name="P20">CapabilityDTO, RequirementDTO, ResourceDTO, WiringDTO and WireDTO provide the resource package equivalent view of capabilities and requirements wiring information. The following figure shows the relationship between the DTO types.</text:p>
      <text:p text:style-name="P20"><draw:frame draw:style-name="fr4" draw:name="Object1" text:anchor-type="paragraph" svg:width="5.9902in" svg:height="5.7in" draw:z-index="1"><draw:object xlink:href="../resourcedto-classes.odg" xlink:type="simple" xlink:show="embed" xlink:actuate="onLoad"/><draw:image xlink:href="./ObjectReplacements/Object 1" xlink:type="simple" xlink:show="embed" xlink:actuate="onLoad"/></draw:frame>BundleRevisionDTO, BundleWiringDTO, BundleWireDTO provide the wiring package equivalent view of capabilities and requirements wiring information. The following figure shows the relationship between the DTO types.</text:p>
      <text:p text:style-name="P20"><draw:frame draw:style-name="fr5" draw:name="Object2" text:anchor-type="paragraph" svg:width="5.4673in" svg:height="5.202in" draw:z-index="2"><draw:object xlink:href="../wiringdto-classes.odg" xlink:type="simple" xlink:show="embed" xlink:actuate="onLoad"/><draw:image xlink:href="./ObjectReplacements/Object 2" xlink:type="simple" xlink:show="embed" xlink:actuate="onLoad"/></draw:frame><text:soft-page-break/></text:p>
      <text:p text:style-name="P20">BundleRevisionsDTO and BundleWiringsDTO provide access to the history of revisions and wirings for a single bundle.</text:p>
      <text:h text:style-name="Heading_20_2" text:outline-level="2">Obtaining Data Transfer Objects</text:h>
      <text:p text:style-name="Body"/>
      <text:h text:style-name="Heading_20_3" text:outline-level="3">Core DTOs</text:h>
      <text:p text:style-name="P20">The framework must supply DTO objects via Bundle.adapt. </text:p>
      <text:p text:style-name="P21">An installed Bundle object can be adapted to: BundleDTO, ServiceReferenceDTO[], BundleStartLevelDTO, BundleRevisionDTO, BundleRevisionsDTO, BundleWiringDTO, and BundleWiringsDTO. The System Bundle object can be adapted to: FrameworkDTO and FrameworkStartLevelDTO.</text:p>
      <text:p text:style-name="P20">A FrameworkDTO object can be used to obtain all the BundleDTOs and ServiceReferenceDTOs for installed bundles and registered services.</text:p>
      <text:p text:style-name="P20">For example:</text:p>
      <text:p text:style-name="P22"><text:soft-page-break/>// DTO for the bundle<text:line-break/>BundleDTO bundleDTO = bundle.adapt(BundleDTO.class);</text:p>
      <text:p text:style-name="P22">// DTO for the current bundle wiring<text:line-break/>BundleWiringDTO bundleWiringDTO = bundle.adapt(BundleWiringDTO.class); </text:p>
      <text:p text:style-name="P13"><text:span text:style-name="T19">// DTO for the current bundle revision<text:line-break/></text:span><text:span text:style-name="T19">BundleRevisionDTO bundleRevisionDTO = bundle.adapt(BundleRevisionDTO.class); </text:span><text:span text:style-name="T24"><text:s/></text:span></text:p>
      <text:p text:style-name="P23"/>
      <text:h text:style-name="Heading_20_2" text:outline-level="2">Examples of DTO usage</text:h>
      <text:p text:style-name="Body"/>
      <text:h text:style-name="Heading_20_3" text:outline-level="3">REST</text:h>
      <text:p text:style-name="P10">RFC 182 defines a REST interface to the OSGi framework. The DTO objects defined in this RFC can be used to create the representations for the REST interfaces.</text:p>
      <text:p text:style-name="P10">A REST request to get the bundle information for bundle 1 (GET framework/bundle/1) can obtain the representation information using the BundleDTO.</text:p>
      <text:p text:style-name="P11">long id = getBundleIdFromURI(requestURI);<text:line-break/>BundleDTO bundleDTO = getContext().getBundle(id).adapt(BundleDTO.class);<text:line-break/>String response = jsonSerializer(bundleDTO); // serialize to JSON (or XML)</text:p>
      <text:p text:style-name="P13"/>
      <text:h text:style-name="Heading_20_3" text:outline-level="3">JMX</text:h>
      <text:p text:style-name="P10">The JMX spec defines a JMX interface to the OSGi framework. The DTO objects defined in this RFC can be used to obtain state information to be used by the JMX MBeans.</text:p>
      <text:p text:style-name="P10">To expose the Framework DTOs a new JMX MBean needs to be defined that provides access to these DTOs. For example:</text:p>
      <text:p text:style-name="P8"><text:span text:style-name="T36">public</text:span><text:span text:style-name="T2"> </text:span><text:span text:style-name="T36">interface</text:span><text:span text:style-name="T2"> FrameworkMBean {</text:span></text:p>
      <text:p text:style-name="P9"><text:s text:c="4"/>CompositeData[] getBundles();</text:p>
      <text:p text:style-name="P16"><text:span text:style-name="T2"><text:s text:c="4"/>CompositeData getBundle(</text:span><text:span text:style-name="T36">long</text:span><text:span text:style-name="T2"> id);</text:span></text:p>
      <text:p text:style-name="P17"><text:s text:c="4"/>CompositeData[] getServices();</text:p>
      <text:p text:style-name="P16"><text:span text:style-name="T2"><text:s text:c="4"/>// </text:span><text:span text:style-name="T4">…</text:span><text:span text:style-name="T2"> etc </text:span><text:span text:style-name="T4">…</text:span><text:span text:style-name="T2"> </text:span></text:p>
      <text:p text:style-name="P17">}</text:p>
      <text:p text:style-name="P10">Instead of the plain DTO object, JMX-OpenBean versions of the objects are provided through this API. This means that Open Type supported simple types (as defined in javax.­management.­openmbean.­Open<text:span text:style-name="T38">Type.</text:span><text:span text:style-name="T38">­</text:span><text:span text:style-name="T37">ALLOWED_CLASSNAMES_LIST</text:span><text:span text:style-name="T38">) can be used as-is, but embedded DTOs and maps need to be tran</text:span>sformed into JMX structures, as listed in the following table:</text:p>
      <table:table table:name="Table70" table:style-name="Table70">
        <table:table-column table:style-name="Table70.A"/>
        <table:table-column table:style-name="Table70.B"/>
        <table:table-row>
          <table:table-cell table:style-name="Table70.A1" office:value-type="string">
            <text:p text:style-name="P32">DTO data type</text:p>
          </table:table-cell>
          <table:table-cell table:style-name="Table70.B1" office:value-type="string">
            <text:p text:style-name="P32">JMX data type</text:p>
          </table:table-cell>
        </table:table-row>
        <table:table-row>
          <table:table-cell table:style-name="Table70.A2" office:value-type="string">
            <text:p text:style-name="Table_20_Contents">simple type (as supported by JMX Open Types)</text:p>
          </table:table-cell>
          <table:table-cell table:style-name="Table70.B2" office:value-type="string">
            <text:p text:style-name="Table_20_Contents">javax.management.openmbean.SimpleType constant</text:p>
          </table:table-cell>
        </table:table-row>
        <table:table-row>
          <table:table-cell table:style-name="Table70.A2" office:value-type="string">
            <text:p text:style-name="Table_20_Contents">Map</text:p>
          </table:table-cell>
          <table:table-cell table:style-name="Table70.B2" office:value-type="string">
            <text:p text:style-name="Table_20_Contents">TabularType</text:p>
          </table:table-cell>
        </table:table-row>
        <table:table-row>
          <table:table-cell table:style-name="Table70.A2" office:value-type="string">
            <text:p text:style-name="Table_20_Contents">custom DTO</text:p>
          </table:table-cell>
          <table:table-cell table:style-name="Table70.B2" office:value-type="string">
            <text:p text:style-name="Table_20_Contents">CompositeType</text:p>
          </table:table-cell>
        </table:table-row>
        <text:soft-page-break/>
        <table:table-row>
          <table:table-cell table:style-name="Table70.A2" office:value-type="string">
            <text:p text:style-name="Table_20_Contents">custom DTO []</text:p>
          </table:table-cell>
          <table:table-cell table:style-name="Table70.B2" office:value-type="string">
            <text:p text:style-name="Table_20_Contents">CompositeType[]</text:p>
          </table:table-cell>
        </table:table-row>
      </table:table>
      <text:p text:style-name="P10">Given a certain DTO, a fairly straightforward generic transformation can be defined to produce JMX friendly data structures, this can be achieved by introspecting the DTOs using Java reflection and generating CompositeType definitions and CompositeData objects from them. Composite types and Tabulary types support nesting so nested DTOs can be supported.</text:p>
      <text:p text:style-name="P14">Non-framework DTOs</text:p>
      <text:p text:style-name="P10">For DTOs that provide information regarding an Enterprise, Residential or other Compendium specification, root MBeans will still be necessary in the MBean registry, however these MBeans can simply provide access to JMX views over the relevant DTOs which can be automatically produced from the DTO definition.</text:p>
      <text:p text:style-name="P15">Modifying the Framework state</text:p>
      <text:p text:style-name="P10">The DTOs don't provide a mechanism to change the state of the framework (or any other component) so in order to support this, specific APIs still need to be provided by the JMX MBeans.</text:p>
      <text:p text:style-name="P15">Maintenance</text:p>
      <text:p text:style-name="P10">Using DTOs will significantly reduce the maintenance required to provide viewing capabilities into the framework and into other components that expose themselves as DTOs, as the DTO definitions can be used to generate JMX OpenBeans suitable for a JMX management agent. </text:p>
      <text:p text:style-name="P10">Maintenance is still needed for APIs that alter the framework state.</text:p>
      <text:p text:style-name="P12"/>
      <text:p text:style-name="P10"/>
      <text:h text:style-name="Heading_20_3" text:outline-level="3">Residential DMT</text:h>
      <text:p text:style-name="P10">The Residential DMT spec defines a Device Management Tree (DMT) interface to the OSGi framework. The DTO objects defined in this RFC can be used to obtain state information to be used to populate information in the Residential DMT.</text:p>
      <text:p text:style-name="P11">// $/Framework/StartLevel node value</text:p>
      <text:p text:style-name="P11">FrameworkStartLevelDTO fslDTO = getContext().getBundle(0).adapt(FrameworkStartLevelDTO.class);<text:line-break/>return new DmtData(FrameworkStartLevelDTO.startLevel);</text:p>
      <text:p text:style-name="P10"/>
      <text:h text:style-name="Heading_20_1" text:outline-level="1">Javadoc</text:h>
      <text:section text:style-name="Sect1" text:name="javadoc" text:protected="true">
        <text:section-source xlink:href="../javadoc.rtf" text:filter-name="Rich Text Format"/>
        <text:p text:style-name="P53"><text:span text:style-name="T39">OSGi Javadoc</text:span></text:p>
        <text:p text:style-name="Standard"><text:span text:style-name="T5">2/26/13 11:06 PM</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44"><text:span text:style-name="Summary_20_Heading_20_Font"><text:span text:style-name="T7">Package Summary</text:span></text:span></text:p>
            </table:table-cell>
            <table:covered-table-cell/>
            <table:table-cell table:style-name="Table3.A1" office:value-type="string">
              <text:p text:style-name="P54"><text:span text:style-name="Page_20_Reference_20_Font"><text:span text:style-name="T6">Page</text:span></text:span></text:p>
            </table:table-cell>
          </table:table-row>
          <table:table-row table:style-name="Table3.1">
            <table:table-cell table:style-name="Table3.A2" office:value-type="string">
              <text:p text:style-name="P44"><text:a xlink:type="simple" xlink:href="file:///l%22r3"><text:span text:style-name="Internet_20_link"><text:span text:style-name="T26">org.osgi.dto</text:span></text:span></text:a></text:p>
            </table:table-cell>
            <table:table-cell table:style-name="Table3.B2" office:value-type="string">
              <text:p text:style-name="P44"><text:span text:style-name="T8">OSGi Data Transfer Object Package Version 1.0.</text:span></text:p>
            </table:table-cell>
            <table:table-cell table:style-name="Table3.C2" office:value-type="string">
              <text:p text:style-name="P54"><text:bookmark-ref text:reference-format="page" text:ref-name="">Error: Reference source not found</text:bookmark-ref></text:p>
            </table:table-cell>
          </table:table-row>
          <table:table-row table:style-name="Table3.1">
            <table:table-cell table:style-name="Table3.A3" office:value-type="string">
              <text:p text:style-name="P55"><text:a xlink:type="simple" xlink:href="file:///l%22r8"><text:span text:style-name="Internet_20_link"><text:span text:style-name="T26">org.osgi.dto.framework</text:span></text:span></text:a></text:p>
            </table:table-cell>
            <table:table-cell table:style-name="Table3.B3" office:value-type="string">
              <text:p text:style-name="P55"><text:span text:style-name="T8">OSGi Data Transfer Object Framework Package Version 1.8.</text:span></text:p>
            </table:table-cell>
            <table:table-cell table:style-name="Table3.C3" office:value-type="string">
              <text:p text:style-name="P54"><text:bookmark-ref text:reference-format="page" text:ref-name="">Error: Reference source not found</text:bookmark-ref></text:p>
            </table:table-cell>
          </table:table-row>
          <table:table-row table:style-name="Table3.1">
            <table:table-cell table:style-name="Table3.A4" office:value-type="string">
              <text:p text:style-name="P55"><text:a xlink:type="simple" xlink:href="file:///l%22r27"><text:span text:style-name="Internet_20_link"><text:span text:style-name="T26">org.osgi.dto.framework.startlevel</text:span></text:span></text:a></text:p>
            </table:table-cell>
            <table:table-cell table:style-name="Table3.B4" office:value-type="string">
              <text:p text:style-name="P55"><text:span text:style-name="T8">OSGi Data Transfer Object Framework Start Level Package Version 1.0.</text:span></text:p>
            </table:table-cell>
            <table:table-cell table:style-name="Table3.C4" office:value-type="string">
              <text:p text:style-name="P54"><text:bookmark-ref text:reference-format="page" text:ref-name="">Error: Reference source not found</text:bookmark-ref></text:p>
            </table:table-cell>
          </table:table-row>
          <table:table-row table:style-name="Table3.1">
            <table:table-cell table:style-name="Table3.A5" office:value-type="string">
              <text:p text:style-name="P55"><text:a xlink:type="simple" xlink:href="file:///l%22r38"><text:span text:style-name="Internet_20_link"><text:span text:style-name="T26">org.osgi.dto.framework.wiring</text:span></text:span></text:a></text:p>
            </table:table-cell>
            <table:table-cell table:style-name="Table3.B5" office:value-type="string">
              <text:p text:style-name="P55"><text:span text:style-name="T8">OSGi Data Transfer Object Framework Wiring Package Version 1.1.</text:span></text:p>
            </table:table-cell>
            <table:table-cell table:style-name="Table3.C5" office:value-type="string">
              <text:p text:style-name="P54"><text:bookmark-ref text:reference-format="page" text:ref-name="">Error: Reference source not found</text:bookmark-ref></text:p>
            </table:table-cell>
          </table:table-row>
          <table:table-row table:style-name="Table3.1">
            <table:table-cell table:style-name="Table3.A6" office:value-type="string">
              <text:p text:style-name="P55"><text:a xlink:type="simple" xlink:href="file:///l%22r60"><text:span text:style-name="Internet_20_link"><text:span text:style-name="T26">org.osgi.dto.resource</text:span></text:span></text:a></text:p>
            </table:table-cell>
            <table:table-cell table:style-name="Table3.B6" office:value-type="string">
              <text:p text:style-name="P55"><text:span text:style-name="T8">OSGi Data Transfer Object Resource Package Version 1.0.</text:span></text:p>
            </table:table-cell>
            <table:table-cell table:style-name="Table3.C6" office:value-type="string">
              <text:p text:style-name="P54"><text:bookmark-ref text:reference-format="page" text:ref-name="">Error: Reference source not found</text:bookmark-ref></text:p>
            </table:table-cell>
          </table:table-row>
        </table:table>
        <text:p text:style-name="P56"><text:bookmark text:name="r3"/><text:span text:style-name="T11">Package org.osgi.dto</text:span></text:p>
        <text:p text:style-name="P57"><text:span text:style-name="T8">OSGi Data Transfer Object Package Version 1.0.</text:span></text:p>
        <text:p text:style-name="P57"><text:span text:style-name="T8">See:</text:span></text:p>
        <text:p text:style-name="P64"><text:a xlink:type="simple" xlink:href="file:///l%22r2"><text:span text:style-name="Internet_20_link"><text:span text:style-name="T27">Description</text:spa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44"><text:span text:style-name="Summary_20_Heading_20_Font1"><text:span text:style-name="T7">Class Summary</text:span></text:span></text:p>
            </table:table-cell>
            <table:covered-table-cell/>
            <table:table-cell table:style-name="Table5.A1" office:value-type="string">
              <text:p text:style-name="P54"><text:span text:style-name="Page_20_Reference_20_Font"><text:span text:style-name="T6">Page</text:span></text:span></text:p>
            </table:table-cell>
          </table:table-row>
          <table:table-row table:style-name="Table5.1">
            <table:table-cell table:style-name="Table5.A2" office:value-type="string">
              <text:p text:style-name="P44"><text:a xlink:type="simple" xlink:href="file:///l%22r6"><text:span text:style-name="Internet_20_link"><text:span text:style-name="T26">DTO</text:span></text:span></text:a></text:p>
            </table:table-cell>
            <table:table-cell table:style-name="Table5.B2" office:value-type="string">
              <text:p text:style-name="P44"><text:span text:style-name="T8">Super type for Data Transfer Objects.</text:span></text:p>
            </table:table-cell>
            <table:table-cell table:style-name="Table5.C2" office:value-type="string">
              <text:p text:style-name="P54"><text:bookmark-ref text:reference-format="page" text:ref-name="">Error: Reference source not found</text:bookmark-ref></text:p>
            </table:table-cell>
          </table:table-row>
        </table:table>
        <text:p text:style-name="Standard"><text:bookmark text:name="r2"/><text:span text:style-name="T11">Package org.osgi.dto Description</text:span></text:p>
        <text:p text:style-name="P58"><text:span text:style-name="T8">OSGi Data Transfer Object Package Version 1.0.</text:span></text:p>
        <text:p text:style-name="P58"><text:span text:style-name="T8">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58"><text:span text:style-name="T8">Example import for consumers using the API in this package:</text:span></text:p>
        <text:p text:style-name="P58"><text:span text:style-name="Code1"><text:span text:style-name="T12">Import-Package: org.osgi.dto; version="[1.0,2.0)"</text:span></text:span></text:p>
        <text:p text:style-name="P58"><text:span text:style-name="T8">Example import for providers implementing the API in this package:</text:span></text:p>
        <text:p text:style-name="Standard"><text:span text:style-name="Code1"><text:span text:style-name="T12">Import-Package: org.osgi.dto; version="[1.0,1.1)"</text:span></text:span></text:p>
        <text:p text:style-name="P59"><text:bookmark text:name="r6"/><text:span text:style-name="T11">Class DTO</text:span></text:p>
        <text:p text:style-name="Standard"><text:a xlink:type="simple" xlink:href="file:///l%22r3"><text:span text:style-name="Internet_20_link"><text:span text:style-name="T28">org.osgi.dto</text:span></text:span></text:a></text:p>
        <text:p text:style-name="P45"><text:span text:style-name="Code2"><text:span text:style-name="T12">java.lang.Object</text:span></text:span></text:p>
        <text:p text:style-name="P45"><text:span text:style-name="Code2"><text:span text:style-name="T12">  </text:span></text:span><text:span text:style-name="Code2"><text:span text:style-name="T12"><draw:frame draw:style-name="fr3" text:anchor-type="as-char" svg:width="0.1563in" svg:height="0.1457in" draw:z-index="18"><draw:image xlink:href="Pictures/100002000000000F0000000E443DCD33.png" xlink:type="simple" xlink:show="embed" xlink:actuate="onLoad"/></draw:frame></text:span></text:span><text:span text:style-name="Code2"><text:span text:style-name="T12">org.osgi.dto.DTO</text:span></text:span></text:p>
        <text:p text:style-name="List_20_Heading"><text:span text:style-name="T8">Direct Known Subclasses:</text:span></text:p>
        <text:p text:style-name="P63"><text:a xlink:type="simple" xlink:href="file:///l%22r15"><text:span text:style-name="Internet_20_link"><text:span text:style-name="T27">BundleDTO</text:span></text:span></text:a><text:span text:style-name="Default_20_Paragraph_20_Font"><text:span text:style-name="T9">, </text:span></text:span><text:a xlink:type="simple" xlink:href="file:///l%22r47"><text:span text:style-name="Internet_20_link"><text:span text:style-name="T27">BundleRevisionsDTO</text:span></text:span></text:a><text:span text:style-name="Default_20_Paragraph_20_Font"><text:span text:style-name="T9">, </text:span></text:span><text:a xlink:type="simple" xlink:href="file:///l%22r32"><text:span text:style-name="Internet_20_link"><text:span text:style-name="T27">BundleStartLevelDTO</text:span></text:span></text:a><text:span text:style-name="Default_20_Paragraph_20_Font"><text:span text:style-name="T9">, </text:span></text:span><text:a xlink:type="simple" xlink:href="file:///l%22r58"><text:span text:style-name="Internet_20_link"><text:span text:style-name="T27">BundleWiringsDTO</text:span></text:span></text:a><text:span text:style-name="Default_20_Paragraph_20_Font"><text:span text:style-name="T9">, </text:span></text:span><text:a xlink:type="simple" xlink:href="file:///l%22r66"><text:span text:style-name="Internet_20_link"><text:span text:style-name="T27">CapabilityDTO</text:span></text:span></text:a><text:span text:style-name="Default_20_Paragraph_20_Font"><text:span text:style-name="T9">, </text:span></text:span><text:a xlink:type="simple" xlink:href="file:///l%22r20"><text:span text:style-name="Internet_20_link"><text:span text:style-name="T27">FrameworkDTO</text:span></text:span></text:a><text:span text:style-name="Default_20_Paragraph_20_Font"><text:span text:style-name="T9">, </text:span></text:span><text:a xlink:type="simple" xlink:href="file:///l%22r36"><text:span text:style-name="Internet_20_link"><text:span text:style-name="T27">FrameworkStartLevelDTO</text:span></text:span></text:a><text:span text:style-name="Default_20_Paragraph_20_Font"><text:span text:style-name="T9">, </text:span></text:span><text:a xlink:type="simple" xlink:href="file:///l%22r72"><text:span text:style-name="Internet_20_link"><text:span text:style-name="T27">RequirementDTO</text:span></text:span></text:a><text:span text:style-name="Default_20_Paragraph_20_Font"><text:span text:style-name="T9">, </text:span></text:span><text:a xlink:type="simple" xlink:href="file:///l%22r76"><text:span text:style-name="Internet_20_link"><text:span text:style-name="T27">ResourceDTO</text:span></text:span></text:a><text:span text:style-name="Default_20_Paragraph_20_Font"><text:span text:style-name="T9">, </text:span></text:span><text:a xlink:type="simple" xlink:href="file:///l%22r25"><text:span text:style-name="Internet_20_link"><text:span text:style-name="T27">ServiceReferenceDTO</text:span></text:span></text:a><text:span text:style-name="Default_20_Paragraph_20_Font"><text:span text:style-name="T9">, </text:span></text:span><text:a xlink:type="simple" xlink:href="file:///l%22r82"><text:span text:style-name="Internet_20_link"><text:span text:style-name="T27">WireDTO</text:span></text:span></text:a><text:span text:style-name="Default_20_Paragraph_20_Font"><text:span text:style-name="T9">, </text:span></text:span><text:a xlink:type="simple" xlink:href="file:///l%22r89"><text:span text:style-name="Internet_20_link"><text:span text:style-name="T27">WiringDTO</text:span></text:span></text:a></text:p>
        <text:p text:style-name="P69"/>
        <text:p text:style-name="P45"><text:span text:style-name="Code2"><text:span text:style-name="T12">abstract public class DTO</text:span></text:span></text:p>
        <text:p text:style-name="P45"><text:span text:style-name="Code2"><text:span text:style-name="T12">extends Object</text:span></text:span></text:p>
        <text:p text:style-name="Standard"><text:span text:style-name="T8">Super type for Data Transfer Objects. All data transfer objects are easily serializable having only public fields of primitive types and their wrapper classes, Strings, and DTOs. List, Set, Map and array aggregates may also be used. The aggregates must only hold objects of the listed types or aggregates.</text:span></text:p>
        <text:p text:style-name="Standard"><text:span text:style-name="T8">NotThreadSafe</text:span></text:p>
        <text:p text:style-name="P68"/>
        <table:table table:name="Table6" table:style-name="Table6">
          <table:table-column table:style-name="Table6.A"/>
          <table:table-column table:style-name="Table6.B"/>
          <table:table-row table:style-name="Table6.1">
            <table:table-cell table:style-name="Table6.A1" office:value-type="string">
              <text:p text:style-name="P44"><text:span text:style-name="Summary_20_Heading_20_Font2"><text:span text:style-name="T7">Constructor Summary</text:span></text:span></text:p>
            </table:table-cell>
            <table:table-cell table:style-name="Table6.A1" office:value-type="string">
              <text:p text:style-name="P88"><text:span text:style-name="Page_20_Reference_20_Font"><text:span text:style-name="T6">Page</text:span></text:span></text:p>
            </table:table-cell>
          </table:table-row>
          <table:table-row table:style-name="Table6.1">
            <table:table-cell table:style-name="Table6.A2" office:value-type="string">
              <text:p text:style-name="P44"><text:a xlink:type="simple" xlink:href="file:///l%22r4"><text:span text:style-name="Internet_20_link"><text:span text:style-name="T29">DTO</text:span></text:span></text:a><text:span text:style-name="Code2"><text:span text:style-name="T13">()</text:span></text:span></text:p>
            </table:table-cell>
            <table:table-cell table:style-name="Table6.B2" office:value-type="string">
              <text:p text:style-name="P88"><text:bookmark-ref text:reference-format="page" text:ref-name="">Error: Reference source not found</text:bookmark-ref></text:p>
            </table:table-cell>
          </table:table-row>
        </table:table>
        <text:p text:style-name="P46"/>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44"><text:span text:style-name="Summary_20_Heading_20_Font2"><text:span text:style-name="T7">Method Summary</text:span></text:span></text:p>
            </table:table-cell>
            <table:covered-table-cell/>
            <table:table-cell table:style-name="Table9.A1" office:value-type="string">
              <text:p text:style-name="P88"><text:span text:style-name="Page_20_Reference_20_Font"><text:span text:style-name="T6">Page</text:span></text:span></text:p>
            </table:table-cell>
          </table:table-row>
          <table:table-row table:style-name="Table9.1">
            <table:table-cell table:style-name="Table9.A2" office:value-type="string">
              <text:p text:style-name="P49"><text:span text:style-name="Code_20_Small1"><text:span text:style-name="T16">String</text:span></text:span></text:p>
            </table:table-cell>
            <table:table-cell table:style-name="Table9.B2" office:value-type="string">
              <text:p text:style-name="P44"><text:a xlink:type="simple" xlink:href="file:///l%22r5"><text:span text:style-name="Internet_20_link"><text:span text:style-name="T29">toString</text:span></text:span></text:a><text:span text:style-name="Code2"><text:span text:style-name="T13">()</text:span></text:span></text:p>
              <text:p text:style-name="P61"><text:span text:style-name="T8">Return a string representation of this DTO suitable for use when debugging.</text:span></text:p>
            </table:table-cell>
            <table:table-cell table:style-name="Table9.C2" office:value-type="string">
              <text:p text:style-name="P62"><text:bookmark-ref text:reference-format="page" text:ref-name="">Error: Reference source not found</text:bookmark-ref></text:p>
            </table:table-cell>
          </table:table-row>
        </table:table>
        <text:p text:style-name="Detail_20_Heading"><text:span text:style-name="T11">Constructor Detail</text:span></text:p>
        <text:p text:style-name="Detail_20_Heading"><text:bookmark text:name="r4"/><text:span text:style-name="T11">DTO</text:span></text:p>
        <text:p text:style-name="P45"><text:span text:style-name="Code2"><text:span text:style-name="T12">public DTO</text:span></text:span><text:span text:style-name="Code2"><text:span text:style-name="T15">()</text:span></text:span></text:p>
        <text:p text:style-name="Detail_20_Heading"><text:span text:style-name="T11">Method Detail</text:span></text:p>
        <text:p text:style-name="Detail_20_Heading"><text:bookmark text:name="r5"/><text:span text:style-name="T11">toString</text:span></text:p>
        <text:p text:style-name="P45"><text:span text:style-name="Code2"><text:span text:style-name="T12">public String toString</text:span></text:span><text:span text:style-name="Code2"><text:span text:style-name="T15">()</text:span></text:span></text:p>
        <text:p text:style-name="P63"><text:span text:style-name="T8">Return a string representation of this DTO suitable for use when debugging.</text:span></text:p>
        <text:p text:style-name="P63"><text:span text:style-name="T8">The format of the string representation is not specified and subject to change.</text:span></text:p>
        <text:p text:style-name="P63"><text:span text:style-name="T8">Overrides:</text:span></text:p>
        <text:p text:style-name="P65"><text:span text:style-name="Code2"><text:span text:style-name="T12">toString</text:span></text:span><text:span text:style-name="Default_20_Paragraph_20_Font"><text:span text:style-name="T8"> in class </text:span></text:span><text:span text:style-name="Code2"><text:span text:style-name="T12">Object</text:span></text:span></text:p>
        <text:p text:style-name="P63"><text:span text:style-name="T8">Returns:</text:span></text:p>
        <text:p text:style-name="P65"><text:span text:style-name="T8">A string representation of this DTO suitable for use when debugging.</text:span></text:p>
        <text:p text:style-name="P66"><text:bookmark text:name="r8"/><text:span text:style-name="T11">Package org.osgi.dto.framework</text:span></text:p>
        <text:p text:style-name="P57"><text:span text:style-name="T8">OSGi Data Transfer Object Framework Package Version 1.8.</text:span></text:p>
        <text:p text:style-name="P57"><text:span text:style-name="T8">See:</text:span></text:p>
        <text:p text:style-name="P64"><text:a xlink:type="simple" xlink:href="file:///l%22r7"><text:span text:style-name="Internet_20_link"><text:span text:style-name="T27">Description</text:span></text:span></text:a></text:p>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44"><text:span text:style-name="Summary_20_Heading_20_Font1"><text:span text:style-name="T7">Class Summary</text:span></text:span></text:p>
            </table:table-cell>
            <table:covered-table-cell/>
            <table:table-cell table:style-name="Table10.A1" office:value-type="string">
              <text:p text:style-name="P54"><text:span text:style-name="Page_20_Reference_20_Font"><text:span text:style-name="T6">Page</text:span></text:span></text:p>
            </table:table-cell>
          </table:table-row>
          <table:table-row table:style-name="Table10.1">
            <table:table-cell table:style-name="Table10.A2" office:value-type="string">
              <text:p text:style-name="P44"><text:a xlink:type="simple" xlink:href="file:///l%22r15"><text:span text:style-name="Internet_20_link"><text:span text:style-name="T26">BundleDTO</text:span></text:span></text:a></text:p>
            </table:table-cell>
            <table:table-cell table:style-name="Table10.B2" office:value-type="string">
              <text:p text:style-name="P44"><text:span text:style-name="T8">Data Transfer Object for a Bundle.</text:span></text:p>
            </table:table-cell>
            <table:table-cell table:style-name="Table10.C2" office:value-type="string">
              <text:p text:style-name="P54"><text:bookmark-ref text:reference-format="page" text:ref-name="">Error: Reference source not found</text:bookmark-ref></text:p>
            </table:table-cell>
          </table:table-row>
          <table:table-row table:style-name="Table10.1">
            <table:table-cell table:style-name="Table10.A3" office:value-type="string">
              <text:p text:style-name="P55"><text:a xlink:type="simple" xlink:href="file:///l%22r20"><text:span text:style-name="Internet_20_link"><text:span text:style-name="T26">FrameworkDTO</text:span></text:span></text:a></text:p>
            </table:table-cell>
            <table:table-cell table:style-name="Table10.B3" office:value-type="string">
              <text:p text:style-name="P55"><text:span text:style-name="T8">Data Transfer Object for a Framework.</text:span></text:p>
            </table:table-cell>
            <table:table-cell table:style-name="Table10.C3" office:value-type="string">
              <text:p text:style-name="P54"><text:bookmark-ref text:reference-format="page" text:ref-name="">Error: Reference source not found</text:bookmark-ref></text:p>
            </table:table-cell>
          </table:table-row>
          <table:table-row table:style-name="Table10.1">
            <table:table-cell table:style-name="Table10.A4" office:value-type="string">
              <text:p text:style-name="P55"><text:a xlink:type="simple" xlink:href="file:///l%22r25"><text:span text:style-name="Internet_20_link"><text:span text:style-name="T26">ServiceReferenceDTO</text:span></text:span></text:a></text:p>
            </table:table-cell>
            <table:table-cell table:style-name="Table10.B4" office:value-type="string">
              <text:p text:style-name="P55"><text:span text:style-name="T8">Data Transfer Object for a ServiceReference.</text:span></text:p>
            </table:table-cell>
            <table:table-cell table:style-name="Table10.C4" office:value-type="string">
              <text:p text:style-name="P54"><text:bookmark-ref text:reference-format="page" text:ref-name="">Error: Reference source not found</text:bookmark-ref></text:p>
            </table:table-cell>
          </table:table-row>
        </table:table>
        <text:p text:style-name="Standard"><text:bookmark text:name="r7"/><text:span text:style-name="T11">Package org.osgi.dto.framework Description</text:span></text:p>
        <text:p text:style-name="P58"><text:span text:style-name="T8">OSGi Data Transfer Object Framework Package Version 1.8.</text:span></text:p>
        <text:p text:style-name="P58"><text:span text:style-name="T8">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58"><text:span text:style-name="T8">Example import for consumers using the API in this package:</text:span></text:p>
        <text:p text:style-name="P58"><text:span text:style-name="Code1"><text:span text:style-name="T12">Import-Package: org.osgi.dto.framework; version="[1.8,2.0)"</text:span></text:span></text:p>
        <text:p text:style-name="P58"><text:span text:style-name="T8">Example import for providers implementing the API in this package:</text:span></text:p>
        <text:p text:style-name="Standard"><text:span text:style-name="Code1"><text:span text:style-name="T12">Import-Package: org.osgi.dto.framework; version="[1.8,1.9)"</text:span></text:span></text:p>
        <text:p text:style-name="P67"><text:bookmark text:name="r15"/><text:span text:style-name="T11">Class BundleDTO</text:span></text:p>
        <text:p text:style-name="Standard"><text:a xlink:type="simple" xlink:href="file:///l%22r8"><text:span text:style-name="Internet_20_link"><text:span text:style-name="T28">org.osgi.dto.framework</text:span></text:span></text:a></text:p>
        <text:p text:style-name="P45"><text:span text:style-name="Code2"><text:span text:style-name="T12">java.lang.Object</text:span></text:span></text:p>
        <text:p text:style-name="P45"><text:span text:style-name="Code2"><text:span text:style-name="T12">  </text:span></text:span><text:span text:style-name="Code2"><text:span text:style-name="T12"><draw:frame draw:style-name="fr3" draw:name="graphics2" text:anchor-type="as-char" svg:width="0.1563in" svg:height="0.1457in" draw:z-index="19"><draw:image xlink:href="Pictures/100002000000000F0000000E443DCD33.png" xlink:type="simple" xlink:show="embed" xlink:actuate="onLoad"/></draw:frame></text:span></text:span><text:a xlink:type="simple" xlink:href="file:///l%22r6"><text:span text:style-name="Internet_20_link"><text:span text:style-name="T30">org.osgi.dto.DTO</text:span></text:span></text:a></text:p>
        <text:p text:style-name="P45"><text:span text:style-name="Code2"><text:span text:style-name="T12">      </text:span></text:span><text:span text:style-name="Code2"><text:span text:style-name="T12"><draw:frame draw:style-name="fr3" draw:name="graphics4" text:anchor-type="as-char" svg:width="0.1563in" svg:height="0.1457in" draw:z-index="47"><draw:image xlink:href="Pictures/100002000000000F0000000E443DCD33.png" xlink:type="simple" xlink:show="embed" xlink:actuate="onLoad"/></draw:frame></text:span></text:span><text:span text:style-name="Code2"><text:span text:style-name="T12">org.osgi.dto.framework.BundleDTO</text:span></text:span></text:p>
        <text:p text:style-name="P48"/>
        <text:p text:style-name="P45"><text:span text:style-name="Code2"><text:span text:style-name="T12">public class BundleDTO</text:span></text:span></text:p>
        <text:p text:style-name="P45"><text:span text:style-name="Code2"><text:span text:style-name="T12">extends </text:span></text:span><text:a xlink:type="simple" xlink:href="file:///l%22r6"><text:span text:style-name="Internet_20_link"><text:span text:style-name="T30">DTO</text:span></text:span></text:a></text:p>
        <text:p text:style-name="Standard"><text:span text:style-name="T8">Data Transfer Object for a Bundle.</text:span></text:p>
        <text:p text:style-name="Standard"><text:span text:style-name="T8">A Bundle can be adapted to provide a </text:span><text:span text:style-name="Code2"><text:span text:style-name="T12">BundleDTO</text:span></text:span><text:span text:style-name="Default_20_Paragraph_20_Font"><text:span text:style-name="T8"> for the Bundle.</text:span></text:span></text:p>
        <text:p text:style-name="Standard"><text:span text:style-name="T8">NotThreadSafe</text:span></text:p>
        <text:p text:style-name="P47"/>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44"><text:span text:style-name="Summary_20_Heading_20_Font2"><text:span text:style-name="T7">Field Summary</text:span></text:span></text:p>
            </table:table-cell>
            <table:covered-table-cell/>
            <table:table-cell table:style-name="Table12.A1" office:value-type="string">
              <text:p text:style-name="P88"><text:span text:style-name="Page_20_Reference_20_Font"><text:span text:style-name="T6">Page</text:span></text:span></text:p>
            </table:table-cell>
          </table:table-row>
          <table:table-row table:style-name="Table12.1">
            <table:table-cell table:style-name="Table12.A2" office:value-type="string">
              <text:p text:style-name="P49"><text:span text:style-name="Code_20_Small1"><text:span text:style-name="T16">long</text:span></text:span></text:p>
            </table:table-cell>
            <table:table-cell table:style-name="Table12.B2" office:value-type="string">
              <text:p text:style-name="P44"><text:a xlink:type="simple" xlink:href="file:///l%22r9"><text:span text:style-name="Internet_20_link"><text:span text:style-name="T29">id</text:span></text:span></text:a></text:p>
              <text:p text:style-name="P61"><text:span text:style-name="T8">The bundle's unique identifier.</text:span></text:p>
            </table:table-cell>
            <table:table-cell table:style-name="Table12.C2" office:value-type="string">
              <text:p text:style-name="P62"><text:bookmark-ref text:reference-format="page" text:ref-name="">Error: Reference source not found</text:bookmark-ref></text:p>
            </table:table-cell>
          </table:table-row>
          <table:table-row table:style-name="Table12.1">
            <table:table-cell table:style-name="Table12.A3" office:value-type="string">
              <text:p text:style-name="P89"><text:span text:style-name="Code_20_Small1"><text:span text:style-name="T16">long</text:span></text:span></text:p>
            </table:table-cell>
            <table:table-cell table:style-name="Table12.B3" office:value-type="string">
              <text:p text:style-name="P90"><text:a xlink:type="simple" xlink:href="file:///l%22r10"><text:span text:style-name="Internet_20_link"><text:span text:style-name="T29">lastModified</text:span></text:span></text:a></text:p>
              <text:p text:style-name="P60"><text:span text:style-name="T8">The time when the bundle was last modified.</text:span></text:p>
            </table:table-cell>
            <table:table-cell table:style-name="Table12.C3" office:value-type="string">
              <text:p text:style-name="P88"><text:bookmark-ref text:reference-format="page" text:ref-name="">Error: Reference source not found</text:bookmark-ref></text:p>
            </table:table-cell>
          </table:table-row>
          <table:table-row table:style-name="Table12.1">
            <table:table-cell table:style-name="Table12.A4" office:value-type="string">
              <text:p text:style-name="P89"><text:span text:style-name="Code_20_Small1"><text:span text:style-name="T16">int</text:span></text:span></text:p>
            </table:table-cell>
            <table:table-cell table:style-name="Table12.B4" office:value-type="string">
              <text:p text:style-name="P90"><text:a xlink:type="simple" xlink:href="file:///l%22r11"><text:span text:style-name="Internet_20_link"><text:span text:style-name="T29">state</text:span></text:span></text:a></text:p>
              <text:p text:style-name="P60"><text:span text:style-name="T8">The bundle's state.</text:span></text:p>
            </table:table-cell>
            <table:table-cell table:style-name="Table12.C4" office:value-type="string">
              <text:p text:style-name="P88"><text:bookmark-ref text:reference-format="page" text:ref-name="">Error: Reference source not found</text:bookmark-ref></text:p>
            </table:table-cell>
          </table:table-row>
          <table:table-row table:style-name="Table12.1">
            <table:table-cell table:style-name="Table12.A5" office:value-type="string">
              <text:p text:style-name="P89"><text:span text:style-name="Code_20_Small1"><text:span text:style-name="T16">String</text:span></text:span></text:p>
            </table:table-cell>
            <table:table-cell table:style-name="Table12.B5" office:value-type="string">
              <text:p text:style-name="P90"><text:a xlink:type="simple" xlink:href="file:///l%22r12"><text:span text:style-name="Internet_20_link"><text:span text:style-name="T29">symbolicName</text:span></text:span></text:a></text:p>
              <text:p text:style-name="P60"><text:span text:style-name="T8">The bundle's symbolic name.</text:span></text:p>
            </table:table-cell>
            <table:table-cell table:style-name="Table12.C5" office:value-type="string">
              <text:p text:style-name="P88"><text:bookmark-ref text:reference-format="page" text:ref-name="">Error: Reference source not found</text:bookmark-ref></text:p>
            </table:table-cell>
          </table:table-row>
          <table:table-row table:style-name="Table12.1">
            <table:table-cell table:style-name="Table12.A6" office:value-type="string">
              <text:p text:style-name="P89"><text:span text:style-name="Code_20_Small1"><text:span text:style-name="T16">String</text:span></text:span></text:p>
            </table:table-cell>
            <table:table-cell table:style-name="Table12.B6" office:value-type="string">
              <text:p text:style-name="P90"><text:a xlink:type="simple" xlink:href="file:///l%22r13"><text:span text:style-name="Internet_20_link"><text:span text:style-name="T29">version</text:span></text:span></text:a></text:p>
              <text:p text:style-name="P60"><text:span text:style-name="T8">The bundle's version.</text:span></text:p>
            </table:table-cell>
            <table:table-cell table:style-name="Table12.C6" office:value-type="string">
              <text:p text:style-name="P88"><text:bookmark-ref text:reference-format="page" text:ref-name="">Error: Reference source not found</text:bookmark-ref></text:p>
            </table:table-cell>
          </table:table-row>
        </table:table>
        <text:p text:style-name="P46"/>
        <table:table table:name="Table13" table:style-name="Table13">
          <table:table-column table:style-name="Table13.A"/>
          <table:table-column table:style-name="Table13.B"/>
          <table:table-row table:style-name="Table13.1">
            <table:table-cell table:style-name="Table13.A1" office:value-type="string">
              <text:p text:style-name="P44"><text:span text:style-name="Summary_20_Heading_20_Font2"><text:span text:style-name="T7">Constructor Summary</text:span></text:span></text:p>
            </table:table-cell>
            <table:table-cell table:style-name="Table13.A1" office:value-type="string">
              <text:p text:style-name="P88"><text:span text:style-name="Page_20_Reference_20_Font"><text:span text:style-name="T6">Page</text:span></text:span></text:p>
            </table:table-cell>
          </table:table-row>
          <table:table-row table:style-name="Table13.1">
            <table:table-cell table:style-name="Table13.A2" office:value-type="string">
              <text:p text:style-name="P44"><text:a xlink:type="simple" xlink:href="file:///l%22r14"><text:span text:style-name="Internet_20_link"><text:span text:style-name="T29">BundleDTO</text:span></text:span></text:a><text:span text:style-name="Code2"><text:span text:style-name="T13">()</text:span></text:span></text:p>
            </table:table-cell>
            <table:table-cell table:style-name="Table13.B2" office:value-type="string">
              <text:p text:style-name="P88"><text:bookmark-ref text:reference-format="page" text:ref-name="">Error: Reference source not found</text:bookmark-ref></text:p>
            </table:table-cell>
          </table:table-row>
        </table:table>
        <text:p text:style-name="P46"/>
        <table:table table:name="Table15" table:style-name="Table15">
          <table:table-column table:style-name="Table15.A"/>
          <table:table-row table:style-name="Table15.1">
            <table:table-cell table:style-name="Table15.A1" office:value-type="string">
              <text:p text:style-name="P55"><text:span text:style-name="T10">Methods inherited from class org.osgi.dto.</text:span><text:a xlink:type="simple" xlink:href="file:///l%22r6"><text:span text:style-name="Internet_20_link"><text:span text:style-name="T26">DTO</text:span></text:span></text:a></text:p>
            </table:table-cell>
          </table:table-row>
          <table:table-row table:style-name="Table15.2">
            <table:table-cell table:style-name="Table15.A2" office:value-type="string">
              <text:p text:style-name="P55"><text:a xlink:type="simple" xlink:href="file:///l%22r5"><text:span text:style-name="Internet_20_link"><text:span text:style-name="T30">toString</text:span></text:span></text:a></text:p>
            </table:table-cell>
          </table:table-row>
        </table:table>
        <text:p text:style-name="Detail_20_Heading"><text:span text:style-name="T11">Field Detail</text:span></text:p>
        <text:p text:style-name="Detail_20_Heading"><text:bookmark text:name="r9"/><text:span text:style-name="T11">id</text:span></text:p>
        <text:p text:style-name="P45"><text:span text:style-name="Code2"><text:span text:style-name="T12">public long id</text:span></text:span></text:p>
        <text:p text:style-name="P63"><text:span text:style-name="T8">The bundle's unique identifier.</text:span></text:p>
        <text:p text:style-name="P68"/>
        <text:p text:style-name="P70"><text:bookmark text:name="r10"/><text:span text:style-name="T11">lastModified</text:span></text:p>
        <text:p text:style-name="P45"><text:span text:style-name="Code2"><text:span text:style-name="T12">public long lastModified</text:span></text:span></text:p>
        <text:p text:style-name="P63"><text:soft-page-break/><text:span text:style-name="T8">The time when the bundle was last modified.</text:span></text:p>
        <text:p text:style-name="P68"/>
        <text:p text:style-name="P70"><text:bookmark text:name="r11"/><text:span text:style-name="T11">state</text:span></text:p>
        <text:p text:style-name="P45"><text:span text:style-name="Code2"><text:span text:style-name="T12">public int state</text:span></text:span></text:p>
        <text:p text:style-name="P63"><text:span text:style-name="T8">The bundle's state.</text:span></text:p>
        <text:p text:style-name="P68"/>
        <text:p text:style-name="P70"><text:bookmark text:name="r12"/><text:span text:style-name="T11">symbolicName</text:span></text:p>
        <text:p text:style-name="P45"><text:span text:style-name="Code2"><text:span text:style-name="T12">public String symbolicName</text:span></text:span></text:p>
        <text:p text:style-name="P63"><text:span text:style-name="T8">The bundle's symbolic name.</text:span></text:p>
        <text:p text:style-name="P68"/>
        <text:p text:style-name="P70"><text:bookmark text:name="r13"/><text:span text:style-name="T11">version</text:span></text:p>
        <text:p text:style-name="P45"><text:span text:style-name="Code2"><text:span text:style-name="T12">public String version</text:span></text:span></text:p>
        <text:p text:style-name="P63"><text:span text:style-name="T8">The bundle's version.</text:span></text:p>
        <text:p text:style-name="Detail_20_Heading"><text:span text:style-name="T11">Constructor Detail</text:span></text:p>
        <text:p text:style-name="Detail_20_Heading"><text:bookmark text:name="r14"/><text:span text:style-name="T11">BundleDTO</text:span></text:p>
        <text:p text:style-name="P45"><text:span text:style-name="Code2"><text:span text:style-name="T12">public BundleDTO</text:span></text:span><text:span text:style-name="Code2"><text:span text:style-name="T15">()</text:span></text:span></text:p>
        <text:p text:style-name="P71"><text:bookmark text:name="r20"/><text:span text:style-name="T11">Class FrameworkDTO</text:span></text:p>
        <text:p text:style-name="Standard"><text:a xlink:type="simple" xlink:href="file:///l%22r8"><text:span text:style-name="Internet_20_link"><text:span text:style-name="T28">org.osgi.dto.framework</text:span></text:span></text:a></text:p>
        <text:p text:style-name="P45"><text:span text:style-name="Code2"><text:span text:style-name="T12">java.lang.Object</text:span></text:span></text:p>
        <text:p text:style-name="P45"><text:span text:style-name="Code2"><text:span text:style-name="T12">  </text:span></text:span><text:span text:style-name="Code2"><text:span text:style-name="T12"><draw:frame draw:style-name="fr3" draw:name="graphics5" text:anchor-type="as-char" svg:width="0.1563in" svg:height="0.1457in" draw:z-index="14"><draw:image xlink:href="Pictures/100002000000000F0000000E443DCD33.png" xlink:type="simple" xlink:show="embed" xlink:actuate="onLoad"/></draw:frame></text:span></text:span><text:a xlink:type="simple" xlink:href="file:///l%22r6"><text:span text:style-name="Internet_20_link"><text:span text:style-name="T30">org.osgi.dto.DTO</text:span></text:span></text:a></text:p>
        <text:p text:style-name="P45"><text:span text:style-name="Code2"><text:span text:style-name="T12">      </text:span></text:span><text:span text:style-name="Code2"><text:span text:style-name="T12"><draw:frame draw:style-name="fr3" draw:name="graphics6" text:anchor-type="as-char" svg:width="0.1563in" svg:height="0.1457in" draw:z-index="15"><draw:image xlink:href="Pictures/100002000000000F0000000E443DCD33.png" xlink:type="simple" xlink:show="embed" xlink:actuate="onLoad"/></draw:frame></text:span></text:span><text:span text:style-name="Code2"><text:span text:style-name="T12">org.osgi.dto.framework.FrameworkDTO</text:span></text:span></text:p>
        <text:p text:style-name="P48"/>
        <text:p text:style-name="P45"><text:span text:style-name="Code2"><text:span text:style-name="T12">public class FrameworkDTO</text:span></text:span></text:p>
        <text:p text:style-name="P45"><text:span text:style-name="Code2"><text:span text:style-name="T12">extends </text:span></text:span><text:a xlink:type="simple" xlink:href="file:///l%22r6"><text:span text:style-name="Internet_20_link"><text:span text:style-name="T30">DTO</text:span></text:span></text:a></text:p>
        <text:p text:style-name="Standard"><text:span text:style-name="T8">Data Transfer Object for a Framework.</text:span></text:p>
        <text:p text:style-name="Standard"><text:span text:style-name="T8">The System Bundle can be adapted to provide a </text:span><text:span text:style-name="Code2"><text:span text:style-name="T12">FrameworkDTO</text:span></text:span><text:span text:style-name="Default_20_Paragraph_20_Font"><text:span text:style-name="T8"> for the framework of the system bundle. A </text:span></text:span><text:span text:style-name="Code2"><text:span text:style-name="T12">FrameworkDTO</text:span></text:span><text:span text:style-name="Default_20_Paragraph_20_Font"><text:span text:style-name="T8"> obtained from a framework will contain only the launch properties of the framework. These properties will not include the System properties.</text:span></text:span></text:p>
        <text:p text:style-name="Standard"><text:span text:style-name="T8">NotThreadSafe</text:span></text:p>
        <text:p text:style-name="P47"/>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44"><text:span text:style-name="Summary_20_Heading_20_Font2"><text:span text:style-name="T7">Field Summary</text:span></text:span></text:p>
            </table:table-cell>
            <table:covered-table-cell/>
            <table:table-cell table:style-name="Table17.A1" office:value-type="string">
              <text:p text:style-name="P88"><text:span text:style-name="Page_20_Reference_20_Font"><text:span text:style-name="T6">Page</text:span></text:span></text:p>
            </table:table-cell>
          </table:table-row>
          <table:table-row table:style-name="Table17.1">
            <table:table-cell table:style-name="Table17.A2" office:value-type="string">
              <text:p text:style-name="P49"><text:span text:style-name="Code_20_Small1"><text:span text:style-name="T16">List&lt;</text:span></text:span><text:a xlink:type="simple" xlink:href="file:///l%22r15"><text:span text:style-name="Internet_20_link"><text:span text:style-name="T31">BundleDTO</text:span></text:span></text:a><text:span text:style-name="Code_20_Small1"><text:span text:style-name="T17">&gt;</text:span></text:span></text:p>
            </table:table-cell>
            <table:table-cell table:style-name="Table17.B2" office:value-type="string">
              <text:p text:style-name="P44"><text:a xlink:type="simple" xlink:href="file:///l%22r16"><text:span text:style-name="Internet_20_link"><text:span text:style-name="T29">bundles</text:span></text:span></text:a></text:p>
              <text:p text:style-name="P61"><text:span text:style-name="T8">The bundles that are installed in the framework.</text:span></text:p>
            </table:table-cell>
            <table:table-cell table:style-name="Table17.C2" office:value-type="string">
              <text:p text:style-name="P62"><text:bookmark-ref text:reference-format="page" text:ref-name="">Error: Reference source not found</text:bookmark-ref></text:p>
            </table:table-cell>
          </table:table-row>
          <table:table-row table:style-name="Table17.1">
            <table:table-cell table:style-name="Table17.A3" office:value-type="string">
              <text:p text:style-name="P89"><text:span text:style-name="Code_20_Small1"><text:span text:style-name="T16">Map&lt;String,Object&gt;</text:span></text:span></text:p>
            </table:table-cell>
            <table:table-cell table:style-name="Table17.B3" office:value-type="string">
              <text:p text:style-name="P90"><text:a xlink:type="simple" xlink:href="file:///l%22r17"><text:span text:style-name="Internet_20_link"><text:span text:style-name="T29">properties</text:span></text:span></text:a></text:p>
              <text:p text:style-name="P60"><text:span text:style-name="T8">The launch properties of the framework.</text:span></text:p>
            </table:table-cell>
            <table:table-cell table:style-name="Table17.C3" office:value-type="string">
              <text:p text:style-name="P88"><text:bookmark-ref text:reference-format="page" text:ref-name="">Error: Reference source not found</text:bookmark-ref></text:p>
            </table:table-cell>
          </table:table-row>
          <table:table-row table:style-name="Table17.1">
            <table:table-cell table:style-name="Table17.A4" office:value-type="string">
              <text:p text:style-name="P89"><text:span text:style-name="Code_20_Small1"><text:span text:style-name="T16">List&lt;</text:span></text:span><text:a xlink:type="simple" xlink:href="file:///l%22r25"><text:span text:style-name="Internet_20_link"><text:span text:style-name="T31">ServiceReferenceDTO</text:span></text:span></text:a><text:span text:style-name="Code_20_Small1"><text:span text:style-name="T17">&gt;</text:span></text:span></text:p>
            </table:table-cell>
            <table:table-cell table:style-name="Table17.B4" office:value-type="string">
              <text:p text:style-name="P90"><text:a xlink:type="simple" xlink:href="file:///l%22r18"><text:span text:style-name="Internet_20_link"><text:span text:style-name="T29">services</text:span></text:span></text:a></text:p>
              <text:p text:style-name="P60"><text:span text:style-name="T8">The services that are registered in the framework.</text:span></text:p>
            </table:table-cell>
            <table:table-cell table:style-name="Table17.C4" office:value-type="string">
              <text:p text:style-name="P88"><text:bookmark-ref text:reference-format="page" text:ref-name="">Error: Reference source not found</text:bookmark-ref></text:p>
            </table:table-cell>
          </table:table-row>
        </table:table>
        <text:p text:style-name="P46"/>
        <table:table table:name="Table18" table:style-name="Table18">
          <table:table-column table:style-name="Table18.A"/>
          <table:table-column table:style-name="Table18.B"/>
          <table:table-row table:style-name="Table18.1">
            <table:table-cell table:style-name="Table18.A1" office:value-type="string">
              <text:p text:style-name="P44"><text:span text:style-name="Summary_20_Heading_20_Font2"><text:span text:style-name="T7">Constructor Summary</text:span></text:span></text:p>
            </table:table-cell>
            <table:table-cell table:style-name="Table18.A1" office:value-type="string">
              <text:p text:style-name="P88"><text:span text:style-name="Page_20_Reference_20_Font"><text:span text:style-name="T6">Page</text:span></text:span></text:p>
            </table:table-cell>
          </table:table-row>
          <table:table-row table:style-name="Table18.1">
            <table:table-cell table:style-name="Table18.A2" office:value-type="string">
              <text:p text:style-name="P44"><text:a xlink:type="simple" xlink:href="file:///l%22r19"><text:span text:style-name="Internet_20_link"><text:span text:style-name="T29">FrameworkDTO</text:span></text:span></text:a><text:span text:style-name="Code2"><text:span text:style-name="T13">()</text:span></text:span></text:p>
            </table:table-cell>
            <table:table-cell table:style-name="Table18.B2" office:value-type="string">
              <text:p text:style-name="P88"><text:bookmark-ref text:reference-format="page" text:ref-name="">Error: Reference source not found</text:bookmark-ref></text:p>
            </table:table-cell>
          </table:table-row>
        </table:table>
        <text:p text:style-name="P46"/>
        <table:table table:name="Table20" table:style-name="Table20">
          <table:table-column table:style-name="Table20.A"/>
          <table:table-row table:style-name="Table20.1">
            <table:table-cell table:style-name="Table20.A1" office:value-type="string">
              <text:p text:style-name="P55"><text:span text:style-name="T10">Methods inherited from class org.osgi.dto.</text:span><text:a xlink:type="simple" xlink:href="file:///l%22r6"><text:span text:style-name="Internet_20_link"><text:span text:style-name="T26">DTO</text:span></text:span></text:a></text:p>
            </table:table-cell>
          </table:table-row>
          <table:table-row table:style-name="Table20.2">
            <table:table-cell table:style-name="Table20.A2" office:value-type="string">
              <text:p text:style-name="P55"><text:a xlink:type="simple" xlink:href="file:///l%22r5"><text:span text:style-name="Internet_20_link"><text:span text:style-name="T30">toString</text:span></text:span></text:a></text:p>
            </table:table-cell>
          </table:table-row>
        </table:table>
        <text:p text:style-name="Detail_20_Heading"><text:span text:style-name="T11">Field Detail</text:span></text:p>
        <text:p text:style-name="Detail_20_Heading"><text:bookmark text:name="r16"/><text:span text:style-name="T11">bundles</text:span></text:p>
        <text:p text:style-name="P45"><text:span text:style-name="Code2"><text:span text:style-name="T12">public List&lt;</text:span></text:span><text:a xlink:type="simple" xlink:href="file:///l%22r15"><text:span text:style-name="Internet_20_link"><text:span text:style-name="T30">BundleDTO</text:span></text:span></text:a><text:span text:style-name="Code2"><text:span text:style-name="T14">&gt; bundles</text:span></text:span></text:p>
        <text:p text:style-name="P63"><text:span text:style-name="T8">The bundles that are installed in the framework.</text:span></text:p>
        <text:p text:style-name="P68"/>
        <text:p text:style-name="P70"><text:bookmark text:name="r17"/><text:span text:style-name="T11">properties</text:span></text:p>
        <text:p text:style-name="P45"><text:span text:style-name="Code2"><text:span text:style-name="T12">public Map&lt;String,Object&gt; properties</text:span></text:span></text:p>
        <text:p text:style-name="P63"><text:span text:style-name="T8">The launch properties of the framework. The value type must be a numerical type, Boolean, String, DTO or an array of any of the former.</text:span></text:p>
        <text:p text:style-name="P68"/>
        <text:p text:style-name="P70"><text:bookmark text:name="r18"/><text:span text:style-name="T11">services</text:span></text:p>
        <text:p text:style-name="P45"><text:span text:style-name="Code2"><text:span text:style-name="T12">public List&lt;</text:span></text:span><text:a xlink:type="simple" xlink:href="file:///l%22r25"><text:span text:style-name="Internet_20_link"><text:span text:style-name="T30">ServiceReferenceDTO</text:span></text:span></text:a><text:span text:style-name="Code2"><text:span text:style-name="T14">&gt; services</text:span></text:span></text:p>
        <text:p text:style-name="P63"><text:span text:style-name="T8">The services that are registered in the framework.</text:span></text:p>
        <text:p text:style-name="Detail_20_Heading"><text:soft-page-break/><text:span text:style-name="T11">Constructor Detail</text:span></text:p>
        <text:p text:style-name="Detail_20_Heading"><text:bookmark text:name="r19"/><text:span text:style-name="T11">FrameworkDTO</text:span></text:p>
        <text:p text:style-name="P45"><text:span text:style-name="Code2"><text:span text:style-name="T12">public FrameworkDTO</text:span></text:span><text:span text:style-name="Code2"><text:span text:style-name="T15">()</text:span></text:span></text:p>
        <text:p text:style-name="P72"><text:bookmark text:name="r25"/><text:span text:style-name="T11">Class ServiceReferenceDTO</text:span></text:p>
        <text:p text:style-name="Standard"><text:a xlink:type="simple" xlink:href="file:///l%22r8"><text:span text:style-name="Internet_20_link"><text:span text:style-name="T28">org.osgi.dto.framework</text:span></text:span></text:a></text:p>
        <text:p text:style-name="P45"><text:span text:style-name="Code2"><text:span text:style-name="T12">java.lang.Object</text:span></text:span></text:p>
        <text:p text:style-name="P45"><text:span text:style-name="Code2"><text:span text:style-name="T12">  </text:span></text:span><text:span text:style-name="Code2"><text:span text:style-name="T12"><draw:frame draw:style-name="fr3" draw:name="graphics7" text:anchor-type="as-char" svg:width="0.1563in" svg:height="0.1457in" draw:z-index="16"><draw:image xlink:href="Pictures/100002000000000F0000000E443DCD33.png" xlink:type="simple" xlink:show="embed" xlink:actuate="onLoad"/></draw:frame></text:span></text:span><text:a xlink:type="simple" xlink:href="file:///l%22r6"><text:span text:style-name="Internet_20_link"><text:span text:style-name="T30">org.osgi.dto.DTO</text:span></text:span></text:a></text:p>
        <text:p text:style-name="P45"><text:span text:style-name="Code2"><text:span text:style-name="T12">      </text:span></text:span><text:span text:style-name="Code2"><text:span text:style-name="T12"><draw:frame draw:style-name="fr3" draw:name="graphics8" text:anchor-type="as-char" svg:width="0.1563in" svg:height="0.1457in" draw:z-index="17"><draw:image xlink:href="Pictures/100002000000000F0000000E443DCD33.png" xlink:type="simple" xlink:show="embed" xlink:actuate="onLoad"/></draw:frame></text:span></text:span><text:span text:style-name="Code2"><text:span text:style-name="T12">org.osgi.dto.framework.ServiceReferenceDTO</text:span></text:span></text:p>
        <text:p text:style-name="P48"/>
        <text:p text:style-name="P45"><text:span text:style-name="Code2"><text:span text:style-name="T12">public class ServiceReferenceDTO</text:span></text:span></text:p>
        <text:p text:style-name="P45"><text:span text:style-name="Code2"><text:span text:style-name="T12">extends </text:span></text:span><text:a xlink:type="simple" xlink:href="file:///l%22r6"><text:span text:style-name="Internet_20_link"><text:span text:style-name="T30">DTO</text:span></text:span></text:a></text:p>
        <text:p text:style-name="Standard"><text:span text:style-name="T8">Data Transfer Object for a ServiceReference.</text:span></text:p>
        <text:p text:style-name="Standard"><text:span text:style-name="Code2"><text:span text:style-name="T12">ServiceReferenceDTO</text:span></text:span><text:span text:style-name="Default_20_Paragraph_20_Font"><text:span text:style-name="T8">s for all registered services can be obtained from a </text:span></text:span><text:a xlink:type="simple" xlink:href="file:///l%22r20"><text:span text:style-name="Internet_20_link"><text:span text:style-name="T30">FrameworkDTO</text:span></text:span></text:a><text:span text:style-name="Default_20_Paragraph_20_Font"><text:span text:style-name="T9">. An installed Bundle can be adapted to provide a </text:span></text:span><text:span text:style-name="Code2"><text:span text:style-name="T14">ServiceReferenceDTO[]</text:span></text:span><text:span text:style-name="Default_20_Paragraph_20_Font"><text:span text:style-name="T9"> of the services registered by the Bundle. A </text:span></text:span><text:span text:style-name="Code2"><text:span text:style-name="T14">ServiceReferenceDTO</text:span></text:span><text:span text:style-name="Default_20_Paragraph_20_Font"><text:span text:style-name="T9"> obtained from a framework must convert service property values which are not valid value types for DTOs to type </text:span></text:span><text:span text:style-name="Code2"><text:span text:style-name="T14">String</text:span></text:span><text:span text:style-name="Default_20_Paragraph_20_Font"><text:span text:style-name="T9"> using </text:span></text:span><text:span text:style-name="Code2"><text:span text:style-name="T14">String.valueOf(Object)</text:span></text:span><text:span text:style-name="Default_20_Paragraph_20_Font"><text:span text:style-name="T9">.</text:span></text:span></text:p>
        <text:p text:style-name="Standard"><text:span text:style-name="T8">NotThreadSafe</text:span></text:p>
        <text:p text:style-name="P47"/>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44"><text:span text:style-name="Summary_20_Heading_20_Font2"><text:span text:style-name="T7">Field Summary</text:span></text:span></text:p>
            </table:table-cell>
            <table:covered-table-cell/>
            <table:table-cell table:style-name="Table21.A1" office:value-type="string">
              <text:p text:style-name="P88"><text:span text:style-name="Page_20_Reference_20_Font"><text:span text:style-name="T6">Page</text:span></text:span></text:p>
            </table:table-cell>
          </table:table-row>
          <table:table-row table:style-name="Table21.1">
            <table:table-cell table:style-name="Table21.A2" office:value-type="string">
              <text:p text:style-name="P49"><text:span text:style-name="Code_20_Small1"><text:span text:style-name="T16">long</text:span></text:span></text:p>
            </table:table-cell>
            <table:table-cell table:style-name="Table21.B2" office:value-type="string">
              <text:p text:style-name="P44"><text:a xlink:type="simple" xlink:href="file:///l%22r21"><text:span text:style-name="Internet_20_link"><text:span text:style-name="T29">bundle</text:span></text:span></text:a></text:p>
              <text:p text:style-name="P61"><text:span text:style-name="T8">The id of the bundle that registered the service.</text:span></text:p>
            </table:table-cell>
            <table:table-cell table:style-name="Table21.C2" office:value-type="string">
              <text:p text:style-name="P62"><text:bookmark-ref text:reference-format="page" text:ref-name="">Error: Reference source not found</text:bookmark-ref></text:p>
            </table:table-cell>
          </table:table-row>
          <table:table-row table:style-name="Table21.1">
            <table:table-cell table:style-name="Table21.A3" office:value-type="string">
              <text:p text:style-name="P89"><text:span text:style-name="Code_20_Small1"><text:span text:style-name="T16">Map&lt;String,Object&gt;</text:span></text:span></text:p>
            </table:table-cell>
            <table:table-cell table:style-name="Table21.B3" office:value-type="string">
              <text:p text:style-name="P90"><text:a xlink:type="simple" xlink:href="file:///l%22r22"><text:span text:style-name="Internet_20_link"><text:span text:style-name="T29">properties</text:span></text:span></text:a></text:p>
              <text:p text:style-name="P60"><text:span text:style-name="T8">The properties for the service.</text:span></text:p>
            </table:table-cell>
            <table:table-cell table:style-name="Table21.C3" office:value-type="string">
              <text:p text:style-name="P88"><text:bookmark-ref text:reference-format="page" text:ref-name="">Error: Reference source not found</text:bookmark-ref></text:p>
            </table:table-cell>
          </table:table-row>
          <table:table-row table:style-name="Table21.1">
            <table:table-cell table:style-name="Table21.A4" office:value-type="string">
              <text:p text:style-name="P89"><text:span text:style-name="Code_20_Small1"><text:span text:style-name="T16">long[]</text:span></text:span></text:p>
            </table:table-cell>
            <table:table-cell table:style-name="Table21.B4" office:value-type="string">
              <text:p text:style-name="P90"><text:a xlink:type="simple" xlink:href="file:///l%22r23"><text:span text:style-name="Internet_20_link"><text:span text:style-name="T29">usingBundles</text:span></text:span></text:a></text:p>
              <text:p text:style-name="P60"><text:span text:style-name="T8">The ids of the bundles that are using the service.</text:span></text:p>
            </table:table-cell>
            <table:table-cell table:style-name="Table21.C4" office:value-type="string">
              <text:p text:style-name="P88"><text:bookmark-ref text:reference-format="page" text:ref-name="">Error: Reference source not found</text:bookmark-ref></text:p>
            </table:table-cell>
          </table:table-row>
        </table:table>
        <text:p text:style-name="P46"/>
        <table:table table:name="Table23" table:style-name="Table23">
          <table:table-column table:style-name="Table23.A"/>
          <table:table-column table:style-name="Table23.B"/>
          <table:table-row table:style-name="Table23.1">
            <table:table-cell table:style-name="Table23.A1" office:value-type="string">
              <text:p text:style-name="P44"><text:span text:style-name="Summary_20_Heading_20_Font2"><text:span text:style-name="T7">Constructor Summary</text:span></text:span></text:p>
            </table:table-cell>
            <table:table-cell table:style-name="Table23.A1" office:value-type="string">
              <text:p text:style-name="P88"><text:span text:style-name="Page_20_Reference_20_Font"><text:span text:style-name="T6">Page</text:span></text:span></text:p>
            </table:table-cell>
          </table:table-row>
          <table:table-row table:style-name="Table23.1">
            <table:table-cell table:style-name="Table23.A2" office:value-type="string">
              <text:p text:style-name="P44"><text:a xlink:type="simple" xlink:href="file:///l%22r24"><text:span text:style-name="Internet_20_link"><text:span text:style-name="T29">ServiceReferenceDTO</text:span></text:span></text:a><text:span text:style-name="Code2"><text:span text:style-name="T13">()</text:span></text:span></text:p>
            </table:table-cell>
            <table:table-cell table:style-name="Table23.B2" office:value-type="string">
              <text:p text:style-name="P88"><text:bookmark-ref text:reference-format="page" text:ref-name="">Error: Reference source not found</text:bookmark-ref></text:p>
            </table:table-cell>
          </table:table-row>
        </table:table>
        <text:p text:style-name="P46"/>
        <table:table table:name="Table24" table:style-name="Table24">
          <table:table-column table:style-name="Table24.A"/>
          <table:table-row table:style-name="Table24.1">
            <table:table-cell table:style-name="Table24.A1" office:value-type="string">
              <text:p text:style-name="P55"><text:span text:style-name="T10">Methods inherited from class org.osgi.dto.</text:span><text:a xlink:type="simple" xlink:href="file:///l%22r6"><text:span text:style-name="Internet_20_link"><text:span text:style-name="T26">DTO</text:span></text:span></text:a></text:p>
            </table:table-cell>
          </table:table-row>
          <table:table-row table:style-name="Table24.2">
            <table:table-cell table:style-name="Table24.A2" office:value-type="string">
              <text:p text:style-name="P55"><text:a xlink:type="simple" xlink:href="file:///l%22r5"><text:span text:style-name="Internet_20_link"><text:span text:style-name="T30">toString</text:span></text:span></text:a></text:p>
            </table:table-cell>
          </table:table-row>
        </table:table>
        <text:p text:style-name="Detail_20_Heading"><text:span text:style-name="T11">Field Detail</text:span></text:p>
        <text:p text:style-name="Detail_20_Heading"><text:bookmark text:name="r21"/><text:span text:style-name="T11">bundle</text:span></text:p>
        <text:p text:style-name="P45"><text:span text:style-name="Code2"><text:span text:style-name="T12">public long bundle</text:span></text:span></text:p>
        <text:p text:style-name="P63"><text:span text:style-name="T8">The id of the bundle that registered the service.</text:span></text:p>
        <text:p text:style-name="P68"/>
        <text:p text:style-name="P70"><text:bookmark text:name="r22"/><text:span text:style-name="T11">properties</text:span></text:p>
        <text:p text:style-name="P45"><text:span text:style-name="Code2"><text:span text:style-name="T12">public Map&lt;String,Object&gt; properties</text:span></text:span></text:p>
        <text:p text:style-name="P63"><text:span text:style-name="T8">The properties for the service. The value type must be a numerical type, Boolean, String, DTO or an array of any of the former.</text:span></text:p>
        <text:p text:style-name="P68"/>
        <text:p text:style-name="P70"><text:bookmark text:name="r23"/><text:span text:style-name="T11">usingBundles</text:span></text:p>
        <text:p text:style-name="P45"><text:span text:style-name="Code2"><text:span text:style-name="T12">public long[] usingBundles</text:span></text:span></text:p>
        <text:p text:style-name="P63"><text:span text:style-name="T8">The ids of the bundles that are using the service.</text:span></text:p>
        <text:p text:style-name="Detail_20_Heading"><text:soft-page-break/><text:span text:style-name="T11">Constructor Detail</text:span></text:p>
        <text:p text:style-name="Detail_20_Heading"><text:bookmark text:name="r24"/><text:span text:style-name="T11">ServiceReferenceDTO</text:span></text:p>
        <text:p text:style-name="P45"><text:span text:style-name="Code2"><text:span text:style-name="T12">public ServiceReferenceDTO</text:span></text:span><text:span text:style-name="Code2"><text:span text:style-name="T15">()</text:span></text:span></text:p>
        <text:p text:style-name="P73"><text:bookmark text:name="r27"/><text:span text:style-name="T11">Package org.osgi.dto.framework.startlevel</text:span></text:p>
        <text:p text:style-name="P57"><text:span text:style-name="T8">OSGi Data Transfer Object Framework Start Level Package Version 1.0.</text:span></text:p>
        <text:p text:style-name="P57"><text:span text:style-name="T8">See:</text:span></text:p>
        <text:p text:style-name="P64"><text:a xlink:type="simple" xlink:href="file:///l%22r26"><text:span text:style-name="Internet_20_link"><text:span text:style-name="T27">Description</text:span></text:span></text:a></text:p>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44"><text:span text:style-name="Summary_20_Heading_20_Font1"><text:span text:style-name="T7">Class Summary</text:span></text:span></text:p>
            </table:table-cell>
            <table:covered-table-cell/>
            <table:table-cell table:style-name="Table26.A1" office:value-type="string">
              <text:p text:style-name="P54"><text:span text:style-name="Page_20_Reference_20_Font"><text:span text:style-name="T6">Page</text:span></text:span></text:p>
            </table:table-cell>
          </table:table-row>
          <table:table-row table:style-name="Table26.1">
            <table:table-cell table:style-name="Table26.A2" office:value-type="string">
              <text:p text:style-name="P44"><text:a xlink:type="simple" xlink:href="file:///l%22r32"><text:span text:style-name="Internet_20_link"><text:span text:style-name="T26">BundleStartLevelDTO</text:span></text:span></text:a></text:p>
            </table:table-cell>
            <table:table-cell table:style-name="Table26.B2" office:value-type="string">
              <text:p text:style-name="P44"><text:span text:style-name="T8">Data Transfer Object for a BundleStartLevel.</text:span></text:p>
            </table:table-cell>
            <table:table-cell table:style-name="Table26.C2" office:value-type="string">
              <text:p text:style-name="P54"><text:bookmark-ref text:reference-format="page" text:ref-name="">Error: Reference source not found</text:bookmark-ref></text:p>
            </table:table-cell>
          </table:table-row>
          <table:table-row table:style-name="Table26.1">
            <table:table-cell table:style-name="Table26.A3" office:value-type="string">
              <text:p text:style-name="P55"><text:a xlink:type="simple" xlink:href="file:///l%22r36"><text:span text:style-name="Internet_20_link"><text:span text:style-name="T26">FrameworkStartLevelDTO</text:span></text:span></text:a></text:p>
            </table:table-cell>
            <table:table-cell table:style-name="Table26.B3" office:value-type="string">
              <text:p text:style-name="P55"><text:span text:style-name="T8">Data Transfer Object for a FrameworkStartLevel.</text:span></text:p>
            </table:table-cell>
            <table:table-cell table:style-name="Table26.C3" office:value-type="string">
              <text:p text:style-name="P54"><text:bookmark-ref text:reference-format="page" text:ref-name="">Error: Reference source not found</text:bookmark-ref></text:p>
            </table:table-cell>
          </table:table-row>
        </table:table>
        <text:p text:style-name="Standard"><text:bookmark text:name="r26"/><text:span text:style-name="T11">Package org.osgi.dto.framework.startlevel Description</text:span></text:p>
        <text:p text:style-name="P58"><text:span text:style-name="T8">OSGi Data Transfer Object Framework Start Level Package Version 1.0.</text:span></text:p>
        <text:p text:style-name="P58"><text:span text:style-name="T8">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58"><text:span text:style-name="T8">Example import for consumers using the API in this package:</text:span></text:p>
        <text:p text:style-name="P58"><text:span text:style-name="Code1"><text:span text:style-name="T12">Import-Package: org.osgi.dto.framework.startlevel; version="[1.0,2.0)"</text:span></text:span></text:p>
        <text:p text:style-name="P58"><text:span text:style-name="T8">Example import for providers implementing the API in this package:</text:span></text:p>
        <text:p text:style-name="Standard"><text:span text:style-name="Code1"><text:span text:style-name="T12">Import-Package: org.osgi.dto.framework.startlevel; version="[1.0,1.1)"</text:span></text:span></text:p>
        <text:p text:style-name="P74"><text:bookmark text:name="r32"/><text:span text:style-name="T11">Class BundleStartLevelDTO</text:span></text:p>
        <text:p text:style-name="Standard"><text:a xlink:type="simple" xlink:href="file:///l%22r27"><text:span text:style-name="Internet_20_link"><text:span text:style-name="T28">org.osgi.dto.framework.startlevel</text:span></text:span></text:a></text:p>
        <text:p text:style-name="P45"><text:span text:style-name="Code2"><text:span text:style-name="T12">java.lang.Object</text:span></text:span></text:p>
        <text:p text:style-name="P45"><text:span text:style-name="Code2"><text:span text:style-name="T12">  </text:span></text:span><text:span text:style-name="Code2"><text:span text:style-name="T12"><draw:frame draw:style-name="fr3" draw:name="graphics9" text:anchor-type="as-char" svg:width="0.1563in" svg:height="0.1457in" draw:z-index="20"><draw:image xlink:href="Pictures/100002000000000F0000000E443DCD33.png" xlink:type="simple" xlink:show="embed" xlink:actuate="onLoad"/></draw:frame></text:span></text:span><text:a xlink:type="simple" xlink:href="file:///l%22r6"><text:span text:style-name="Internet_20_link"><text:span text:style-name="T30">org.osgi.dto.DTO</text:span></text:span></text:a></text:p>
        <text:p text:style-name="P45"><text:span text:style-name="Code2"><text:span text:style-name="T12">      </text:span></text:span><text:span text:style-name="Code2"><text:span text:style-name="T12"><draw:frame draw:style-name="fr3" draw:name="graphics10" text:anchor-type="as-char" svg:width="0.1563in" svg:height="0.1457in" draw:z-index="21"><draw:image xlink:href="Pictures/100002000000000F0000000E443DCD33.png" xlink:type="simple" xlink:show="embed" xlink:actuate="onLoad"/></draw:frame></text:span></text:span><text:span text:style-name="Code2"><text:span text:style-name="T12">org.osgi.dto.framework.startlevel.BundleStartLevelDTO</text:span></text:span></text:p>
        <text:p text:style-name="P48"/>
        <text:p text:style-name="P45"><text:span text:style-name="Code2"><text:span text:style-name="T12">public class BundleStartLevelDTO</text:span></text:span></text:p>
        <text:p text:style-name="P45"><text:span text:style-name="Code2"><text:span text:style-name="T12">extends </text:span></text:span><text:a xlink:type="simple" xlink:href="file:///l%22r6"><text:span text:style-name="Internet_20_link"><text:span text:style-name="T30">DTO</text:span></text:span></text:a></text:p>
        <text:p text:style-name="Standard"><text:span text:style-name="T8">Data Transfer Object for a BundleStartLevel.</text:span></text:p>
        <text:p text:style-name="Standard"><text:span text:style-name="T8">An installed Bundle can be adapted to provide a </text:span><text:span text:style-name="Code2"><text:span text:style-name="T12">BundleStartLevelDTO</text:span></text:span><text:span text:style-name="Default_20_Paragraph_20_Font"><text:span text:style-name="T8"> for the Bundle.</text:span></text:span></text:p>
        <text:p text:style-name="Standard"><text:span text:style-name="T8">NotThreadSafe</text:span></text:p>
        <text:p text:style-name="P47"/>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44"><text:span text:style-name="Summary_20_Heading_20_Font2"><text:span text:style-name="T7">Field Summary</text:span></text:span></text:p>
            </table:table-cell>
            <table:covered-table-cell/>
            <table:table-cell table:style-name="Table28.A1" office:value-type="string">
              <text:p text:style-name="P88"><text:span text:style-name="Page_20_Reference_20_Font"><text:span text:style-name="T6">Page</text:span></text:span></text:p>
            </table:table-cell>
          </table:table-row>
          <table:table-row table:style-name="Table28.1">
            <table:table-cell table:style-name="Table28.A2" office:value-type="string">
              <text:p text:style-name="P49"><text:span text:style-name="Code_20_Small1"><text:span text:style-name="T16">boolean</text:span></text:span></text:p>
            </table:table-cell>
            <table:table-cell table:style-name="Table28.B2" office:value-type="string">
              <text:p text:style-name="P44"><text:a xlink:type="simple" xlink:href="file:///l%22r29"><text:span text:style-name="Internet_20_link"><text:span text:style-name="T29">activationPolicyUsed</text:span></text:span></text:a></text:p>
              <text:p text:style-name="P61"><text:span text:style-name="T8">The bundle's autostart setting indicates that the activation policy declared in the bundle manifest must be used.</text:span></text:p>
            </table:table-cell>
            <table:table-cell table:style-name="Table28.C2" office:value-type="string">
              <text:p text:style-name="P62"><text:bookmark-ref text:reference-format="page" text:ref-name="">Error: Reference source not found</text:bookmark-ref></text:p>
            </table:table-cell>
          </table:table-row>
          <table:table-row table:style-name="Table28.1">
            <table:table-cell table:style-name="Table28.A3" office:value-type="string">
              <text:p text:style-name="P89"><text:span text:style-name="Code_20_Small1"><text:span text:style-name="T16">boolean</text:span></text:span></text:p>
            </table:table-cell>
            <table:table-cell table:style-name="Table28.B3" office:value-type="string">
              <text:p text:style-name="P90"><text:a xlink:type="simple" xlink:href="file:///l%22r30"><text:span text:style-name="Internet_20_link"><text:span text:style-name="T29">persistentlyStarted</text:span></text:span></text:a></text:p>
              <text:p text:style-name="P60"><text:span text:style-name="T8">The bundle's autostart setting indicates it must be started.</text:span></text:p>
            </table:table-cell>
            <table:table-cell table:style-name="Table28.C3" office:value-type="string">
              <text:p text:style-name="P88"><text:bookmark-ref text:reference-format="page" text:ref-name="">Error: Reference source not found</text:bookmark-ref></text:p>
            </table:table-cell>
          </table:table-row>
          <table:table-row table:style-name="Table28.1">
            <table:table-cell table:style-name="Table28.A4" office:value-type="string">
              <text:p text:style-name="P89"><text:span text:style-name="Code_20_Small1"><text:span text:style-name="T16">int</text:span></text:span></text:p>
            </table:table-cell>
            <table:table-cell table:style-name="Table28.B4" office:value-type="string">
              <text:p text:style-name="P90"><text:a xlink:type="simple" xlink:href="file:///l%22r28"><text:span text:style-name="Internet_20_link"><text:span text:style-name="T29">startLevel</text:span></text:span></text:a></text:p>
              <text:p text:style-name="P60"><text:span text:style-name="T8">The assigned start level value for the bundle.</text:span></text:p>
            </table:table-cell>
            <table:table-cell table:style-name="Table28.C4" office:value-type="string">
              <text:p text:style-name="P88"><text:bookmark-ref text:reference-format="page" text:ref-name="">Error: Reference source not found</text:bookmark-ref></text:p>
            </table:table-cell>
          </table:table-row>
        </table:table>
        <text:p text:style-name="P46"/>
        <table:table table:name="Table29" table:style-name="Table29">
          <table:table-column table:style-name="Table29.A"/>
          <table:table-column table:style-name="Table29.B"/>
          <table:table-row table:style-name="Table29.1">
            <table:table-cell table:style-name="Table29.A1" office:value-type="string">
              <text:p text:style-name="P44"><text:span text:style-name="Summary_20_Heading_20_Font2"><text:span text:style-name="T7">Constructor Summary</text:span></text:span></text:p>
            </table:table-cell>
            <table:table-cell table:style-name="Table29.A1" office:value-type="string">
              <text:p text:style-name="P88"><text:span text:style-name="Page_20_Reference_20_Font"><text:span text:style-name="T6">Page</text:span></text:span></text:p>
            </table:table-cell>
          </table:table-row>
          <table:table-row table:style-name="Table29.1">
            <table:table-cell table:style-name="Table29.A2" office:value-type="string">
              <text:p text:style-name="P44"><text:a xlink:type="simple" xlink:href="file:///l%22r31"><text:span text:style-name="Internet_20_link"><text:span text:style-name="T29">BundleStartLevelDTO</text:span></text:span></text:a><text:span text:style-name="Code2"><text:span text:style-name="T13">()</text:span></text:span></text:p>
            </table:table-cell>
            <table:table-cell table:style-name="Table29.B2" office:value-type="string">
              <text:p text:style-name="P88"><text:bookmark-ref text:reference-format="page" text:ref-name="">Error: Reference source not found</text:bookmark-ref></text:p>
            </table:table-cell>
          </table:table-row>
        </table:table>
        <text:p text:style-name="P46"/>
        <table:table table:name="Table31" table:style-name="Table31">
          <table:table-column table:style-name="Table31.A"/>
          <table:table-row table:style-name="Table31.1">
            <table:table-cell table:style-name="Table31.A1" office:value-type="string">
              <text:p text:style-name="P55"><text:span text:style-name="T10">Methods inherited from class org.osgi.dto.</text:span><text:a xlink:type="simple" xlink:href="file:///l%22r6"><text:span text:style-name="Internet_20_link"><text:span text:style-name="T26">DTO</text:span></text:span></text:a></text:p>
            </table:table-cell>
          </table:table-row>
          <table:table-row table:style-name="Table31.2">
            <table:table-cell table:style-name="Table31.A2" office:value-type="string">
              <text:p text:style-name="P55"><text:a xlink:type="simple" xlink:href="file:///l%22r5"><text:span text:style-name="Internet_20_link"><text:span text:style-name="T30">toString</text:span></text:span></text:a></text:p>
            </table:table-cell>
          </table:table-row>
        </table:table>
        <text:p text:style-name="Detail_20_Heading"><text:span text:style-name="T11">Field Detail</text:span></text:p>
        <text:p text:style-name="Detail_20_Heading"><text:bookmark text:name="r28"/><text:span text:style-name="T11">startLevel</text:span></text:p>
        <text:p text:style-name="P45"><text:span text:style-name="Code2"><text:span text:style-name="T12">public int startLevel</text:span></text:span></text:p>
        <text:p text:style-name="P63"><text:span text:style-name="T8">The assigned start level value for the bundle.</text:span></text:p>
        <text:p text:style-name="P68"/>
        <text:p text:style-name="P70"><text:bookmark text:name="r29"/><text:span text:style-name="T11">activationPolicyUsed</text:span></text:p>
        <text:p text:style-name="P45"><text:span text:style-name="Code2"><text:span text:style-name="T12">public boolean activationPolicyUsed</text:span></text:span></text:p>
        <text:p text:style-name="P63"><text:span text:style-name="T8">The bundle's autostart setting indicates that the activation policy declared in the bundle manifest must be used.</text:span></text:p>
        <text:p text:style-name="P68"/>
        <text:p text:style-name="P70"><text:bookmark text:name="r30"/><text:span text:style-name="T11">persistentlyStarted</text:span></text:p>
        <text:p text:style-name="P45"><text:span text:style-name="Code2"><text:span text:style-name="T12">public boolean persistentlyStarted</text:span></text:span></text:p>
        <text:p text:style-name="P63"><text:span text:style-name="T8">The bundle's autostart setting indicates it must be started.</text:span></text:p>
        <text:p text:style-name="Detail_20_Heading"><text:span text:style-name="T11">Constructor Detail</text:span></text:p>
        <text:p text:style-name="Detail_20_Heading"><text:bookmark text:name="r31"/><text:span text:style-name="T11">BundleStartLevelDTO</text:span></text:p>
        <text:p text:style-name="P45"><text:span text:style-name="Code2"><text:span text:style-name="T12">public BundleStartLevelDTO</text:span></text:span><text:span text:style-name="Code2"><text:span text:style-name="T15">()</text:span></text:span></text:p>
        <text:p text:style-name="P75"><text:bookmark text:name="r36"/><text:span text:style-name="T11">Class FrameworkStartLevelDTO</text:span></text:p>
        <text:p text:style-name="Standard"><text:a xlink:type="simple" xlink:href="file:///l%22r27"><text:span text:style-name="Internet_20_link"><text:span text:style-name="T28">org.osgi.dto.framework.startlevel</text:span></text:span></text:a></text:p>
        <text:p text:style-name="P45"><text:span text:style-name="Code2"><text:span text:style-name="T12">java.lang.Object</text:span></text:span></text:p>
        <text:p text:style-name="P45"><text:span text:style-name="Code2"><text:span text:style-name="T12">  </text:span></text:span><text:span text:style-name="Code2"><text:span text:style-name="T12"><draw:frame draw:style-name="fr3" draw:name="graphics11" text:anchor-type="as-char" svg:width="0.1563in" svg:height="0.1457in" draw:z-index="22"><draw:image xlink:href="Pictures/100002000000000F0000000E443DCD33.png" xlink:type="simple" xlink:show="embed" xlink:actuate="onLoad"/></draw:frame></text:span></text:span><text:a xlink:type="simple" xlink:href="file:///l%22r6"><text:span text:style-name="Internet_20_link"><text:span text:style-name="T30">org.osgi.dto.DTO</text:span></text:span></text:a></text:p>
        <text:p text:style-name="P45"><text:span text:style-name="Code2"><text:span text:style-name="T12">      </text:span></text:span><text:span text:style-name="Code2"><text:span text:style-name="T12"><draw:frame draw:style-name="fr3" draw:name="graphics12" text:anchor-type="as-char" svg:width="0.1563in" svg:height="0.1457in" draw:z-index="23"><draw:image xlink:href="Pictures/100002000000000F0000000E443DCD33.png" xlink:type="simple" xlink:show="embed" xlink:actuate="onLoad"/></draw:frame></text:span></text:span><text:span text:style-name="Code2"><text:span text:style-name="T12">org.osgi.dto.framework.startlevel.FrameworkStartLevelDTO</text:span></text:span></text:p>
        <text:p text:style-name="P48"/>
        <text:p text:style-name="P45"><text:span text:style-name="Code2"><text:span text:style-name="T12">public class FrameworkStartLevelDTO</text:span></text:span></text:p>
        <text:p text:style-name="P45"><text:span text:style-name="Code2"><text:span text:style-name="T12">extends </text:span></text:span><text:a xlink:type="simple" xlink:href="file:///l%22r6"><text:span text:style-name="Internet_20_link"><text:span text:style-name="T30">DTO</text:span></text:span></text:a></text:p>
        <text:p text:style-name="Standard"><text:span text:style-name="T8">Data Transfer Object for a FrameworkStartLevel.</text:span></text:p>
        <text:p text:style-name="Standard"><text:span text:style-name="T8">The System Bundle can be adapted to provide a </text:span><text:span text:style-name="Code2"><text:span text:style-name="T12">FrameworkStartLevelDTO</text:span></text:span><text:span text:style-name="Default_20_Paragraph_20_Font"><text:span text:style-name="T8"> for the framework of the Bundle.</text:span></text:span></text:p>
        <text:p text:style-name="Standard"><text:span text:style-name="T8">NotThreadSafe</text:span></text:p>
        <text:p text:style-name="P47"/>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p text:style-name="P44"><text:span text:style-name="Summary_20_Heading_20_Font2"><text:span text:style-name="T7">Field Summary</text:span></text:span></text:p>
            </table:table-cell>
            <table:covered-table-cell/>
            <table:table-cell table:style-name="Table32.A1" office:value-type="string">
              <text:p text:style-name="P88"><text:span text:style-name="Page_20_Reference_20_Font"><text:span text:style-name="T6">Page</text:span></text:span></text:p>
            </table:table-cell>
          </table:table-row>
          <table:table-row table:style-name="Table32.1">
            <table:table-cell table:style-name="Table32.A2" office:value-type="string">
              <text:p text:style-name="P49"><text:span text:style-name="Code_20_Small1"><text:span text:style-name="T16">int</text:span></text:span></text:p>
            </table:table-cell>
            <table:table-cell table:style-name="Table32.B2" office:value-type="string">
              <text:p text:style-name="P44"><text:a xlink:type="simple" xlink:href="file:///l%22r34"><text:span text:style-name="Internet_20_link"><text:span text:style-name="T29">initialBundleStartLevel</text:span></text:span></text:a></text:p>
              <text:p text:style-name="P61"><text:span text:style-name="T8">The initial start level value that is assigned to a bundle when it is first installed.</text:span></text:p>
            </table:table-cell>
            <table:table-cell table:style-name="Table32.C2" office:value-type="string">
              <text:p text:style-name="P62"><text:bookmark-ref text:reference-format="page" text:ref-name="">Error: Reference source not found</text:bookmark-ref></text:p>
            </table:table-cell>
          </table:table-row>
          <table:table-row table:style-name="Table32.1">
            <table:table-cell table:style-name="Table32.A3" office:value-type="string">
              <text:p text:style-name="P89"><text:span text:style-name="Code_20_Small1"><text:span text:style-name="T16">int</text:span></text:span></text:p>
            </table:table-cell>
            <table:table-cell table:style-name="Table32.B3" office:value-type="string">
              <text:p text:style-name="P90"><text:a xlink:type="simple" xlink:href="file:///l%22r33"><text:span text:style-name="Internet_20_link"><text:span text:style-name="T29">startLevel</text:span></text:span></text:a></text:p>
              <text:p text:style-name="P60"><text:span text:style-name="T8">The active start level value for the framework.</text:span></text:p>
            </table:table-cell>
            <table:table-cell table:style-name="Table32.C3" office:value-type="string">
              <text:p text:style-name="P88"><text:bookmark-ref text:reference-format="page" text:ref-name="">Error: Reference source not found</text:bookmark-ref></text:p>
            </table:table-cell>
          </table:table-row>
        </table:table>
        <text:p text:style-name="P46"/>
        <table:table table:name="Table34" table:style-name="Table34">
          <table:table-column table:style-name="Table34.A"/>
          <table:table-column table:style-name="Table34.B"/>
          <table:table-row table:style-name="Table34.1">
            <table:table-cell table:style-name="Table34.A1" office:value-type="string">
              <text:p text:style-name="P44"><text:span text:style-name="Summary_20_Heading_20_Font2"><text:span text:style-name="T7">Constructor Summary</text:span></text:span></text:p>
            </table:table-cell>
            <table:table-cell table:style-name="Table34.A1" office:value-type="string">
              <text:p text:style-name="P88"><text:span text:style-name="Page_20_Reference_20_Font"><text:span text:style-name="T6">Page</text:span></text:span></text:p>
            </table:table-cell>
          </table:table-row>
          <table:table-row table:style-name="Table34.1">
            <table:table-cell table:style-name="Table34.A2" office:value-type="string">
              <text:p text:style-name="P44"><text:a xlink:type="simple" xlink:href="file:///l%22r35"><text:span text:style-name="Internet_20_link"><text:span text:style-name="T29">FrameworkStartLevelDTO</text:span></text:span></text:a><text:span text:style-name="Code2"><text:span text:style-name="T13">()</text:span></text:span></text:p>
            </table:table-cell>
            <table:table-cell table:style-name="Table34.B2" office:value-type="string">
              <text:p text:style-name="P88"><text:bookmark-ref text:reference-format="page" text:ref-name="">Error: Reference source not found</text:bookmark-ref></text:p>
            </table:table-cell>
          </table:table-row>
        </table:table>
        <text:p text:style-name="P46"/>
        <table:table table:name="Table36" table:style-name="Table36">
          <table:table-column table:style-name="Table36.A"/>
          <table:table-row table:style-name="Table36.1">
            <table:table-cell table:style-name="Table36.A1" office:value-type="string">
              <text:p text:style-name="P55"><text:span text:style-name="T10">Methods inherited from class org.osgi.dto.</text:span><text:a xlink:type="simple" xlink:href="file:///l%22r6"><text:span text:style-name="Internet_20_link"><text:span text:style-name="T26">DTO</text:span></text:span></text:a></text:p>
            </table:table-cell>
          </table:table-row>
          <table:table-row table:style-name="Table36.2">
            <table:table-cell table:style-name="Table36.A2" office:value-type="string">
              <text:p text:style-name="P55"><text:a xlink:type="simple" xlink:href="file:///l%22r5"><text:span text:style-name="Internet_20_link"><text:span text:style-name="T30">toString</text:span></text:span></text:a></text:p>
            </table:table-cell>
          </table:table-row>
        </table:table>
        <text:p text:style-name="Detail_20_Heading"><text:span text:style-name="T11">Field Detail</text:span></text:p>
        <text:p text:style-name="Detail_20_Heading"><text:bookmark text:name="r33"/><text:span text:style-name="T11">startLevel</text:span></text:p>
        <text:p text:style-name="P45"><text:span text:style-name="Code2"><text:span text:style-name="T12">public int startLevel</text:span></text:span></text:p>
        <text:p text:style-name="P63"><text:span text:style-name="T8">The active start level value for the framework.</text:span></text:p>
        <text:p text:style-name="P68"/>
        <text:p text:style-name="P70"><text:bookmark text:name="r34"/><text:span text:style-name="T11">initialBundleStartLevel</text:span></text:p>
        <text:p text:style-name="P45"><text:span text:style-name="Code2"><text:span text:style-name="T12">public int initialBundleStartLevel</text:span></text:span></text:p>
        <text:p text:style-name="P63"><text:span text:style-name="T8">The initial start level value that is assigned to a bundle when it is first installed.</text:span></text:p>
        <text:p text:style-name="Detail_20_Heading"><text:span text:style-name="T11">Constructor Detail</text:span></text:p>
        <text:p text:style-name="Detail_20_Heading"><text:bookmark text:name="r35"/><text:span text:style-name="T11">FrameworkStartLevelDTO</text:span></text:p>
        <text:p text:style-name="P45"><text:span text:style-name="Code2"><text:span text:style-name="T12">public FrameworkStartLevelDTO</text:span></text:span><text:span text:style-name="Code2"><text:span text:style-name="T15">()</text:span></text:span></text:p>
        <text:p text:style-name="P76"><text:bookmark text:name="r38"/><text:span text:style-name="T11">Package org.osgi.dto.framework.wiring</text:span></text:p>
        <text:p text:style-name="P57"><text:span text:style-name="T8">OSGi Data Transfer Object Framework Wiring Package Version 1.1.</text:span></text:p>
        <text:p text:style-name="P57"><text:span text:style-name="T8">See:</text:span></text:p>
        <text:p text:style-name="P64"><text:a xlink:type="simple" xlink:href="file:///l%22r37"><text:span text:style-name="Internet_20_link"><text:span text:style-name="T27">Description</text:span></text:span></text:a></text:p>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44"><text:span text:style-name="Summary_20_Heading_20_Font1"><text:span text:style-name="T7">Class Summary</text:span></text:span></text:p>
            </table:table-cell>
            <table:covered-table-cell/>
            <table:table-cell table:style-name="Table37.A1" office:value-type="string">
              <text:p text:style-name="P54"><text:span text:style-name="Page_20_Reference_20_Font"><text:span text:style-name="T6">Page</text:span></text:span></text:p>
            </table:table-cell>
          </table:table-row>
          <table:table-row table:style-name="Table37.1">
            <table:table-cell table:style-name="Table37.A2" office:value-type="string">
              <text:p text:style-name="P44"><text:a xlink:type="simple" xlink:href="file:///l%22r44"><text:span text:style-name="Internet_20_link"><text:span text:style-name="T26">BundleRevisionDTO</text:span></text:span></text:a></text:p>
            </table:table-cell>
            <table:table-cell table:style-name="Table37.B2" office:value-type="string">
              <text:p text:style-name="P44"><text:span text:style-name="T8">Data Transfer Object for a BundleWiring.</text:span></text:p>
            </table:table-cell>
            <table:table-cell table:style-name="Table37.C2" office:value-type="string">
              <text:p text:style-name="P54"><text:bookmark-ref text:reference-format="page" text:ref-name="">Error: Reference source not found</text:bookmark-ref></text:p>
            </table:table-cell>
          </table:table-row>
          <table:table-row table:style-name="Table37.1">
            <table:table-cell table:style-name="Table37.A3" office:value-type="string">
              <text:p text:style-name="P55"><text:a xlink:type="simple" xlink:href="file:///l%22r47"><text:span text:style-name="Internet_20_link"><text:span text:style-name="T26">BundleRevisionsDTO</text:span></text:span></text:a></text:p>
            </table:table-cell>
            <table:table-cell table:style-name="Table37.B3" office:value-type="string">
              <text:p text:style-name="P55"><text:span text:style-name="T8">Data Transfer Object for a BundleRevisions.</text:span></text:p>
            </table:table-cell>
            <table:table-cell table:style-name="Table37.C3" office:value-type="string">
              <text:p text:style-name="P54"><text:bookmark-ref text:reference-format="page" text:ref-name="">Error: Reference source not found</text:bookmark-ref></text:p>
            </table:table-cell>
          </table:table-row>
          <table:table-row table:style-name="Table37.1">
            <table:table-cell table:style-name="Table37.A4" office:value-type="string">
              <text:p text:style-name="P55"><text:a xlink:type="simple" xlink:href="file:///l%22r51"><text:span text:style-name="Internet_20_link"><text:span text:style-name="T26">BundleWireDTO</text:span></text:span></text:a></text:p>
            </table:table-cell>
            <table:table-cell table:style-name="Table37.B4" office:value-type="string">
              <text:p text:style-name="P55"><text:span text:style-name="T8">Data Transfer Object for a BundleWire.</text:span></text:p>
            </table:table-cell>
            <table:table-cell table:style-name="Table37.C4" office:value-type="string">
              <text:p text:style-name="P54"><text:bookmark-ref text:reference-format="page" text:ref-name="">Error: Reference source not found</text:bookmark-ref></text:p>
            </table:table-cell>
          </table:table-row>
          <table:table-row table:style-name="Table37.1">
            <table:table-cell table:style-name="Table37.A5" office:value-type="string">
              <text:p text:style-name="P55"><text:a xlink:type="simple" xlink:href="file:///l%22r55"><text:span text:style-name="Internet_20_link"><text:span text:style-name="T26">BundleWiringDTO</text:span></text:span></text:a></text:p>
            </table:table-cell>
            <table:table-cell table:style-name="Table37.B5" office:value-type="string">
              <text:p text:style-name="P55"><text:span text:style-name="T8">Data Transfer Object for a BundleWiring.</text:span></text:p>
            </table:table-cell>
            <table:table-cell table:style-name="Table37.C5" office:value-type="string">
              <text:p text:style-name="P54"><text:bookmark-ref text:reference-format="page" text:ref-name="">Error: Reference source not found</text:bookmark-ref></text:p>
            </table:table-cell>
          </table:table-row>
          <table:table-row table:style-name="Table37.1">
            <table:table-cell table:style-name="Table37.A6" office:value-type="string">
              <text:p text:style-name="P55"><text:a xlink:type="simple" xlink:href="file:///l%22r58"><text:span text:style-name="Internet_20_link"><text:span text:style-name="T26">BundleWiringsDTO</text:span></text:span></text:a></text:p>
            </table:table-cell>
            <table:table-cell table:style-name="Table37.B6" office:value-type="string">
              <text:p text:style-name="P55"><text:span text:style-name="T8">Data Transfer Object for the BundleWirings of a bundle.</text:span></text:p>
            </table:table-cell>
            <table:table-cell table:style-name="Table37.C6" office:value-type="string">
              <text:p text:style-name="P54"><text:bookmark-ref text:reference-format="page" text:ref-name="">Error: Reference source not found</text:bookmark-ref></text:p>
            </table:table-cell>
          </table:table-row>
        </table:table>
        <text:p text:style-name="Standard"><text:bookmark text:name="r37"/><text:span text:style-name="T11">Package org.osgi.dto.framework.wiring Description</text:span></text:p>
        <text:p text:style-name="P58"><text:span text:style-name="T8">OSGi Data Transfer Object Framework Wiring Package Version 1.1.</text:span></text:p>
        <text:p text:style-name="P58"><text:span text:style-name="T8">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58"><text:span text:style-name="T8">Example import for consumers using the API in this package:</text:span></text:p>
        <text:p text:style-name="P58"><text:span text:style-name="Code1"><text:span text:style-name="T12">Import-Package: org.osgi.dto.framework.wiring; version="[1.1,2.0)"</text:span></text:span></text:p>
        <text:p text:style-name="P58"><text:span text:style-name="T8">Example import for providers implementing the API in this package:</text:span></text:p>
        <text:p text:style-name="Standard"><text:span text:style-name="Code1"><text:span text:style-name="T12">Import-Package: org.osgi.dto.framework.wiring; version="[1.1,1.2)"</text:span></text:span></text:p>
        <text:p text:style-name="P77"><text:bookmark text:name="r44"/><text:span text:style-name="T11">Class BundleRevisionDTO</text:span></text:p>
        <text:p text:style-name="Standard"><text:a xlink:type="simple" xlink:href="file:///l%22r38"><text:span text:style-name="Internet_20_link"><text:span text:style-name="T28">org.osgi.dto.framework.wiring</text:span></text:span></text:a></text:p>
        <text:p text:style-name="P45"><text:span text:style-name="Code2"><text:span text:style-name="T12">java.lang.Object</text:span></text:span></text:p>
        <text:p text:style-name="P45"><text:span text:style-name="Code2"><text:span text:style-name="T12">  </text:span></text:span><text:span text:style-name="Code2"><text:span text:style-name="T12"><draw:frame draw:style-name="fr3" draw:name="graphics13" text:anchor-type="as-char" svg:width="0.1563in" svg:height="0.1457in" draw:z-index="24"><draw:image xlink:href="Pictures/100002000000000F0000000E443DCD33.png" xlink:type="simple" xlink:show="embed" xlink:actuate="onLoad"/></draw:frame></text:span></text:span><text:a xlink:type="simple" xlink:href="file:///l%22r6"><text:span text:style-name="Internet_20_link"><text:span text:style-name="T30">org.osgi.dto.DTO</text:span></text:span></text:a></text:p>
        <text:p text:style-name="P45"><text:span text:style-name="Code2"><text:span text:style-name="T12">      </text:span></text:span><text:span text:style-name="Code2"><text:span text:style-name="T12"><draw:frame draw:style-name="fr3" draw:name="graphics14" text:anchor-type="as-char" svg:width="0.1563in" svg:height="0.1457in" draw:z-index="25"><draw:image xlink:href="Pictures/100002000000000F0000000E443DCD33.png" xlink:type="simple" xlink:show="embed" xlink:actuate="onLoad"/></draw:frame></text:span></text:span><text:a xlink:type="simple" xlink:href="file:///l%22r76"><text:span text:style-name="Internet_20_link"><text:span text:style-name="T30">org.osgi.dto.resource.ResourceDTO</text:span></text:span></text:a></text:p>
        <text:p text:style-name="P45"><text:span text:style-name="Code2"><text:span text:style-name="T12">          </text:span></text:span><text:span text:style-name="Code2"><text:span text:style-name="T12"><draw:frame draw:style-name="fr3" draw:name="graphics15" text:anchor-type="as-char" svg:width="0.1563in" svg:height="0.1457in" draw:z-index="26"><draw:image xlink:href="Pictures/100002000000000F0000000E443DCD33.png" xlink:type="simple" xlink:show="embed" xlink:actuate="onLoad"/></draw:frame></text:span></text:span><text:span text:style-name="Code2"><text:span text:style-name="T12">org.osgi.dto.framework.wiring.BundleRevisionDTO</text:span></text:span></text:p>
        <text:p text:style-name="P48"/>
        <text:p text:style-name="P45"><text:span text:style-name="Code2"><text:span text:style-name="T12">public class BundleRevisionDTO</text:span></text:span></text:p>
        <text:p text:style-name="P45"><text:span text:style-name="Code2"><text:span text:style-name="T12">extends </text:span></text:span><text:a xlink:type="simple" xlink:href="file:///l%22r76"><text:span text:style-name="Internet_20_link"><text:span text:style-name="T30">ResourceDTO</text:span></text:span></text:a></text:p>
        <text:p text:style-name="Standard"><text:span text:style-name="T8">Data Transfer Object for a BundleWiring.</text:span></text:p>
        <text:p text:style-name="Standard"><text:span text:style-name="T8">An installed Bundle can be adapted to provide a </text:span><text:span text:style-name="Code2"><text:span text:style-name="T12">BundleRevisionDTO</text:span></text:span><text:span text:style-name="Default_20_Paragraph_20_Font"><text:span text:style-name="T8"> for the current revision of the Bundle. </text:span></text:span><text:span text:style-name="Code2"><text:span text:style-name="T12">BundleRevisionDTO</text:span></text:span><text:span text:style-name="Default_20_Paragraph_20_Font"><text:span text:style-name="T8"> objects for all in use revisions of the Bundle can be obtained from a </text:span></text:span><text:a xlink:type="simple" xlink:href="file:///l%22r47"><text:span text:style-name="Internet_20_link"><text:span text:style-name="T30">BundleRevisionsDTO</text:span></text:span></text:a><text:span text:style-name="Default_20_Paragraph_20_Font"><text:span text:style-name="T9"> of the Bundle.</text:span></text:span></text:p>
        <text:p text:style-name="Standard"><text:span text:style-name="T8">NotThreadSafe</text:span></text:p>
        <text:p text:style-name="P47"/>
        <table:table table:name="Table38" table:style-name="Table38">
          <table:table-column table:style-name="Table38.A"/>
          <table:table-column table:style-name="Table38.B"/>
          <table:table-column table:style-name="Table38.C"/>
          <table:table-row table:style-name="Table38.1">
            <table:table-cell table:style-name="Table38.A1" table:number-columns-spanned="2" office:value-type="string">
              <text:p text:style-name="P44"><text:span text:style-name="Summary_20_Heading_20_Font2"><text:span text:style-name="T7">Field Summary</text:span></text:span></text:p>
            </table:table-cell>
            <table:covered-table-cell/>
            <table:table-cell table:style-name="Table38.A1" office:value-type="string">
              <text:p text:style-name="P88"><text:span text:style-name="Page_20_Reference_20_Font"><text:span text:style-name="T6">Page</text:span></text:span></text:p>
            </table:table-cell>
          </table:table-row>
          <table:table-row table:style-name="Table38.1">
            <table:table-cell table:style-name="Table38.A2" office:value-type="string">
              <text:p text:style-name="P49"><text:a xlink:type="simple" xlink:href="file:///l%22r15"><text:span text:style-name="Internet_20_link"><text:span text:style-name="T31">BundleDTO</text:span></text:span></text:a></text:p>
            </table:table-cell>
            <table:table-cell table:style-name="Table38.B2" office:value-type="string">
              <text:p text:style-name="P44"><text:a xlink:type="simple" xlink:href="file:///l%22r42"><text:span text:style-name="Internet_20_link"><text:span text:style-name="T29">bundle</text:span></text:span></text:a></text:p>
              <text:p text:style-name="P61"><text:span text:style-name="T8">The bundle associated with this bundle revision.</text:span></text:p>
            </table:table-cell>
            <table:table-cell table:style-name="Table38.C2" office:value-type="string">
              <text:p text:style-name="P62"><text:bookmark-ref text:reference-format="page" text:ref-name="">Error: Reference source not found</text:bookmark-ref></text:p>
            </table:table-cell>
          </table:table-row>
          <table:table-row table:style-name="Table38.1">
            <table:table-cell table:style-name="Table38.A3" office:value-type="string">
              <text:p text:style-name="P89"><text:span text:style-name="Code_20_Small1"><text:span text:style-name="T16">String</text:span></text:span></text:p>
            </table:table-cell>
            <table:table-cell table:style-name="Table38.B3" office:value-type="string">
              <text:p text:style-name="P90"><text:a xlink:type="simple" xlink:href="file:///l%22r39"><text:span text:style-name="Internet_20_link"><text:span text:style-name="T29">symbolicName</text:span></text:span></text:a></text:p>
              <text:p text:style-name="P60"><text:span text:style-name="T8">The symbolic name of the bundle revision.</text:span></text:p>
            </table:table-cell>
            <table:table-cell table:style-name="Table38.C3" office:value-type="string">
              <text:p text:style-name="P88"><text:bookmark-ref text:reference-format="page" text:ref-name="">Error: Reference source not found</text:bookmark-ref></text:p>
            </table:table-cell>
          </table:table-row>
          <table:table-row table:style-name="Table38.1">
            <table:table-cell table:style-name="Table38.A4" office:value-type="string">
              <text:p text:style-name="P89"><text:span text:style-name="Code_20_Small1"><text:span text:style-name="T16">int</text:span></text:span></text:p>
            </table:table-cell>
            <table:table-cell table:style-name="Table38.B4" office:value-type="string">
              <text:p text:style-name="P90"><text:a xlink:type="simple" xlink:href="file:///l%22r40"><text:span text:style-name="Internet_20_link"><text:span text:style-name="T29">type</text:span></text:span></text:a></text:p>
              <text:p text:style-name="P60"><text:span text:style-name="T8">The type of the bundle revision.</text:span></text:p>
            </table:table-cell>
            <table:table-cell table:style-name="Table38.C4" office:value-type="string">
              <text:p text:style-name="P88"><text:bookmark-ref text:reference-format="page" text:ref-name="">Error: Reference source not found</text:bookmark-ref></text:p>
            </table:table-cell>
          </table:table-row>
          <table:table-row table:style-name="Table38.1">
            <table:table-cell table:style-name="Table38.A5" office:value-type="string">
              <text:p text:style-name="P89"><text:span text:style-name="Code_20_Small1"><text:span text:style-name="T16">String</text:span></text:span></text:p>
            </table:table-cell>
            <table:table-cell table:style-name="Table38.B5" office:value-type="string">
              <text:p text:style-name="P90"><text:a xlink:type="simple" xlink:href="file:///l%22r41"><text:span text:style-name="Internet_20_link"><text:span text:style-name="T29">version</text:span></text:span></text:a></text:p>
              <text:p text:style-name="P60"><text:span text:style-name="T8">The version of the bundle revision.</text:span></text:p>
            </table:table-cell>
            <table:table-cell table:style-name="Table38.C5" office:value-type="string">
              <text:p text:style-name="P88"><text:bookmark-ref text:reference-format="page" text:ref-name="">Error: Reference source not found</text:bookmark-ref></text:p>
            </table:table-cell>
          </table:table-row>
        </table:table>
        <text:p text:style-name="P46"/>
        <table:table table:name="Table40" table:style-name="Table40">
          <table:table-column table:style-name="Table40.A"/>
          <table:table-row table:style-name="Table40.1">
            <table:table-cell table:style-name="Table40.A1" office:value-type="string">
              <text:p text:style-name="P55"><text:span text:style-name="T10">Fields inherited from class org.osgi.dto.resource.</text:span><text:a xlink:type="simple" xlink:href="file:///l%22r76"><text:span text:style-name="Internet_20_link"><text:span text:style-name="T26">ResourceDTO</text:span></text:span></text:a></text:p>
            </table:table-cell>
          </table:table-row>
          <table:table-row table:style-name="Table40.2">
            <table:table-cell table:style-name="Table40.A2" office:value-type="string">
              <text:p text:style-name="P55"><text:a xlink:type="simple" xlink:href="file:///l%22r73"><text:span text:style-name="Internet_20_link"><text:span text:style-name="T30">capabilities</text:span></text:span></text:a><text:span text:style-name="Code2"><text:span text:style-name="T14">, </text:span></text:span><text:a xlink:type="simple" xlink:href="file:///l%22r74"><text:span text:style-name="Internet_20_link"><text:span text:style-name="T30">requirements</text:span></text:span></text:a></text:p>
            </table:table-cell>
          </table:table-row>
        </table:table>
        <text:p text:style-name="P46"/>
        <table:table table:name="Table41" table:style-name="Table41">
          <table:table-column table:style-name="Table41.A"/>
          <table:table-column table:style-name="Table41.B"/>
          <table:table-row table:style-name="Table41.1">
            <table:table-cell table:style-name="Table41.A1" office:value-type="string">
              <text:p text:style-name="P44"><text:span text:style-name="Summary_20_Heading_20_Font2"><text:span text:style-name="T7">Constructor Summary</text:span></text:span></text:p>
            </table:table-cell>
            <table:table-cell table:style-name="Table41.A1" office:value-type="string">
              <text:p text:style-name="P88"><text:span text:style-name="Page_20_Reference_20_Font"><text:span text:style-name="T6">Page</text:span></text:span></text:p>
            </table:table-cell>
          </table:table-row>
          <table:table-row table:style-name="Table41.1">
            <table:table-cell table:style-name="Table41.A2" office:value-type="string">
              <text:p text:style-name="P44"><text:a xlink:type="simple" xlink:href="file:///l%22r43"><text:span text:style-name="Internet_20_link"><text:span text:style-name="T29">BundleRevisionDTO</text:span></text:span></text:a><text:span text:style-name="Code2"><text:span text:style-name="T13">()</text:span></text:span></text:p>
            </table:table-cell>
            <table:table-cell table:style-name="Table41.B2" office:value-type="string">
              <text:p text:style-name="P88"><text:bookmark-ref text:reference-format="page" text:ref-name="">Error: Reference source not found</text:bookmark-ref></text:p>
            </table:table-cell>
          </table:table-row>
        </table:table>
        <text:p text:style-name="P46"/>
        <table:table table:name="Table43" table:style-name="Table43">
          <table:table-column table:style-name="Table43.A"/>
          <table:table-row table:style-name="Table43.1">
            <table:table-cell table:style-name="Table43.A1" office:value-type="string">
              <text:p text:style-name="P55"><text:span text:style-name="T10">Methods inherited from class org.osgi.dto.</text:span><text:a xlink:type="simple" xlink:href="file:///l%22r6"><text:span text:style-name="Internet_20_link"><text:span text:style-name="T26">DTO</text:span></text:span></text:a></text:p>
            </table:table-cell>
          </table:table-row>
          <table:table-row table:style-name="Table43.2">
            <table:table-cell table:style-name="Table43.A2" office:value-type="string">
              <text:p text:style-name="P55"><text:a xlink:type="simple" xlink:href="file:///l%22r5"><text:span text:style-name="Internet_20_link"><text:span text:style-name="T30">toString</text:span></text:span></text:a></text:p>
            </table:table-cell>
          </table:table-row>
        </table:table>
        <text:p text:style-name="Detail_20_Heading"><text:span text:style-name="T11">Field Detail</text:span></text:p>
        <text:p text:style-name="Detail_20_Heading"><text:bookmark text:name="r39"/><text:span text:style-name="T11">symbolicName</text:span></text:p>
        <text:p text:style-name="P45"><text:span text:style-name="Code2"><text:span text:style-name="T12">public String symbolicName</text:span></text:span></text:p>
        <text:p text:style-name="P63"><text:span text:style-name="T8">The symbolic name of the bundle revision.</text:span></text:p>
        <text:p text:style-name="P68"/>
        <text:p text:style-name="P70"><text:bookmark text:name="r40"/><text:span text:style-name="T11">type</text:span></text:p>
        <text:p text:style-name="P45"><text:soft-page-break/><text:span text:style-name="Code2"><text:span text:style-name="T12">public int type</text:span></text:span></text:p>
        <text:p text:style-name="P63"><text:span text:style-name="T8">The type of the bundle revision.</text:span></text:p>
        <text:p text:style-name="P68"/>
        <text:p text:style-name="P70"><text:bookmark text:name="r41"/><text:span text:style-name="T11">version</text:span></text:p>
        <text:p text:style-name="P45"><text:span text:style-name="Code2"><text:span text:style-name="T12">public String version</text:span></text:span></text:p>
        <text:p text:style-name="P63"><text:span text:style-name="T8">The version of the bundle revision.</text:span></text:p>
        <text:p text:style-name="P68"/>
        <text:p text:style-name="P70"><text:bookmark text:name="r42"/><text:span text:style-name="T11">bundle</text:span></text:p>
        <text:p text:style-name="P45"><text:span text:style-name="Code2"><text:span text:style-name="T12">public </text:span></text:span><text:a xlink:type="simple" xlink:href="file:///l%22r15"><text:span text:style-name="Internet_20_link"><text:span text:style-name="T30">BundleDTO</text:span></text:span></text:a><text:span text:style-name="Code2"><text:span text:style-name="T14"> bundle</text:span></text:span></text:p>
        <text:p text:style-name="P63"><text:span text:style-name="T8">The bundle associated with this bundle revision.</text:span></text:p>
        <text:p text:style-name="Detail_20_Heading"><text:span text:style-name="T11">Constructor Detail</text:span></text:p>
        <text:p text:style-name="Detail_20_Heading"><text:bookmark text:name="r43"/><text:span text:style-name="T11">BundleRevisionDTO</text:span></text:p>
        <text:p text:style-name="P45"><text:span text:style-name="Code2"><text:span text:style-name="T12">public BundleRevisionDTO</text:span></text:span><text:span text:style-name="Code2"><text:span text:style-name="T15">()</text:span></text:span></text:p>
        <text:p text:style-name="P78"><text:bookmark text:name="r47"/><text:span text:style-name="T11">Class BundleRevisionsDTO</text:span></text:p>
        <text:p text:style-name="Standard"><text:a xlink:type="simple" xlink:href="file:///l%22r38"><text:span text:style-name="Internet_20_link"><text:span text:style-name="T28">org.osgi.dto.framework.wiring</text:span></text:span></text:a></text:p>
        <text:p text:style-name="P45"><text:span text:style-name="Code2"><text:span text:style-name="T12">java.lang.Object</text:span></text:span></text:p>
        <text:p text:style-name="P45"><text:span text:style-name="Code2"><text:span text:style-name="T12">  </text:span></text:span><text:span text:style-name="Code2"><text:span text:style-name="T12"><draw:frame draw:style-name="fr3" draw:name="graphics16" text:anchor-type="as-char" svg:width="0.1563in" svg:height="0.1457in" draw:z-index="27"><draw:image xlink:href="Pictures/100002000000000F0000000E443DCD33.png" xlink:type="simple" xlink:show="embed" xlink:actuate="onLoad"/></draw:frame></text:span></text:span><text:a xlink:type="simple" xlink:href="file:///l%22r6"><text:span text:style-name="Internet_20_link"><text:span text:style-name="T30">org.osgi.dto.DTO</text:span></text:span></text:a></text:p>
        <text:p text:style-name="P45"><text:span text:style-name="Code2"><text:span text:style-name="T12">      </text:span></text:span><text:span text:style-name="Code2"><text:span text:style-name="T12"><draw:frame draw:style-name="fr3" draw:name="graphics17" text:anchor-type="as-char" svg:width="0.1563in" svg:height="0.1457in" draw:z-index="28"><draw:image xlink:href="Pictures/100002000000000F0000000E443DCD33.png" xlink:type="simple" xlink:show="embed" xlink:actuate="onLoad"/></draw:frame></text:span></text:span><text:span text:style-name="Code2"><text:span text:style-name="T12">org.osgi.dto.framework.wiring.BundleRevisionsDTO</text:span></text:span></text:p>
        <text:p text:style-name="P48"/>
        <text:p text:style-name="P45"><text:span text:style-name="Code2"><text:span text:style-name="T12">public class BundleRevisionsDTO</text:span></text:span></text:p>
        <text:p text:style-name="P45"><text:span text:style-name="Code2"><text:span text:style-name="T12">extends </text:span></text:span><text:a xlink:type="simple" xlink:href="file:///l%22r6"><text:span text:style-name="Internet_20_link"><text:span text:style-name="T30">DTO</text:span></text:span></text:a></text:p>
        <text:p text:style-name="Standard"><text:span text:style-name="T8">Data Transfer Object for a BundleRevisions.</text:span></text:p>
        <text:p text:style-name="Standard"><text:span text:style-name="T8">A Bundle can be adapted to provide a </text:span><text:span text:style-name="Code2"><text:span text:style-name="T12">BundleRevisionsDTO</text:span></text:span><text:span text:style-name="Default_20_Paragraph_20_Font"><text:span text:style-name="T8"> for the in use revisions of the Bundle.</text:span></text:span></text:p>
        <text:p text:style-name="Standard"><text:span text:style-name="T8">NotThreadSafe</text:span></text:p>
        <text:p text:style-name="P47"/>
        <table:table table:name="Table44" table:style-name="Table44">
          <table:table-column table:style-name="Table44.A"/>
          <table:table-column table:style-name="Table44.B"/>
          <table:table-column table:style-name="Table44.C"/>
          <table:table-row table:style-name="Table44.1">
            <table:table-cell table:style-name="Table44.A1" table:number-columns-spanned="2" office:value-type="string">
              <text:p text:style-name="P44"><text:span text:style-name="Summary_20_Heading_20_Font2"><text:span text:style-name="T7">Field Summary</text:span></text:span></text:p>
            </table:table-cell>
            <table:covered-table-cell/>
            <table:table-cell table:style-name="Table44.A1" office:value-type="string">
              <text:p text:style-name="P88"><text:span text:style-name="Page_20_Reference_20_Font"><text:span text:style-name="T6">Page</text:span></text:span></text:p>
            </table:table-cell>
          </table:table-row>
          <table:table-row table:style-name="Table44.1">
            <table:table-cell table:style-name="Table44.A2" office:value-type="string">
              <text:p text:style-name="P49"><text:span text:style-name="Code_20_Small1"><text:span text:style-name="T16">List&lt;</text:span></text:span><text:a xlink:type="simple" xlink:href="file:///l%22r44"><text:span text:style-name="Internet_20_link"><text:span text:style-name="T31">BundleRevisionDTO</text:span></text:span></text:a><text:span text:style-name="Code_20_Small1"><text:span text:style-name="T17">&gt;</text:span></text:span></text:p>
            </table:table-cell>
            <table:table-cell table:style-name="Table44.B2" office:value-type="string">
              <text:p text:style-name="P44"><text:a xlink:type="simple" xlink:href="file:///l%22r45"><text:span text:style-name="Internet_20_link"><text:span text:style-name="T29">revisions</text:span></text:span></text:a></text:p>
              <text:p text:style-name="P61"><text:span text:style-name="T8">Revisions for the bundle.</text:span></text:p>
            </table:table-cell>
            <table:table-cell table:style-name="Table44.C2" office:value-type="string">
              <text:p text:style-name="P62"><text:bookmark-ref text:reference-format="page" text:ref-name="">Error: Reference source not found</text:bookmark-ref></text:p>
            </table:table-cell>
          </table:table-row>
        </table:table>
        <text:p text:style-name="P46"/>
        <table:table table:name="Table45" table:style-name="Table45">
          <table:table-column table:style-name="Table45.A"/>
          <table:table-column table:style-name="Table45.B"/>
          <table:table-row table:style-name="Table45.1">
            <table:table-cell table:style-name="Table45.A1" office:value-type="string">
              <text:p text:style-name="P44"><text:span text:style-name="Summary_20_Heading_20_Font2"><text:span text:style-name="T7">Constructor Summary</text:span></text:span></text:p>
            </table:table-cell>
            <table:table-cell table:style-name="Table45.A1" office:value-type="string">
              <text:p text:style-name="P88"><text:span text:style-name="Page_20_Reference_20_Font"><text:span text:style-name="T6">Page</text:span></text:span></text:p>
            </table:table-cell>
          </table:table-row>
          <table:table-row table:style-name="Table45.1">
            <table:table-cell table:style-name="Table45.A2" office:value-type="string">
              <text:p text:style-name="P44"><text:a xlink:type="simple" xlink:href="file:///l%22r46"><text:span text:style-name="Internet_20_link"><text:span text:style-name="T29">BundleRevisionsDTO</text:span></text:span></text:a><text:span text:style-name="Code2"><text:span text:style-name="T13">()</text:span></text:span></text:p>
            </table:table-cell>
            <table:table-cell table:style-name="Table45.B2" office:value-type="string">
              <text:p text:style-name="P88"><text:bookmark-ref text:reference-format="page" text:ref-name="">Error: Reference source not found</text:bookmark-ref></text:p>
            </table:table-cell>
          </table:table-row>
        </table:table>
        <text:p text:style-name="P46"/>
        <table:table table:name="Table47" table:style-name="Table47">
          <table:table-column table:style-name="Table47.A"/>
          <table:table-row table:style-name="Table47.1">
            <table:table-cell table:style-name="Table47.A1" office:value-type="string">
              <text:p text:style-name="P55"><text:span text:style-name="T10">Methods inherited from class org.osgi.dto.</text:span><text:a xlink:type="simple" xlink:href="file:///l%22r6"><text:span text:style-name="Internet_20_link"><text:span text:style-name="T26">DTO</text:span></text:span></text:a></text:p>
            </table:table-cell>
          </table:table-row>
          <table:table-row table:style-name="Table47.2">
            <table:table-cell table:style-name="Table47.A2" office:value-type="string">
              <text:p text:style-name="P55"><text:a xlink:type="simple" xlink:href="file:///l%22r5"><text:span text:style-name="Internet_20_link"><text:span text:style-name="T30">toString</text:span></text:span></text:a></text:p>
            </table:table-cell>
          </table:table-row>
        </table:table>
        <text:p text:style-name="Detail_20_Heading"><text:span text:style-name="T11">Field Detail</text:span></text:p>
        <text:p text:style-name="Detail_20_Heading"><text:bookmark text:name="r45"/><text:span text:style-name="T11">revisions</text:span></text:p>
        <text:p text:style-name="P45"><text:span text:style-name="Code2"><text:span text:style-name="T12">public List&lt;</text:span></text:span><text:a xlink:type="simple" xlink:href="file:///l%22r44"><text:span text:style-name="Internet_20_link"><text:span text:style-name="T30">BundleRevisionDTO</text:span></text:span></text:a><text:span text:style-name="Code2"><text:span text:style-name="T14">&gt; revisions</text:span></text:span></text:p>
        <text:p text:style-name="P63"><text:span text:style-name="T8">Revisions for the bundle. The first revision is the current revision.</text:span></text:p>
        <text:p text:style-name="Detail_20_Heading"><text:span text:style-name="T11">Constructor Detail</text:span></text:p>
        <text:p text:style-name="Detail_20_Heading"><text:bookmark text:name="r46"/><text:span text:style-name="T11">BundleRevisionsDTO</text:span></text:p>
        <text:p text:style-name="P45"><text:span text:style-name="Code2"><text:span text:style-name="T12">public BundleRevisionsDTO</text:span></text:span><text:span text:style-name="Code2"><text:span text:style-name="T15">()</text:span></text:span></text:p>
        <text:p text:style-name="P79"><text:bookmark text:name="r51"/><text:span text:style-name="T11">Class BundleWireDTO</text:span></text:p>
        <text:p text:style-name="Standard"><text:a xlink:type="simple" xlink:href="file:///l%22r38"><text:span text:style-name="Internet_20_link"><text:span text:style-name="T28">org.osgi.dto.framework.wiring</text:span></text:span></text:a></text:p>
        <text:p text:style-name="P45"><text:span text:style-name="Code2"><text:span text:style-name="T12">java.lang.Object</text:span></text:span></text:p>
        <text:p text:style-name="P45"><text:span text:style-name="Code2"><text:span text:style-name="T12">  </text:span></text:span><text:span text:style-name="Code2"><text:span text:style-name="T12"><draw:frame draw:style-name="fr3" draw:name="graphics18" text:anchor-type="as-char" svg:width="0.1563in" svg:height="0.1457in" draw:z-index="29"><draw:image xlink:href="Pictures/100002000000000F0000000E443DCD33.png" xlink:type="simple" xlink:show="embed" xlink:actuate="onLoad"/></draw:frame></text:span></text:span><text:a xlink:type="simple" xlink:href="file:///l%22r6"><text:span text:style-name="Internet_20_link"><text:span text:style-name="T30">org.osgi.dto.DTO</text:span></text:span></text:a></text:p>
        <text:p text:style-name="P45"><text:span text:style-name="Code2"><text:span text:style-name="T12">      </text:span></text:span><text:span text:style-name="Code2"><text:span text:style-name="T12"><draw:frame draw:style-name="fr3" draw:name="graphics19" text:anchor-type="as-char" svg:width="0.1563in" svg:height="0.1457in" draw:z-index="30"><draw:image xlink:href="Pictures/100002000000000F0000000E443DCD33.png" xlink:type="simple" xlink:show="embed" xlink:actuate="onLoad"/></draw:frame></text:span></text:span><text:a xlink:type="simple" xlink:href="file:///l%22r82"><text:span text:style-name="Internet_20_link"><text:span text:style-name="T30">org.osgi.dto.resource.WireDTO</text:span></text:span></text:a></text:p>
        <text:p text:style-name="P45"><text:span text:style-name="Code2"><text:span text:style-name="T12">          </text:span></text:span><text:span text:style-name="Code2"><text:span text:style-name="T12"><draw:frame draw:style-name="fr3" draw:name="graphics20" text:anchor-type="as-char" svg:width="0.1563in" svg:height="0.1457in" draw:z-index="31"><draw:image xlink:href="Pictures/100002000000000F0000000E443DCD33.png" xlink:type="simple" xlink:show="embed" xlink:actuate="onLoad"/></draw:frame></text:span></text:span><text:span text:style-name="Code2"><text:span text:style-name="T12">org.osgi.dto.framework.wiring.BundleWireDTO</text:span></text:span></text:p>
        <text:p text:style-name="P48"/>
        <text:p text:style-name="P45"><text:span text:style-name="Code2"><text:span text:style-name="T12">public class BundleWireDTO</text:span></text:span></text:p>
        <text:p text:style-name="P45"><text:span text:style-name="Code2"><text:span text:style-name="T12">extends </text:span></text:span><text:a xlink:type="simple" xlink:href="file:///l%22r82"><text:span text:style-name="Internet_20_link"><text:span text:style-name="T30">WireDTO</text:span></text:span></text:a></text:p>
        <text:p text:style-name="Standard"><text:span text:style-name="T8">Data Transfer Object for a BundleWire.</text:span></text:p>
        <text:p text:style-name="Standard"><text:span text:style-name="Code2"><text:span text:style-name="T12">BundleWireDTO</text:span></text:span><text:span text:style-name="Default_20_Paragraph_20_Font"><text:span text:style-name="T8">s can be obtained from a </text:span></text:span><text:a xlink:type="simple" xlink:href="file:///l%22r55"><text:span text:style-name="Internet_20_link"><text:span text:style-name="T30">BundleWiringDTO</text:span></text:span></text:a><text:span text:style-name="Default_20_Paragraph_20_Font"><text:span text:style-name="T9">.</text:span></text:span></text:p>
        <text:p text:style-name="Standard"><text:span text:style-name="T8">The </text:span><text:a xlink:type="simple" xlink:href="file:///l%22r80"><text:span text:style-name="Internet_20_link"><text:span text:style-name="T30">requirer</text:span></text:span></text:a><text:span text:style-name="Default_20_Paragraph_20_Font"><text:span text:style-name="T9"> and </text:span></text:span><text:a xlink:type="simple" xlink:href="file:///l%22r79"><text:span text:style-name="Internet_20_link"><text:span text:style-name="T30">provider</text:span></text:span></text:a><text:span text:style-name="Default_20_Paragraph_20_Font"><text:span text:style-name="T9"> fields must contain </text:span></text:span><text:a xlink:type="simple" xlink:href="file:///l%22r44"><text:span text:style-name="Internet_20_link"><text:span text:style-name="T30">BundleRevisionDTO</text:span></text:span></text:a><text:span text:style-name="Default_20_Paragraph_20_Font"><text:span text:style-name="T9">s.</text:span></text:span></text:p>
        <text:p text:style-name="Standard"><text:span text:style-name="T8">NotThreadSafe</text:span></text:p>
        <text:p text:style-name="P47"/>
        <table:table table:name="Table48" table:style-name="Table48">
          <table:table-column table:style-name="Table48.A"/>
          <table:table-column table:style-name="Table48.B"/>
          <table:table-column table:style-name="Table48.C"/>
          <table:table-row table:style-name="Table48.1">
            <table:table-cell table:style-name="Table48.A1" table:number-columns-spanned="2" office:value-type="string">
              <text:p text:style-name="P44"><text:span text:style-name="Summary_20_Heading_20_Font2"><text:span text:style-name="T7">Field Summary</text:span></text:span></text:p>
            </table:table-cell>
            <table:covered-table-cell/>
            <table:table-cell table:style-name="Table48.A1" office:value-type="string">
              <text:p text:style-name="P88"><text:span text:style-name="Page_20_Reference_20_Font"><text:span text:style-name="T6">Page</text:span></text:span></text:p>
            </table:table-cell>
          </table:table-row>
          <table:table-row table:style-name="Table48.1">
            <table:table-cell table:style-name="Table48.A2" office:value-type="string">
              <text:p text:style-name="P49"><text:a xlink:type="simple" xlink:href="file:///l%22r55"><text:span text:style-name="Internet_20_link"><text:span text:style-name="T31">BundleWiringDTO</text:span></text:span></text:a></text:p>
            </table:table-cell>
            <table:table-cell table:style-name="Table48.B2" office:value-type="string">
              <text:p text:style-name="P44"><text:a xlink:type="simple" xlink:href="file:///l%22r48"><text:span text:style-name="Internet_20_link"><text:span text:style-name="T29">providerWiring</text:span></text:span></text:a></text:p>
              <text:p text:style-name="P61"><text:span text:style-name="T8">Provider wiring for the bundle wire.</text:span></text:p>
            </table:table-cell>
            <table:table-cell table:style-name="Table48.C2" office:value-type="string">
              <text:p text:style-name="P62"><text:bookmark-ref text:reference-format="page" text:ref-name="">Error: Reference source not found</text:bookmark-ref></text:p>
            </table:table-cell>
          </table:table-row>
          <table:table-row table:style-name="Table48.1">
            <table:table-cell table:style-name="Table48.A3" office:value-type="string">
              <text:p text:style-name="P89"><text:a xlink:type="simple" xlink:href="file:///l%22r55"><text:span text:style-name="Internet_20_link"><text:span text:style-name="T31">BundleWiringDTO</text:span></text:span></text:a></text:p>
            </table:table-cell>
            <table:table-cell table:style-name="Table48.B3" office:value-type="string">
              <text:p text:style-name="P90"><text:a xlink:type="simple" xlink:href="file:///l%22r49"><text:span text:style-name="Internet_20_link"><text:span text:style-name="T29">requirerWiring</text:span></text:span></text:a></text:p>
              <text:p text:style-name="P60"><text:span text:style-name="T8">Requirer wiring for the bundle wire.</text:span></text:p>
            </table:table-cell>
            <table:table-cell table:style-name="Table48.C3" office:value-type="string">
              <text:p text:style-name="P88"><text:bookmark-ref text:reference-format="page" text:ref-name="">Error: Reference source not found</text:bookmark-ref></text:p>
            </table:table-cell>
          </table:table-row>
        </table:table>
        <text:p text:style-name="P46"/>
        <table:table table:name="Table49" table:style-name="Table49">
          <table:table-column table:style-name="Table49.A"/>
          <table:table-row table:style-name="Table49.1">
            <table:table-cell table:style-name="Table49.A1" office:value-type="string">
              <text:p text:style-name="P55"><text:span text:style-name="T10">Fields inherited from class org.osgi.dto.resource.</text:span><text:a xlink:type="simple" xlink:href="file:///l%22r82"><text:span text:style-name="Internet_20_link"><text:span text:style-name="T26">WireDTO</text:span></text:span></text:a></text:p>
            </table:table-cell>
          </table:table-row>
          <table:table-row table:style-name="Table49.2">
            <table:table-cell table:style-name="Table49.A2" office:value-type="string">
              <text:p text:style-name="P55"><text:a xlink:type="simple" xlink:href="file:///l%22r77"><text:span text:style-name="Internet_20_link"><text:span text:style-name="T30">capability</text:span></text:span></text:a><text:span text:style-name="Code2"><text:span text:style-name="T14">, </text:span></text:span><text:a xlink:type="simple" xlink:href="file:///l%22r79"><text:span text:style-name="Internet_20_link"><text:span text:style-name="T30">provider</text:span></text:span></text:a><text:span text:style-name="Code2"><text:span text:style-name="T14">, </text:span></text:span><text:a xlink:type="simple" xlink:href="file:///l%22r78"><text:span text:style-name="Internet_20_link"><text:span text:style-name="T30">requirement</text:span></text:span></text:a><text:span text:style-name="Code2"><text:span text:style-name="T14">, </text:span></text:span><text:a xlink:type="simple" xlink:href="file:///l%22r80"><text:span text:style-name="Internet_20_link"><text:span text:style-name="T30">requirer</text:span></text:span></text:a></text:p>
            </table:table-cell>
          </table:table-row>
        </table:table>
        <text:p text:style-name="P46"/>
        <table:table table:name="Table51" table:style-name="Table51">
          <table:table-column table:style-name="Table51.A"/>
          <table:table-column table:style-name="Table51.B"/>
          <table:table-row table:style-name="Table51.1">
            <table:table-cell table:style-name="Table51.A1" office:value-type="string">
              <text:p text:style-name="P44"><text:span text:style-name="Summary_20_Heading_20_Font2"><text:span text:style-name="T7">Constructor Summary</text:span></text:span></text:p>
            </table:table-cell>
            <table:table-cell table:style-name="Table51.A1" office:value-type="string">
              <text:p text:style-name="P88"><text:span text:style-name="Page_20_Reference_20_Font"><text:span text:style-name="T6">Page</text:span></text:span></text:p>
            </table:table-cell>
          </table:table-row>
          <table:table-row table:style-name="Table51.1">
            <table:table-cell table:style-name="Table51.A2" office:value-type="string">
              <text:p text:style-name="P44"><text:a xlink:type="simple" xlink:href="file:///l%22r50"><text:span text:style-name="Internet_20_link"><text:span text:style-name="T29">BundleWireDTO</text:span></text:span></text:a><text:span text:style-name="Code2"><text:span text:style-name="T13">()</text:span></text:span></text:p>
            </table:table-cell>
            <table:table-cell table:style-name="Table51.B2" office:value-type="string">
              <text:p text:style-name="P88"><text:bookmark-ref text:reference-format="page" text:ref-name="">Error: Reference source not found</text:bookmark-ref></text:p>
            </table:table-cell>
          </table:table-row>
        </table:table>
        <text:p text:style-name="P46"/>
        <table:table table:name="Table52" table:style-name="Table52">
          <table:table-column table:style-name="Table52.A"/>
          <table:table-row table:style-name="Table52.1">
            <table:table-cell table:style-name="Table52.A1" office:value-type="string">
              <text:p text:style-name="P55"><text:span text:style-name="T10">Methods inherited from class org.osgi.dto.</text:span><text:a xlink:type="simple" xlink:href="file:///l%22r6"><text:span text:style-name="Internet_20_link"><text:span text:style-name="T26">DTO</text:span></text:span></text:a></text:p>
            </table:table-cell>
          </table:table-row>
          <table:table-row table:style-name="Table52.2">
            <table:table-cell table:style-name="Table52.A2" office:value-type="string">
              <text:p text:style-name="P55"><text:a xlink:type="simple" xlink:href="file:///l%22r5"><text:span text:style-name="Internet_20_link"><text:span text:style-name="T30">toString</text:span></text:span></text:a></text:p>
            </table:table-cell>
          </table:table-row>
        </table:table>
        <text:p text:style-name="Detail_20_Heading"><text:span text:style-name="T11">Field Detail</text:span></text:p>
        <text:p text:style-name="Detail_20_Heading"><text:bookmark text:name="r48"/><text:span text:style-name="T11">providerWiring</text:span></text:p>
        <text:p text:style-name="P45"><text:span text:style-name="Code2"><text:span text:style-name="T12">public </text:span></text:span><text:a xlink:type="simple" xlink:href="file:///l%22r55"><text:span text:style-name="Internet_20_link"><text:span text:style-name="T30">BundleWiringDTO</text:span></text:span></text:a><text:span text:style-name="Code2"><text:span text:style-name="T14"> providerWiring</text:span></text:span></text:p>
        <text:p text:style-name="P63"><text:span text:style-name="T8">Provider wiring for the bundle wire.</text:span></text:p>
        <text:p text:style-name="P68"/>
        <text:p text:style-name="P70"><text:bookmark text:name="r49"/><text:span text:style-name="T11">requirerWiring</text:span></text:p>
        <text:p text:style-name="P45"><text:span text:style-name="Code2"><text:span text:style-name="T12">public </text:span></text:span><text:a xlink:type="simple" xlink:href="file:///l%22r55"><text:span text:style-name="Internet_20_link"><text:span text:style-name="T30">BundleWiringDTO</text:span></text:span></text:a><text:span text:style-name="Code2"><text:span text:style-name="T14"> requirerWiring</text:span></text:span></text:p>
        <text:p text:style-name="P63"><text:span text:style-name="T8">Requirer wiring for the bundle wire.</text:span></text:p>
        <text:p text:style-name="Detail_20_Heading"><text:span text:style-name="T11">Constructor Detail</text:span></text:p>
        <text:p text:style-name="Detail_20_Heading"><text:bookmark text:name="r50"/><text:span text:style-name="T11">BundleWireDTO</text:span></text:p>
        <text:p text:style-name="P45"><text:span text:style-name="Code2"><text:span text:style-name="T12">public BundleWireDTO</text:span></text:span><text:span text:style-name="Code2"><text:span text:style-name="T15">()</text:span></text:span></text:p>
        <text:p text:style-name="P80"><text:bookmark text:name="r55"/><text:span text:style-name="T11">Class BundleWiringDTO</text:span></text:p>
        <text:p text:style-name="Standard"><text:a xlink:type="simple" xlink:href="file:///l%22r38"><text:span text:style-name="Internet_20_link"><text:span text:style-name="T28">org.osgi.dto.framework.wiring</text:span></text:span></text:a></text:p>
        <text:p text:style-name="P45"><text:span text:style-name="Code2"><text:span text:style-name="T12">java.lang.Object</text:span></text:span></text:p>
        <text:p text:style-name="P45"><text:span text:style-name="Code2"><text:span text:style-name="T12">  </text:span></text:span><text:span text:style-name="Code2"><text:span text:style-name="T12"><draw:frame draw:style-name="fr3" draw:name="graphics21" text:anchor-type="as-char" svg:width="0.1563in" svg:height="0.1457in" draw:z-index="32"><draw:image xlink:href="Pictures/100002000000000F0000000E443DCD33.png" xlink:type="simple" xlink:show="embed" xlink:actuate="onLoad"/></draw:frame></text:span></text:span><text:a xlink:type="simple" xlink:href="file:///l%22r6"><text:span text:style-name="Internet_20_link"><text:span text:style-name="T30">org.osgi.dto.DTO</text:span></text:span></text:a></text:p>
        <text:p text:style-name="P45"><text:span text:style-name="Code2"><text:span text:style-name="T12">      </text:span></text:span><text:span text:style-name="Code2"><text:span text:style-name="T12"><draw:frame draw:style-name="fr3" draw:name="graphics22" text:anchor-type="as-char" svg:width="0.1563in" svg:height="0.1457in" draw:z-index="33"><draw:image xlink:href="Pictures/100002000000000F0000000E443DCD33.png" xlink:type="simple" xlink:show="embed" xlink:actuate="onLoad"/></draw:frame></text:span></text:span><text:a xlink:type="simple" xlink:href="file:///l%22r89"><text:span text:style-name="Internet_20_link"><text:span text:style-name="T30">org.osgi.dto.resource.WiringDTO</text:span></text:span></text:a></text:p>
        <text:p text:style-name="P45"><text:span text:style-name="Code2"><text:span text:style-name="T12">          </text:span></text:span><text:span text:style-name="Code2"><text:span text:style-name="T12"><draw:frame draw:style-name="fr3" draw:name="graphics23" text:anchor-type="as-char" svg:width="0.1563in" svg:height="0.1457in" draw:z-index="34"><draw:image xlink:href="Pictures/100002000000000F0000000E443DCD33.png" xlink:type="simple" xlink:show="embed" xlink:actuate="onLoad"/></draw:frame></text:span></text:span><text:span text:style-name="Code2"><text:span text:style-name="T12">org.osgi.dto.framework.wiring.BundleWiringDTO</text:span></text:span></text:p>
        <text:p text:style-name="P48"/>
        <text:p text:style-name="P45"><text:span text:style-name="Code2"><text:span text:style-name="T12">public class BundleWiringDTO</text:span></text:span></text:p>
        <text:p text:style-name="P45"><text:span text:style-name="Code2"><text:span text:style-name="T12">extends </text:span></text:span><text:a xlink:type="simple" xlink:href="file:///l%22r89"><text:span text:style-name="Internet_20_link"><text:span text:style-name="T30">WiringDTO</text:span></text:span></text:a></text:p>
        <text:p text:style-name="Standard"><text:span text:style-name="T8">Data Transfer Object for a BundleWiring.</text:span></text:p>
        <text:p text:style-name="Standard"><text:span text:style-name="T8">An installed Bundle can be adapted to provide a </text:span><text:span text:style-name="Code2"><text:span text:style-name="T12">BundleWiringDTO</text:span></text:span><text:span text:style-name="Default_20_Paragraph_20_Font"><text:span text:style-name="T8"> for the current wiring Bundle. </text:span></text:span><text:span text:style-name="Code2"><text:span text:style-name="T12">BundleWiringDTO</text:span></text:span><text:span text:style-name="Default_20_Paragraph_20_Font"><text:span text:style-name="T8"> objects for all in use wirings of the Bundle can be obtained from a </text:span></text:span><text:a xlink:type="simple" xlink:href="file:///l%22r58"><text:span text:style-name="Internet_20_link"><text:span text:style-name="T30">BundleWiringsDTO</text:span></text:span></text:a><text:span text:style-name="Default_20_Paragraph_20_Font"><text:span text:style-name="T9"> of the Bundle.</text:span></text:span></text:p>
        <text:p text:style-name="Standard"><text:span text:style-name="T8">The </text:span><text:a xlink:type="simple" xlink:href="file:///l%22r85"><text:span text:style-name="Internet_20_link"><text:span text:style-name="T30">providedWires</text:span></text:span></text:a><text:span text:style-name="Default_20_Paragraph_20_Font"><text:span text:style-name="T9"> field must contain an array of </text:span></text:span><text:a xlink:type="simple" xlink:href="file:///l%22r51"><text:span text:style-name="Internet_20_link"><text:span text:style-name="T30">BundleWireDTO</text:span></text:span></text:a><text:span text:style-name="Default_20_Paragraph_20_Font"><text:span text:style-name="T9">s. The </text:span></text:span><text:a xlink:type="simple" xlink:href="file:///l%22r86"><text:span text:style-name="Internet_20_link"><text:span text:style-name="T30">requiredWires</text:span></text:span></text:a><text:span text:style-name="Default_20_Paragraph_20_Font"><text:span text:style-name="T9"> field must contain an array of </text:span></text:span><text:a xlink:type="simple" xlink:href="file:///l%22r51"><text:span text:style-name="Internet_20_link"><text:span text:style-name="T30">BundleWireDTO</text:span></text:span></text:a><text:span text:style-name="Default_20_Paragraph_20_Font"><text:span text:style-name="T9">s. The </text:span></text:span><text:a xlink:type="simple" xlink:href="file:///l%22r87"><text:span text:style-name="Internet_20_link"><text:span text:style-name="T30">resource</text:span></text:span></text:a><text:span text:style-name="Default_20_Paragraph_20_Font"><text:span text:style-name="T9"> field must contain a </text:span></text:span><text:a xlink:type="simple" xlink:href="file:///l%22r44"><text:span text:style-name="Internet_20_link"><text:span text:style-name="T30">BundleRevisionDTO</text:span></text:span></text:a><text:span text:style-name="Default_20_Paragraph_20_Font"><text:span text:style-name="T9">.</text:span></text:span></text:p>
        <text:p text:style-name="Standard"><text:span text:style-name="T8">NotThreadSafe</text:span></text:p>
        <text:p text:style-name="P47"/>
        <table:table table:name="Table54" table:style-name="Table54">
          <table:table-column table:style-name="Table54.A"/>
          <table:table-column table:style-name="Table54.B"/>
          <table:table-column table:style-name="Table54.C"/>
          <table:table-row table:style-name="Table54.1">
            <table:table-cell table:style-name="Table54.A1" table:number-columns-spanned="2" office:value-type="string">
              <text:p text:style-name="P44"><text:span text:style-name="Summary_20_Heading_20_Font2"><text:span text:style-name="T7">Field Summary</text:span></text:span></text:p>
            </table:table-cell>
            <table:covered-table-cell/>
            <table:table-cell table:style-name="Table54.A1" office:value-type="string">
              <text:p text:style-name="P88"><text:span text:style-name="Page_20_Reference_20_Font"><text:span text:style-name="T6">Page</text:span></text:span></text:p>
            </table:table-cell>
          </table:table-row>
          <table:table-row table:style-name="Table54.1">
            <table:table-cell table:style-name="Table54.A2" office:value-type="string">
              <text:p text:style-name="P49"><text:span text:style-name="Code_20_Small1"><text:span text:style-name="T16">boolean</text:span></text:span></text:p>
            </table:table-cell>
            <table:table-cell table:style-name="Table54.B2" office:value-type="string">
              <text:p text:style-name="P44"><text:a xlink:type="simple" xlink:href="file:///l%22r53"><text:span text:style-name="Internet_20_link"><text:span text:style-name="T29">current</text:span></text:span></text:a></text:p>
              <text:p text:style-name="P61"><text:span text:style-name="T8">The current state of the bundle wiring.</text:span></text:p>
            </table:table-cell>
            <table:table-cell table:style-name="Table54.C2" office:value-type="string">
              <text:p text:style-name="P62"><text:bookmark-ref text:reference-format="page" text:ref-name="">Error: Reference source not found</text:bookmark-ref></text:p>
            </table:table-cell>
          </table:table-row>
          <table:table-row table:style-name="Table54.1">
            <table:table-cell table:style-name="Table54.A3" office:value-type="string">
              <text:p text:style-name="P89"><text:span text:style-name="Code_20_Small1"><text:span text:style-name="T16">boolean</text:span></text:span></text:p>
            </table:table-cell>
            <table:table-cell table:style-name="Table54.B3" office:value-type="string">
              <text:p text:style-name="P90"><text:a xlink:type="simple" xlink:href="file:///l%22r52"><text:span text:style-name="Internet_20_link"><text:span text:style-name="T29">inUse</text:span></text:span></text:a></text:p>
              <text:p text:style-name="P60"><text:span text:style-name="T8">The bundle wiring's in use setting indicates that the bundle wiring is in use.</text:span></text:p>
            </table:table-cell>
            <table:table-cell table:style-name="Table54.C3" office:value-type="string">
              <text:p text:style-name="P88"><text:bookmark-ref text:reference-format="page" text:ref-name="">Error: Reference source not found</text:bookmark-ref></text:p>
            </table:table-cell>
          </table:table-row>
        </table:table>
        <text:p text:style-name="P46"/>
        <table:table table:name="Table56" table:style-name="Table56">
          <table:table-column table:style-name="Table56.A"/>
          <table:table-row table:style-name="Table56.1">
            <table:table-cell table:style-name="Table56.A1" office:value-type="string">
              <text:p text:style-name="P55"><text:span text:style-name="T10">Fields inherited from class org.osgi.dto.resource.</text:span><text:a xlink:type="simple" xlink:href="file:///l%22r89"><text:span text:style-name="Internet_20_link"><text:span text:style-name="T26">WiringDTO</text:span></text:span></text:a></text:p>
            </table:table-cell>
          </table:table-row>
          <table:table-row table:style-name="Table56.2">
            <table:table-cell table:style-name="Table56.A2" office:value-type="string">
              <text:p text:style-name="P55"><text:a xlink:type="simple" xlink:href="file:///l%22r83"><text:span text:style-name="Internet_20_link"><text:span text:style-name="T30">capabilities</text:span></text:span></text:a><text:span text:style-name="Code2"><text:span text:style-name="T14">, </text:span></text:span><text:a xlink:type="simple" xlink:href="file:///l%22r85"><text:span text:style-name="Internet_20_link"><text:span text:style-name="T30">providedWires</text:span></text:span></text:a><text:span text:style-name="Code2"><text:span text:style-name="T14">, </text:span></text:span><text:a xlink:type="simple" xlink:href="file:///l%22r86"><text:span text:style-name="Internet_20_link"><text:span text:style-name="T30">requiredWires</text:span></text:span></text:a><text:span text:style-name="Code2"><text:span text:style-name="T14">, </text:span></text:span><text:a xlink:type="simple" xlink:href="file:///l%22r84"><text:span text:style-name="Internet_20_link"><text:span text:style-name="T30">requirements</text:span></text:span></text:a><text:span text:style-name="Code2"><text:span text:style-name="T14">, </text:span></text:span><text:a xlink:type="simple" xlink:href="file:///l%22r87"><text:span text:style-name="Internet_20_link"><text:span text:style-name="T30">resource</text:span></text:span></text:a></text:p>
            </table:table-cell>
          </table:table-row>
        </table:table>
        <text:p text:style-name="P46"/>
        <table:table table:name="Table57" table:style-name="Table57">
          <table:table-column table:style-name="Table57.A"/>
          <table:table-column table:style-name="Table57.B"/>
          <table:table-row table:style-name="Table57.1">
            <table:table-cell table:style-name="Table57.A1" office:value-type="string">
              <text:p text:style-name="P44"><text:span text:style-name="Summary_20_Heading_20_Font2"><text:span text:style-name="T7">Constructor Summary</text:span></text:span></text:p>
            </table:table-cell>
            <table:table-cell table:style-name="Table57.A1" office:value-type="string">
              <text:p text:style-name="P88"><text:span text:style-name="Page_20_Reference_20_Font"><text:span text:style-name="T6">Page</text:span></text:span></text:p>
            </table:table-cell>
          </table:table-row>
          <table:table-row table:style-name="Table57.1">
            <table:table-cell table:style-name="Table57.A2" office:value-type="string">
              <text:p text:style-name="P44"><text:a xlink:type="simple" xlink:href="file:///l%22r54"><text:span text:style-name="Internet_20_link"><text:span text:style-name="T29">BundleWiringDTO</text:span></text:span></text:a><text:span text:style-name="Code2"><text:span text:style-name="T13">()</text:span></text:span></text:p>
            </table:table-cell>
            <table:table-cell table:style-name="Table57.B2" office:value-type="string">
              <text:p text:style-name="P88"><text:bookmark-ref text:reference-format="page" text:ref-name="">Error: Reference source not found</text:bookmark-ref></text:p>
            </table:table-cell>
          </table:table-row>
        </table:table>
        <text:p text:style-name="P46"/>
        <table:table table:name="Table59" table:style-name="Table59">
          <table:table-column table:style-name="Table59.A"/>
          <table:table-row table:style-name="Table59.1">
            <table:table-cell table:style-name="Table59.A1" office:value-type="string">
              <text:p text:style-name="P55"><text:span text:style-name="T10">Methods inherited from class org.osgi.dto.</text:span><text:a xlink:type="simple" xlink:href="file:///l%22r6"><text:span text:style-name="Internet_20_link"><text:span text:style-name="T26">DTO</text:span></text:span></text:a></text:p>
            </table:table-cell>
          </table:table-row>
          <table:table-row table:style-name="Table59.2">
            <table:table-cell table:style-name="Table59.A2" office:value-type="string">
              <text:p text:style-name="P55"><text:a xlink:type="simple" xlink:href="file:///l%22r5"><text:span text:style-name="Internet_20_link"><text:span text:style-name="T30">toString</text:span></text:span></text:a></text:p>
            </table:table-cell>
          </table:table-row>
        </table:table>
        <text:p text:style-name="Detail_20_Heading"><text:span text:style-name="T11">Field Detail</text:span></text:p>
        <text:p text:style-name="Detail_20_Heading"><text:bookmark text:name="r52"/><text:span text:style-name="T11">inUse</text:span></text:p>
        <text:p text:style-name="P45"><text:span text:style-name="Code2"><text:span text:style-name="T12">public boolean inUse</text:span></text:span></text:p>
        <text:p text:style-name="P63"><text:span text:style-name="T8">The bundle wiring's in use setting indicates that the bundle wiring is in use.</text:span></text:p>
        <text:p text:style-name="P68"/>
        <text:p text:style-name="P70"><text:bookmark text:name="r53"/><text:span text:style-name="T11">current</text:span></text:p>
        <text:p text:style-name="P45"><text:span text:style-name="Code2"><text:span text:style-name="T12">public boolean current</text:span></text:span></text:p>
        <text:p text:style-name="P63"><text:span text:style-name="T8">The current state of the bundle wiring. The bundle wiring's current setting indicates that the bundle wiring is the current bundle wiring for the bundle.</text:span></text:p>
        <text:p text:style-name="Detail_20_Heading"><text:soft-page-break/><text:span text:style-name="T11">Constructor Detail</text:span></text:p>
        <text:p text:style-name="Detail_20_Heading"><text:bookmark text:name="r54"/><text:span text:style-name="T11">BundleWiringDTO</text:span></text:p>
        <text:p text:style-name="P45"><text:span text:style-name="Code2"><text:span text:style-name="T12">public BundleWiringDTO</text:span></text:span><text:span text:style-name="Code2"><text:span text:style-name="T15">()</text:span></text:span></text:p>
        <text:p text:style-name="P81"><text:bookmark text:name="r58"/><text:span text:style-name="T11">Class BundleWiringsDTO</text:span></text:p>
        <text:p text:style-name="Standard"><text:a xlink:type="simple" xlink:href="file:///l%22r38"><text:span text:style-name="Internet_20_link"><text:span text:style-name="T28">org.osgi.dto.framework.wiring</text:span></text:span></text:a></text:p>
        <text:p text:style-name="P45"><text:span text:style-name="Code2"><text:span text:style-name="T12">java.lang.Object</text:span></text:span></text:p>
        <text:p text:style-name="P45"><text:span text:style-name="Code2"><text:span text:style-name="T12">  </text:span></text:span><text:span text:style-name="Code2"><text:span text:style-name="T12"><draw:frame draw:style-name="fr3" draw:name="graphics24" text:anchor-type="as-char" svg:width="0.1563in" svg:height="0.1457in" draw:z-index="35"><draw:image xlink:href="Pictures/100002000000000F0000000E443DCD33.png" xlink:type="simple" xlink:show="embed" xlink:actuate="onLoad"/></draw:frame></text:span></text:span><text:a xlink:type="simple" xlink:href="file:///l%22r6"><text:span text:style-name="Internet_20_link"><text:span text:style-name="T30">org.osgi.dto.DTO</text:span></text:span></text:a></text:p>
        <text:p text:style-name="P45"><text:span text:style-name="Code2"><text:span text:style-name="T12">      </text:span></text:span><text:span text:style-name="Code2"><text:span text:style-name="T12"><draw:frame draw:style-name="fr3" draw:name="graphics25" text:anchor-type="as-char" svg:width="0.1563in" svg:height="0.1457in" draw:z-index="36"><draw:image xlink:href="Pictures/100002000000000F0000000E443DCD33.png" xlink:type="simple" xlink:show="embed" xlink:actuate="onLoad"/></draw:frame></text:span></text:span><text:span text:style-name="Code2"><text:span text:style-name="T12">org.osgi.dto.framework.wiring.BundleWiringsDTO</text:span></text:span></text:p>
        <text:p text:style-name="P48"/>
        <text:p text:style-name="P45"><text:span text:style-name="Code2"><text:span text:style-name="T12">public class BundleWiringsDTO</text:span></text:span></text:p>
        <text:p text:style-name="P45"><text:span text:style-name="Code2"><text:span text:style-name="T12">extends </text:span></text:span><text:a xlink:type="simple" xlink:href="file:///l%22r6"><text:span text:style-name="Internet_20_link"><text:span text:style-name="T30">DTO</text:span></text:span></text:a></text:p>
        <text:p text:style-name="Standard"><text:span text:style-name="T8">Data Transfer Object for the BundleWirings of a bundle.</text:span></text:p>
        <text:p text:style-name="Standard"><text:span text:style-name="T8">A Bundle can be adapted to provide a </text:span><text:span text:style-name="Code2"><text:span text:style-name="T12">BundleWiringsDTO</text:span></text:span><text:span text:style-name="Default_20_Paragraph_20_Font"><text:span text:style-name="T8"> for the in use wirings of the Bundle.</text:span></text:span></text:p>
        <text:p text:style-name="Standard"><text:span text:style-name="T8">NotThreadSafe</text:span></text:p>
        <text:p text:style-name="P47"/>
        <table:table table:name="Table60" table:style-name="Table60">
          <table:table-column table:style-name="Table60.A"/>
          <table:table-column table:style-name="Table60.B"/>
          <table:table-column table:style-name="Table60.C"/>
          <table:table-row table:style-name="Table60.1">
            <table:table-cell table:style-name="Table60.A1" table:number-columns-spanned="2" office:value-type="string">
              <text:p text:style-name="P44"><text:span text:style-name="Summary_20_Heading_20_Font2"><text:span text:style-name="T7">Field Summary</text:span></text:span></text:p>
            </table:table-cell>
            <table:covered-table-cell/>
            <table:table-cell table:style-name="Table60.A1" office:value-type="string">
              <text:p text:style-name="P88"><text:span text:style-name="Page_20_Reference_20_Font"><text:span text:style-name="T6">Page</text:span></text:span></text:p>
            </table:table-cell>
          </table:table-row>
          <table:table-row table:style-name="Table60.1">
            <table:table-cell table:style-name="Table60.A2" office:value-type="string">
              <text:p text:style-name="P49"><text:span text:style-name="Code_20_Small1"><text:span text:style-name="T16">List&lt;</text:span></text:span><text:a xlink:type="simple" xlink:href="file:///l%22r55"><text:span text:style-name="Internet_20_link"><text:span text:style-name="T31">BundleWiringDTO</text:span></text:span></text:a><text:span text:style-name="Code_20_Small1"><text:span text:style-name="T17">&gt;</text:span></text:span></text:p>
            </table:table-cell>
            <table:table-cell table:style-name="Table60.B2" office:value-type="string">
              <text:p text:style-name="P44"><text:a xlink:type="simple" xlink:href="file:///l%22r56"><text:span text:style-name="Internet_20_link"><text:span text:style-name="T29">wirings</text:span></text:span></text:a></text:p>
              <text:p text:style-name="P61"><text:span text:style-name="T8">Wirings for the bundle.</text:span></text:p>
            </table:table-cell>
            <table:table-cell table:style-name="Table60.C2" office:value-type="string">
              <text:p text:style-name="P62"><text:bookmark-ref text:reference-format="page" text:ref-name="">Error: Reference source not found</text:bookmark-ref></text:p>
            </table:table-cell>
          </table:table-row>
        </table:table>
        <text:p text:style-name="P46"/>
        <table:table table:name="Table62" table:style-name="Table62">
          <table:table-column table:style-name="Table62.A"/>
          <table:table-column table:style-name="Table62.B"/>
          <table:table-row table:style-name="Table62.1">
            <table:table-cell table:style-name="Table62.A1" office:value-type="string">
              <text:p text:style-name="P44"><text:span text:style-name="Summary_20_Heading_20_Font2"><text:span text:style-name="T7">Constructor Summary</text:span></text:span></text:p>
            </table:table-cell>
            <table:table-cell table:style-name="Table62.A1" office:value-type="string">
              <text:p text:style-name="P88"><text:span text:style-name="Page_20_Reference_20_Font"><text:span text:style-name="T6">Page</text:span></text:span></text:p>
            </table:table-cell>
          </table:table-row>
          <table:table-row table:style-name="Table62.1">
            <table:table-cell table:style-name="Table62.A2" office:value-type="string">
              <text:p text:style-name="P44"><text:a xlink:type="simple" xlink:href="file:///l%22r57"><text:span text:style-name="Internet_20_link"><text:span text:style-name="T29">BundleWiringsDTO</text:span></text:span></text:a><text:span text:style-name="Code2"><text:span text:style-name="T13">()</text:span></text:span></text:p>
            </table:table-cell>
            <table:table-cell table:style-name="Table62.B2" office:value-type="string">
              <text:p text:style-name="P88"><text:bookmark-ref text:reference-format="page" text:ref-name="">Error: Reference source not found</text:bookmark-ref></text:p>
            </table:table-cell>
          </table:table-row>
        </table:table>
        <text:p text:style-name="P46"/>
        <table:table table:name="Table63" table:style-name="Table63">
          <table:table-column table:style-name="Table63.A"/>
          <table:table-row table:style-name="Table63.1">
            <table:table-cell table:style-name="Table63.A1" office:value-type="string">
              <text:p text:style-name="P55"><text:span text:style-name="T10">Methods inherited from class org.osgi.dto.</text:span><text:a xlink:type="simple" xlink:href="file:///l%22r6"><text:span text:style-name="Internet_20_link"><text:span text:style-name="T26">DTO</text:span></text:span></text:a></text:p>
            </table:table-cell>
          </table:table-row>
          <table:table-row table:style-name="Table63.2">
            <table:table-cell table:style-name="Table63.A2" office:value-type="string">
              <text:p text:style-name="P55"><text:a xlink:type="simple" xlink:href="file:///l%22r5"><text:span text:style-name="Internet_20_link"><text:span text:style-name="T30">toString</text:span></text:span></text:a></text:p>
            </table:table-cell>
          </table:table-row>
        </table:table>
        <text:p text:style-name="Detail_20_Heading"><text:span text:style-name="T11">Field Detail</text:span></text:p>
        <text:p text:style-name="Detail_20_Heading"><text:bookmark text:name="r56"/><text:span text:style-name="T11">wirings</text:span></text:p>
        <text:p text:style-name="P45"><text:span text:style-name="Code2"><text:span text:style-name="T12">public List&lt;</text:span></text:span><text:a xlink:type="simple" xlink:href="file:///l%22r55"><text:span text:style-name="Internet_20_link"><text:span text:style-name="T30">BundleWiringDTO</text:span></text:span></text:a><text:span text:style-name="Code2"><text:span text:style-name="T14">&gt; wirings</text:span></text:span></text:p>
        <text:p text:style-name="P63"><text:span text:style-name="T8">Wirings for the bundle. The first wiring is the current wiring.</text:span></text:p>
        <text:p text:style-name="Detail_20_Heading"><text:span text:style-name="T11">Constructor Detail</text:span></text:p>
        <text:p text:style-name="Detail_20_Heading"><text:bookmark text:name="r57"/><text:span text:style-name="T11">BundleWiringsDTO</text:span></text:p>
        <text:p text:style-name="P45"><text:span text:style-name="Code2"><text:span text:style-name="T12">public BundleWiringsDTO</text:span></text:span><text:span text:style-name="Code2"><text:span text:style-name="T15">()</text:span></text:span></text:p>
        <text:p text:style-name="P82"><text:bookmark text:name="r60"/><text:span text:style-name="T11">Package org.osgi.dto.resource</text:span></text:p>
        <text:p text:style-name="P57"><text:span text:style-name="T8">OSGi Data Transfer Object Resource Package Version 1.0.</text:span></text:p>
        <text:p text:style-name="P57"><text:span text:style-name="T8">See:</text:span></text:p>
        <text:p text:style-name="P64"><text:a xlink:type="simple" xlink:href="file:///l%22r59"><text:span text:style-name="Internet_20_link"><text:span text:style-name="T27">Description</text:span></text:span></text:a></text:p>
        <table:table table:name="Table65" table:style-name="Table65">
          <table:table-column table:style-name="Table65.A"/>
          <table:table-column table:style-name="Table65.B"/>
          <table:table-column table:style-name="Table65.C"/>
          <table:table-row table:style-name="Table65.1">
            <table:table-cell table:style-name="Table65.A1" table:number-columns-spanned="2" office:value-type="string">
              <text:p text:style-name="P44"><text:span text:style-name="Summary_20_Heading_20_Font1"><text:span text:style-name="T7">Class Summary</text:span></text:span></text:p>
            </table:table-cell>
            <table:covered-table-cell/>
            <table:table-cell table:style-name="Table65.A1" office:value-type="string">
              <text:p text:style-name="P54"><text:span text:style-name="Page_20_Reference_20_Font"><text:span text:style-name="T6">Page</text:span></text:span></text:p>
            </table:table-cell>
          </table:table-row>
          <table:table-row table:style-name="Table65.1">
            <table:table-cell table:style-name="Table65.A2" office:value-type="string">
              <text:p text:style-name="P44"><text:a xlink:type="simple" xlink:href="file:///l%22r66"><text:span text:style-name="Internet_20_link"><text:span text:style-name="T26">CapabilityDTO</text:span></text:span></text:a></text:p>
            </table:table-cell>
            <table:table-cell table:style-name="Table65.B2" office:value-type="string">
              <text:p text:style-name="P44"><text:span text:style-name="T8">Data Transfer Object for a Capability.</text:span></text:p>
            </table:table-cell>
            <table:table-cell table:style-name="Table65.C2" office:value-type="string">
              <text:p text:style-name="P54"><text:bookmark-ref text:reference-format="page" text:ref-name="">Error: Reference source not found</text:bookmark-ref></text:p>
            </table:table-cell>
          </table:table-row>
          <table:table-row table:style-name="Table65.1">
            <table:table-cell table:style-name="Table65.A3" office:value-type="string">
              <text:p text:style-name="P55"><text:a xlink:type="simple" xlink:href="file:///l%22r72"><text:span text:style-name="Internet_20_link"><text:span text:style-name="T26">RequirementDTO</text:span></text:span></text:a></text:p>
            </table:table-cell>
            <table:table-cell table:style-name="Table65.B3" office:value-type="string">
              <text:p text:style-name="P55"><text:span text:style-name="T8">Data Transfer Object for a Requirement.</text:span></text:p>
            </table:table-cell>
            <table:table-cell table:style-name="Table65.C3" office:value-type="string">
              <text:p text:style-name="P54"><text:bookmark-ref text:reference-format="page" text:ref-name="">Error: Reference source not found</text:bookmark-ref></text:p>
            </table:table-cell>
          </table:table-row>
          <table:table-row table:style-name="Table65.1">
            <table:table-cell table:style-name="Table65.A4" office:value-type="string">
              <text:p text:style-name="P55"><text:a xlink:type="simple" xlink:href="file:///l%22r76"><text:span text:style-name="Internet_20_link"><text:span text:style-name="T26">ResourceDTO</text:span></text:span></text:a></text:p>
            </table:table-cell>
            <table:table-cell table:style-name="Table65.B4" office:value-type="string">
              <text:p text:style-name="P55"><text:span text:style-name="T8">Data Transfer Object for a Resource.</text:span></text:p>
            </table:table-cell>
            <table:table-cell table:style-name="Table65.C4" office:value-type="string">
              <text:p text:style-name="P54"><text:bookmark-ref text:reference-format="page" text:ref-name="">Error: Reference source not found</text:bookmark-ref></text:p>
            </table:table-cell>
          </table:table-row>
          <table:table-row table:style-name="Table65.1">
            <table:table-cell table:style-name="Table65.A5" office:value-type="string">
              <text:p text:style-name="P55"><text:a xlink:type="simple" xlink:href="file:///l%22r82"><text:span text:style-name="Internet_20_link"><text:span text:style-name="T26">WireDTO</text:span></text:span></text:a></text:p>
            </table:table-cell>
            <table:table-cell table:style-name="Table65.B5" office:value-type="string">
              <text:p text:style-name="P55"><text:span text:style-name="T8">Data Transfer Object for a Wire.</text:span></text:p>
            </table:table-cell>
            <table:table-cell table:style-name="Table65.C5" office:value-type="string">
              <text:p text:style-name="P54"><text:bookmark-ref text:reference-format="page" text:ref-name="">Error: Reference source not found</text:bookmark-ref></text:p>
            </table:table-cell>
          </table:table-row>
          <table:table-row table:style-name="Table65.1">
            <table:table-cell table:style-name="Table65.A6" office:value-type="string">
              <text:p text:style-name="P55"><text:a xlink:type="simple" xlink:href="file:///l%22r89"><text:span text:style-name="Internet_20_link"><text:span text:style-name="T26">WiringDTO</text:span></text:span></text:a></text:p>
            </table:table-cell>
            <table:table-cell table:style-name="Table65.B6" office:value-type="string">
              <text:p text:style-name="P55"><text:span text:style-name="T8">Data Transfer Object for a Wiring.</text:span></text:p>
            </table:table-cell>
            <table:table-cell table:style-name="Table65.C6" office:value-type="string">
              <text:p text:style-name="P54"><text:bookmark-ref text:reference-format="page" text:ref-name="">Error: Reference source not found</text:bookmark-ref></text:p>
            </table:table-cell>
          </table:table-row>
        </table:table>
        <text:p text:style-name="Standard"><text:bookmark text:name="r59"/><text:span text:style-name="T11">Package org.osgi.dto.resource Description</text:span></text:p>
        <text:p text:style-name="P58"><text:span text:style-name="T8">OSGi Data Transfer Object Resource Package Version 1.0.</text:span></text:p>
        <text:p text:style-name="P58"><text:span text:style-name="T8">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58"><text:span text:style-name="T8">Example import for consumers using the API in this package:</text:span></text:p>
        <text:p text:style-name="P58"><text:span text:style-name="Code1"><text:span text:style-name="T12">Import-Package: org.osgi.dto.resource; version="[1.0,2.0)"</text:span></text:span></text:p>
        <text:p text:style-name="P58"><text:span text:style-name="T8">Example import for providers implementing the API in this package:</text:span></text:p>
        <text:p text:style-name="Standard"><text:span text:style-name="Code1"><text:span text:style-name="T12">Import-Package: org.osgi.dto.resource; version="[1.0,1.1)"</text:span></text:span></text:p>
        <text:p text:style-name="P83"><text:bookmark text:name="r66"/><text:span text:style-name="T11">Class CapabilityDTO</text:span></text:p>
        <text:p text:style-name="Standard"><text:a xlink:type="simple" xlink:href="file:///l%22r60"><text:span text:style-name="Internet_20_link"><text:span text:style-name="T28">org.osgi.dto.resource</text:span></text:span></text:a></text:p>
        <text:p text:style-name="P45"><text:span text:style-name="Code2"><text:span text:style-name="T12">java.lang.Object</text:span></text:span></text:p>
        <text:p text:style-name="P45"><text:span text:style-name="Code2"><text:span text:style-name="T12">  </text:span></text:span><text:span text:style-name="Code2"><text:span text:style-name="T12"><draw:frame draw:style-name="fr3" draw:name="graphics26" text:anchor-type="as-char" svg:width="0.1563in" svg:height="0.1457in" draw:z-index="37"><draw:image xlink:href="Pictures/100002000000000F0000000E443DCD33.png" xlink:type="simple" xlink:show="embed" xlink:actuate="onLoad"/></draw:frame></text:span></text:span><text:a xlink:type="simple" xlink:href="file:///l%22r6"><text:span text:style-name="Internet_20_link"><text:span text:style-name="T30">org.osgi.dto.DTO</text:span></text:span></text:a></text:p>
        <text:p text:style-name="P45"><text:span text:style-name="Code2"><text:span text:style-name="T12">      </text:span></text:span><text:span text:style-name="Code2"><text:span text:style-name="T12"><draw:frame draw:style-name="fr3" draw:name="graphics27" text:anchor-type="as-char" svg:width="0.1563in" svg:height="0.1457in" draw:z-index="38"><draw:image xlink:href="Pictures/100002000000000F0000000E443DCD33.png" xlink:type="simple" xlink:show="embed" xlink:actuate="onLoad"/></draw:frame></text:span></text:span><text:span text:style-name="Code2"><text:span text:style-name="T12">org.osgi.dto.resource.CapabilityDTO</text:span></text:span></text:p>
        <text:p text:style-name="P48"/>
        <text:p text:style-name="P45"><text:span text:style-name="Code2"><text:span text:style-name="T12">public class CapabilityDTO</text:span></text:span></text:p>
        <text:p text:style-name="P45"><text:span text:style-name="Code2"><text:span text:style-name="T12">extends </text:span></text:span><text:a xlink:type="simple" xlink:href="file:///l%22r6"><text:span text:style-name="Internet_20_link"><text:span text:style-name="T30">DTO</text:span></text:span></text:a></text:p>
        <text:p text:style-name="Standard"><text:span text:style-name="T8">Data Transfer Object for a Capability.</text:span></text:p>
        <text:p text:style-name="Standard"><text:span text:style-name="T8">NotThreadSafe</text:span></text:p>
        <text:p text:style-name="P47"/>
        <table:table table:name="Table66" table:style-name="Table66">
          <table:table-column table:style-name="Table66.A"/>
          <table:table-column table:style-name="Table66.B"/>
          <table:table-column table:style-name="Table66.C"/>
          <table:table-row table:style-name="Table66.1">
            <table:table-cell table:style-name="Table66.A1" table:number-columns-spanned="2" office:value-type="string">
              <text:p text:style-name="P44"><text:span text:style-name="Summary_20_Heading_20_Font2"><text:span text:style-name="T7">Field Summary</text:span></text:span></text:p>
            </table:table-cell>
            <table:covered-table-cell/>
            <table:table-cell table:style-name="Table66.A1" office:value-type="string">
              <text:p text:style-name="P88"><text:span text:style-name="Page_20_Reference_20_Font"><text:span text:style-name="T6">Page</text:span></text:span></text:p>
            </table:table-cell>
          </table:table-row>
          <table:table-row table:style-name="Table66.1">
            <table:table-cell table:style-name="Table66.A2" office:value-type="string">
              <text:p text:style-name="P49"><text:span text:style-name="Code_20_Small1"><text:span text:style-name="T16">Map&lt;String,Object&gt;</text:span></text:span></text:p>
            </table:table-cell>
            <table:table-cell table:style-name="Table66.B2" office:value-type="string">
              <text:p text:style-name="P44"><text:a xlink:type="simple" xlink:href="file:///l%22r63"><text:span text:style-name="Internet_20_link"><text:span text:style-name="T29">attributes</text:span></text:span></text:a></text:p>
              <text:p text:style-name="P61"><text:span text:style-name="T8">The attributes for the capability.</text:span></text:p>
            </table:table-cell>
            <table:table-cell table:style-name="Table66.C2" office:value-type="string">
              <text:p text:style-name="P62"><text:bookmark-ref text:reference-format="page" text:ref-name="">Error: Reference source not found</text:bookmark-ref></text:p>
            </table:table-cell>
          </table:table-row>
          <table:table-row table:style-name="Table66.1">
            <table:table-cell table:style-name="Table66.A3" office:value-type="string">
              <text:p text:style-name="P89"><text:span text:style-name="Code_20_Small1"><text:span text:style-name="T16">Map&lt;String,String&gt;</text:span></text:span></text:p>
            </table:table-cell>
            <table:table-cell table:style-name="Table66.B3" office:value-type="string">
              <text:p text:style-name="P90"><text:a xlink:type="simple" xlink:href="file:///l%22r62"><text:span text:style-name="Internet_20_link"><text:span text:style-name="T29">directives</text:span></text:span></text:a></text:p>
              <text:p text:style-name="P60"><text:span text:style-name="T8">The directives for the capability.</text:span></text:p>
            </table:table-cell>
            <table:table-cell table:style-name="Table66.C3" office:value-type="string">
              <text:p text:style-name="P88"><text:bookmark-ref text:reference-format="page" text:ref-name="">Error: Reference source not found</text:bookmark-ref></text:p>
            </table:table-cell>
          </table:table-row>
          <table:table-row table:style-name="Table66.1">
            <table:table-cell table:style-name="Table66.A4" office:value-type="string">
              <text:p text:style-name="P89"><text:span text:style-name="Code_20_Small1"><text:span text:style-name="T16">String</text:span></text:span></text:p>
            </table:table-cell>
            <table:table-cell table:style-name="Table66.B4" office:value-type="string">
              <text:p text:style-name="P90"><text:a xlink:type="simple" xlink:href="file:///l%22r61"><text:span text:style-name="Internet_20_link"><text:span text:style-name="T29">namespace</text:span></text:span></text:a></text:p>
              <text:p text:style-name="P60"><text:span text:style-name="T8">The namespace for the capability.</text:span></text:p>
            </table:table-cell>
            <table:table-cell table:style-name="Table66.C4" office:value-type="string">
              <text:p text:style-name="P88"><text:bookmark-ref text:reference-format="page" text:ref-name="">Error: Reference source not found</text:bookmark-ref></text:p>
            </table:table-cell>
          </table:table-row>
          <table:table-row table:style-name="Table66.1">
            <table:table-cell table:style-name="Table66.A5" office:value-type="string">
              <text:p text:style-name="P89"><text:a xlink:type="simple" xlink:href="file:///l%22r76"><text:span text:style-name="Internet_20_link"><text:span text:style-name="T31">ResourceDTO</text:span></text:span></text:a></text:p>
            </table:table-cell>
            <table:table-cell table:style-name="Table66.B5" office:value-type="string">
              <text:p text:style-name="P90"><text:a xlink:type="simple" xlink:href="file:///l%22r64"><text:span text:style-name="Internet_20_link"><text:span text:style-name="T29">resource</text:span></text:span></text:a></text:p>
              <text:p text:style-name="P60"><text:span text:style-name="T8">The resource declaring this capability.</text:span></text:p>
            </table:table-cell>
            <table:table-cell table:style-name="Table66.C5" office:value-type="string">
              <text:p text:style-name="P88"><text:bookmark-ref text:reference-format="page" text:ref-name="">Error: Reference source not found</text:bookmark-ref></text:p>
            </table:table-cell>
          </table:table-row>
        </table:table>
        <text:p text:style-name="P46"/>
        <table:table table:name="Table68" table:style-name="Table68">
          <table:table-column table:style-name="Table68.A"/>
          <table:table-column table:style-name="Table68.B"/>
          <table:table-row table:style-name="Table68.1">
            <table:table-cell table:style-name="Table68.A1" office:value-type="string">
              <text:p text:style-name="P44"><text:span text:style-name="Summary_20_Heading_20_Font2"><text:span text:style-name="T7">Constructor Summary</text:span></text:span></text:p>
            </table:table-cell>
            <table:table-cell table:style-name="Table68.A1" office:value-type="string">
              <text:p text:style-name="P88"><text:span text:style-name="Page_20_Reference_20_Font"><text:span text:style-name="T6">Page</text:span></text:span></text:p>
            </table:table-cell>
          </table:table-row>
          <table:table-row table:style-name="Table68.1">
            <table:table-cell table:style-name="Table68.A2" office:value-type="string">
              <text:p text:style-name="P44"><text:a xlink:type="simple" xlink:href="file:///l%22r65"><text:span text:style-name="Internet_20_link"><text:span text:style-name="T29">CapabilityDTO</text:span></text:span></text:a><text:span text:style-name="Code2"><text:span text:style-name="T13">()</text:span></text:span></text:p>
            </table:table-cell>
            <table:table-cell table:style-name="Table68.B2" office:value-type="string">
              <text:p text:style-name="P88"><text:bookmark-ref text:reference-format="page" text:ref-name="">Error: Reference source not found</text:bookmark-ref></text:p>
            </table:table-cell>
          </table:table-row>
        </table:table>
        <text:p text:style-name="P46"/>
        <table:table table:name="Table69" table:style-name="Table69">
          <table:table-column table:style-name="Table69.A"/>
          <table:table-row table:style-name="Table69.1">
            <table:table-cell table:style-name="Table69.A1" office:value-type="string">
              <text:p text:style-name="P55"><text:span text:style-name="T10">Methods inherited from class org.osgi.dto.</text:span><text:a xlink:type="simple" xlink:href="file:///l%22r6"><text:span text:style-name="Internet_20_link"><text:span text:style-name="T26">DTO</text:span></text:span></text:a></text:p>
            </table:table-cell>
          </table:table-row>
          <table:table-row table:style-name="Table69.2">
            <table:table-cell table:style-name="Table69.A2" office:value-type="string">
              <text:p text:style-name="P55"><text:a xlink:type="simple" xlink:href="file:///l%22r5"><text:span text:style-name="Internet_20_link"><text:span text:style-name="T30">toString</text:span></text:span></text:a></text:p>
            </table:table-cell>
          </table:table-row>
        </table:table>
        <text:p text:style-name="Detail_20_Heading"><text:span text:style-name="T11">Field Detail</text:span></text:p>
        <text:p text:style-name="Detail_20_Heading"><text:bookmark text:name="r61"/><text:span text:style-name="T11">namespace</text:span></text:p>
        <text:p text:style-name="P45"><text:span text:style-name="Code2"><text:span text:style-name="T12">public String namespace</text:span></text:span></text:p>
        <text:p text:style-name="P63"><text:span text:style-name="T8">The namespace for the capability.</text:span></text:p>
        <text:p text:style-name="P68"/>
        <text:p text:style-name="P70"><text:bookmark text:name="r62"/><text:span text:style-name="T11">directives</text:span></text:p>
        <text:p text:style-name="P45"><text:span text:style-name="Code2"><text:span text:style-name="T12">public Map&lt;String,String&gt; directives</text:span></text:span></text:p>
        <text:p text:style-name="P63"><text:span text:style-name="T8">The directives for the capability.</text:span></text:p>
        <text:p text:style-name="P68"/>
        <text:p text:style-name="P70"><text:bookmark text:name="r63"/><text:span text:style-name="T11">attributes</text:span></text:p>
        <text:p text:style-name="P45"><text:span text:style-name="Code2"><text:span text:style-name="T12">public Map&lt;String,Object&gt; attributes</text:span></text:span></text:p>
        <text:p text:style-name="P63"><text:span text:style-name="T8">The attributes for the capability. The value type must be a numerical type, Boolean, String, DTO or an array of any of the former.</text:span></text:p>
        <text:p text:style-name="P68"/>
        <text:p text:style-name="P70"><text:bookmark text:name="r64"/><text:span text:style-name="T11">resource</text:span></text:p>
        <text:p text:style-name="P45"><text:span text:style-name="Code2"><text:span text:style-name="T12">public </text:span></text:span><text:a xlink:type="simple" xlink:href="file:///l%22r76"><text:span text:style-name="Internet_20_link"><text:span text:style-name="T30">ResourceDTO</text:span></text:span></text:a><text:span text:style-name="Code2"><text:span text:style-name="T14"> resource</text:span></text:span></text:p>
        <text:p text:style-name="P63"><text:span text:style-name="T8">The resource declaring this capability.</text:span></text:p>
        <text:p text:style-name="Detail_20_Heading"><text:soft-page-break/><text:span text:style-name="T11">Constructor Detail</text:span></text:p>
        <text:p text:style-name="Detail_20_Heading"><text:bookmark text:name="r65"/><text:span text:style-name="T11">CapabilityDTO</text:span></text:p>
        <text:p text:style-name="P45"><text:span text:style-name="Code2"><text:span text:style-name="T12">public CapabilityDTO</text:span></text:span><text:span text:style-name="Code2"><text:span text:style-name="T15">()</text:span></text:span></text:p>
        <text:p text:style-name="P84"><text:bookmark text:name="r72"/><text:span text:style-name="T11">Class RequirementDTO</text:span></text:p>
        <text:p text:style-name="Standard"><text:a xlink:type="simple" xlink:href="file:///l%22r60"><text:span text:style-name="Internet_20_link"><text:span text:style-name="T28">org.osgi.dto.resource</text:span></text:span></text:a></text:p>
        <text:p text:style-name="P45"><text:span text:style-name="Code2"><text:span text:style-name="T12">java.lang.Object</text:span></text:span></text:p>
        <text:p text:style-name="P45"><text:span text:style-name="Code2"><text:span text:style-name="T12">  </text:span></text:span><text:span text:style-name="Code2"><text:span text:style-name="T12"><draw:frame draw:style-name="fr3" draw:name="graphics28" text:anchor-type="as-char" svg:width="0.1563in" svg:height="0.1457in" draw:z-index="39"><draw:image xlink:href="Pictures/100002000000000F0000000E443DCD33.png" xlink:type="simple" xlink:show="embed" xlink:actuate="onLoad"/></draw:frame></text:span></text:span><text:a xlink:type="simple" xlink:href="file:///l%22r6"><text:span text:style-name="Internet_20_link"><text:span text:style-name="T30">org.osgi.dto.DTO</text:span></text:span></text:a></text:p>
        <text:p text:style-name="P45"><text:span text:style-name="Code2"><text:span text:style-name="T12">      </text:span></text:span><text:span text:style-name="Code2"><text:span text:style-name="T12"><draw:frame draw:style-name="fr3" draw:name="graphics29" text:anchor-type="as-char" svg:width="0.1563in" svg:height="0.1457in" draw:z-index="40"><draw:image xlink:href="Pictures/100002000000000F0000000E443DCD33.png" xlink:type="simple" xlink:show="embed" xlink:actuate="onLoad"/></draw:frame></text:span></text:span><text:span text:style-name="Code2"><text:span text:style-name="T12">org.osgi.dto.resource.RequirementDTO</text:span></text:span></text:p>
        <text:p text:style-name="P48"/>
        <text:p text:style-name="P45"><text:span text:style-name="Code2"><text:span text:style-name="T12">public class RequirementDTO</text:span></text:span></text:p>
        <text:p text:style-name="P45"><text:span text:style-name="Code2"><text:span text:style-name="T12">extends </text:span></text:span><text:a xlink:type="simple" xlink:href="file:///l%22r6"><text:span text:style-name="Internet_20_link"><text:span text:style-name="T30">DTO</text:span></text:span></text:a></text:p>
        <text:p text:style-name="Standard"><text:span text:style-name="T8">Data Transfer Object for a Requirement.</text:span></text:p>
        <text:p text:style-name="Standard"><text:span text:style-name="T8">NotThreadSafe</text:span></text:p>
        <text:p text:style-name="P47"/>
        <table:table table:name="Table72" table:style-name="Table72">
          <table:table-column table:style-name="Table72.A"/>
          <table:table-column table:style-name="Table72.B"/>
          <table:table-column table:style-name="Table72.C"/>
          <table:table-row table:style-name="Table72.1">
            <table:table-cell table:style-name="Table72.A1" table:number-columns-spanned="2" office:value-type="string">
              <text:p text:style-name="P44"><text:span text:style-name="Summary_20_Heading_20_Font2"><text:span text:style-name="T7">Field Summary</text:span></text:span></text:p>
            </table:table-cell>
            <table:covered-table-cell/>
            <table:table-cell table:style-name="Table72.A1" office:value-type="string">
              <text:p text:style-name="P88"><text:span text:style-name="Page_20_Reference_20_Font"><text:span text:style-name="T6">Page</text:span></text:span></text:p>
            </table:table-cell>
          </table:table-row>
          <table:table-row table:style-name="Table72.1">
            <table:table-cell table:style-name="Table72.A2" office:value-type="string">
              <text:p text:style-name="P49"><text:span text:style-name="Code_20_Small1"><text:span text:style-name="T16">Map&lt;String,Object&gt;</text:span></text:span></text:p>
            </table:table-cell>
            <table:table-cell table:style-name="Table72.B2" office:value-type="string">
              <text:p text:style-name="P44"><text:a xlink:type="simple" xlink:href="file:///l%22r69"><text:span text:style-name="Internet_20_link"><text:span text:style-name="T29">attributes</text:span></text:span></text:a></text:p>
              <text:p text:style-name="P61"><text:span text:style-name="T8">The attributes for the requirement.</text:span></text:p>
            </table:table-cell>
            <table:table-cell table:style-name="Table72.C2" office:value-type="string">
              <text:p text:style-name="P62"><text:bookmark-ref text:reference-format="page" text:ref-name="">Error: Reference source not found</text:bookmark-ref></text:p>
            </table:table-cell>
          </table:table-row>
          <table:table-row table:style-name="Table72.1">
            <table:table-cell table:style-name="Table72.A3" office:value-type="string">
              <text:p text:style-name="P89"><text:span text:style-name="Code_20_Small1"><text:span text:style-name="T16">Map&lt;String,String&gt;</text:span></text:span></text:p>
            </table:table-cell>
            <table:table-cell table:style-name="Table72.B3" office:value-type="string">
              <text:p text:style-name="P90"><text:a xlink:type="simple" xlink:href="file:///l%22r68"><text:span text:style-name="Internet_20_link"><text:span text:style-name="T29">directives</text:span></text:span></text:a></text:p>
              <text:p text:style-name="P60"><text:span text:style-name="T8">The directives for the requirement.</text:span></text:p>
            </table:table-cell>
            <table:table-cell table:style-name="Table72.C3" office:value-type="string">
              <text:p text:style-name="P88"><text:bookmark-ref text:reference-format="page" text:ref-name="">Error: Reference source not found</text:bookmark-ref></text:p>
            </table:table-cell>
          </table:table-row>
          <table:table-row table:style-name="Table72.1">
            <table:table-cell table:style-name="Table72.A4" office:value-type="string">
              <text:p text:style-name="P89"><text:span text:style-name="Code_20_Small1"><text:span text:style-name="T16">String</text:span></text:span></text:p>
            </table:table-cell>
            <table:table-cell table:style-name="Table72.B4" office:value-type="string">
              <text:p text:style-name="P90"><text:a xlink:type="simple" xlink:href="file:///l%22r67"><text:span text:style-name="Internet_20_link"><text:span text:style-name="T29">namespace</text:span></text:span></text:a></text:p>
              <text:p text:style-name="P60"><text:span text:style-name="T8">The namespace for the requirement.</text:span></text:p>
            </table:table-cell>
            <table:table-cell table:style-name="Table72.C4" office:value-type="string">
              <text:p text:style-name="P88"><text:bookmark-ref text:reference-format="page" text:ref-name="">Error: Reference source not found</text:bookmark-ref></text:p>
            </table:table-cell>
          </table:table-row>
          <table:table-row table:style-name="Table72.1">
            <table:table-cell table:style-name="Table72.A5" office:value-type="string">
              <text:p text:style-name="P89"><text:a xlink:type="simple" xlink:href="file:///l%22r76"><text:span text:style-name="Internet_20_link"><text:span text:style-name="T31">ResourceDTO</text:span></text:span></text:a></text:p>
            </table:table-cell>
            <table:table-cell table:style-name="Table72.B5" office:value-type="string">
              <text:p text:style-name="P90"><text:a xlink:type="simple" xlink:href="file:///l%22r70"><text:span text:style-name="Internet_20_link"><text:span text:style-name="T29">resource</text:span></text:span></text:a></text:p>
              <text:p text:style-name="P60"><text:span text:style-name="T8">The resource declaring this requirement.</text:span></text:p>
            </table:table-cell>
            <table:table-cell table:style-name="Table72.C5" office:value-type="string">
              <text:p text:style-name="P88"><text:bookmark-ref text:reference-format="page" text:ref-name="">Error: Reference source not found</text:bookmark-ref></text:p>
            </table:table-cell>
          </table:table-row>
        </table:table>
        <text:p text:style-name="P46"/>
        <table:table table:name="Table73" table:style-name="Table73">
          <table:table-column table:style-name="Table73.A"/>
          <table:table-column table:style-name="Table73.B"/>
          <table:table-row table:style-name="Table73.1">
            <table:table-cell table:style-name="Table73.A1" office:value-type="string">
              <text:p text:style-name="P44"><text:span text:style-name="Summary_20_Heading_20_Font2"><text:span text:style-name="T7">Constructor Summary</text:span></text:span></text:p>
            </table:table-cell>
            <table:table-cell table:style-name="Table73.A1" office:value-type="string">
              <text:p text:style-name="P88"><text:span text:style-name="Page_20_Reference_20_Font"><text:span text:style-name="T6">Page</text:span></text:span></text:p>
            </table:table-cell>
          </table:table-row>
          <table:table-row table:style-name="Table73.1">
            <table:table-cell table:style-name="Table73.A2" office:value-type="string">
              <text:p text:style-name="P44"><text:a xlink:type="simple" xlink:href="file:///l%22r71"><text:span text:style-name="Internet_20_link"><text:span text:style-name="T29">RequirementDTO</text:span></text:span></text:a><text:span text:style-name="Code2"><text:span text:style-name="T13">()</text:span></text:span></text:p>
            </table:table-cell>
            <table:table-cell table:style-name="Table73.B2" office:value-type="string">
              <text:p text:style-name="P88"><text:bookmark-ref text:reference-format="page" text:ref-name="">Error: Reference source not found</text:bookmark-ref></text:p>
            </table:table-cell>
          </table:table-row>
        </table:table>
        <text:p text:style-name="P46"/>
        <table:table table:name="Table74" table:style-name="Table74">
          <table:table-column table:style-name="Table74.A"/>
          <table:table-row table:style-name="Table74.1">
            <table:table-cell table:style-name="Table74.A1" office:value-type="string">
              <text:p text:style-name="P55"><text:span text:style-name="T10">Methods inherited from class org.osgi.dto.</text:span><text:a xlink:type="simple" xlink:href="file:///l%22r6"><text:span text:style-name="Internet_20_link"><text:span text:style-name="T26">DTO</text:span></text:span></text:a></text:p>
            </table:table-cell>
          </table:table-row>
          <table:table-row table:style-name="Table74.2">
            <table:table-cell table:style-name="Table74.A2" office:value-type="string">
              <text:p text:style-name="P55"><text:a xlink:type="simple" xlink:href="file:///l%22r5"><text:span text:style-name="Internet_20_link"><text:span text:style-name="T30">toString</text:span></text:span></text:a></text:p>
            </table:table-cell>
          </table:table-row>
        </table:table>
        <text:p text:style-name="Detail_20_Heading"><text:span text:style-name="T11">Field Detail</text:span></text:p>
        <text:p text:style-name="Detail_20_Heading"><text:bookmark text:name="r67"/><text:span text:style-name="T11">namespace</text:span></text:p>
        <text:p text:style-name="P45"><text:span text:style-name="Code2"><text:span text:style-name="T12">public String namespace</text:span></text:span></text:p>
        <text:p text:style-name="P63"><text:span text:style-name="T8">The namespace for the requirement.</text:span></text:p>
        <text:p text:style-name="P68"/>
        <text:p text:style-name="P70"><text:bookmark text:name="r68"/><text:span text:style-name="T11">directives</text:span></text:p>
        <text:p text:style-name="P45"><text:span text:style-name="Code2"><text:span text:style-name="T12">public Map&lt;String,String&gt; directives</text:span></text:span></text:p>
        <text:p text:style-name="P63"><text:span text:style-name="T8">The directives for the requirement.</text:span></text:p>
        <text:p text:style-name="P68"/>
        <text:p text:style-name="P70"><text:bookmark text:name="r69"/><text:span text:style-name="T11">attributes</text:span></text:p>
        <text:p text:style-name="P45"><text:span text:style-name="Code2"><text:span text:style-name="T12">public Map&lt;String,Object&gt; attributes</text:span></text:span></text:p>
        <text:p text:style-name="P63"><text:span text:style-name="T8">The attributes for the requirement. The value type must be a numerical type, Boolean, String, DTO or an array of any of the former.</text:span></text:p>
        <text:p text:style-name="P68"/>
        <text:p text:style-name="P70"><text:bookmark text:name="r70"/><text:span text:style-name="T11">resource</text:span></text:p>
        <text:p text:style-name="P45"><text:span text:style-name="Code2"><text:span text:style-name="T12">public </text:span></text:span><text:a xlink:type="simple" xlink:href="file:///l%22r76"><text:span text:style-name="Internet_20_link"><text:span text:style-name="T30">ResourceDTO</text:span></text:span></text:a><text:span text:style-name="Code2"><text:span text:style-name="T14"> resource</text:span></text:span></text:p>
        <text:p text:style-name="P63"><text:span text:style-name="T8">The resource declaring this requirement.</text:span></text:p>
        <text:p text:style-name="Detail_20_Heading"><text:soft-page-break/><text:span text:style-name="T11">Constructor Detail</text:span></text:p>
        <text:p text:style-name="Detail_20_Heading"><text:bookmark text:name="r71"/><text:span text:style-name="T11">RequirementDTO</text:span></text:p>
        <text:p text:style-name="P45"><text:span text:style-name="Code2"><text:span text:style-name="T12">public RequirementDTO</text:span></text:span><text:span text:style-name="Code2"><text:span text:style-name="T15">()</text:span></text:span></text:p>
        <text:p text:style-name="P85"><text:bookmark text:name="r76"/><text:span text:style-name="T11">Class ResourceDTO</text:span></text:p>
        <text:p text:style-name="Standard"><text:a xlink:type="simple" xlink:href="file:///l%22r60"><text:span text:style-name="Internet_20_link"><text:span text:style-name="T28">org.osgi.dto.resource</text:span></text:span></text:a></text:p>
        <text:p text:style-name="P45"><text:span text:style-name="Code2"><text:span text:style-name="T12">java.lang.Object</text:span></text:span></text:p>
        <text:p text:style-name="P45"><text:span text:style-name="Code2"><text:span text:style-name="T12">  </text:span></text:span><text:span text:style-name="Code2"><text:span text:style-name="T12"><draw:frame draw:style-name="fr3" draw:name="graphics30" text:anchor-type="as-char" svg:width="0.1563in" svg:height="0.1457in" draw:z-index="41"><draw:image xlink:href="Pictures/100002000000000F0000000E443DCD33.png" xlink:type="simple" xlink:show="embed" xlink:actuate="onLoad"/></draw:frame></text:span></text:span><text:a xlink:type="simple" xlink:href="file:///l%22r6"><text:span text:style-name="Internet_20_link"><text:span text:style-name="T30">org.osgi.dto.DTO</text:span></text:span></text:a></text:p>
        <text:p text:style-name="P45"><text:span text:style-name="Code2"><text:span text:style-name="T12">      </text:span></text:span><text:span text:style-name="Code2"><text:span text:style-name="T12"><draw:frame draw:style-name="fr3" draw:name="graphics31" text:anchor-type="as-char" svg:width="0.1563in" svg:height="0.1457in" draw:z-index="42"><draw:image xlink:href="Pictures/100002000000000F0000000E443DCD33.png" xlink:type="simple" xlink:show="embed" xlink:actuate="onLoad"/></draw:frame></text:span></text:span><text:span text:style-name="Code2"><text:span text:style-name="T12">org.osgi.dto.resource.ResourceDTO</text:span></text:span></text:p>
        <text:p text:style-name="List_20_Heading"><text:span text:style-name="T8">Direct Known Subclasses:</text:span></text:p>
        <text:p text:style-name="P63"><text:a xlink:type="simple" xlink:href="file:///l%22r44"><text:span text:style-name="Internet_20_link"><text:span text:style-name="T27">BundleRevisionDTO</text:span></text:span></text:a></text:p>
        <text:p text:style-name="P69"/>
        <text:p text:style-name="P45"><text:span text:style-name="Code2"><text:span text:style-name="T12">public class ResourceDTO</text:span></text:span></text:p>
        <text:p text:style-name="P45"><text:span text:style-name="Code2"><text:span text:style-name="T12">extends </text:span></text:span><text:a xlink:type="simple" xlink:href="file:///l%22r6"><text:span text:style-name="Internet_20_link"><text:span text:style-name="T30">DTO</text:span></text:span></text:a></text:p>
        <text:p text:style-name="Standard"><text:span text:style-name="T8">Data Transfer Object for a Resource.</text:span></text:p>
        <text:p text:style-name="Standard"><text:span text:style-name="T8">NotThreadSafe</text:span></text:p>
        <text:p text:style-name="P68"/>
        <table:table table:name="Table75" table:style-name="Table75">
          <table:table-column table:style-name="Table75.A"/>
          <table:table-column table:style-name="Table75.B"/>
          <table:table-column table:style-name="Table75.C"/>
          <table:table-row table:style-name="Table75.1">
            <table:table-cell table:style-name="Table75.A1" table:number-columns-spanned="2" office:value-type="string">
              <text:p text:style-name="P44"><text:span text:style-name="Summary_20_Heading_20_Font2"><text:span text:style-name="T7">Field Summary</text:span></text:span></text:p>
            </table:table-cell>
            <table:covered-table-cell/>
            <table:table-cell table:style-name="Table75.A1" office:value-type="string">
              <text:p text:style-name="P88"><text:span text:style-name="Page_20_Reference_20_Font"><text:span text:style-name="T6">Page</text:span></text:span></text:p>
            </table:table-cell>
          </table:table-row>
          <table:table-row table:style-name="Table75.1">
            <table:table-cell table:style-name="Table75.A2" office:value-type="string">
              <text:p text:style-name="P49"><text:span text:style-name="Code_20_Small1"><text:span text:style-name="T16">List&lt;</text:span></text:span><text:a xlink:type="simple" xlink:href="file:///l%22r66"><text:span text:style-name="Internet_20_link"><text:span text:style-name="T31">CapabilityDTO</text:span></text:span></text:a><text:span text:style-name="Code_20_Small1"><text:span text:style-name="T17">&gt;</text:span></text:span></text:p>
            </table:table-cell>
            <table:table-cell table:style-name="Table75.B2" office:value-type="string">
              <text:p text:style-name="P44"><text:a xlink:type="simple" xlink:href="file:///l%22r73"><text:span text:style-name="Internet_20_link"><text:span text:style-name="T29">capabilities</text:span></text:span></text:a></text:p>
              <text:p text:style-name="P61"><text:span text:style-name="T8">The capabilities for the resource.</text:span></text:p>
            </table:table-cell>
            <table:table-cell table:style-name="Table75.C2" office:value-type="string">
              <text:p text:style-name="P62"><text:bookmark-ref text:reference-format="page" text:ref-name="">Error: Reference source not found</text:bookmark-ref></text:p>
            </table:table-cell>
          </table:table-row>
          <table:table-row table:style-name="Table75.1">
            <table:table-cell table:style-name="Table75.A3" office:value-type="string">
              <text:p text:style-name="P89"><text:span text:style-name="Code_20_Small1"><text:span text:style-name="T16">List&lt;</text:span></text:span><text:a xlink:type="simple" xlink:href="file:///l%22r72"><text:span text:style-name="Internet_20_link"><text:span text:style-name="T31">RequirementDTO</text:span></text:span></text:a><text:span text:style-name="Code_20_Small1"><text:span text:style-name="T17">&gt;</text:span></text:span></text:p>
            </table:table-cell>
            <table:table-cell table:style-name="Table75.B3" office:value-type="string">
              <text:p text:style-name="P90"><text:a xlink:type="simple" xlink:href="file:///l%22r74"><text:span text:style-name="Internet_20_link"><text:span text:style-name="T29">requirements</text:span></text:span></text:a></text:p>
              <text:p text:style-name="P60"><text:span text:style-name="T8">The requirements for the resource.</text:span></text:p>
            </table:table-cell>
            <table:table-cell table:style-name="Table75.C3" office:value-type="string">
              <text:p text:style-name="P88"><text:bookmark-ref text:reference-format="page" text:ref-name="">Error: Reference source not found</text:bookmark-ref></text:p>
            </table:table-cell>
          </table:table-row>
        </table:table>
        <text:p text:style-name="P46"/>
        <table:table table:name="Table76" table:style-name="Table76">
          <table:table-column table:style-name="Table76.A"/>
          <table:table-column table:style-name="Table76.B"/>
          <table:table-row table:style-name="Table76.1">
            <table:table-cell table:style-name="Table76.A1" office:value-type="string">
              <text:p text:style-name="P44"><text:span text:style-name="Summary_20_Heading_20_Font2"><text:span text:style-name="T7">Constructor Summary</text:span></text:span></text:p>
            </table:table-cell>
            <table:table-cell table:style-name="Table76.A1" office:value-type="string">
              <text:p text:style-name="P88"><text:span text:style-name="Page_20_Reference_20_Font"><text:span text:style-name="T6">Page</text:span></text:span></text:p>
            </table:table-cell>
          </table:table-row>
          <table:table-row table:style-name="Table76.1">
            <table:table-cell table:style-name="Table76.A2" office:value-type="string">
              <text:p text:style-name="P44"><text:a xlink:type="simple" xlink:href="file:///l%22r75"><text:span text:style-name="Internet_20_link"><text:span text:style-name="T29">ResourceDTO</text:span></text:span></text:a><text:span text:style-name="Code2"><text:span text:style-name="T13">()</text:span></text:span></text:p>
            </table:table-cell>
            <table:table-cell table:style-name="Table76.B2" office:value-type="string">
              <text:p text:style-name="P88"><text:bookmark-ref text:reference-format="page" text:ref-name="">Error: Reference source not found</text:bookmark-ref></text:p>
            </table:table-cell>
          </table:table-row>
        </table:table>
        <text:p text:style-name="P46"/>
        <table:table table:name="Table77" table:style-name="Table77">
          <table:table-column table:style-name="Table77.A"/>
          <table:table-row table:style-name="Table77.1">
            <table:table-cell table:style-name="Table77.A1" office:value-type="string">
              <text:p text:style-name="P55"><text:span text:style-name="T10">Methods inherited from class org.osgi.dto.</text:span><text:a xlink:type="simple" xlink:href="file:///l%22r6"><text:span text:style-name="Internet_20_link"><text:span text:style-name="T26">DTO</text:span></text:span></text:a></text:p>
            </table:table-cell>
          </table:table-row>
          <table:table-row table:style-name="Table77.2">
            <table:table-cell table:style-name="Table77.A2" office:value-type="string">
              <text:p text:style-name="P55"><text:a xlink:type="simple" xlink:href="file:///l%22r5"><text:span text:style-name="Internet_20_link"><text:span text:style-name="T30">toString</text:span></text:span></text:a></text:p>
            </table:table-cell>
          </table:table-row>
        </table:table>
        <text:p text:style-name="Detail_20_Heading"><text:span text:style-name="T11">Field Detail</text:span></text:p>
        <text:p text:style-name="Detail_20_Heading"><text:bookmark text:name="r73"/><text:span text:style-name="T11">capabilities</text:span></text:p>
        <text:p text:style-name="P45"><text:span text:style-name="Code2"><text:span text:style-name="T12">public List&lt;</text:span></text:span><text:a xlink:type="simple" xlink:href="file:///l%22r66"><text:span text:style-name="Internet_20_link"><text:span text:style-name="T30">CapabilityDTO</text:span></text:span></text:a><text:span text:style-name="Code2"><text:span text:style-name="T14">&gt; capabilities</text:span></text:span></text:p>
        <text:p text:style-name="P63"><text:span text:style-name="T8">The capabilities for the resource.</text:span></text:p>
        <text:p text:style-name="P68"/>
        <text:p text:style-name="P70"><text:bookmark text:name="r74"/><text:span text:style-name="T11">requirements</text:span></text:p>
        <text:p text:style-name="P45"><text:span text:style-name="Code2"><text:span text:style-name="T12">public List&lt;</text:span></text:span><text:a xlink:type="simple" xlink:href="file:///l%22r72"><text:span text:style-name="Internet_20_link"><text:span text:style-name="T30">RequirementDTO</text:span></text:span></text:a><text:span text:style-name="Code2"><text:span text:style-name="T14">&gt; requirements</text:span></text:span></text:p>
        <text:p text:style-name="P63"><text:span text:style-name="T8">The requirements for the resource.</text:span></text:p>
        <text:p text:style-name="Detail_20_Heading"><text:span text:style-name="T11">Constructor Detail</text:span></text:p>
        <text:p text:style-name="Detail_20_Heading"><text:bookmark text:name="r75"/><text:span text:style-name="T11">ResourceDTO</text:span></text:p>
        <text:p text:style-name="P45"><text:span text:style-name="Code2"><text:span text:style-name="T12">public ResourceDTO</text:span></text:span><text:span text:style-name="Code2"><text:span text:style-name="T15">()</text:span></text:span></text:p>
        <text:p text:style-name="P86"><text:bookmark text:name="r82"/><text:span text:style-name="T11">Class WireDTO</text:span></text:p>
        <text:p text:style-name="Standard"><text:a xlink:type="simple" xlink:href="file:///l%22r60"><text:span text:style-name="Internet_20_link"><text:span text:style-name="T28">org.osgi.dto.resource</text:span></text:span></text:a></text:p>
        <text:p text:style-name="P45"><text:span text:style-name="Code2"><text:span text:style-name="T12">java.lang.Object</text:span></text:span></text:p>
        <text:p text:style-name="P45"><text:span text:style-name="Code2"><text:span text:style-name="T12">  </text:span></text:span><text:span text:style-name="Code2"><text:span text:style-name="T12"><draw:frame draw:style-name="fr3" draw:name="graphics32" text:anchor-type="as-char" svg:width="0.1563in" svg:height="0.1457in" draw:z-index="43"><draw:image xlink:href="Pictures/100002000000000F0000000E443DCD33.png" xlink:type="simple" xlink:show="embed" xlink:actuate="onLoad"/></draw:frame></text:span></text:span><text:a xlink:type="simple" xlink:href="file:///l%22r6"><text:span text:style-name="Internet_20_link"><text:span text:style-name="T30">org.osgi.dto.DTO</text:span></text:span></text:a></text:p>
        <text:p text:style-name="P45"><text:span text:style-name="Code2"><text:span text:style-name="T12">      </text:span></text:span><text:span text:style-name="Code2"><text:span text:style-name="T12"><draw:frame draw:style-name="fr3" draw:name="graphics33" text:anchor-type="as-char" svg:width="0.1563in" svg:height="0.1457in" draw:z-index="44"><draw:image xlink:href="Pictures/100002000000000F0000000E443DCD33.png" xlink:type="simple" xlink:show="embed" xlink:actuate="onLoad"/></draw:frame></text:span></text:span><text:span text:style-name="Code2"><text:span text:style-name="T12">org.osgi.dto.resource.WireDTO</text:span></text:span></text:p>
        <text:p text:style-name="List_20_Heading"><text:span text:style-name="T8">Direct Known Subclasses:</text:span></text:p>
        <text:p text:style-name="P63"><text:a xlink:type="simple" xlink:href="file:///l%22r51"><text:span text:style-name="Internet_20_link"><text:span text:style-name="T27">BundleWireDTO</text:span></text:span></text:a></text:p>
        <text:p text:style-name="P69"/>
        <text:p text:style-name="P45"><text:span text:style-name="Code2"><text:span text:style-name="T12">public class WireDTO</text:span></text:span></text:p>
        <text:p text:style-name="P45"><text:span text:style-name="Code2"><text:span text:style-name="T12">extends </text:span></text:span><text:a xlink:type="simple" xlink:href="file:///l%22r6"><text:span text:style-name="Internet_20_link"><text:span text:style-name="T30">DTO</text:span></text:span></text:a></text:p>
        <text:p text:style-name="Standard"><text:span text:style-name="T8">Data Transfer Object for a Wire.</text:span></text:p>
        <text:p text:style-name="Standard"><text:span text:style-name="T8">NotThreadSafe</text:span></text:p>
        <text:p text:style-name="P68"/>
        <table:table table:name="Table78" table:style-name="Table78">
          <table:table-column table:style-name="Table78.A"/>
          <table:table-column table:style-name="Table78.B"/>
          <table:table-column table:style-name="Table78.C"/>
          <table:table-row table:style-name="Table78.1">
            <table:table-cell table:style-name="Table78.A1" table:number-columns-spanned="2" office:value-type="string">
              <text:p text:style-name="P44"><text:span text:style-name="Summary_20_Heading_20_Font2"><text:span text:style-name="T7">Field Summary</text:span></text:span></text:p>
            </table:table-cell>
            <table:covered-table-cell/>
            <table:table-cell table:style-name="Table78.A1" office:value-type="string">
              <text:p text:style-name="P88"><text:span text:style-name="Page_20_Reference_20_Font"><text:span text:style-name="T6">Page</text:span></text:span></text:p>
            </table:table-cell>
          </table:table-row>
          <table:table-row table:style-name="Table78.1">
            <table:table-cell table:style-name="Table78.A2" office:value-type="string">
              <text:p text:style-name="P49"><text:a xlink:type="simple" xlink:href="file:///l%22r66"><text:span text:style-name="Internet_20_link"><text:span text:style-name="T31">CapabilityDTO</text:span></text:span></text:a></text:p>
            </table:table-cell>
            <table:table-cell table:style-name="Table78.B2" office:value-type="string">
              <text:p text:style-name="P44"><text:a xlink:type="simple" xlink:href="file:///l%22r77"><text:span text:style-name="Internet_20_link"><text:span text:style-name="T29">capability</text:span></text:span></text:a></text:p>
              <text:p text:style-name="P61"><text:span text:style-name="T8">Capability for the wire.</text:span></text:p>
            </table:table-cell>
            <table:table-cell table:style-name="Table78.C2" office:value-type="string">
              <text:p text:style-name="P62"><text:bookmark-ref text:reference-format="page" text:ref-name="">Error: Reference source not found</text:bookmark-ref></text:p>
            </table:table-cell>
          </table:table-row>
          <table:table-row table:style-name="Table78.1">
            <table:table-cell table:style-name="Table78.A3" office:value-type="string">
              <text:p text:style-name="P89"><text:a xlink:type="simple" xlink:href="file:///l%22r76"><text:span text:style-name="Internet_20_link"><text:span text:style-name="T31">ResourceDTO</text:span></text:span></text:a></text:p>
            </table:table-cell>
            <table:table-cell table:style-name="Table78.B3" office:value-type="string">
              <text:p text:style-name="P90"><text:a xlink:type="simple" xlink:href="file:///l%22r79"><text:span text:style-name="Internet_20_link"><text:span text:style-name="T29">provider</text:span></text:span></text:a></text:p>
              <text:p text:style-name="P60"><text:span text:style-name="T8">Provider resource for the wire.</text:span></text:p>
            </table:table-cell>
            <table:table-cell table:style-name="Table78.C3" office:value-type="string">
              <text:p text:style-name="P88"><text:bookmark-ref text:reference-format="page" text:ref-name="">Error: Reference source not found</text:bookmark-ref></text:p>
            </table:table-cell>
          </table:table-row>
          <table:table-row table:style-name="Table78.1">
            <table:table-cell table:style-name="Table78.A4" office:value-type="string">
              <text:p text:style-name="P89"><text:a xlink:type="simple" xlink:href="file:///l%22r72"><text:span text:style-name="Internet_20_link"><text:span text:style-name="T31">RequirementDTO</text:span></text:span></text:a></text:p>
            </table:table-cell>
            <table:table-cell table:style-name="Table78.B4" office:value-type="string">
              <text:p text:style-name="P90"><text:a xlink:type="simple" xlink:href="file:///l%22r78"><text:span text:style-name="Internet_20_link"><text:span text:style-name="T29">requirement</text:span></text:span></text:a></text:p>
              <text:p text:style-name="P60"><text:span text:style-name="T8">Requirement for the wire.</text:span></text:p>
            </table:table-cell>
            <table:table-cell table:style-name="Table78.C4" office:value-type="string">
              <text:p text:style-name="P88"><text:bookmark-ref text:reference-format="page" text:ref-name="">Error: Reference source not found</text:bookmark-ref></text:p>
            </table:table-cell>
          </table:table-row>
          <table:table-row table:style-name="Table78.1">
            <table:table-cell table:style-name="Table78.A5" office:value-type="string">
              <text:p text:style-name="P89"><text:a xlink:type="simple" xlink:href="file:///l%22r76"><text:span text:style-name="Internet_20_link"><text:span text:style-name="T31">ResourceDTO</text:span></text:span></text:a></text:p>
            </table:table-cell>
            <table:table-cell table:style-name="Table78.B5" office:value-type="string">
              <text:p text:style-name="P90"><text:a xlink:type="simple" xlink:href="file:///l%22r80"><text:span text:style-name="Internet_20_link"><text:span text:style-name="T29">requirer</text:span></text:span></text:a></text:p>
              <text:p text:style-name="P60"><text:span text:style-name="T8">Requiring resource for the wire.</text:span></text:p>
            </table:table-cell>
            <table:table-cell table:style-name="Table78.C5" office:value-type="string">
              <text:p text:style-name="P88"><text:bookmark-ref text:reference-format="page" text:ref-name="">Error: Reference source not found</text:bookmark-ref></text:p>
            </table:table-cell>
          </table:table-row>
        </table:table>
        <text:p text:style-name="P46"/>
        <table:table table:name="Table79" table:style-name="Table79">
          <table:table-column table:style-name="Table79.A"/>
          <table:table-column table:style-name="Table79.B"/>
          <table:table-row table:style-name="Table79.1">
            <table:table-cell table:style-name="Table79.A1" office:value-type="string">
              <text:p text:style-name="P44"><text:span text:style-name="Summary_20_Heading_20_Font2"><text:span text:style-name="T7">Constructor Summary</text:span></text:span></text:p>
            </table:table-cell>
            <table:table-cell table:style-name="Table79.A1" office:value-type="string">
              <text:p text:style-name="P88"><text:span text:style-name="Page_20_Reference_20_Font"><text:span text:style-name="T6">Page</text:span></text:span></text:p>
            </table:table-cell>
          </table:table-row>
          <table:table-row table:style-name="Table79.1">
            <table:table-cell table:style-name="Table79.A2" office:value-type="string">
              <text:p text:style-name="P44"><text:a xlink:type="simple" xlink:href="file:///l%22r81"><text:span text:style-name="Internet_20_link"><text:span text:style-name="T29">WireDTO</text:span></text:span></text:a><text:span text:style-name="Code2"><text:span text:style-name="T13">()</text:span></text:span></text:p>
            </table:table-cell>
            <table:table-cell table:style-name="Table79.B2" office:value-type="string">
              <text:p text:style-name="P88"><text:bookmark-ref text:reference-format="page" text:ref-name="">Error: Reference source not found</text:bookmark-ref></text:p>
            </table:table-cell>
          </table:table-row>
        </table:table>
        <text:p text:style-name="P46"/>
        <table:table table:name="Table80" table:style-name="Table80">
          <table:table-column table:style-name="Table80.A"/>
          <table:table-row table:style-name="Table80.1">
            <table:table-cell table:style-name="Table80.A1" office:value-type="string">
              <text:p text:style-name="P55"><text:span text:style-name="T10">Methods inherited from class org.osgi.dto.</text:span><text:a xlink:type="simple" xlink:href="file:///l%22r6"><text:span text:style-name="Internet_20_link"><text:span text:style-name="T26">DTO</text:span></text:span></text:a></text:p>
            </table:table-cell>
          </table:table-row>
          <table:table-row table:style-name="Table80.2">
            <table:table-cell table:style-name="Table80.A2" office:value-type="string">
              <text:p text:style-name="P55"><text:a xlink:type="simple" xlink:href="file:///l%22r5"><text:span text:style-name="Internet_20_link"><text:span text:style-name="T30">toString</text:span></text:span></text:a></text:p>
            </table:table-cell>
          </table:table-row>
        </table:table>
        <text:p text:style-name="Detail_20_Heading"><text:span text:style-name="T11">Field Detail</text:span></text:p>
        <text:p text:style-name="Detail_20_Heading"><text:bookmark text:name="r77"/><text:span text:style-name="T11">capability</text:span></text:p>
        <text:p text:style-name="P45"><text:span text:style-name="Code2"><text:span text:style-name="T12">public </text:span></text:span><text:a xlink:type="simple" xlink:href="file:///l%22r66"><text:span text:style-name="Internet_20_link"><text:span text:style-name="T30">CapabilityDTO</text:span></text:span></text:a><text:span text:style-name="Code2"><text:span text:style-name="T14"> capability</text:span></text:span></text:p>
        <text:p text:style-name="P63"><text:span text:style-name="T8">Capability for the wire.</text:span></text:p>
        <text:p text:style-name="P68"/>
        <text:p text:style-name="P70"><text:bookmark text:name="r78"/><text:span text:style-name="T11">requirement</text:span></text:p>
        <text:p text:style-name="P45"><text:span text:style-name="Code2"><text:span text:style-name="T12">public </text:span></text:span><text:a xlink:type="simple" xlink:href="file:///l%22r72"><text:span text:style-name="Internet_20_link"><text:span text:style-name="T30">RequirementDTO</text:span></text:span></text:a><text:span text:style-name="Code2"><text:span text:style-name="T14"> requirement</text:span></text:span></text:p>
        <text:p text:style-name="P63"><text:span text:style-name="T8">Requirement for the wire.</text:span></text:p>
        <text:p text:style-name="P68"/>
        <text:p text:style-name="P70"><text:bookmark text:name="r79"/><text:span text:style-name="T11">provider</text:span></text:p>
        <text:p text:style-name="P45"><text:span text:style-name="Code2"><text:span text:style-name="T12">public </text:span></text:span><text:a xlink:type="simple" xlink:href="file:///l%22r76"><text:span text:style-name="Internet_20_link"><text:span text:style-name="T30">ResourceDTO</text:span></text:span></text:a><text:span text:style-name="Code2"><text:span text:style-name="T14"> provider</text:span></text:span></text:p>
        <text:p text:style-name="P63"><text:span text:style-name="T8">Provider resource for the wire.</text:span></text:p>
        <text:p text:style-name="P68"/>
        <text:p text:style-name="P70"><text:bookmark text:name="r80"/><text:span text:style-name="T11">requirer</text:span></text:p>
        <text:p text:style-name="P45"><text:soft-page-break/><text:span text:style-name="Code2"><text:span text:style-name="T12">public </text:span></text:span><text:a xlink:type="simple" xlink:href="file:///l%22r76"><text:span text:style-name="Internet_20_link"><text:span text:style-name="T30">ResourceDTO</text:span></text:span></text:a><text:span text:style-name="Code2"><text:span text:style-name="T14"> requirer</text:span></text:span></text:p>
        <text:p text:style-name="P63"><text:span text:style-name="T8">Requiring resource for the wire.</text:span></text:p>
        <text:p text:style-name="Detail_20_Heading"><text:span text:style-name="T11">Constructor Detail</text:span></text:p>
        <text:p text:style-name="Detail_20_Heading"><text:bookmark text:name="r81"/><text:span text:style-name="T11">WireDTO</text:span></text:p>
        <text:p text:style-name="P45"><text:span text:style-name="Code2"><text:span text:style-name="T12">public WireDTO</text:span></text:span><text:span text:style-name="Code2"><text:span text:style-name="T15">()</text:span></text:span></text:p>
        <text:p text:style-name="P87"><text:bookmark text:name="r89"/><text:span text:style-name="T11">Class WiringDTO</text:span></text:p>
        <text:p text:style-name="Standard"><text:a xlink:type="simple" xlink:href="file:///l%22r60"><text:span text:style-name="Internet_20_link"><text:span text:style-name="T28">org.osgi.dto.resource</text:span></text:span></text:a></text:p>
        <text:p text:style-name="P45"><text:span text:style-name="Code2"><text:span text:style-name="T12">java.lang.Object</text:span></text:span></text:p>
        <text:p text:style-name="P45"><text:span text:style-name="Code2"><text:span text:style-name="T12">  </text:span></text:span><text:span text:style-name="Code2"><text:span text:style-name="T12"><draw:frame draw:style-name="fr3" draw:name="graphics34" text:anchor-type="as-char" svg:width="0.1563in" svg:height="0.1457in" draw:z-index="45"><draw:image xlink:href="Pictures/100002000000000F0000000E443DCD33.png" xlink:type="simple" xlink:show="embed" xlink:actuate="onLoad"/></draw:frame></text:span></text:span><text:a xlink:type="simple" xlink:href="file:///l%22r6"><text:span text:style-name="Internet_20_link"><text:span text:style-name="T30">org.osgi.dto.DTO</text:span></text:span></text:a></text:p>
        <text:p text:style-name="P45"><text:span text:style-name="Code2"><text:span text:style-name="T12">      </text:span></text:span><text:span text:style-name="Code2"><text:span text:style-name="T12"><draw:frame draw:style-name="fr3" draw:name="graphics35" text:anchor-type="as-char" svg:width="0.1563in" svg:height="0.1457in" draw:z-index="46"><draw:image xlink:href="Pictures/100002000000000F0000000E443DCD33.png" xlink:type="simple" xlink:show="embed" xlink:actuate="onLoad"/></draw:frame></text:span></text:span><text:span text:style-name="Code2"><text:span text:style-name="T12">org.osgi.dto.resource.WiringDTO</text:span></text:span></text:p>
        <text:p text:style-name="List_20_Heading"><text:span text:style-name="T8">Direct Known Subclasses:</text:span></text:p>
        <text:p text:style-name="P63"><text:a xlink:type="simple" xlink:href="file:///l%22r55"><text:span text:style-name="Internet_20_link"><text:span text:style-name="T27">BundleWiringDTO</text:span></text:span></text:a></text:p>
        <text:p text:style-name="P69"/>
        <text:p text:style-name="P45"><text:span text:style-name="Code2"><text:span text:style-name="T12">public class WiringDTO</text:span></text:span></text:p>
        <text:p text:style-name="P45"><text:span text:style-name="Code2"><text:span text:style-name="T12">extends </text:span></text:span><text:a xlink:type="simple" xlink:href="file:///l%22r6"><text:span text:style-name="Internet_20_link"><text:span text:style-name="T30">DTO</text:span></text:span></text:a></text:p>
        <text:p text:style-name="Standard"><text:span text:style-name="T8">Data Transfer Object for a Wiring.</text:span></text:p>
        <text:p text:style-name="Standard"><text:span text:style-name="T8">NotThreadSafe</text:span></text:p>
        <text:p text:style-name="P68"/>
        <table:table table:name="Table81" table:style-name="Table81">
          <table:table-column table:style-name="Table81.A"/>
          <table:table-column table:style-name="Table81.B"/>
          <table:table-column table:style-name="Table81.C"/>
          <table:table-row table:style-name="Table81.1">
            <table:table-cell table:style-name="Table81.A1" table:number-columns-spanned="2" office:value-type="string">
              <text:p text:style-name="P44"><text:span text:style-name="Summary_20_Heading_20_Font2"><text:span text:style-name="T7">Field Summary</text:span></text:span></text:p>
            </table:table-cell>
            <table:covered-table-cell/>
            <table:table-cell table:style-name="Table81.A1" office:value-type="string">
              <text:p text:style-name="P88"><text:span text:style-name="Page_20_Reference_20_Font"><text:span text:style-name="T6">Page</text:span></text:span></text:p>
            </table:table-cell>
          </table:table-row>
          <table:table-row table:style-name="Table81.1">
            <table:table-cell table:style-name="Table81.A2" office:value-type="string">
              <text:p text:style-name="P49"><text:span text:style-name="Code_20_Small1"><text:span text:style-name="T16">List&lt;</text:span></text:span><text:a xlink:type="simple" xlink:href="file:///l%22r66"><text:span text:style-name="Internet_20_link"><text:span text:style-name="T31">CapabilityDTO</text:span></text:span></text:a><text:span text:style-name="Code_20_Small1"><text:span text:style-name="T17">&gt;</text:span></text:span></text:p>
            </table:table-cell>
            <table:table-cell table:style-name="Table81.B2" office:value-type="string">
              <text:p text:style-name="P44"><text:a xlink:type="simple" xlink:href="file:///l%22r83"><text:span text:style-name="Internet_20_link"><text:span text:style-name="T29">capabilities</text:span></text:span></text:a></text:p>
              <text:p text:style-name="P61"><text:span text:style-name="T8">The capabilities for the wiring.</text:span></text:p>
            </table:table-cell>
            <table:table-cell table:style-name="Table81.C2" office:value-type="string">
              <text:p text:style-name="P62"><text:bookmark-ref text:reference-format="page" text:ref-name="">Error: Reference source not found</text:bookmark-ref></text:p>
            </table:table-cell>
          </table:table-row>
          <table:table-row table:style-name="Table81.1">
            <table:table-cell table:style-name="Table81.A3" office:value-type="string">
              <text:p text:style-name="P89"><text:span text:style-name="Code_20_Small1"><text:span text:style-name="T16">List&lt;</text:span></text:span><text:a xlink:type="simple" xlink:href="file:///l%22r82"><text:span text:style-name="Internet_20_link"><text:span text:style-name="T31">WireDTO</text:span></text:span></text:a><text:span text:style-name="Code_20_Small1"><text:span text:style-name="T17">&gt;</text:span></text:span></text:p>
            </table:table-cell>
            <table:table-cell table:style-name="Table81.B3" office:value-type="string">
              <text:p text:style-name="P90"><text:a xlink:type="simple" xlink:href="file:///l%22r85"><text:span text:style-name="Internet_20_link"><text:span text:style-name="T29">providedWires</text:span></text:span></text:a></text:p>
              <text:p text:style-name="P60"><text:span text:style-name="T8">The provided wires for the wiring.</text:span></text:p>
            </table:table-cell>
            <table:table-cell table:style-name="Table81.C3" office:value-type="string">
              <text:p text:style-name="P88"><text:bookmark-ref text:reference-format="page" text:ref-name="">Error: Reference source not found</text:bookmark-ref></text:p>
            </table:table-cell>
          </table:table-row>
          <table:table-row table:style-name="Table81.1">
            <table:table-cell table:style-name="Table81.A4" office:value-type="string">
              <text:p text:style-name="P89"><text:span text:style-name="Code_20_Small1"><text:span text:style-name="T16">List&lt;</text:span></text:span><text:a xlink:type="simple" xlink:href="file:///l%22r82"><text:span text:style-name="Internet_20_link"><text:span text:style-name="T31">WireDTO</text:span></text:span></text:a><text:span text:style-name="Code_20_Small1"><text:span text:style-name="T17">&gt;</text:span></text:span></text:p>
            </table:table-cell>
            <table:table-cell table:style-name="Table81.B4" office:value-type="string">
              <text:p text:style-name="P90"><text:a xlink:type="simple" xlink:href="file:///l%22r86"><text:span text:style-name="Internet_20_link"><text:span text:style-name="T29">requiredWires</text:span></text:span></text:a></text:p>
              <text:p text:style-name="P60"><text:span text:style-name="T8">The required wires for the wiring.</text:span></text:p>
            </table:table-cell>
            <table:table-cell table:style-name="Table81.C4" office:value-type="string">
              <text:p text:style-name="P88"><text:bookmark-ref text:reference-format="page" text:ref-name="">Error: Reference source not found</text:bookmark-ref></text:p>
            </table:table-cell>
          </table:table-row>
          <table:table-row table:style-name="Table81.1">
            <table:table-cell table:style-name="Table81.A5" office:value-type="string">
              <text:p text:style-name="P89"><text:span text:style-name="Code_20_Small1"><text:span text:style-name="T16">List&lt;</text:span></text:span><text:a xlink:type="simple" xlink:href="file:///l%22r72"><text:span text:style-name="Internet_20_link"><text:span text:style-name="T31">RequirementDTO</text:span></text:span></text:a><text:span text:style-name="Code_20_Small1"><text:span text:style-name="T17">&gt;</text:span></text:span></text:p>
            </table:table-cell>
            <table:table-cell table:style-name="Table81.B5" office:value-type="string">
              <text:p text:style-name="P90"><text:a xlink:type="simple" xlink:href="file:///l%22r84"><text:span text:style-name="Internet_20_link"><text:span text:style-name="T29">requirements</text:span></text:span></text:a></text:p>
              <text:p text:style-name="P60"><text:span text:style-name="T8">The requirements for the wiring.</text:span></text:p>
            </table:table-cell>
            <table:table-cell table:style-name="Table81.C5" office:value-type="string">
              <text:p text:style-name="P88"><text:bookmark-ref text:reference-format="page" text:ref-name="">Error: Reference source not found</text:bookmark-ref></text:p>
            </table:table-cell>
          </table:table-row>
          <table:table-row table:style-name="Table81.1">
            <table:table-cell table:style-name="Table81.A6" office:value-type="string">
              <text:p text:style-name="P89"><text:a xlink:type="simple" xlink:href="file:///l%22r76"><text:span text:style-name="Internet_20_link"><text:span text:style-name="T31">ResourceDTO</text:span></text:span></text:a></text:p>
            </table:table-cell>
            <table:table-cell table:style-name="Table81.B6" office:value-type="string">
              <text:p text:style-name="P90"><text:a xlink:type="simple" xlink:href="file:///l%22r87"><text:span text:style-name="Internet_20_link"><text:span text:style-name="T29">resource</text:span></text:span></text:a></text:p>
              <text:p text:style-name="P60"><text:span text:style-name="T8">Resource for the wiring.</text:span></text:p>
            </table:table-cell>
            <table:table-cell table:style-name="Table81.C6" office:value-type="string">
              <text:p text:style-name="P88"><text:bookmark-ref text:reference-format="page" text:ref-name="">Error: Reference source not found</text:bookmark-ref></text:p>
            </table:table-cell>
          </table:table-row>
        </table:table>
        <text:p text:style-name="P46"/>
        <table:table table:name="Table82" table:style-name="Table82">
          <table:table-column table:style-name="Table82.A"/>
          <table:table-column table:style-name="Table82.B"/>
          <table:table-row table:style-name="Table82.1">
            <table:table-cell table:style-name="Table82.A1" office:value-type="string">
              <text:p text:style-name="P44"><text:span text:style-name="Summary_20_Heading_20_Font2"><text:span text:style-name="T7">Constructor Summary</text:span></text:span></text:p>
            </table:table-cell>
            <table:table-cell table:style-name="Table82.A1" office:value-type="string">
              <text:p text:style-name="P88"><text:span text:style-name="Page_20_Reference_20_Font"><text:span text:style-name="T6">Page</text:span></text:span></text:p>
            </table:table-cell>
          </table:table-row>
          <table:table-row table:style-name="Table82.1">
            <table:table-cell table:style-name="Table82.A2" office:value-type="string">
              <text:p text:style-name="P44"><text:a xlink:type="simple" xlink:href="file:///l%22r88"><text:span text:style-name="Internet_20_link"><text:span text:style-name="T29">WiringDTO</text:span></text:span></text:a><text:span text:style-name="Code2"><text:span text:style-name="T13">()</text:span></text:span></text:p>
            </table:table-cell>
            <table:table-cell table:style-name="Table82.B2" office:value-type="string">
              <text:p text:style-name="P88"><text:bookmark-ref text:reference-format="page" text:ref-name="">Error: Reference source not found</text:bookmark-ref></text:p>
            </table:table-cell>
          </table:table-row>
        </table:table>
        <text:p text:style-name="P46"/>
        <table:table table:name="Table83" table:style-name="Table83">
          <table:table-column table:style-name="Table83.A"/>
          <table:table-row table:style-name="Table83.1">
            <table:table-cell table:style-name="Table83.A1" office:value-type="string">
              <text:p text:style-name="P55"><text:span text:style-name="T10">Methods inherited from class org.osgi.dto.</text:span><text:a xlink:type="simple" xlink:href="file:///l%22r6"><text:span text:style-name="Internet_20_link"><text:span text:style-name="T26">DTO</text:span></text:span></text:a></text:p>
            </table:table-cell>
          </table:table-row>
          <table:table-row table:style-name="Table83.2">
            <table:table-cell table:style-name="Table83.A2" office:value-type="string">
              <text:p text:style-name="P55"><text:a xlink:type="simple" xlink:href="file:///l%22r5"><text:span text:style-name="Internet_20_link"><text:span text:style-name="T30">toString</text:span></text:span></text:a></text:p>
            </table:table-cell>
          </table:table-row>
        </table:table>
        <text:p text:style-name="Detail_20_Heading"><text:span text:style-name="T11">Field Detail</text:span></text:p>
        <text:p text:style-name="Detail_20_Heading"><text:bookmark text:name="r83"/><text:span text:style-name="T11">capabilities</text:span></text:p>
        <text:p text:style-name="P45"><text:span text:style-name="Code2"><text:span text:style-name="T12">public List&lt;</text:span></text:span><text:a xlink:type="simple" xlink:href="file:///l%22r66"><text:span text:style-name="Internet_20_link"><text:span text:style-name="T30">CapabilityDTO</text:span></text:span></text:a><text:span text:style-name="Code2"><text:span text:style-name="T14">&gt; capabilities</text:span></text:span></text:p>
        <text:p text:style-name="P63"><text:soft-page-break/><text:span text:style-name="T8">The capabilities for the wiring.</text:span></text:p>
        <text:p text:style-name="P68"/>
        <text:p text:style-name="P70"><text:bookmark text:name="r84"/><text:span text:style-name="T11">requirements</text:span></text:p>
        <text:p text:style-name="P45"><text:span text:style-name="Code2"><text:span text:style-name="T12">public List&lt;</text:span></text:span><text:a xlink:type="simple" xlink:href="file:///l%22r72"><text:span text:style-name="Internet_20_link"><text:span text:style-name="T30">RequirementDTO</text:span></text:span></text:a><text:span text:style-name="Code2"><text:span text:style-name="T14">&gt; requirements</text:span></text:span></text:p>
        <text:p text:style-name="P63"><text:span text:style-name="T8">The requirements for the wiring.</text:span></text:p>
        <text:p text:style-name="P68"/>
        <text:p text:style-name="P70"><text:bookmark text:name="r85"/><text:span text:style-name="T11">providedWires</text:span></text:p>
        <text:p text:style-name="P45"><text:span text:style-name="Code2"><text:span text:style-name="T12">public List&lt;</text:span></text:span><text:a xlink:type="simple" xlink:href="file:///l%22r82"><text:span text:style-name="Internet_20_link"><text:span text:style-name="T30">WireDTO</text:span></text:span></text:a><text:span text:style-name="Code2"><text:span text:style-name="T14">&gt; providedWires</text:span></text:span></text:p>
        <text:p text:style-name="P63"><text:span text:style-name="T8">The provided wires for the wiring.</text:span></text:p>
        <text:p text:style-name="P68"/>
        <text:p text:style-name="P70"><text:bookmark text:name="r86"/><text:span text:style-name="T11">requiredWires</text:span></text:p>
        <text:p text:style-name="P45"><text:span text:style-name="Code2"><text:span text:style-name="T12">public List&lt;</text:span></text:span><text:a xlink:type="simple" xlink:href="file:///l%22r82"><text:span text:style-name="Internet_20_link"><text:span text:style-name="T30">WireDTO</text:span></text:span></text:a><text:span text:style-name="Code2"><text:span text:style-name="T14">&gt; requiredWires</text:span></text:span></text:p>
        <text:p text:style-name="P63"><text:span text:style-name="T8">The required wires for the wiring.</text:span></text:p>
        <text:p text:style-name="P68"/>
        <text:p text:style-name="P70"><text:bookmark text:name="r87"/><text:span text:style-name="T11">resource</text:span></text:p>
        <text:p text:style-name="P45"><text:span text:style-name="Code2"><text:span text:style-name="T12">public </text:span></text:span><text:a xlink:type="simple" xlink:href="file:///l%22r76"><text:span text:style-name="Internet_20_link"><text:span text:style-name="T30">ResourceDTO</text:span></text:span></text:a><text:span text:style-name="Code2"><text:span text:style-name="T14"> resource</text:span></text:span></text:p>
        <text:p text:style-name="P63"><text:span text:style-name="T8">Resource for the wiring.</text:span></text:p>
        <text:p text:style-name="Detail_20_Heading"><text:span text:style-name="T11">Constructor Detail</text:span></text:p>
        <text:p text:style-name="Detail_20_Heading"><text:bookmark text:name="r88"/><text:span text:style-name="T11">WiringDTO</text:span></text:p>
        <text:p text:style-name="P45"><text:span text:style-name="Code2"><text:span text:style-name="T12">public WiringDTO</text:span></text:span><text:span text:style-name="Code2"><text:span text:style-name="T15">()</text:span></text:span></text:p>
        <text:section text:style-name="Sect1" text:name="TextSection">
          <text:p text:style-name="P91"><text:span text:style-name="T33">Java API documentation generated with </text:span><text:a xlink:type="simple" xlink:href="http://www.filigris.com/products/docflex_javadoc/#docflex-doclet"><text:span text:style-name="Internet_20_link"><text:span text:style-name="T32">DocFlex/Doclet</text:span></text:span></text:a><text:span text:style-name="Default_20_Paragraph_20_Font"><text:span text:style-name="T34"> v1.5.6</text:span></text:span></text:p>
          <text:p text:style-name="Standard"><text:span text:style-name="T33">DocFlex/Doclet is both a multi-format Javadoc doclet and a free edition of </text:span><text:a xlink:type="simple" xlink:href="http://www.filigris.com/products/docflex_javadoc/"><text:span text:style-name="Internet_20_link"><text:span text:style-name="T32">DocFlex/Javadoc</text:span></text:span></text:a><text:span text:style-name="Default_20_Paragraph_20_Font"><text:span text:style-name="T34">. If you need to customize your Javadoc without writing a full-blown doclet from scratch, DocFlex/Javadoc may be the only tool able to help you! Find out more at </text:span></text:span><text:a xlink:type="simple" xlink:href="http://www.docflex.com/"><text:span text:style-name="Internet_20_link"><text:span text:style-name="T32">www.docflex.com</text:span></text:span></text:a></text:p>
        </text:section>
      </text:section>
      <text:h text:style-name="P92" text:outline-level="1">Considered Alternatives</text:h>
      <text:h text:style-name="Heading_20_2" text:outline-level="2">Compendium DTOs</text:h>
      <text:p text:style-name="P20">We decided that RFCs for a given specification should be the place for DTOs for that specification to be defined. The RFC template now has a DTO section. Therefore this RFC will only address the DTOs for the Core specification.</text:p>
      <text:p text:style-name="P20">It was discussed how to obtain DTO instances from other services (e.g. ConfigAdmin). An "Adapter" concept was discussed but not agreed to. It was also discussed that the services add new "getDTO" methods. No conclusion was reached.</text:p>
      <text:h text:style-name="P92" text:outline-level="1">Security Considerations</text:h>
      <text:p text:style-name="P20">Data transfer objects have limited behavior by definition. This behavior requires no permissions.</text:p>
      <text:p text:style-name="P20"/>
      <text:h text:style-name="P92" text:outline-level="1"><text:soft-page-break/>Document Support</text:h>
      <text:h text:style-name="P33" text:outline-level="2">References</text:h>
      <text:list xml:id="list677299405566304616" text:style-name="WW8Num3">
        <text:list-item>
          <text:p text:style-name="P37"><text:bookmark-start text:name="_Ref493020620"/>Bradner, S., Key words for use in RFCs to Indicate Requirement Levels, RFC2119, March 1997.<text:bookmark-end text:name="_Ref493020620"/></text:p>
        </text:list-item>
        <text:list-item>
          <text:p text:style-name="P37">Software Requirements &amp; Specifications. Michael Jackson. ISBN 0-201-87712-0</text:p>
        </text:list-item>
        <text:list-item>
          <text:p text:style-name="P37"><text:bookmark-start text:name="__RefNumPara__11341_816260861"/>Data Transfer Object. https://en.wikipedia.org/wiki/Data_transfer_object<text:bookmark-end text:name="__RefNumPara__11341_816260861"/></text:p>
        </text:list-item>
      </text:list>
      <text:p text:style-name="P31"/>
      <text:h text:style-name="P33" text:outline-level="2">Author’s Address</text:h>
      <text:p text:style-name="P20"/>
      <table:table table:name="Table2" table:style-name="Table2">
        <table:table-column table:style-name="Table2.A"/>
        <table:table-column table:style-name="Table2.B"/>
        <table:table-row table:style-name="Table2.1">
          <table:table-cell table:style-name="Table2.A1" office:value-type="string">
            <text:p text:style-name="P24">Name</text:p>
          </table:table-cell>
          <table:table-cell table:style-name="Table2.B1" office:value-type="string">
            <text:p text:style-name="P24">BJ Hargrave</text:p>
          </table:table-cell>
        </table:table-row>
        <table:table-row table:style-name="Table2.1">
          <table:table-cell table:style-name="Table2.A1" office:value-type="string">
            <text:p text:style-name="P24">Company</text:p>
          </table:table-cell>
          <table:table-cell table:style-name="Table2.B1" office:value-type="string">
            <text:p text:style-name="P24">IBM Corporation</text:p>
          </table:table-cell>
        </table:table-row>
      </table:table>
      <text:p text:style-name="P20"/>
      <table:table table:name="Table71" table:style-name="Table71">
        <table:table-column table:style-name="Table71.A"/>
        <table:table-column table:style-name="Table71.B"/>
        <table:table-row table:style-name="Table71.1">
          <table:table-cell table:style-name="Table71.A1" office:value-type="string">
            <text:p text:style-name="P24">Name</text:p>
          </table:table-cell>
          <table:table-cell table:style-name="Table71.B1" office:value-type="string">
            <text:p text:style-name="P24">David Bosschaert</text:p>
          </table:table-cell>
        </table:table-row>
        <table:table-row table:style-name="Table71.1">
          <table:table-cell table:style-name="Table71.A1" office:value-type="string">
            <text:p text:style-name="P24">Company</text:p>
          </table:table-cell>
          <table:table-cell table:style-name="Table71.B1" office:value-type="string">
            <text:p text:style-name="P24">Red Hat</text:p>
          </table:table-cell>
        </table:table-row>
      </table:table>
      <text:p text:style-name="P31"/>
      <text:h text:style-name="P33" text:outline-level="2">Acronyms and Abbreviations</text:h>
      <text:p text:style-name="P20">DTO – Data Transfer Object</text:p>
      <text:h text:style-name="P33" text:outline-level="2">End of Document</text:h>
      <text:p text:style-name="P20"><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Courier New2" svg:font-family="'Courier New'" style:font-family-generic="roman"/>
    <style:font-face style:name="Verdana" svg:font-family="Verdana" style:font-family-generic="roman"/>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style: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style: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style: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style: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style:contextual-spacing="false"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style: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style:contextual-spacing="false"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style: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style:contextual-spacing="false"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style: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style: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style: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style: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style:contextual-spacing="false"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style:contextual-spacing="false"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style:contextual-spacing="false"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style:contextual-spacing="false"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style:contextual-spacing="false"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style:contextual-spacing="false"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contextual-spacing="false"/>
      <style:text-properties fo:color="#000000" style:font-name="Arial" fo:language="en" fo:country="GB" fo:font-weight="bold" style:font-weight-asian="bold"/>
    </style:style>
    <style:style style:name="Abstract" style:family="paragraph" style:parent-style-name="Standard">
      <style:paragraph-properties fo:margin-top="0.1665in" fo:margin-bottom="0in" style:contextual-spacing="false"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style: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style: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contextual-spacing="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style:contextual-spacing="false"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style: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style:contextual-spacing="false" fo:text-indent="0in" style:auto-text-indent="false"/>
    </style:style>
    <style:style style:name="Acronym" style:family="paragraph" style:parent-style-name="Body">
      <style:paragraph-properties fo:margin-left="0.5in" fo:margin-right="0in" fo:margin-top="0.0835in" fo:margin-bottom="0in" style: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default-outline-level="" style:class="html">
      <style:paragraph-properties fo:margin-left="0in" fo:margin-right="0in" fo:margin-top="0.1945in" fo:margin-bottom="0.0154in" style:contextual-spacing="false" fo:text-align="start" style:justify-single-word="false" fo:orphans="2" fo:widows="2" fo:text-indent="0in" style:auto-text-indent="false" fo:keep-with-next="always"/>
      <style:text-properties fo:font-weight="bold" style:font-weight-asian="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Detail_20_Heading" style:display-name="Detail Heading" style:family="paragraph" style:default-outline-level="">
      <style:paragraph-properties fo:margin-top="0.2752in" fo:margin-bottom="0.0193in" style:contextual-spacing="false" fo:text-align="start" style:justify-single-word="false" fo:orphans="2" fo:widows="2" fo:background-color="#ccccff" fo:padding="0.0138in" fo:border="0.51pt solid #ccccff" fo:keep-with-next="always">
        <style:background-image/>
      </style:paragraph-properties>
      <style:text-properties fo:font-size="14pt" fo:font-weight="bold" style:font-size-asian="14pt" style:font-weight-asian="bold"/>
    </style:style>
    <style:style style:name="Overview_20_Heading" style:display-name="Overview Heading" style:family="paragraph" style:parent-style-name="Standard" style:next-style-name="Standard">
      <style:paragraph-properties fo:margin-top="0in" fo:margin-bottom="0.0236in" style:contextual-spacing="false" fo:background-color="#009999" fo:padding-left="0.0319in" fo:padding-right="0.0319in" fo:padding-top="0.0165in" fo:padding-bottom="0.0165in" fo:border="0.06pt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6pt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style:contextual-spacing="false" fo:background-color="#fff2cc" fo:padding-left="0.0319in" fo:padding-right="0.0319in" fo:padding-top="0.0165in" fo:padding-bottom="0.0165in" fo:border="0.06pt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Item_20_Heading" style:display-name="Item Heading" style:family="paragraph" style:parent-style-name="Standard" style:next-style-name="Standard">
      <style:paragraph-properties fo:margin-top="0.189in" fo:margin-bottom="0.161in" style:contextual-spacing="false"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 style:family="text" style:parent-style-name="Default_20_Paragraph_20_Font">
      <style:text-properties style:font-name="Courier New2" fo:font-size="9pt" style:font-size-asian="9pt"/>
    </style:style>
    <style:style style:name="Code_20_Small" style:display-name="Code Small" style:family="text" style:parent-style-name="Default_20_Paragraph_20_Font">
      <style:text-properties style:font-name="Courier New2" fo:font-size="7pt" style:font-size-asian="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7.0896in" fo:break-before="auto" fo:break-after="auto" table:align="left" style:writing-mode="lr-tb"/>
    </style:style>
    <style:style style:name="Table4.A" style:family="table-column">
      <style:table-column-properties style:column-width="5.5354in"/>
    </style:style>
    <style:style style:name="Table4.B" style:family="table-column">
      <style:table-column-properties style:column-width="1.5542in"/>
    </style:style>
    <style:style style:name="Table4.1" style:family="table-row">
      <style:table-row-properties fo:keep-together="auto"/>
    </style:style>
    <style:style style:name="Table4.A1" style:family="table-cell">
      <style:table-cell-properties fo:padding="0in" fo:border-left="none" fo:border-right="none" fo:border-top="0.05pt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fo:keep-together="auto"/>
    </style:style>
    <style:style style:name="Table7.A1" style:family="table-cell">
      <style:table-cell-properties fo:padding="0in" fo:border-left="none" fo:border-right="none" fo:border-top="0.05pt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fo:keep-together="auto"/>
    </style:style>
    <style:style style:name="Table8.A1" style:family="table-cell">
      <style:table-cell-properties fo:padding="0in" fo:border-left="none" fo:border-right="none" fo:border-top="0.05pt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fo:keep-together="auto"/>
    </style:style>
    <style:style style:name="Table11.A1" style:family="table-cell">
      <style:table-cell-properties fo:padding="0in" fo:border-left="none" fo:border-right="none" fo:border-top="0.05pt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fo:keep-together="auto"/>
    </style:style>
    <style:style style:name="Table14.A1" style:family="table-cell">
      <style:table-cell-properties fo:padding="0in" fo:border-left="none" fo:border-right="none" fo:border-top="0.05pt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fo:keep-together="auto"/>
    </style:style>
    <style:style style:name="Table16.A1" style:family="table-cell">
      <style:table-cell-properties fo:padding="0in" fo:border-left="none" fo:border-right="none" fo:border-top="0.05pt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fo:keep-together="auto"/>
    </style:style>
    <style:style style:name="Table19.A1" style:family="table-cell">
      <style:table-cell-properties fo:padding="0in" fo:border-left="none" fo:border-right="none" fo:border-top="0.05pt solid #000000" fo:border-bottom="none"/>
    </style:style>
    <style:style style:name="Table22" style:family="table">
      <style:table-properties style:width="7.0896in" fo:break-before="auto" fo:break-after="auto" table:align="left" style:writing-mode="lr-tb"/>
    </style:style>
    <style:style style:name="Table22.A" style:family="table-column">
      <style:table-column-properties style:column-width="5.5354in"/>
    </style:style>
    <style:style style:name="Table22.B" style:family="table-column">
      <style:table-column-properties style:column-width="1.5542in"/>
    </style:style>
    <style:style style:name="Table22.1" style:family="table-row">
      <style:table-row-properties fo:keep-together="auto"/>
    </style:style>
    <style:style style:name="Table22.A1" style:family="table-cell">
      <style:table-cell-properties fo:padding="0in" fo:border-left="none" fo:border-right="none" fo:border-top="0.05pt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fo:keep-together="auto"/>
    </style:style>
    <style:style style:name="Table25.A1" style:family="table-cell">
      <style:table-cell-properties fo:padding="0in" fo:border-left="none" fo:border-right="none" fo:border-top="0.05pt solid #000000" fo:border-bottom="none"/>
    </style:style>
    <style:style style:name="Table27" style:family="table">
      <style:table-properties style:width="7.0896in" fo:break-before="auto" fo:break-after="auto" table:align="left" style:writing-mode="lr-tb"/>
    </style:style>
    <style:style style:name="Table27.A" style:family="table-column">
      <style:table-column-properties style:column-width="5.5354in"/>
    </style:style>
    <style:style style:name="Table27.B" style:family="table-column">
      <style:table-column-properties style:column-width="1.5542in"/>
    </style:style>
    <style:style style:name="Table27.1" style:family="table-row">
      <style:table-row-properties fo:keep-together="auto"/>
    </style:style>
    <style:style style:name="Table27.A1" style:family="table-cell">
      <style:table-cell-properties fo:padding="0in" fo:border-left="none" fo:border-right="none" fo:border-top="0.05pt solid #000000" fo:border-bottom="none"/>
    </style:style>
    <style:style style:name="Table30" style:family="table">
      <style:table-properties style:width="7.0896in" fo:break-before="auto" fo:break-after="auto" table:align="left" style:writing-mode="lr-tb"/>
    </style:style>
    <style:style style:name="Table30.A" style:family="table-column">
      <style:table-column-properties style:column-width="5.5354in"/>
    </style:style>
    <style:style style:name="Table30.B" style:family="table-column">
      <style:table-column-properties style:column-width="1.5542in"/>
    </style:style>
    <style:style style:name="Table30.1" style:family="table-row">
      <style:table-row-properties fo:keep-together="auto"/>
    </style:style>
    <style:style style:name="Table30.A1" style:family="table-cell">
      <style:table-cell-properties fo:padding="0in" fo:border-left="none" fo:border-right="none" fo:border-top="0.05pt solid #000000" fo:border-bottom="none"/>
    </style:style>
    <style:style style:name="Table33" style:family="table">
      <style:table-properties style:width="7.0896in" fo:break-before="auto" fo:break-after="auto" table:align="left" style:writing-mode="lr-tb"/>
    </style:style>
    <style:style style:name="Table33.A" style:family="table-column">
      <style:table-column-properties style:column-width="5.5354in"/>
    </style:style>
    <style:style style:name="Table33.B" style:family="table-column">
      <style:table-column-properties style:column-width="1.5542in"/>
    </style:style>
    <style:style style:name="Table33.1" style:family="table-row">
      <style:table-row-properties fo:keep-together="auto"/>
    </style:style>
    <style:style style:name="Table33.A1" style:family="table-cell">
      <style:table-cell-properties fo:padding="0in" fo:border-left="none" fo:border-right="none" fo:border-top="0.05pt solid #000000" fo:border-bottom="none"/>
    </style:style>
    <style:style style:name="Table35" style:family="table">
      <style:table-properties style:width="7.0896in" fo:break-before="auto" fo:break-after="auto" table:align="left" style:writing-mode="lr-tb"/>
    </style:style>
    <style:style style:name="Table35.A" style:family="table-column">
      <style:table-column-properties style:column-width="5.5354in"/>
    </style:style>
    <style:style style:name="Table35.B" style:family="table-column">
      <style:table-column-properties style:column-width="1.5542in"/>
    </style:style>
    <style:style style:name="Table35.1" style:family="table-row">
      <style:table-row-properties fo:keep-together="auto"/>
    </style:style>
    <style:style style:name="Table35.A1" style:family="table-cell">
      <style:table-cell-properties fo:padding="0in" fo:border-left="none" fo:border-right="none" fo:border-top="0.05pt solid #000000" fo:border-bottom="none"/>
    </style:style>
    <style:style style:name="Table39" style:family="table">
      <style:table-properties style:width="7.0896in" fo:break-before="auto" fo:break-after="auto" table:align="left" style:writing-mode="lr-tb"/>
    </style:style>
    <style:style style:name="Table39.A" style:family="table-column">
      <style:table-column-properties style:column-width="5.5354in"/>
    </style:style>
    <style:style style:name="Table39.B" style:family="table-column">
      <style:table-column-properties style:column-width="1.5542in"/>
    </style:style>
    <style:style style:name="Table39.1" style:family="table-row">
      <style:table-row-properties fo:keep-together="auto"/>
    </style:style>
    <style:style style:name="Table39.A1" style:family="table-cell">
      <style:table-cell-properties fo:padding="0in" fo:border-left="none" fo:border-right="none" fo:border-top="0.05pt solid #000000" fo:border-bottom="none"/>
    </style:style>
    <style:style style:name="Table42" style:family="table">
      <style:table-properties style:width="7.0896in" fo:break-before="auto" fo:break-after="auto" table:align="left" style:writing-mode="lr-tb"/>
    </style:style>
    <style:style style:name="Table42.A" style:family="table-column">
      <style:table-column-properties style:column-width="5.5354in"/>
    </style:style>
    <style:style style:name="Table42.B" style:family="table-column">
      <style:table-column-properties style:column-width="1.5542in"/>
    </style:style>
    <style:style style:name="Table42.1" style:family="table-row">
      <style:table-row-properties fo:keep-together="auto"/>
    </style:style>
    <style:style style:name="Table42.A1" style:family="table-cell">
      <style:table-cell-properties fo:padding="0in" fo:border-left="none" fo:border-right="none" fo:border-top="0.05pt solid #000000" fo:border-bottom="none"/>
    </style:style>
    <style:style style:name="Table46" style:family="table">
      <style:table-properties style:width="7.0896in" fo:break-before="auto" fo:break-after="auto" table:align="left" style:writing-mode="lr-tb"/>
    </style:style>
    <style:style style:name="Table46.A" style:family="table-column">
      <style:table-column-properties style:column-width="5.5354in"/>
    </style:style>
    <style:style style:name="Table46.B" style:family="table-column">
      <style:table-column-properties style:column-width="1.5542in"/>
    </style:style>
    <style:style style:name="Table46.1" style:family="table-row">
      <style:table-row-properties fo:keep-together="auto"/>
    </style:style>
    <style:style style:name="Table46.A1" style:family="table-cell">
      <style:table-cell-properties fo:padding="0in" fo:border-left="none" fo:border-right="none" fo:border-top="0.05pt solid #000000" fo:border-bottom="none"/>
    </style:style>
    <style:style style:name="Table50" style:family="table">
      <style:table-properties style:width="7.0896in" fo:break-before="auto" fo:break-after="auto" table:align="left" style:writing-mode="lr-tb"/>
    </style:style>
    <style:style style:name="Table50.A" style:family="table-column">
      <style:table-column-properties style:column-width="5.5354in"/>
    </style:style>
    <style:style style:name="Table50.B" style:family="table-column">
      <style:table-column-properties style:column-width="1.5542in"/>
    </style:style>
    <style:style style:name="Table50.1" style:family="table-row">
      <style:table-row-properties fo:keep-together="auto"/>
    </style:style>
    <style:style style:name="Table50.A1" style:family="table-cell">
      <style:table-cell-properties fo:padding="0in" fo:border-left="none" fo:border-right="none" fo:border-top="0.05pt solid #000000" fo:border-bottom="none"/>
    </style:style>
    <style:style style:name="Table53" style:family="table">
      <style:table-properties style:width="7.0896in" fo:break-before="auto" fo:break-after="auto" table:align="left" style:writing-mode="lr-tb"/>
    </style:style>
    <style:style style:name="Table53.A" style:family="table-column">
      <style:table-column-properties style:column-width="5.5354in"/>
    </style:style>
    <style:style style:name="Table53.B" style:family="table-column">
      <style:table-column-properties style:column-width="1.5542in"/>
    </style:style>
    <style:style style:name="Table53.1" style:family="table-row">
      <style:table-row-properties fo:keep-together="auto"/>
    </style:style>
    <style:style style:name="Table53.A1" style:family="table-cell">
      <style:table-cell-properties fo:padding="0in" fo:border-left="none" fo:border-right="none" fo:border-top="0.05pt solid #000000" fo:border-bottom="none"/>
    </style:style>
    <style:style style:name="Table55" style:family="table">
      <style:table-properties style:width="7.0896in" fo:break-before="auto" fo:break-after="auto" table:align="left" style:writing-mode="lr-tb"/>
    </style:style>
    <style:style style:name="Table55.A" style:family="table-column">
      <style:table-column-properties style:column-width="5.5354in"/>
    </style:style>
    <style:style style:name="Table55.B" style:family="table-column">
      <style:table-column-properties style:column-width="1.5542in"/>
    </style:style>
    <style:style style:name="Table55.1" style:family="table-row">
      <style:table-row-properties fo:keep-together="auto"/>
    </style:style>
    <style:style style:name="Table55.A1" style:family="table-cell">
      <style:table-cell-properties fo:padding="0in" fo:border-left="none" fo:border-right="none" fo:border-top="0.05pt solid #000000" fo:border-bottom="none"/>
    </style:style>
    <style:style style:name="Table58" style:family="table">
      <style:table-properties style:width="7.0896in" fo:break-before="auto" fo:break-after="auto" table:align="left" style:writing-mode="lr-tb"/>
    </style:style>
    <style:style style:name="Table58.A" style:family="table-column">
      <style:table-column-properties style:column-width="5.5354in"/>
    </style:style>
    <style:style style:name="Table58.B" style:family="table-column">
      <style:table-column-properties style:column-width="1.5542in"/>
    </style:style>
    <style:style style:name="Table58.1" style:family="table-row">
      <style:table-row-properties fo:keep-together="auto"/>
    </style:style>
    <style:style style:name="Table58.A1" style:family="table-cell">
      <style:table-cell-properties fo:padding="0in" fo:border-left="none" fo:border-right="none" fo:border-top="0.05pt solid #000000" fo:border-bottom="none"/>
    </style:style>
    <style:style style:name="Table61" style:family="table">
      <style:table-properties style:width="7.0896in" fo:break-before="auto" fo:break-after="auto" table:align="left" style:writing-mode="lr-tb"/>
    </style:style>
    <style:style style:name="Table61.A" style:family="table-column">
      <style:table-column-properties style:column-width="5.5354in"/>
    </style:style>
    <style:style style:name="Table61.B" style:family="table-column">
      <style:table-column-properties style:column-width="1.5542in"/>
    </style:style>
    <style:style style:name="Table61.1" style:family="table-row">
      <style:table-row-properties fo:keep-together="auto"/>
    </style:style>
    <style:style style:name="Table61.A1" style:family="table-cell">
      <style:table-cell-properties fo:padding="0in" fo:border-left="none" fo:border-right="none" fo:border-top="0.05pt solid #000000" fo:border-bottom="none"/>
    </style:style>
    <style:style style:name="Table64" style:family="table">
      <style:table-properties style:width="7.0896in" fo:break-before="auto" fo:break-after="auto" table:align="left" style:writing-mode="lr-tb"/>
    </style:style>
    <style:style style:name="Table64.A" style:family="table-column">
      <style:table-column-properties style:column-width="5.5354in"/>
    </style:style>
    <style:style style:name="Table64.B" style:family="table-column">
      <style:table-column-properties style:column-width="1.5542in"/>
    </style:style>
    <style:style style:name="Table64.1" style:family="table-row">
      <style:table-row-properties fo:keep-together="auto"/>
    </style:style>
    <style:style style:name="Table64.A1" style:family="table-cell">
      <style:table-cell-properties fo:padding="0in" fo:border-left="none" fo:border-right="none" fo:border-top="0.05pt solid #000000" fo:border-bottom="none"/>
    </style:style>
    <style:style style:name="Table67" style:family="table">
      <style:table-properties style:width="7.0896in" fo:break-before="auto" fo:break-after="auto" table:align="left" style:writing-mode="lr-tb"/>
    </style:style>
    <style:style style:name="Table67.A" style:family="table-column">
      <style:table-column-properties style:column-width="5.5354in"/>
    </style:style>
    <style:style style:name="Table67.B" style:family="table-column">
      <style:table-column-properties style:column-width="1.5542in"/>
    </style:style>
    <style:style style:name="Table67.1" style:family="table-row">
      <style:table-row-properties fo:keep-together="auto"/>
    </style:style>
    <style:style style:name="Table67.A1" style:family="table-cell">
      <style:table-cell-properties fo:padding="0in" fo:border-left="none" fo:border-right="none" fo:border-top="0.05pt solid #000000" fo:border-bottom="none"/>
    </style:style>
    <style:style style:name="MP1" style:family="paragraph" style:parent-style-name="Standard">
      <style:paragraph-properties fo:margin-top="0.111in" fo:margin-bottom="0in" style:contextual-spacing="false"/>
    </style:style>
    <style:style style:name="MP2"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language="en" fo:country="US" fo:font-style="italic" style:font-size-asian="10pt" style:font-style-asian="italic"/>
    </style:style>
    <style:style style:name="MP3" style:family="paragraph" style:parent-style-name="Standard">
      <style:paragraph-properties fo:margin-top="0.0236in" fo:margin-bottom="0.0236in" style:contextual-spacing="false" fo:text-align="start" style:justify-single-word="false" fo:orphans="2" fo:widows="2"/>
      <style:text-properties fo:color="#000000" style:font-name="Arial1" fo:font-size="10pt" fo:language="en" fo:country="US" fo:font-style="italic" style:font-size-asian="10pt" style:font-style-asian="italic"/>
    </style:style>
    <style:style style:name="MP4" style:family="paragraph" style:parent-style-name="Standard">
      <style:paragraph-properties fo:margin-top="0.0236in" fo:margin-bottom="0.0236in" style:contextual-spacing="false" fo:text-align="end" style:justify-single-word="false" fo:orphans="2" fo:widows="2"/>
    </style:style>
    <style:style style:name="MP5" style:family="paragraph" style:parent-style-name="Standard">
      <style:paragraph-properties fo:padding="0in" fo:border-left="none" fo:border-right="none" fo:border-top="none" fo:border-bottom="0.06pt solid #000000"/>
      <style:text-properties fo:font-size="10pt" fo:font-style="italic" style:font-size-asian="10pt" style:font-style-asian="italic" style:font-size-complex="10pt" style:font-style-complex="italic"/>
    </style:style>
    <style:style style:name="MP6" style:family="paragraph" style:parent-style-name="Standard">
      <style:paragraph-properties fo:margin-top="0.0236in" fo:margin-bottom="0.0236in" style:contextual-spacing="false" fo:text-align="start" style:justify-single-word="false"/>
      <style:text-properties fo:color="#000000" fo:font-size="10pt" fo:font-style="italic" style:font-size-asian="10pt" style:font-style-asian="italic" style:font-size-complex="10pt" style:font-style-complex="italic"/>
    </style:style>
    <style:style style:name="MP7" style:family="paragraph" style:parent-style-name="Standard">
      <style:paragraph-properties fo:margin-left="0in" fo:margin-right="0in" fo:margin-top="0.0236in" fo:margin-bottom="0.0236in" style:contextual-spacing="false"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T1" style:family="text">
      <style:text-properties officeooo:rsid="00074bcb"/>
    </style:style>
    <style:style style:name="MT2" style:family="text">
      <style:text-properties officeooo:rsid="000e8e54"/>
    </style:style>
    <style:style style:name="MT3" style:family="text">
      <style:text-properties fo:color="#000000"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81in" fo:page-height="11.6929in" style:num-format="1" style:print-orientation="portrait" fo:margin-top="0.3898in" fo:margin-bottom="0.3898in" fo:margin-left="0.5898in" fo:margin-right="0.5898in" style:writing-mode="lr-tb" style:layout-grid-color="#c0c0c0" style:layout-grid-lines="2772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style:page-layout style:name="Mpm3">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8">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0"><draw:image xlink:href="Pictures/1000020100000427000001D8328612BC.png" xlink:type="simple" xlink:show="embed" xlink:actuate="onLoad"/></draw:frame><text:tab/><text:user-defined style:data-style-name="N0" text:name="RFC Title">RFC 185 Data Transfer Objects</text:user-defined><text:tab/>Page <text:page-number text:select-page="current">3</text:page-number> of <text:page-count style:num-format="1">43</text:page-count></text:p>
        <text:p text:style-name="Header"/>
        <text:p text:style-name="Header"><text:tab/><text:span text:style-name="MT1">Final</text:span><text:tab/> <text:modification-date style:data-style-name="N76">July 23, 2013</text:modification-date></text:p>
      </style:header>
      <style:footer>
        <text:p text:style-name="Footer">Copyright © <text:span text:style-name="MT2">OSGi Alliance</text:span> <text:modification-date style:data-style-name="N118">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text:span text:style-name="MT2">OSGi Alliance</text:span> <text:modification-date style:data-style-name="N118">2013</text:modification-date></text:p>
      </style:footer>
    </style:master-page>
    <style:master-page style:name="Converted1" style:page-layout-name="Mpm2">
      <style:header>
        <text:p text:style-name="MP2">Package org.osgi.dto</text:p>
      </style:header>
      <style:footer>
        <text:p text:style-name="MP3">OSGi Javadoc -- 6/9/12</text:p>
        <text:p text:style-name="MP4"><text:span text:style-name="MT3">Page </text:span><text:page-number text:select-page="current">13</text:page-number><text:span text:style-name="MT3"> of </text:span><text:page-count>43</text:page-count></text:p>
      </style:footer>
    </style:master-page>
    <style:master-page style:name="Converted2" style:page-layout-name="Mpm2">
      <style:header>
        <text:p text:style-name="MP2">Interface DTO</text:p>
      </style:header>
      <style:footer>
        <text:p text:style-name="MP3">OSGi Javadoc -- 6/9/12</text:p>
        <text:p text:style-name="MP4"><text:span text:style-name="MT3">Page </text:span><text:page-number text:select-page="current">14</text:page-number><text:span text:style-name="MT3"> of </text:span><text:page-count>43</text:page-count></text:p>
      </style:footer>
    </style:master-page>
    <style:master-page style:name="Converted3" style:page-layout-name="Mpm2">
      <style:header>
        <text:p text:style-name="MP2">Class EntryDTO</text:p>
      </style:header>
      <style:footer>
        <text:p text:style-name="MP3">OSGi Javadoc -- 6/9/12</text:p>
        <text:p text:style-name="MP4"><text:span text:style-name="MT3">Page </text:span><text:page-number text:select-page="current">15</text:page-number><text:span text:style-name="MT3"> of </text:span><text:page-count>43</text:page-count></text:p>
      </style:footer>
    </style:master-page>
    <style:master-page style:name="Converted4" style:page-layout-name="Mpm2">
      <style:header>
        <text:p text:style-name="MP2">Class MapDTO</text:p>
      </style:header>
      <style:footer>
        <text:p text:style-name="MP3">OSGi Javadoc -- 6/9/12</text:p>
        <text:p text:style-name="MP4"><text:span text:style-name="MT3">Page </text:span><text:page-number text:select-page="current">17</text:page-number><text:span text:style-name="MT3"> of </text:span><text:page-count>43</text:page-count></text:p>
      </style:footer>
    </style:master-page>
    <style:master-page style:name="Converted5" style:page-layout-name="Mpm2">
      <style:header>
        <text:p text:style-name="MP2">Package org.osgi.dto.framework</text:p>
      </style:header>
      <style:footer>
        <text:p text:style-name="MP3">OSGi Javadoc -- 6/9/12</text:p>
        <text:p text:style-name="MP4"><text:span text:style-name="MT3">Page </text:span><text:page-number text:select-page="current">19</text:page-number><text:span text:style-name="MT3"> of </text:span><text:page-count>43</text:page-count></text:p>
      </style:footer>
    </style:master-page>
    <style:master-page style:name="Converted6" style:page-layout-name="Mpm2">
      <style:header>
        <text:p text:style-name="MP2">Class BundleDTO</text:p>
      </style:header>
      <style:footer>
        <text:p text:style-name="MP3">OSGi Javadoc -- 6/9/12</text:p>
        <text:p text:style-name="MP4"><text:span text:style-name="MT3">Page </text:span><text:page-number text:select-page="current">21</text:page-number><text:span text:style-name="MT3"> of </text:span><text:page-count>43</text:page-count></text:p>
      </style:footer>
    </style:master-page>
    <style:master-page style:name="Converted7" style:page-layout-name="Mpm2">
      <style:header>
        <text:p text:style-name="MP2">Package org.osgi.dto.framework.startlevel</text:p>
      </style:header>
      <style:footer>
        <text:p text:style-name="MP3">OSGi Javadoc -- 6/9/12</text:p>
        <text:p text:style-name="MP4"><text:span text:style-name="MT3">Page </text:span><text:page-number text:select-page="current">22</text:page-number><text:span text:style-name="MT3"> of </text:span><text:page-count>43</text:page-count></text:p>
      </style:footer>
    </style:master-page>
    <style:master-page style:name="Converted8" style:page-layout-name="Mpm2">
      <style:header>
        <text:p text:style-name="MP2">Class BundleStartLevelDTO</text:p>
      </style:header>
      <style:footer>
        <text:p text:style-name="MP3">OSGi Javadoc -- 6/9/12</text:p>
        <text:p text:style-name="MP4"><text:span text:style-name="MT3">Page </text:span><text:page-number text:select-page="current">23</text:page-number><text:span text:style-name="MT3"> of </text:span><text:page-count>43</text:page-count></text:p>
      </style:footer>
    </style:master-page>
    <style:master-page style:name="Converted9" style:page-layout-name="Mpm2">
      <style:header>
        <text:p text:style-name="MP2">Package org.osgi.dto.framework.wiring</text:p>
      </style:header>
      <style:footer>
        <text:p text:style-name="MP3">OSGi Javadoc -- 6/9/12</text:p>
        <text:p text:style-name="MP4"><text:span text:style-name="MT3">Page </text:span><text:page-number text:select-page="current">24</text:page-number><text:span text:style-name="MT3"> of </text:span><text:page-count>43</text:page-count></text:p>
      </style:footer>
    </style:master-page>
    <style:master-page style:name="Converted10" style:page-layout-name="Mpm2">
      <style:header>
        <text:p text:style-name="MP2">Class BundleRevisionDTO</text:p>
      </style:header>
      <style:footer>
        <text:p text:style-name="MP3">OSGi Javadoc -- 6/9/12</text:p>
        <text:p text:style-name="MP4"><text:span text:style-name="MT3">Page </text:span><text:page-number text:select-page="current">25</text:page-number><text:span text:style-name="MT3"> of </text:span><text:page-count>43</text:page-count></text:p>
      </style:footer>
    </style:master-page>
    <style:master-page style:name="Converted11" style:page-layout-name="Mpm2">
      <style:header>
        <text:p text:style-name="MP2">Class BundleRevisionsDTO</text:p>
      </style:header>
      <style:footer>
        <text:p text:style-name="MP3">OSGi Javadoc -- 6/9/12</text:p>
        <text:p text:style-name="MP4"><text:span text:style-name="MT3">Page </text:span><text:page-number text:select-page="current">27</text:page-number><text:span text:style-name="MT3"> of </text:span><text:page-count>43</text:page-count></text:p>
      </style:footer>
    </style:master-page>
    <style:master-page style:name="Converted12" style:page-layout-name="Mpm2">
      <style:header>
        <text:p text:style-name="MP2">Class BundleWireDTO</text:p>
      </style:header>
      <style:footer>
        <text:p text:style-name="MP3">OSGi Javadoc -- 6/9/12</text:p>
        <text:p text:style-name="MP4"><text:span text:style-name="MT3">Page </text:span><text:page-number text:select-page="current">28</text:page-number><text:span text:style-name="MT3"> of </text:span><text:page-count>43</text:page-count></text:p>
      </style:footer>
    </style:master-page>
    <style:master-page style:name="Converted13" style:page-layout-name="Mpm2">
      <style:header>
        <text:p text:style-name="MP2">Class BundleWiringDTO</text:p>
      </style:header>
      <style:footer>
        <text:p text:style-name="MP3">OSGi Javadoc -- 6/9/12</text:p>
        <text:p text:style-name="MP4"><text:span text:style-name="MT3">Page </text:span><text:page-number text:select-page="current">29</text:page-number><text:span text:style-name="MT3"> of </text:span><text:page-count>43</text:page-count></text:p>
      </style:footer>
    </style:master-page>
    <style:master-page style:name="Converted14" style:page-layout-name="Mpm2">
      <style:header>
        <text:p text:style-name="MP2">Package org.osgi.dto.resource</text:p>
      </style:header>
      <style:footer>
        <text:p text:style-name="MP3">OSGi Javadoc -- 6/9/12</text:p>
        <text:p text:style-name="MP4"><text:span text:style-name="MT3">Page </text:span><text:page-number text:select-page="current">31</text:page-number><text:span text:style-name="MT3"> of </text:span><text:page-count>43</text:page-count></text:p>
      </style:footer>
    </style:master-page>
    <style:master-page style:name="Converted15" style:page-layout-name="Mpm2">
      <style:header>
        <text:p text:style-name="MP2">Class CapabilityDTO</text:p>
      </style:header>
      <style:footer>
        <text:p text:style-name="MP3">OSGi Javadoc -- 6/9/12</text:p>
        <text:p text:style-name="MP4"><text:span text:style-name="MT3">Page </text:span><text:page-number text:select-page="current">32</text:page-number><text:span text:style-name="MT3"> of </text:span><text:page-count>43</text:page-count></text:p>
      </style:footer>
    </style:master-page>
    <style:master-page style:name="Converted16" style:page-layout-name="Mpm2">
      <style:header>
        <text:p text:style-name="MP2">Class RequirementDTO</text:p>
      </style:header>
      <style:footer>
        <text:p text:style-name="MP3">OSGi Javadoc -- 6/9/12</text:p>
        <text:p text:style-name="MP4"><text:span text:style-name="MT3">Page </text:span><text:page-number text:select-page="current">33</text:page-number><text:span text:style-name="MT3"> of </text:span><text:page-count>43</text:page-count></text:p>
      </style:footer>
    </style:master-page>
    <style:master-page style:name="Converted17" style:page-layout-name="Mpm2">
      <style:header>
        <text:p text:style-name="MP2">Class ResourceDTO</text:p>
      </style:header>
      <style:footer>
        <text:p text:style-name="MP3">OSGi Javadoc -- 6/9/12</text:p>
        <text:p text:style-name="MP4"><text:span text:style-name="MT3">Page </text:span><text:page-number text:select-page="current">35</text:page-number><text:span text:style-name="MT3"> of </text:span><text:page-count>43</text:page-count></text:p>
      </style:footer>
    </style:master-page>
    <style:master-page style:name="Converted18" style:page-layout-name="Mpm2">
      <style:header>
        <text:p text:style-name="MP2">Class WireDTO</text:p>
      </style:header>
      <style:footer>
        <text:p text:style-name="MP3">OSGi Javadoc -- 6/9/12</text:p>
        <text:p text:style-name="MP4"><text:span text:style-name="MT3">Page </text:span><text:page-number text:select-page="current">37</text:page-number><text:span text:style-name="MT3"> of </text:span><text:page-count>43</text:page-count></text:p>
      </style:footer>
    </style:master-page>
    <style:master-page style:name="Converted19" style:page-layout-name="Mpm2">
      <style:header>
        <text:p text:style-name="MP2">Class WiringDTO</text:p>
      </style:header>
      <style:footer>
        <text:p text:style-name="MP3">OSGi Javadoc -- 6/9/12</text:p>
        <text:p text:style-name="MP4"><text:span text:style-name="MT3">Page </text:span><text:page-number text:select-page="current">38</text:page-number><text:span text:style-name="MT3"> of </text:span><text:page-count>43</text:page-count></text:p>
      </style:footer>
    </style:master-page>
    <style:master-page style:name="Converted20" style:page-layout-name="Mpm2">
      <style:header>
        <text:p text:style-name="MP2">Class WiringDTO</text:p>
      </style:header>
      <style:footer>
        <text:p text:style-name="MP3">OSGi Javadoc -- 6/13/12</text:p>
        <text:p text:style-name="MP4"><text:span text:style-name="MT3">Page </text:span><text:page-number text:select-page="current">40</text:page-number><text:span text:style-name="MT3"> of </text:span><text:page-count>43</text:page-count></text:p>
      </style:footer>
    </style:master-page>
    <style:master-page style:name="Converted21" style:page-layout-name="Mpm2">
      <style:header>
        <text:p text:style-name="MP2">Class ResourceDTO</text:p>
      </style:header>
      <style:footer>
        <text:p text:style-name="Footer"/>
      </style:footer>
    </style:master-page>
    <style:master-page style:name="Converted22" style:page-layout-name="Mpm2">
      <style:header>
        <text:p text:style-name="MP2">Class WireDTO</text:p>
      </style:header>
      <style:footer>
        <text:p text:style-name="Footer"/>
      </style:footer>
    </style:master-page>
    <style:master-page style:name="Converted23" style:page-layout-name="Mpm2">
      <style:header>
        <text:p text:style-name="MP2">Class WiringDTO</text:p>
      </style:header>
      <style:footer>
        <text:p text:style-name="Footer"/>
      </style:footer>
    </style:master-page>
    <style:master-page style:name="Convert_20_1" style:display-name="Convert 1" style:page-layout-name="Mpm3">
      <style:header>
        <text:p text:style-name="MP5">Package org.osgi.dto</text:p>
      </style:header>
      <style:footer>
        <table:table table:name="Table4" table:style-name="Table4">
          <table:table-column table:style-name="Table4.A"/>
          <table:table-column table:style-name="Table4.B"/>
          <table:table-row table:style-name="Table4.1">
            <table:table-cell table:style-name="Table4.A1" office:value-type="string">
              <text:p text:style-name="MP6">OSGi Javadoc -- 10/24/12</text:p>
            </table:table-cell>
            <table:table-cell table:style-name="Table4.A1" office:value-type="string">
              <text:p text:style-name="MP7">Page <text:page-number style:num-format="1" text:select-page="current"/> of <text:page-count style:num-format="1">43</text:page-count></text:p>
            </table:table-cell>
          </table:table-row>
        </table:table>
      </style:footer>
    </style:master-page>
    <style:master-page style:name="Convert_20_2" style:display-name="Convert 2" style:page-layout-name="Mpm3">
      <style:header>
        <text:p text:style-name="MP5">Interface DTO</text:p>
      </style:header>
      <style:footer>
        <table:table table:name="Table7" table:style-name="Table7">
          <table:table-column table:style-name="Table7.A"/>
          <table:table-column table:style-name="Table7.B"/>
          <table:table-row table:style-name="Table7.1">
            <table:table-cell table:style-name="Table7.A1" office:value-type="string">
              <text:p text:style-name="MP6">OSGi Javadoc -- 10/24/12</text:p>
            </table:table-cell>
            <table:table-cell table:style-name="Table7.A1" office:value-type="string">
              <text:p text:style-name="MP7">Page <text:page-number style:num-format="1" text:select-page="current"/> of <text:page-count style:num-format="1">43</text:page-count></text:p>
            </table:table-cell>
          </table:table-row>
        </table:table>
      </style:footer>
    </style:master-page>
    <style:master-page style:name="Convert_20_3" style:display-name="Convert 3" style:page-layout-name="Mpm3">
      <style:header>
        <text:p text:style-name="MP5">Class EntryDTO</text:p>
      </style:header>
      <style:footer>
        <table:table table:name="Table8" table:style-name="Table8">
          <table:table-column table:style-name="Table8.A"/>
          <table:table-column table:style-name="Table8.B"/>
          <table:table-row table:style-name="Table8.1">
            <table:table-cell table:style-name="Table8.A1" office:value-type="string">
              <text:p text:style-name="MP6">OSGi Javadoc -- 10/24/12</text:p>
            </table:table-cell>
            <table:table-cell table:style-name="Table8.A1" office:value-type="string">
              <text:p text:style-name="MP7">Page <text:page-number style:num-format="1" text:select-page="current"/> of <text:page-count style:num-format="1">43</text:page-count></text:p>
            </table:table-cell>
          </table:table-row>
        </table:table>
      </style:footer>
    </style:master-page>
    <style:master-page style:name="Convert_20_4" style:display-name="Convert 4" style:page-layout-name="Mpm3">
      <style:header>
        <text:p text:style-name="MP5">Class MapDTO</text:p>
      </style:header>
      <style:footer>
        <table:table table:name="Table11" table:style-name="Table11">
          <table:table-column table:style-name="Table11.A"/>
          <table:table-column table:style-name="Table11.B"/>
          <table:table-row table:style-name="Table11.1">
            <table:table-cell table:style-name="Table11.A1" office:value-type="string">
              <text:p text:style-name="MP6">OSGi Javadoc -- 10/24/12</text:p>
            </table:table-cell>
            <table:table-cell table:style-name="Table11.A1" office:value-type="string">
              <text:p text:style-name="MP7">Page <text:page-number style:num-format="1" text:select-page="current"/> of <text:page-count style:num-format="1">43</text:page-count></text:p>
            </table:table-cell>
          </table:table-row>
        </table:table>
      </style:footer>
    </style:master-page>
    <style:master-page style:name="Convert_20_5" style:display-name="Convert 5" style:page-layout-name="Mpm3">
      <style:header>
        <text:p text:style-name="MP5">Package org.osgi.dto.framework</text:p>
      </style:header>
      <style:footer>
        <table:table table:name="Table14" table:style-name="Table14">
          <table:table-column table:style-name="Table14.A"/>
          <table:table-column table:style-name="Table14.B"/>
          <table:table-row table:style-name="Table14.1">
            <table:table-cell table:style-name="Table14.A1" office:value-type="string">
              <text:p text:style-name="MP6">OSGi Javadoc -- 10/24/12</text:p>
            </table:table-cell>
            <table:table-cell table:style-name="Table14.A1" office:value-type="string">
              <text:p text:style-name="MP7">Page <text:page-number style:num-format="1" text:select-page="current"/> of <text:page-count style:num-format="1">43</text:page-count></text:p>
            </table:table-cell>
          </table:table-row>
        </table:table>
      </style:footer>
    </style:master-page>
    <style:master-page style:name="Convert_20_6" style:display-name="Convert 6" style:page-layout-name="Mpm3">
      <style:header>
        <text:p text:style-name="MP5">Class BundleDTO</text:p>
      </style:header>
      <style:footer>
        <table:table table:name="Table16" table:style-name="Table16">
          <table:table-column table:style-name="Table16.A"/>
          <table:table-column table:style-name="Table16.B"/>
          <table:table-row table:style-name="Table16.1">
            <table:table-cell table:style-name="Table16.A1" office:value-type="string">
              <text:p text:style-name="MP6">OSGi Javadoc -- 10/24/12</text:p>
            </table:table-cell>
            <table:table-cell table:style-name="Table16.A1" office:value-type="string">
              <text:p text:style-name="MP7">Page <text:page-number style:num-format="1" text:select-page="current"/> of <text:page-count style:num-format="1">43</text:page-count></text:p>
            </table:table-cell>
          </table:table-row>
        </table:table>
      </style:footer>
    </style:master-page>
    <style:master-page style:name="Convert_20_7" style:display-name="Convert 7" style:page-layout-name="Mpm3">
      <style:header>
        <text:p text:style-name="MP5">Class Framework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6">OSGi Javadoc -- 10/24/12</text:p>
            </table:table-cell>
            <table:table-cell table:style-name="Table19.A1" office:value-type="string">
              <text:p text:style-name="MP7">Page <text:page-number style:num-format="1" text:select-page="current"/> of <text:page-count style:num-format="1">43</text:page-count></text:p>
            </table:table-cell>
          </table:table-row>
        </table:table>
      </style:footer>
    </style:master-page>
    <style:master-page style:name="Convert_20_8" style:display-name="Convert 8" style:page-layout-name="Mpm3">
      <style:header>
        <text:p text:style-name="MP5">Class ServiceReferenceDTO</text:p>
      </style:header>
      <style:footer>
        <table:table table:name="Table22" table:style-name="Table22">
          <table:table-column table:style-name="Table22.A"/>
          <table:table-column table:style-name="Table22.B"/>
          <table:table-row table:style-name="Table22.1">
            <table:table-cell table:style-name="Table22.A1" office:value-type="string">
              <text:p text:style-name="MP6">OSGi Javadoc -- 10/24/12</text:p>
            </table:table-cell>
            <table:table-cell table:style-name="Table22.A1" office:value-type="string">
              <text:p text:style-name="MP7">Page <text:page-number style:num-format="1" text:select-page="current"/> of <text:page-count style:num-format="1">43</text:page-count></text:p>
            </table:table-cell>
          </table:table-row>
        </table:table>
      </style:footer>
    </style:master-page>
    <style:master-page style:name="Convert_20_9" style:display-name="Convert 9" style:page-layout-name="Mpm3">
      <style:header>
        <text:p text:style-name="MP5">Package org.osgi.dto.framework.startlevel</text:p>
      </style:header>
      <style:footer>
        <table:table table:name="Table25" table:style-name="Table25">
          <table:table-column table:style-name="Table25.A"/>
          <table:table-column table:style-name="Table25.B"/>
          <table:table-row table:style-name="Table25.1">
            <table:table-cell table:style-name="Table25.A1" office:value-type="string">
              <text:p text:style-name="MP6">OSGi Javadoc -- 10/24/12</text:p>
            </table:table-cell>
            <table:table-cell table:style-name="Table25.A1" office:value-type="string">
              <text:p text:style-name="MP7">Page <text:page-number style:num-format="1" text:select-page="current"/> of <text:page-count style:num-format="1">43</text:page-count></text:p>
            </table:table-cell>
          </table:table-row>
        </table:table>
      </style:footer>
    </style:master-page>
    <style:master-page style:name="Convert_20_10" style:display-name="Convert 10" style:page-layout-name="Mpm3">
      <style:header>
        <text:p text:style-name="MP5">Class BundleStartLevelDTO</text:p>
      </style:header>
      <style:footer>
        <table:table table:name="Table27" table:style-name="Table27">
          <table:table-column table:style-name="Table27.A"/>
          <table:table-column table:style-name="Table27.B"/>
          <table:table-row table:style-name="Table27.1">
            <table:table-cell table:style-name="Table27.A1" office:value-type="string">
              <text:p text:style-name="MP6">OSGi Javadoc -- 10/24/12</text:p>
            </table:table-cell>
            <table:table-cell table:style-name="Table27.A1" office:value-type="string">
              <text:p text:style-name="MP7">Page <text:page-number style:num-format="1" text:select-page="current"/> of <text:page-count style:num-format="1">43</text:page-count></text:p>
            </table:table-cell>
          </table:table-row>
        </table:table>
      </style:footer>
    </style:master-page>
    <style:master-page style:name="Convert_20_11" style:display-name="Convert 11" style:page-layout-name="Mpm3">
      <style:header>
        <text:p text:style-name="MP5">Class FrameworkStartLevelDTO</text:p>
      </style:header>
      <style:footer>
        <table:table table:name="Table30" table:style-name="Table30">
          <table:table-column table:style-name="Table30.A"/>
          <table:table-column table:style-name="Table30.B"/>
          <table:table-row table:style-name="Table30.1">
            <table:table-cell table:style-name="Table30.A1" office:value-type="string">
              <text:p text:style-name="MP6">OSGi Javadoc -- 10/24/12</text:p>
            </table:table-cell>
            <table:table-cell table:style-name="Table30.A1" office:value-type="string">
              <text:p text:style-name="MP7">Page <text:page-number style:num-format="1" text:select-page="current"/> of <text:page-count style:num-format="1">43</text:page-count></text:p>
            </table:table-cell>
          </table:table-row>
        </table:table>
      </style:footer>
    </style:master-page>
    <style:master-page style:name="Convert_20_12" style:display-name="Convert 12" style:page-layout-name="Mpm3">
      <style:header>
        <text:p text:style-name="MP5">Package org.osgi.dto.framework.wiring</text:p>
      </style:header>
      <style:footer>
        <table:table table:name="Table33" table:style-name="Table33">
          <table:table-column table:style-name="Table33.A"/>
          <table:table-column table:style-name="Table33.B"/>
          <table:table-row table:style-name="Table33.1">
            <table:table-cell table:style-name="Table33.A1" office:value-type="string">
              <text:p text:style-name="MP6">OSGi Javadoc -- 10/24/12</text:p>
            </table:table-cell>
            <table:table-cell table:style-name="Table33.A1" office:value-type="string">
              <text:p text:style-name="MP7">Page <text:page-number style:num-format="1" text:select-page="current"/> of <text:page-count style:num-format="1">43</text:page-count></text:p>
            </table:table-cell>
          </table:table-row>
        </table:table>
      </style:footer>
    </style:master-page>
    <style:master-page style:name="Convert_20_13" style:display-name="Convert 13" style:page-layout-name="Mpm3">
      <style:header>
        <text:p text:style-name="MP5">Class BundleRevisionDTO</text:p>
      </style:header>
      <style:footer>
        <table:table table:name="Table35" table:style-name="Table35">
          <table:table-column table:style-name="Table35.A"/>
          <table:table-column table:style-name="Table35.B"/>
          <table:table-row table:style-name="Table35.1">
            <table:table-cell table:style-name="Table35.A1" office:value-type="string">
              <text:p text:style-name="MP6">OSGi Javadoc -- 10/24/12</text:p>
            </table:table-cell>
            <table:table-cell table:style-name="Table35.A1" office:value-type="string">
              <text:p text:style-name="MP7">Page <text:page-number style:num-format="1" text:select-page="current"/> of <text:page-count style:num-format="1">43</text:page-count></text:p>
            </table:table-cell>
          </table:table-row>
        </table:table>
      </style:footer>
    </style:master-page>
    <style:master-page style:name="Convert_20_14" style:display-name="Convert 14" style:page-layout-name="Mpm3">
      <style:header>
        <text:p text:style-name="MP5">Class BundleRevisionsDTO</text:p>
      </style:header>
      <style:footer>
        <table:table table:name="Table39" table:style-name="Table39">
          <table:table-column table:style-name="Table39.A"/>
          <table:table-column table:style-name="Table39.B"/>
          <table:table-row table:style-name="Table39.1">
            <table:table-cell table:style-name="Table39.A1" office:value-type="string">
              <text:p text:style-name="MP6">OSGi Javadoc -- 10/24/12</text:p>
            </table:table-cell>
            <table:table-cell table:style-name="Table39.A1" office:value-type="string">
              <text:p text:style-name="MP7">Page <text:page-number style:num-format="1" text:select-page="current"/> of <text:page-count style:num-format="1">43</text:page-count></text:p>
            </table:table-cell>
          </table:table-row>
        </table:table>
      </style:footer>
    </style:master-page>
    <style:master-page style:name="Convert_20_15" style:display-name="Convert 15" style:page-layout-name="Mpm3">
      <style:header>
        <text:p text:style-name="MP5">Class BundleWireDTO</text:p>
      </style:header>
      <style:footer>
        <table:table table:name="Table42" table:style-name="Table42">
          <table:table-column table:style-name="Table42.A"/>
          <table:table-column table:style-name="Table42.B"/>
          <table:table-row table:style-name="Table42.1">
            <table:table-cell table:style-name="Table42.A1" office:value-type="string">
              <text:p text:style-name="MP6">OSGi Javadoc -- 10/24/12</text:p>
            </table:table-cell>
            <table:table-cell table:style-name="Table42.A1" office:value-type="string">
              <text:p text:style-name="MP7">Page <text:page-number style:num-format="1" text:select-page="current"/> of <text:page-count style:num-format="1">43</text:page-count></text:p>
            </table:table-cell>
          </table:table-row>
        </table:table>
      </style:footer>
    </style:master-page>
    <style:master-page style:name="Convert_20_16" style:display-name="Convert 16" style:page-layout-name="Mpm3">
      <style:header>
        <text:p text:style-name="MP5">Class BundleWiringDTO</text:p>
      </style:header>
      <style:footer>
        <table:table table:name="Table46" table:style-name="Table46">
          <table:table-column table:style-name="Table46.A"/>
          <table:table-column table:style-name="Table46.B"/>
          <table:table-row table:style-name="Table46.1">
            <table:table-cell table:style-name="Table46.A1" office:value-type="string">
              <text:p text:style-name="MP6">OSGi Javadoc -- 10/24/12</text:p>
            </table:table-cell>
            <table:table-cell table:style-name="Table46.A1" office:value-type="string">
              <text:p text:style-name="MP7">Page <text:page-number style:num-format="1" text:select-page="current"/> of <text:page-count style:num-format="1">43</text:page-count></text:p>
            </table:table-cell>
          </table:table-row>
        </table:table>
      </style:footer>
    </style:master-page>
    <style:master-page style:name="Convert_20_17" style:display-name="Convert 17" style:page-layout-name="Mpm3">
      <style:header>
        <text:p text:style-name="MP5">Class BundleWiringsDTO</text:p>
      </style:header>
      <style:footer>
        <table:table table:name="Table50" table:style-name="Table50">
          <table:table-column table:style-name="Table50.A"/>
          <table:table-column table:style-name="Table50.B"/>
          <table:table-row table:style-name="Table50.1">
            <table:table-cell table:style-name="Table50.A1" office:value-type="string">
              <text:p text:style-name="MP6">OSGi Javadoc -- 10/24/12</text:p>
            </table:table-cell>
            <table:table-cell table:style-name="Table50.A1" office:value-type="string">
              <text:p text:style-name="MP7">Page <text:page-number style:num-format="1" text:select-page="current"/> of <text:page-count style:num-format="1">43</text:page-count></text:p>
            </table:table-cell>
          </table:table-row>
        </table:table>
      </style:footer>
    </style:master-page>
    <style:master-page style:name="Convert_20_18" style:display-name="Convert 18" style:page-layout-name="Mpm3">
      <style:header>
        <text:p text:style-name="MP5">Package org.osgi.dto.resource</text:p>
      </style:header>
      <style:footer>
        <table:table table:name="Table53" table:style-name="Table53">
          <table:table-column table:style-name="Table53.A"/>
          <table:table-column table:style-name="Table53.B"/>
          <table:table-row table:style-name="Table53.1">
            <table:table-cell table:style-name="Table53.A1" office:value-type="string">
              <text:p text:style-name="MP6">OSGi Javadoc -- 10/24/12</text:p>
            </table:table-cell>
            <table:table-cell table:style-name="Table53.A1" office:value-type="string">
              <text:p text:style-name="MP7">Page <text:page-number style:num-format="1" text:select-page="current"/> of <text:page-count style:num-format="1">43</text:page-count></text:p>
            </table:table-cell>
          </table:table-row>
        </table:table>
      </style:footer>
    </style:master-page>
    <style:master-page style:name="Convert_20_19" style:display-name="Convert 19" style:page-layout-name="Mpm3">
      <style:header>
        <text:p text:style-name="MP5">Class CapabilityDTO</text:p>
      </style:header>
      <style:footer>
        <table:table table:name="Table55" table:style-name="Table55">
          <table:table-column table:style-name="Table55.A"/>
          <table:table-column table:style-name="Table55.B"/>
          <table:table-row table:style-name="Table55.1">
            <table:table-cell table:style-name="Table55.A1" office:value-type="string">
              <text:p text:style-name="MP6">OSGi Javadoc -- 10/24/12</text:p>
            </table:table-cell>
            <table:table-cell table:style-name="Table55.A1" office:value-type="string">
              <text:p text:style-name="MP7">Page <text:page-number style:num-format="1" text:select-page="current"/> of <text:page-count style:num-format="1">43</text:page-count></text:p>
            </table:table-cell>
          </table:table-row>
        </table:table>
      </style:footer>
    </style:master-page>
    <style:master-page style:name="Convert_20_20" style:display-name="Convert 20" style:page-layout-name="Mpm3">
      <style:header>
        <text:p text:style-name="MP5">Class RequirementDTO</text:p>
      </style:header>
      <style:footer>
        <table:table table:name="Table58" table:style-name="Table58">
          <table:table-column table:style-name="Table58.A"/>
          <table:table-column table:style-name="Table58.B"/>
          <table:table-row table:style-name="Table58.1">
            <table:table-cell table:style-name="Table58.A1" office:value-type="string">
              <text:p text:style-name="MP6">OSGi Javadoc -- 10/24/12</text:p>
            </table:table-cell>
            <table:table-cell table:style-name="Table58.A1" office:value-type="string">
              <text:p text:style-name="MP7">Page <text:page-number style:num-format="1" text:select-page="current"/> of <text:page-count style:num-format="1">43</text:page-count></text:p>
            </table:table-cell>
          </table:table-row>
        </table:table>
      </style:footer>
    </style:master-page>
    <style:master-page style:name="Convert_20_21" style:display-name="Convert 21" style:page-layout-name="Mpm3">
      <style:header>
        <text:p text:style-name="MP5">Class ResourceDTO</text:p>
      </style:header>
      <style:footer>
        <table:table table:name="Table61" table:style-name="Table61">
          <table:table-column table:style-name="Table61.A"/>
          <table:table-column table:style-name="Table61.B"/>
          <table:table-row table:style-name="Table61.1">
            <table:table-cell table:style-name="Table61.A1" office:value-type="string">
              <text:p text:style-name="MP6">OSGi Javadoc -- 10/24/12</text:p>
            </table:table-cell>
            <table:table-cell table:style-name="Table61.A1" office:value-type="string">
              <text:p text:style-name="MP7">Page <text:page-number style:num-format="1" text:select-page="current"/> of <text:page-count style:num-format="1">43</text:page-count></text:p>
            </table:table-cell>
          </table:table-row>
        </table:table>
      </style:footer>
    </style:master-page>
    <style:master-page style:name="Convert_20_22" style:display-name="Convert 22" style:page-layout-name="Mpm3">
      <style:header>
        <text:p text:style-name="MP5">Class WireDTO</text:p>
      </style:header>
      <style:footer>
        <table:table table:name="Table64" table:style-name="Table64">
          <table:table-column table:style-name="Table64.A"/>
          <table:table-column table:style-name="Table64.B"/>
          <table:table-row table:style-name="Table64.1">
            <table:table-cell table:style-name="Table64.A1" office:value-type="string">
              <text:p text:style-name="MP6">OSGi Javadoc -- 10/24/12</text:p>
            </table:table-cell>
            <table:table-cell table:style-name="Table64.A1" office:value-type="string">
              <text:p text:style-name="MP7">Page <text:page-number style:num-format="1" text:select-page="current"/> of <text:page-count style:num-format="1">43</text:page-count></text:p>
            </table:table-cell>
          </table:table-row>
        </table:table>
      </style:footer>
    </style:master-page>
    <style:master-page style:name="Convert_20_23" style:display-name="Convert 23" style:page-layout-name="Mpm3">
      <style:header>
        <text:p text:style-name="MP5">Class WiringDTO</text:p>
      </style:header>
      <style:footer>
        <table:table table:name="Table67" table:style-name="Table67">
          <table:table-column table:style-name="Table67.A"/>
          <table:table-column table:style-name="Table67.B"/>
          <table:table-row table:style-name="Table67.1">
            <table:table-cell table:style-name="Table67.A1" office:value-type="string">
              <text:p text:style-name="MP6">OSGi Javadoc -- 10/24/12</text:p>
            </table:table-cell>
            <table:table-cell table:style-name="Table67.A1" office:value-type="string">
              <text:p text:style-name="MP7">Page <text:page-number style:num-format="1" text:select-page="current"/> of <text:page-count style:num-format="1">43</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MacOSX_x86 LibreOffice_project/9e9821abd0ffdbc09cd8c52eaa574fa09eb08f2</meta:generator>
    <meta:creation-date>2012-06-09T08:37:06</meta:creation-date>
    <meta:editing-cycles>77</meta:editing-cycles>
    <meta:editing-duration>P1DT4H7M34S</meta:editing-duration>
    <meta:initial-creator>BJ Hargrave</meta:initial-creator>
    <dc:date>2013-07-23T22:28:59</dc:date>
    <dc:creator>BJ Hargrave</dc:creator>
    <meta:document-statistic meta:table-count="83" meta:image-count="36" meta:object-count="2" meta:page-count="43" meta:paragraph-count="1159" meta:word-count="6569" meta:character-count="46399" meta:non-whitespace-character-count="40801"/>
    <meta:user-defined meta:name="Company">IBM Corporation</meta:user-defined>
    <meta:user-defined meta:name="Info 3"/>
    <meta:user-defined meta:name="Info 4"/>
    <meta:user-defined meta:name="RFC Title">RFC 185 Data Transfer Objects</meta:user-defined>
  </office:meta>
</office:document-meta>
</file>